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Desça até a linha 999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gn</text:p>
          </table:table-cell>
          <table:table-cell office:value-type="string" calcext:value-type="string">
            <text:p>N^1,01</text:p>
          </table:table-cell>
          <table:table-cell table:style-name="Default" office:value-type="string" calcext:value-type="string">
            <text:p>N^1,01 &lt; nlgn <text:s text:c="2"/>?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.01" calcext:value-type="float">
            <text:p>1,0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*LOG([.A4];2)" office:value-type="float" office:value="0" calcext:value-type="float">
            <text:p>0</text:p>
          </table:table-cell>
          <table:table-cell table:formula="of:=[.A4]^[.$C$3]" office:value-type="float" office:value="1" calcext:value-type="float">
            <text:p>1</text:p>
          </table:table-cell>
          <table:table-cell table:formula="of:=[.C4]&lt;[.B4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LOG([.A5];2)" office:value-type="float" office:value="4.75488750216347" calcext:value-type="float">
            <text:p>4,7548875022</text:p>
          </table:table-cell>
          <table:table-cell table:formula="of:=[.A5]^[.$C$3]" office:value-type="float" office:value="3.03314007581356" calcext:value-type="float">
            <text:p>3,0331400758</text:p>
          </table:table-cell>
          <table:table-cell table:formula="of:=[.C5]&lt;[.B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]*2" office:value-type="float" office:value="6" calcext:value-type="float">
            <text:p>6</text:p>
          </table:table-cell>
          <table:table-cell table:formula="of:=[.A6]*LOG([.A6];2)" office:value-type="float" office:value="15.5097750043269" calcext:value-type="float">
            <text:p>15,5097750043</text:p>
          </table:table-cell>
          <table:table-cell table:formula="of:=[.A6]^[.$C$3]" office:value-type="float" office:value="6.10847446687984" calcext:value-type="float">
            <text:p>6,1084744669</text:p>
          </table:table-cell>
          <table:table-cell table:formula="of:=[.C6]&lt;[.B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]*2" office:value-type="float" office:value="12" calcext:value-type="float">
            <text:p>12</text:p>
          </table:table-cell>
          <table:table-cell table:formula="of:=[.A7]*LOG([.A7];2)" office:value-type="float" office:value="43.0195500086539" calcext:value-type="float">
            <text:p>43,0195500087</text:p>
          </table:table-cell>
          <table:table-cell table:formula="of:=[.A7]^[.$C$3]" office:value-type="float" office:value="12.3019245336088" calcext:value-type="float">
            <text:p>12,3019245336</text:p>
          </table:table-cell>
          <table:table-cell table:formula="of:=[.C7]&lt;[.B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]*2" office:value-type="float" office:value="24" calcext:value-type="float">
            <text:p>24</text:p>
          </table:table-cell>
          <table:table-cell table:formula="of:=[.A8]*LOG([.A8];2)" office:value-type="float" office:value="110.039100017308" calcext:value-type="float">
            <text:p>110,0391000173</text:p>
          </table:table-cell>
          <table:table-cell table:formula="of:=[.A8]^[.$C$3]" office:value-type="float" office:value="24.7749823709926" calcext:value-type="float">
            <text:p>24,774982371</text:p>
          </table:table-cell>
          <table:table-cell table:formula="of:=[.C8]&lt;[.B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]*2" office:value-type="float" office:value="48" calcext:value-type="float">
            <text:p>48</text:p>
          </table:table-cell>
          <table:table-cell table:formula="of:=[.A9]*LOG([.A9];2)" office:value-type="float" office:value="268.078200034616" calcext:value-type="float">
            <text:p>268,0782000346</text:p>
          </table:table-cell>
          <table:table-cell table:formula="of:=[.A9]^[.$C$3]" office:value-type="float" office:value="49.8946120020568" calcext:value-type="float">
            <text:p>49,8946120021</text:p>
          </table:table-cell>
          <table:table-cell table:formula="of:=[.C9]&lt;[.B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]*2" office:value-type="float" office:value="96" calcext:value-type="float">
            <text:p>96</text:p>
          </table:table-cell>
          <table:table-cell table:formula="of:=[.A10]*LOG([.A10];2)" office:value-type="float" office:value="632.156400069231" calcext:value-type="float">
            <text:p>632,1564000692</text:p>
          </table:table-cell>
          <table:table-cell table:formula="of:=[.A10]^[.$C$3]" office:value-type="float" office:value="100.483312946795" calcext:value-type="float">
            <text:p>100,4833129468</text:p>
          </table:table-cell>
          <table:table-cell table:formula="of:=[.C10]&lt;[.B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]*2" office:value-type="float" office:value="192" calcext:value-type="float">
            <text:p>192</text:p>
          </table:table-cell>
          <table:table-cell table:formula="of:=[.A11]*LOG([.A11];2)" office:value-type="float" office:value="1456.31280013846" calcext:value-type="float">
            <text:p>1456,3128001385</text:p>
          </table:table-cell>
          <table:table-cell table:formula="of:=[.A11]^[.$C$3]" office:value-type="float" office:value="202.364459319724" calcext:value-type="float">
            <text:p>202,3644593197</text:p>
          </table:table-cell>
          <table:table-cell table:formula="of:=[.C11]&lt;[.B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]*2" office:value-type="float" office:value="384" calcext:value-type="float">
            <text:p>384</text:p>
          </table:table-cell>
          <table:table-cell table:formula="of:=[.A12]*LOG([.A12];2)" office:value-type="float" office:value="3296.62560027692" calcext:value-type="float">
            <text:p>3296,6256002769</text:p>
          </table:table-cell>
          <table:table-cell table:formula="of:=[.A12]^[.$C$3]" office:value-type="float" office:value="407.544030892445" calcext:value-type="float">
            <text:p>407,5440308924</text:p>
          </table:table-cell>
          <table:table-cell table:formula="of:=[.C12]&lt;[.B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]*2" office:value-type="float" office:value="768" calcext:value-type="float">
            <text:p>768</text:p>
          </table:table-cell>
          <table:table-cell table:formula="of:=[.A13]*LOG([.A13];2)" office:value-type="float" office:value="7361.25120055385" calcext:value-type="float">
            <text:p>7361,2512005539</text:p>
          </table:table-cell>
          <table:table-cell table:formula="of:=[.A13]^[.$C$3]" office:value-type="float" office:value="820.75744759927" calcext:value-type="float">
            <text:p>820,7574475993</text:p>
          </table:table-cell>
          <table:table-cell table:formula="of:=[.C13]&lt;[.B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]*2" office:value-type="float" office:value="1536" calcext:value-type="float">
            <text:p>1536</text:p>
          </table:table-cell>
          <table:table-cell table:formula="of:=[.A14]*LOG([.A14];2)" office:value-type="float" office:value="16258.5024011077" calcext:value-type="float">
            <text:p>16258,5024011077</text:p>
          </table:table-cell>
          <table:table-cell table:formula="of:=[.A14]^[.$C$3]" office:value-type="float" office:value="1652.93253422094" calcext:value-type="float">
            <text:p>1652,932534221</text:p>
          </table:table-cell>
          <table:table-cell table:formula="of:=[.C14]&lt;[.B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]*2" office:value-type="float" office:value="3072" calcext:value-type="float">
            <text:p>3072</text:p>
          </table:table-cell>
          <table:table-cell table:formula="of:=[.A15]*LOG([.A15];2)" office:value-type="float" office:value="35589.0048022154" calcext:value-type="float">
            <text:p>35589,0048022154</text:p>
          </table:table-cell>
          <table:table-cell table:formula="of:=[.A15]^[.$C$3]" office:value-type="float" office:value="3328.85917840619" calcext:value-type="float">
            <text:p>3328,8591784062</text:p>
          </table:table-cell>
          <table:table-cell table:formula="of:=[.C15]&lt;[.B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]*2" office:value-type="float" office:value="6144" calcext:value-type="float">
            <text:p>6144</text:p>
          </table:table-cell>
          <table:table-cell table:formula="of:=[.A16]*LOG([.A16];2)" office:value-type="float" office:value="77322.0096044308" calcext:value-type="float">
            <text:p>77322,0096044308</text:p>
          </table:table-cell>
          <table:table-cell table:formula="of:=[.A16]^[.$C$3]" office:value-type="float" office:value="6704.02645010672" calcext:value-type="float">
            <text:p>6704,0264501067</text:p>
          </table:table-cell>
          <table:table-cell table:formula="of:=[.C16]&lt;[.B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]*2" office:value-type="float" office:value="12288" calcext:value-type="float">
            <text:p>12288</text:p>
          </table:table-cell>
          <table:table-cell table:formula="of:=[.A17]*LOG([.A17];2)" office:value-type="float" office:value="166932.019208862" calcext:value-type="float">
            <text:p>166932,019208862</text:p>
          </table:table-cell>
          <table:table-cell table:formula="of:=[.A17]^[.$C$3]" office:value-type="float" office:value="13501.313283324" calcext:value-type="float">
            <text:p>13501,313283324</text:p>
          </table:table-cell>
          <table:table-cell table:formula="of:=[.C17]&lt;[.B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]*2" office:value-type="float" office:value="24576" calcext:value-type="float">
            <text:p>24576</text:p>
          </table:table-cell>
          <table:table-cell table:formula="of:=[.A18]*LOG([.A18];2)" office:value-type="float" office:value="358440.038417723" calcext:value-type="float">
            <text:p>358440,038417723</text:p>
          </table:table-cell>
          <table:table-cell table:formula="of:=[.A18]^[.$C$3]" office:value-type="float" office:value="27190.4446873952" calcext:value-type="float">
            <text:p>27190,4446873952</text:p>
          </table:table-cell>
          <table:table-cell table:formula="of:=[.C18]&lt;[.B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]*2" office:value-type="float" office:value="49152" calcext:value-type="float">
            <text:p>49152</text:p>
          </table:table-cell>
          <table:table-cell table:formula="of:=[.A19]*LOG([.A19];2)" office:value-type="float" office:value="766032.076835446" calcext:value-type="float">
            <text:p>766032,076835446</text:p>
          </table:table-cell>
          <table:table-cell table:formula="of:=[.A19]^[.$C$3]" office:value-type="float" office:value="54759.1383729657" calcext:value-type="float">
            <text:p>54759,1383729657</text:p>
          </table:table-cell>
          <table:table-cell table:formula="of:=[.C19]&lt;[.B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]*2" office:value-type="float" office:value="98304" calcext:value-type="float">
            <text:p>98304</text:p>
          </table:table-cell>
          <table:table-cell table:formula="of:=[.A20]*LOG([.A20];2)" office:value-type="float" office:value="1630368.15367089" calcext:value-type="float">
            <text:p>1630368,15367089</text:p>
          </table:table-cell>
          <table:table-cell table:formula="of:=[.A20]^[.$C$3]" office:value-type="float" office:value="110280.036601963" calcext:value-type="float">
            <text:p>110280,036601963</text:p>
          </table:table-cell>
          <table:table-cell table:formula="of:=[.C20]&lt;[.B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]*2" office:value-type="float" office:value="196608" calcext:value-type="float">
            <text:p>196608</text:p>
          </table:table-cell>
          <table:table-cell table:formula="of:=[.A21]*LOG([.A21];2)" office:value-type="float" office:value="3457344.30734179" calcext:value-type="float">
            <text:p>3457344,30734179</text:p>
          </table:table-cell>
          <table:table-cell table:formula="of:=[.A21]^[.$C$3]" office:value-type="float" office:value="222094.18983361" calcext:value-type="float">
            <text:p>222094,18983361</text:p>
          </table:table-cell>
          <table:table-cell table:formula="of:=[.C21]&lt;[.B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]*2" office:value-type="float" office:value="393216" calcext:value-type="float">
            <text:p>393216</text:p>
          </table:table-cell>
          <table:table-cell table:formula="of:=[.A22]*LOG([.A22];2)" office:value-type="float" office:value="7307904.61468357" calcext:value-type="float">
            <text:p>7307904,61468357</text:p>
          </table:table-cell>
          <table:table-cell table:formula="of:=[.A22]^[.$C$3]" office:value-type="float" office:value="447277.954176609" calcext:value-type="float">
            <text:p>447277,954176609</text:p>
          </table:table-cell>
          <table:table-cell table:formula="of:=[.C22]&lt;[.B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]*2" office:value-type="float" office:value="786432" calcext:value-type="float">
            <text:p>786432</text:p>
          </table:table-cell>
          <table:table-cell table:formula="of:=[.A23]*LOG([.A23];2)" office:value-type="float" office:value="15402241.2293671" calcext:value-type="float">
            <text:p>15402241,2293671</text:p>
          </table:table-cell>
          <table:table-cell table:formula="of:=[.A23]^[.$C$3]" office:value-type="float" office:value="900778.036752302" calcext:value-type="float">
            <text:p>900778,036752302</text:p>
          </table:table-cell>
          <table:table-cell table:formula="of:=[.C23]&lt;[.B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]*2" office:value-type="float" office:value="1572864" calcext:value-type="float">
            <text:p>1572864</text:p>
          </table:table-cell>
          <table:table-cell table:formula="of:=[.A24]*LOG([.A24];2)" office:value-type="float" office:value="32377346.4587343" calcext:value-type="float">
            <text:p>32377346,4587343</text:p>
          </table:table-cell>
          <table:table-cell table:formula="of:=[.A24]^[.$C$3]" office:value-type="float" office:value="1814086.88695385" calcext:value-type="float">
            <text:p>1814086,88695385</text:p>
          </table:table-cell>
          <table:table-cell table:formula="of:=[.C24]&lt;[.B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]*2" office:value-type="float" office:value="3145728" calcext:value-type="float">
            <text:p>3145728</text:p>
          </table:table-cell>
          <table:table-cell table:formula="of:=[.A25]*LOG([.A25];2)" office:value-type="float" office:value="67900420.9174686" calcext:value-type="float">
            <text:p>67900420,9174686</text:p>
          </table:table-cell>
          <table:table-cell table:formula="of:=[.A25]^[.$C$3]" office:value-type="float" office:value="3653409.71820659" calcext:value-type="float">
            <text:p>3653409,71820659</text:p>
          </table:table-cell>
          <table:table-cell table:formula="of:=[.C25]&lt;[.B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]*2" office:value-type="float" office:value="6291456" calcext:value-type="float">
            <text:p>6291456</text:p>
          </table:table-cell>
          <table:table-cell table:formula="of:=[.A26]*LOG([.A26];2)" office:value-type="float" office:value="142092297.834937" calcext:value-type="float">
            <text:p>142092297,834937</text:p>
          </table:table-cell>
          <table:table-cell table:formula="of:=[.A26]^[.$C$3]" office:value-type="float" office:value="7357642.38475856" calcext:value-type="float">
            <text:p>7357642,38475856</text:p>
          </table:table-cell>
          <table:table-cell table:formula="of:=[.C26]&lt;[.B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]*2" office:value-type="float" office:value="12582912" calcext:value-type="float">
            <text:p>12582912</text:p>
          </table:table-cell>
          <table:table-cell table:formula="of:=[.A27]*LOG([.A27];2)" office:value-type="float" office:value="296767507.669874" calcext:value-type="float">
            <text:p>296767507,669874</text:p>
          </table:table-cell>
          <table:table-cell table:formula="of:=[.A27]^[.$C$3]" office:value-type="float" office:value="14817637.6693304" calcext:value-type="float">
            <text:p>14817637,6693304</text:p>
          </table:table-cell>
          <table:table-cell table:formula="of:=[.C27]&lt;[.B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]*2" office:value-type="float" office:value="25165824" calcext:value-type="float">
            <text:p>25165824</text:p>
          </table:table-cell>
          <table:table-cell table:formula="of:=[.A28]*LOG([.A28];2)" office:value-type="float" office:value="618700839.339749" calcext:value-type="float">
            <text:p>618700839,339749</text:p>
          </table:table-cell>
          <table:table-cell table:formula="of:=[.A28]^[.$C$3]" office:value-type="float" office:value="29841404.9797234" calcext:value-type="float">
            <text:p>29841404,9797234</text:p>
          </table:table-cell>
          <table:table-cell table:formula="of:=[.C28]&lt;[.B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]*2" office:value-type="float" office:value="50331648" calcext:value-type="float">
            <text:p>50331648</text:p>
          </table:table-cell>
          <table:table-cell table:formula="of:=[.A29]*LOG([.A29];2)" office:value-type="float" office:value="1287733326.6795" calcext:value-type="float">
            <text:p>1287733326,6795</text:p>
          </table:table-cell>
          <table:table-cell table:formula="of:=[.A29]^[.$C$3]" office:value-type="float" office:value="60097936.7316454" calcext:value-type="float">
            <text:p>60097936,7316454</text:p>
          </table:table-cell>
          <table:table-cell table:formula="of:=[.C29]&lt;[.B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]*2" office:value-type="float" office:value="100663296" calcext:value-type="float">
            <text:p>100663296</text:p>
          </table:table-cell>
          <table:table-cell table:formula="of:=[.A30]*LOG([.A30];2)" office:value-type="float" office:value="2676129949.35899" calcext:value-type="float">
            <text:p>2676129949,35899</text:p>
          </table:table-cell>
          <table:table-cell table:formula="of:=[.A30]^[.$C$3]" office:value-type="float" office:value="121031901.877776" calcext:value-type="float">
            <text:p>121031901,877776</text:p>
          </table:table-cell>
          <table:table-cell table:formula="of:=[.C30]&lt;[.B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]*2" office:value-type="float" office:value="201326592" calcext:value-type="float">
            <text:p>201326592</text:p>
          </table:table-cell>
          <table:table-cell table:formula="of:=[.A31]*LOG([.A31];2)" office:value-type="float" office:value="5553586490.71799" calcext:value-type="float">
            <text:p>5553586490,71799</text:p>
          </table:table-cell>
          <table:table-cell table:formula="of:=[.A31]^[.$C$3]" office:value-type="float" office:value="243747490.659493" calcext:value-type="float">
            <text:p>243747490,659493</text:p>
          </table:table-cell>
          <table:table-cell table:formula="of:=[.C31]&lt;[.B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]*2" office:value-type="float" office:value="402653184" calcext:value-type="float">
            <text:p>402653184</text:p>
          </table:table-cell>
          <table:table-cell table:formula="of:=[.A32]*LOG([.A32];2)" office:value-type="float" office:value="11509826165.436" calcext:value-type="float">
            <text:p>11509826165,436</text:p>
          </table:table-cell>
          <table:table-cell table:formula="of:=[.A32]^[.$C$3]" office:value-type="float" office:value="490885777.06395" calcext:value-type="float">
            <text:p>490885777,06395</text:p>
          </table:table-cell>
          <table:table-cell table:formula="of:=[.C32]&lt;[.B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]*2" office:value-type="float" office:value="805306368" calcext:value-type="float">
            <text:p>805306368</text:p>
          </table:table-cell>
          <table:table-cell table:formula="of:=[.A33]*LOG([.A33];2)" office:value-type="float" office:value="23824958698.872" calcext:value-type="float">
            <text:p>23824958698,872</text:p>
          </table:table-cell>
          <table:table-cell table:formula="of:=[.A33]^[.$C$3]" office:value-type="float" office:value="988600315.316898" calcext:value-type="float">
            <text:p>988600315,316898</text:p>
          </table:table-cell>
          <table:table-cell table:formula="of:=[.C33]&lt;[.B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]*2" office:value-type="float" office:value="1610612736" calcext:value-type="float">
            <text:p>1610612736</text:p>
          </table:table-cell>
          <table:table-cell table:formula="of:=[.A34]*LOG([.A34];2)" office:value-type="float" office:value="49260530133.7439" calcext:value-type="float">
            <text:p>49260530133,7439</text:p>
          </table:table-cell>
          <table:table-cell table:formula="of:=[.A34]^[.$C$3]" office:value-type="float" office:value="1990953148.59235" calcext:value-type="float">
            <text:p>1990953148,59235</text:p>
          </table:table-cell>
          <table:table-cell table:formula="of:=[.C34]&lt;[.B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]*2" office:value-type="float" office:value="3221225472" calcext:value-type="float">
            <text:p>3221225472</text:p>
          </table:table-cell>
          <table:table-cell table:formula="of:=[.A35]*LOG([.A35];2)" office:value-type="float" office:value="101742285739.488" calcext:value-type="float">
            <text:p>101742285739,488</text:p>
          </table:table-cell>
          <table:table-cell table:formula="of:=[.A35]^[.$C$3]" office:value-type="float" office:value="4009602645.75592" calcext:value-type="float">
            <text:p>4009602645,75592</text:p>
          </table:table-cell>
          <table:table-cell table:formula="of:=[.C35]&lt;[.B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]*2" office:value-type="float" office:value="6442450944" calcext:value-type="float">
            <text:p>6442450944</text:p>
          </table:table-cell>
          <table:table-cell table:formula="of:=[.A36]*LOG([.A36];2)" office:value-type="float" office:value="209927022422.976" calcext:value-type="float">
            <text:p>209927022422,976</text:p>
          </table:table-cell>
          <table:table-cell table:formula="of:=[.A36]^[.$C$3]" office:value-type="float" office:value="8074983275.33206" calcext:value-type="float">
            <text:p>8074983275,33206</text:p>
          </table:table-cell>
          <table:table-cell table:formula="of:=[.C36]&lt;[.B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]*2" office:value-type="float" office:value="12884901888" calcext:value-type="float">
            <text:p>12884901888</text:p>
          </table:table-cell>
          <table:table-cell table:formula="of:=[.A37]*LOG([.A37];2)" office:value-type="float" office:value="432738946733.951" calcext:value-type="float">
            <text:p>432738946733,951</text:p>
          </table:table-cell>
          <table:table-cell table:formula="of:=[.A37]^[.$C$3]" office:value-type="float" office:value="16262298451.4216" calcext:value-type="float">
            <text:p>16262298451,4216</text:p>
          </table:table-cell>
          <table:table-cell table:formula="of:=[.C37]&lt;[.B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]*2" office:value-type="float" office:value="25769803776" calcext:value-type="float">
            <text:p>25769803776</text:p>
          </table:table-cell>
          <table:table-cell table:formula="of:=[.A38]*LOG([.A38];2)" office:value-type="float" office:value="891247697243.902" calcext:value-type="float">
            <text:p>891247697243,902</text:p>
          </table:table-cell>
          <table:table-cell table:formula="of:=[.A38]^[.$C$3]" office:value-type="float" office:value="32750823364.6755" calcext:value-type="float">
            <text:p>32750823364,6755</text:p>
          </table:table-cell>
          <table:table-cell table:formula="of:=[.C38]&lt;[.B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]*2" office:value-type="float" office:value="51539607552" calcext:value-type="float">
            <text:p>51539607552</text:p>
          </table:table-cell>
          <table:table-cell table:formula="of:=[.A39]*LOG([.A39];2)" office:value-type="float" office:value="1834035002039.81" calcext:value-type="float">
            <text:p>1834035002039,81</text:p>
          </table:table-cell>
          <table:table-cell table:formula="of:=[.A39]^[.$C$3]" office:value-type="float" office:value="65957246711.9746" calcext:value-type="float">
            <text:p>65957246711,9746</text:p>
          </table:table-cell>
          <table:table-cell table:formula="of:=[.C39]&lt;[.B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]*2" office:value-type="float" office:value="103079215104" calcext:value-type="float">
            <text:p>103079215104</text:p>
          </table:table-cell>
          <table:table-cell table:formula="of:=[.A40]*LOG([.A40];2)" office:value-type="float" office:value="3771149219183.61" calcext:value-type="float">
            <text:p>3771149219183,61</text:p>
          </table:table-cell>
          <table:table-cell table:formula="of:=[.A40]^[.$C$3]" office:value-type="float" office:value="132832031286.166" calcext:value-type="float">
            <text:p>132832031286,166</text:p>
          </table:table-cell>
          <table:table-cell table:formula="of:=[.C40]&lt;[.B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]*2" office:value-type="float" office:value="206158430208" calcext:value-type="float">
            <text:p>206158430208</text:p>
          </table:table-cell>
          <table:table-cell table:formula="of:=[.A41]*LOG([.A41];2)" office:value-type="float" office:value="7748456868575.22" calcext:value-type="float">
            <text:p>7748456868575,22</text:p>
          </table:table-cell>
          <table:table-cell table:formula="of:=[.A41]^[.$C$3]" office:value-type="float" office:value="267511902257.825" calcext:value-type="float">
            <text:p>267511902257,825</text:p>
          </table:table-cell>
          <table:table-cell table:formula="of:=[.C41]&lt;[.B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]*2" office:value-type="float" office:value="412316860416" calcext:value-type="float">
            <text:p>412316860416</text:p>
          </table:table-cell>
          <table:table-cell table:formula="of:=[.A42]*LOG([.A42];2)" office:value-type="float" office:value="15909230597566.4" calcext:value-type="float">
            <text:p>15909230597566,4</text:p>
          </table:table-cell>
          <table:table-cell table:formula="of:=[.A42]^[.$C$3]" office:value-type="float" office:value="538745189369.496" calcext:value-type="float">
            <text:p>538745189369,496</text:p>
          </table:table-cell>
          <table:table-cell table:formula="of:=[.C42]&lt;[.B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]*2" office:value-type="float" office:value="824633720832" calcext:value-type="float">
            <text:p>824633720832</text:p>
          </table:table-cell>
          <table:table-cell table:formula="of:=[.A43]*LOG([.A43];2)" office:value-type="float" office:value="32643094915964.9" calcext:value-type="float">
            <text:p>32643094915964,9</text:p>
          </table:table-cell>
          <table:table-cell table:formula="of:=[.A43]^[.$C$3]" office:value-type="float" office:value="1084984917003.94" calcext:value-type="float">
            <text:p>1084984917003,94</text:p>
          </table:table-cell>
          <table:table-cell table:formula="of:=[.C43]&lt;[.B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]*2" office:value-type="float" office:value="1649267441664" calcext:value-type="float">
            <text:p>1649267441664</text:p>
          </table:table-cell>
          <table:table-cell table:formula="of:=[.A44]*LOG([.A44];2)" office:value-type="float" office:value="66935457273593.8" calcext:value-type="float">
            <text:p>66935457273593,8</text:p>
          </table:table-cell>
          <table:table-cell table:formula="of:=[.A44]^[.$C$3]" office:value-type="float" office:value="2185063167809.9" calcext:value-type="float">
            <text:p>2185063167809,9</text:p>
          </table:table-cell>
          <table:table-cell table:formula="of:=[.C44]&lt;[.B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]*2" office:value-type="float" office:value="3298534883328" calcext:value-type="float">
            <text:p>3298534883328</text:p>
          </table:table-cell>
          <table:table-cell table:formula="of:=[.A45]*LOG([.A45];2)" office:value-type="float" office:value="137169449430516" calcext:value-type="float">
            <text:p>137169449430516</text:p>
          </table:table-cell>
          <table:table-cell table:formula="of:=[.A45]^[.$C$3]" office:value-type="float" office:value="4400522968101.39" calcext:value-type="float">
            <text:p>4400522968101,39</text:p>
          </table:table-cell>
          <table:table-cell table:formula="of:=[.C45]&lt;[.B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]*2" office:value-type="float" office:value="6597069766656" calcext:value-type="float">
            <text:p>6597069766656</text:p>
          </table:table-cell>
          <table:table-cell table:formula="of:=[.A46]*LOG([.A46];2)" office:value-type="float" office:value="280935968627687" calcext:value-type="float">
            <text:p>280935968627687</text:p>
          </table:table-cell>
          <table:table-cell table:formula="of:=[.A46]^[.$C$3]" office:value-type="float" office:value="8862262051763.51" calcext:value-type="float">
            <text:p>8862262051763,51</text:p>
          </table:table-cell>
          <table:table-cell table:formula="of:=[.C46]&lt;[.B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]*2" office:value-type="float" office:value="13194139533312" calcext:value-type="float">
            <text:p>13194139533312</text:p>
          </table:table-cell>
          <table:table-cell table:formula="of:=[.A47]*LOG([.A47];2)" office:value-type="float" office:value="575066076788686" calcext:value-type="float">
            <text:p>575066076788686</text:p>
          </table:table-cell>
          <table:table-cell table:formula="of:=[.A47]^[.$C$3]" office:value-type="float" office:value="17847807918160.6" calcext:value-type="float">
            <text:p>17847807918160,6</text:p>
          </table:table-cell>
          <table:table-cell table:formula="of:=[.C47]&lt;[.B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]*2" office:value-type="float" office:value="26388279066624" calcext:value-type="float">
            <text:p>26388279066624</text:p>
          </table:table-cell>
          <table:table-cell table:formula="of:=[.A48]*LOG([.A48];2)" office:value-type="float" office:value="1176520432643996" calcext:value-type="float">
            <text:p>1176520432643996</text:p>
          </table:table-cell>
          <table:table-cell table:formula="of:=[.A48]^[.$C$3]" office:value-type="float" office:value="35943898479076.2" calcext:value-type="float">
            <text:p>35943898479076,2</text:p>
          </table:table-cell>
          <table:table-cell table:formula="of:=[.C48]&lt;[.B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]*2" office:value-type="float" office:value="52776558133248" calcext:value-type="float">
            <text:p>52776558133248</text:p>
          </table:table-cell>
          <table:table-cell table:formula="of:=[.A49]*LOG([.A49];2)" office:value-type="float" office:value="2.40581742342124E+015" calcext:value-type="float">
            <text:p>2,40581742342124E+015</text:p>
          </table:table-cell>
          <table:table-cell table:formula="of:=[.A49]^[.$C$3]" office:value-type="float" office:value="72387816128362" calcext:value-type="float">
            <text:p>72387816128362</text:p>
          </table:table-cell>
          <table:table-cell table:formula="of:=[.C49]&lt;[.B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]*2" office:value-type="float" office:value="105553116266496" calcext:value-type="float">
            <text:p>105553116266496</text:p>
          </table:table-cell>
          <table:table-cell table:formula="of:=[.A50]*LOG([.A50];2)" office:value-type="float" office:value="4917187963108977" calcext:value-type="float">
            <text:p>4917187963108977</text:p>
          </table:table-cell>
          <table:table-cell table:formula="of:=[.A50]^[.$C$3]" office:value-type="float" office:value="145782626413879" calcext:value-type="float">
            <text:p>145782626413879</text:p>
          </table:table-cell>
          <table:table-cell table:formula="of:=[.C50]&lt;[.B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]*2" office:value-type="float" office:value="211106232532992" calcext:value-type="float">
            <text:p>211106232532992</text:p>
          </table:table-cell>
          <table:table-cell table:formula="of:=[.A51]*LOG([.A51];2)" office:value-type="float" office:value="1.00454821587509E+016" calcext:value-type="float">
            <text:p>1,00454821587509E+016</text:p>
          </table:table-cell>
          <table:table-cell table:formula="of:=[.A51]^[.$C$3]" office:value-type="float" office:value="293593249538601" calcext:value-type="float">
            <text:p>293593249538601</text:p>
          </table:table-cell>
          <table:table-cell table:formula="of:=[.C51]&lt;[.B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]*2" office:value-type="float" office:value="422212465065984" calcext:value-type="float">
            <text:p>422212465065984</text:p>
          </table:table-cell>
          <table:table-cell table:formula="of:=[.A52]*LOG([.A52];2)" office:value-type="float" office:value="2.05131767825679E+016" calcext:value-type="float">
            <text:p>2,05131767825679E+016</text:p>
          </table:table-cell>
          <table:table-cell table:formula="of:=[.A52]^[.$C$3]" office:value-type="float" office:value="591270704164163" calcext:value-type="float">
            <text:p>591270704164163</text:p>
          </table:table-cell>
          <table:table-cell table:formula="of:=[.C52]&lt;[.B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]*2" office:value-type="float" office:value="844424930131968" calcext:value-type="float">
            <text:p>844424930131968</text:p>
          </table:table-cell>
          <table:table-cell table:formula="of:=[.A53]*LOG([.A53];2)" office:value-type="float" office:value="4.18707784952677E+016" calcext:value-type="float">
            <text:p>4,18707784952677E+016</text:p>
          </table:table-cell>
          <table:table-cell table:formula="of:=[.A53]^[.$C$3]" office:value-type="float" office:value="1.1907666342881E+015" calcext:value-type="float">
            <text:p>1,1907666342881E+015</text:p>
          </table:table-cell>
          <table:table-cell table:formula="of:=[.C53]&lt;[.B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]*2" office:value-type="float" office:value="1688849860263936" calcext:value-type="float">
            <text:p>1688849860263936</text:p>
          </table:table-cell>
          <table:table-cell table:formula="of:=[.A54]*LOG([.A54];2)" office:value-type="float" office:value="8.54304068507994E+016" calcext:value-type="float">
            <text:p>8,54304068507994E+016</text:p>
          </table:table-cell>
          <table:table-cell table:formula="of:=[.A54]^[.$C$3]" office:value-type="float" office:value="2.39809814243752E+015" calcext:value-type="float">
            <text:p>2,39809814243752E+015</text:p>
          </table:table-cell>
          <table:table-cell table:formula="of:=[.C54]&lt;[.B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]*2" office:value-type="float" office:value="3377699720527872" calcext:value-type="float">
            <text:p>3377699720527872</text:p>
          </table:table-cell>
          <table:table-cell table:formula="of:=[.A55]*LOG([.A55];2)" office:value-type="float" office:value="1.74238513422127E+017" calcext:value-type="float">
            <text:p>1,74238513422127E+017</text:p>
          </table:table-cell>
          <table:table-cell table:formula="of:=[.A55]^[.$C$3]" office:value-type="float" office:value="4829556468216328" calcext:value-type="float">
            <text:p>4829556468216328</text:p>
          </table:table-cell>
          <table:table-cell table:formula="of:=[.C55]&lt;[.B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]*2" office:value-type="float" office:value="6755399441055744" calcext:value-type="float">
            <text:p>6755399441055744</text:p>
          </table:table-cell>
          <table:table-cell table:formula="of:=[.A56]*LOG([.A56];2)" office:value-type="float" office:value="3.55232426285309E+017" calcext:value-type="float">
            <text:p>3,55232426285309E+017</text:p>
          </table:table-cell>
          <table:table-cell table:formula="of:=[.A56]^[.$C$3]" office:value-type="float" office:value="9.72629737996551E+015" calcext:value-type="float">
            <text:p>9,72629737996551E+015</text:p>
          </table:table-cell>
          <table:table-cell table:formula="of:=[.C56]&lt;[.B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]*2" office:value-type="float" office:value="1.35107988821115E+016" calcext:value-type="float">
            <text:p>1,35107988821115E+016</text:p>
          </table:table-cell>
          <table:table-cell table:formula="of:=[.A57]*LOG([.A57];2)" office:value-type="float" office:value="7.23975651452729E+017" calcext:value-type="float">
            <text:p>7,23975651452729E+017</text:p>
          </table:table-cell>
          <table:table-cell table:formula="of:=[.A57]^[.$C$3]" office:value-type="float" office:value="1.95878982565168E+016" calcext:value-type="float">
            <text:p>1,95878982565168E+016</text:p>
          </table:table-cell>
          <table:table-cell table:formula="of:=[.C57]&lt;[.B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]*2" office:value-type="float" office:value="2.7021597764223E+016" calcext:value-type="float">
            <text:p>2,7021597764223E+016</text:p>
          </table:table-cell>
          <table:table-cell table:formula="of:=[.A58]*LOG([.A58];2)" office:value-type="float" office:value="1.47497290066968E+018" calcext:value-type="float">
            <text:p>1,47497290066968E+018</text:p>
          </table:table-cell>
          <table:table-cell table:formula="of:=[.A58]^[.$C$3]" office:value-type="float" office:value="3.94482857266918E+016" calcext:value-type="float">
            <text:p>3,94482857266918E+016</text:p>
          </table:table-cell>
          <table:table-cell table:formula="of:=[.C58]&lt;[.B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]*2" office:value-type="float" office:value="5.4043195528446E+016" calcext:value-type="float">
            <text:p>5,4043195528446E+016</text:p>
          </table:table-cell>
          <table:table-cell table:formula="of:=[.A59]*LOG([.A59];2)" office:value-type="float" office:value="3.00398899686781E+018" calcext:value-type="float">
            <text:p>3,00398899686781E+018</text:p>
          </table:table-cell>
          <table:table-cell table:formula="of:=[.A59]^[.$C$3]" office:value-type="float" office:value="7.94453405054312E+016" calcext:value-type="float">
            <text:p>7,94453405054312E+016</text:p>
          </table:table-cell>
          <table:table-cell table:formula="of:=[.C59]&lt;[.B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]*2" office:value-type="float" office:value="1.08086391056892E+017" calcext:value-type="float">
            <text:p>1,08086391056892E+017</text:p>
          </table:table-cell>
          <table:table-cell table:formula="of:=[.A60]*LOG([.A60];2)" office:value-type="float" office:value="6.11606438479251E+018" calcext:value-type="float">
            <text:p>6,11606438479251E+018</text:p>
          </table:table-cell>
          <table:table-cell table:formula="of:=[.A60]^[.$C$3]" office:value-type="float" office:value="1.5999585309618E+017" calcext:value-type="float">
            <text:p>1,5999585309618E+017</text:p>
          </table:table-cell>
          <table:table-cell table:formula="of:=[.C60]&lt;[.B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]*2" office:value-type="float" office:value="2.16172782113784E+017" calcext:value-type="float">
            <text:p>2,16172782113784E+017</text:p>
          </table:table-cell>
          <table:table-cell table:formula="of:=[.A61]*LOG([.A61];2)" office:value-type="float" office:value="1.24483015516988E+019" calcext:value-type="float">
            <text:p>1,24483015516988E+019</text:p>
          </table:table-cell>
          <table:table-cell table:formula="of:=[.A61]^[.$C$3]" office:value-type="float" office:value="3.22217424522515E+017" calcext:value-type="float">
            <text:p>3,22217424522515E+017</text:p>
          </table:table-cell>
          <table:table-cell table:formula="of:=[.C61]&lt;[.B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]*2" office:value-type="float" office:value="4.32345564227568E+017" calcext:value-type="float">
            <text:p>4,32345564227568E+017</text:p>
          </table:table-cell>
          <table:table-cell table:formula="of:=[.A62]*LOG([.A62];2)" office:value-type="float" office:value="2.53289486676252E+019" calcext:value-type="float">
            <text:p>2,53289486676252E+019</text:p>
          </table:table-cell>
          <table:table-cell table:formula="of:=[.A62]^[.$C$3]" office:value-type="float" office:value="6.48917247895856E+017" calcext:value-type="float">
            <text:p>6,48917247895856E+017</text:p>
          </table:table-cell>
          <table:table-cell table:formula="of:=[.C62]&lt;[.B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]*2" office:value-type="float" office:value="8.64691128455135E+017" calcext:value-type="float">
            <text:p>8,64691128455135E+017</text:p>
          </table:table-cell>
          <table:table-cell table:formula="of:=[.A63]*LOG([.A63];2)" office:value-type="float" office:value="5.15225884637055E+019" calcext:value-type="float">
            <text:p>5,15225884637055E+019</text:p>
          </table:table-cell>
          <table:table-cell table:formula="of:=[.A63]^[.$C$3]" office:value-type="float" office:value="1.30686164859253E+018" calcext:value-type="float">
            <text:p>1,30686164859253E+018</text:p>
          </table:table-cell>
          <table:table-cell table:formula="of:=[.C63]&lt;[.B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]*2" office:value-type="float" office:value="1.72938225691027E+018" calcext:value-type="float">
            <text:p>1,72938225691027E+018</text:p>
          </table:table-cell>
          <table:table-cell table:formula="of:=[.A64]*LOG([.A64];2)" office:value-type="float" office:value="1.04774559184321E+020" calcext:value-type="float">
            <text:p>1,04774559184321E+020</text:p>
          </table:table-cell>
          <table:table-cell table:formula="of:=[.A64]^[.$C$3]" office:value-type="float" office:value="2.63190318041304E+018" calcext:value-type="float">
            <text:p>2,63190318041304E+018</text:p>
          </table:table-cell>
          <table:table-cell table:formula="of:=[.C64]&lt;[.B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]*2" office:value-type="float" office:value="3.45876451382054E+018" calcext:value-type="float">
            <text:p>3,45876451382054E+018</text:p>
          </table:table-cell>
          <table:table-cell table:formula="of:=[.A65]*LOG([.A65];2)" office:value-type="float" office:value="2.13007882882463E+020" calcext:value-type="float">
            <text:p>2,13007882882463E+020</text:p>
          </table:table-cell>
          <table:table-cell table:formula="of:=[.A65]^[.$C$3]" office:value-type="float" office:value="5.30041902945768E+018" calcext:value-type="float">
            <text:p>5,30041902945768E+018</text:p>
          </table:table-cell>
          <table:table-cell table:formula="of:=[.C65]&lt;[.B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]*2" office:value-type="float" office:value="6.91752902764108E+018" calcext:value-type="float">
            <text:p>6,91752902764108E+018</text:p>
          </table:table-cell>
          <table:table-cell table:formula="of:=[.A66]*LOG([.A66];2)" office:value-type="float" office:value="4.32933294792567E+020" calcext:value-type="float">
            <text:p>4,32933294792567E+020</text:p>
          </table:table-cell>
          <table:table-cell table:formula="of:=[.A66]^[.$C$3]" office:value-type="float" office:value="1.06745727186773E+019" calcext:value-type="float">
            <text:p>1,06745727186773E+019</text:p>
          </table:table-cell>
          <table:table-cell table:formula="of:=[.C66]&lt;[.B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]*2" office:value-type="float" office:value="1.38350580552822E+019" calcext:value-type="float">
            <text:p>1,38350580552822E+019</text:p>
          </table:table-cell>
          <table:table-cell table:formula="of:=[.A67]*LOG([.A67];2)" office:value-type="float" office:value="8.79701647640417E+020" calcext:value-type="float">
            <text:p>8,79701647640417E+020</text:p>
          </table:table-cell>
          <table:table-cell table:formula="of:=[.A67]^[.$C$3]" office:value-type="float" office:value="2.14976404871123E+019" calcext:value-type="float">
            <text:p>2,14976404871123E+019</text:p>
          </table:table-cell>
          <table:table-cell table:formula="of:=[.C67]&lt;[.B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]*2" office:value-type="float" office:value="2.76701161105643E+019" calcext:value-type="float">
            <text:p>2,76701161105643E+019</text:p>
          </table:table-cell>
          <table:table-cell table:formula="of:=[.A68]*LOG([.A68];2)" office:value-type="float" office:value="1.7870734113914E+021" calcext:value-type="float">
            <text:p>1,7870734113914E+021</text:p>
          </table:table-cell>
          <table:table-cell table:formula="of:=[.A68]^[.$C$3]" office:value-type="float" office:value="4.32943368032436E+019" calcext:value-type="float">
            <text:p>4,32943368032436E+019</text:p>
          </table:table-cell>
          <table:table-cell table:formula="of:=[.C68]&lt;[.B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]*2" office:value-type="float" office:value="5.53402322211287E+019" calcext:value-type="float">
            <text:p>5,53402322211287E+019</text:p>
          </table:table-cell>
          <table:table-cell table:formula="of:=[.A69]*LOG([.A69];2)" office:value-type="float" office:value="3.62948705500392E+021" calcext:value-type="float">
            <text:p>3,62948705500392E+021</text:p>
          </table:table-cell>
          <table:table-cell table:formula="of:=[.A69]^[.$C$3]" office:value-type="float" office:value="8.71909454601019E+019" calcext:value-type="float">
            <text:p>8,71909454601019E+019</text:p>
          </table:table-cell>
          <table:table-cell table:formula="of:=[.C69]&lt;[.B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]*2" office:value-type="float" office:value="1.10680464442257E+020" calcext:value-type="float">
            <text:p>1,10680464442257E+020</text:p>
          </table:table-cell>
          <table:table-cell table:formula="of:=[.A70]*LOG([.A70];2)" office:value-type="float" office:value="7.36965457445011E+021" calcext:value-type="float">
            <text:p>7,36965457445011E+021</text:p>
          </table:table-cell>
          <table:table-cell table:formula="of:=[.A70]^[.$C$3]" office:value-type="float" office:value="1.75594812891485E+020" calcext:value-type="float">
            <text:p>1,75594812891485E+020</text:p>
          </table:table-cell>
          <table:table-cell table:formula="of:=[.C70]&lt;[.B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]*2" office:value-type="float" office:value="2.21360928884515E+020" calcext:value-type="float">
            <text:p>2,21360928884515E+020</text:p>
          </table:table-cell>
          <table:table-cell table:formula="of:=[.A71]*LOG([.A71];2)" office:value-type="float" office:value="1.49606700777847E+022" calcext:value-type="float">
            <text:p>1,49606700777847E+022</text:p>
          </table:table-cell>
          <table:table-cell table:formula="of:=[.A71]^[.$C$3]" office:value-type="float" office:value="3.53632342804503E+020" calcext:value-type="float">
            <text:p>3,53632342804503E+020</text:p>
          </table:table-cell>
          <table:table-cell table:formula="of:=[.C71]&lt;[.B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]*2" office:value-type="float" office:value="4.42721857769029E+020" calcext:value-type="float">
            <text:p>4,42721857769029E+020</text:p>
          </table:table-cell>
          <table:table-cell table:formula="of:=[.A72]*LOG([.A72];2)" office:value-type="float" office:value="3.03640620133385E+022" calcext:value-type="float">
            <text:p>3,03640620133385E+022</text:p>
          </table:table-cell>
          <table:table-cell table:formula="of:=[.A72]^[.$C$3]" office:value-type="float" office:value="7.12184100533109E+020" calcext:value-type="float">
            <text:p>7,12184100533109E+020</text:p>
          </table:table-cell>
          <table:table-cell table:formula="of:=[.C72]&lt;[.B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]*2" office:value-type="float" office:value="8.85443715538059E+020" calcext:value-type="float">
            <text:p>8,85443715538059E+020</text:p>
          </table:table-cell>
          <table:table-cell table:formula="of:=[.A73]*LOG([.A73];2)" office:value-type="float" office:value="6.1613567742215E+022" calcext:value-type="float">
            <text:p>6,1613567742215E+022</text:p>
          </table:table-cell>
          <table:table-cell table:formula="of:=[.A73]^[.$C$3]" office:value-type="float" office:value="1.43427546538793E+021" calcext:value-type="float">
            <text:p>1,43427546538793E+021</text:p>
          </table:table-cell>
          <table:table-cell table:formula="of:=[.C73]&lt;[.B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]*2" office:value-type="float" office:value="1.77088743107612E+021" calcext:value-type="float">
            <text:p>1,77088743107612E+021</text:p>
          </table:table-cell>
          <table:table-cell table:formula="of:=[.A74]*LOG([.A74];2)" office:value-type="float" office:value="1.24998022915506E+023" calcext:value-type="float">
            <text:p>1,24998022915506E+023</text:p>
          </table:table-cell>
          <table:table-cell table:formula="of:=[.A74]^[.$C$3]" office:value-type="float" office:value="2.88850328036512E+021" calcext:value-type="float">
            <text:p>2,88850328036512E+021</text:p>
          </table:table-cell>
          <table:table-cell table:formula="of:=[.C74]&lt;[.B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]*2" office:value-type="float" office:value="3.54177486215223E+021" calcext:value-type="float">
            <text:p>3,54177486215223E+021</text:p>
          </table:table-cell>
          <table:table-cell table:formula="of:=[.A75]*LOG([.A75];2)" office:value-type="float" office:value="2.53537820693165E+023" calcext:value-type="float">
            <text:p>2,53537820693165E+023</text:p>
          </table:table-cell>
          <table:table-cell table:formula="of:=[.A75]^[.$C$3]" office:value-type="float" office:value="5.8171888190414E+021" calcext:value-type="float">
            <text:p>5,8171888190414E+021</text:p>
          </table:table-cell>
          <table:table-cell table:formula="of:=[.C75]&lt;[.B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]*2" office:value-type="float" office:value="7.08354972430447E+021" calcext:value-type="float">
            <text:p>7,08354972430447E+021</text:p>
          </table:table-cell>
          <table:table-cell table:formula="of:=[.A76]*LOG([.A76];2)" office:value-type="float" office:value="5.14159191110634E+023" calcext:value-type="float">
            <text:p>5,14159191110634E+023</text:p>
          </table:table-cell>
          <table:table-cell table:formula="of:=[.A76]^[.$C$3]" office:value-type="float" office:value="1.17153011341233E+022" calcext:value-type="float">
            <text:p>1,17153011341233E+022</text:p>
          </table:table-cell>
          <table:table-cell table:formula="of:=[.C76]&lt;[.B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]*2" office:value-type="float" office:value="1.41670994486089E+022" calcext:value-type="float">
            <text:p>1,41670994486089E+022</text:p>
          </table:table-cell>
          <table:table-cell table:formula="of:=[.A77]*LOG([.A77];2)" office:value-type="float" office:value="1.04248548166988E+024" calcext:value-type="float">
            <text:p>1,04248548166988E+024</text:p>
          </table:table-cell>
          <table:table-cell table:formula="of:=[.A77]^[.$C$3]" office:value-type="float" office:value="2.35935749951824E+022" calcext:value-type="float">
            <text:p>2,35935749951824E+022</text:p>
          </table:table-cell>
          <table:table-cell table:formula="of:=[.C77]&lt;[.B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]*2" office:value-type="float" office:value="2.83341988972179E+022" calcext:value-type="float">
            <text:p>2,83341988972179E+022</text:p>
          </table:table-cell>
          <table:table-cell table:formula="of:=[.A78]*LOG([.A78];2)" office:value-type="float" office:value="2.11330516223697E+024" calcext:value-type="float">
            <text:p>2,11330516223697E+024</text:p>
          </table:table-cell>
          <table:table-cell table:formula="of:=[.A78]^[.$C$3]" office:value-type="float" office:value="4.75153625741566E+022" calcext:value-type="float">
            <text:p>4,75153625741566E+022</text:p>
          </table:table-cell>
          <table:table-cell table:formula="of:=[.C78]&lt;[.B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]*2" office:value-type="float" office:value="5.66683977944357E+022" calcext:value-type="float">
            <text:p>5,66683977944357E+022</text:p>
          </table:table-cell>
          <table:table-cell table:formula="of:=[.A79]*LOG([.A79];2)" office:value-type="float" office:value="4.28327872226838E+024" calcext:value-type="float">
            <text:p>4,28327872226838E+024</text:p>
          </table:table-cell>
          <table:table-cell table:formula="of:=[.A79]^[.$C$3]" office:value-type="float" office:value="9.56917161140086E+022" calcext:value-type="float">
            <text:p>9,56917161140086E+022</text:p>
          </table:table-cell>
          <table:table-cell table:formula="of:=[.C79]&lt;[.B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]*2" office:value-type="float" office:value="1.13336795588871E+023" calcext:value-type="float">
            <text:p>1,13336795588871E+023</text:p>
          </table:table-cell>
          <table:table-cell table:formula="of:=[.A80]*LOG([.A80];2)" office:value-type="float" office:value="8.67989424012562E+024" calcext:value-type="float">
            <text:p>8,67989424012562E+024</text:p>
          </table:table-cell>
          <table:table-cell table:formula="of:=[.A80]^[.$C$3]" office:value-type="float" office:value="1.92714609270906E+023" calcext:value-type="float">
            <text:p>1,92714609270906E+023</text:p>
          </table:table-cell>
          <table:table-cell table:formula="of:=[.C80]&lt;[.B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]*2" office:value-type="float" office:value="2.26673591177743E+023" calcext:value-type="float">
            <text:p>2,26673591177743E+023</text:p>
          </table:table-cell>
          <table:table-cell table:formula="of:=[.A81]*LOG([.A81];2)" office:value-type="float" office:value="1.7586462071429E+025" calcext:value-type="float">
            <text:p>1,7586462071429E+025</text:p>
          </table:table-cell>
          <table:table-cell table:formula="of:=[.A81]^[.$C$3]" office:value-type="float" office:value="3.88110090764701E+023" calcext:value-type="float">
            <text:p>3,88110090764701E+023</text:p>
          </table:table-cell>
          <table:table-cell table:formula="of:=[.C81]&lt;[.B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]*2" office:value-type="float" office:value="4.53347182355486E+023" calcext:value-type="float">
            <text:p>4,53347182355486E+023</text:p>
          </table:table-cell>
          <table:table-cell table:formula="of:=[.A82]*LOG([.A82];2)" office:value-type="float" office:value="3.56262713252135E+025" calcext:value-type="float">
            <text:p>3,56262713252135E+025</text:p>
          </table:table-cell>
          <table:table-cell table:formula="of:=[.A82]^[.$C$3]" office:value-type="float" office:value="7.81619219857066E+023" calcext:value-type="float">
            <text:p>7,81619219857066E+023</text:p>
          </table:table-cell>
          <table:table-cell table:formula="of:=[.C82]&lt;[.B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]*2" office:value-type="float" office:value="9.06694364710972E+023" calcext:value-type="float">
            <text:p>9,06694364710972E+023</text:p>
          </table:table-cell>
          <table:table-cell table:formula="of:=[.A83]*LOG([.A83];2)" office:value-type="float" office:value="7.21592370151379E+025" calcext:value-type="float">
            <text:p>7,21592370151379E+025</text:p>
          </table:table-cell>
          <table:table-cell table:formula="of:=[.A83]^[.$C$3]" office:value-type="float" office:value="1.57411162293215E+024" calcext:value-type="float">
            <text:p>1,57411162293215E+024</text:p>
          </table:table-cell>
          <table:table-cell table:formula="of:=[.C83]&lt;[.B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]*2" office:value-type="float" office:value="1.81338872942194E+024" calcext:value-type="float">
            <text:p>1,81338872942194E+024</text:p>
          </table:table-cell>
          <table:table-cell table:formula="of:=[.A84]*LOG([.A84];2)" office:value-type="float" office:value="1.46131862759698E+026" calcext:value-type="float">
            <text:p>1,46131862759698E+026</text:p>
          </table:table-cell>
          <table:table-cell table:formula="of:=[.A84]^[.$C$3]" office:value-type="float" office:value="3.17012087024063E+024" calcext:value-type="float">
            <text:p>3,17012087024063E+024</text:p>
          </table:table-cell>
          <table:table-cell table:formula="of:=[.C84]&lt;[.B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]*2" office:value-type="float" office:value="3.62677745884389E+024" calcext:value-type="float">
            <text:p>3,62677745884389E+024</text:p>
          </table:table-cell>
          <table:table-cell table:formula="of:=[.A85]*LOG([.A85];2)" office:value-type="float" office:value="2.95890502978239E+026" calcext:value-type="float">
            <text:p>2,95890502978239E+026</text:p>
          </table:table-cell>
          <table:table-cell table:formula="of:=[.A85]^[.$C$3]" office:value-type="float" office:value="6.38434160927889E+024" calcext:value-type="float">
            <text:p>6,38434160927889E+024</text:p>
          </table:table-cell>
          <table:table-cell table:formula="of:=[.C85]&lt;[.B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]*2" office:value-type="float" office:value="7.25355491768778E+024" calcext:value-type="float">
            <text:p>7,25355491768778E+024</text:p>
          </table:table-cell>
          <table:table-cell table:formula="of:=[.A86]*LOG([.A86];2)" office:value-type="float" office:value="5.99034560874166E+026" calcext:value-type="float">
            <text:p>5,99034560874166E+026</text:p>
          </table:table-cell>
          <table:table-cell table:formula="of:=[.A86]^[.$C$3]" office:value-type="float" office:value="1.28574964338428E+025" calcext:value-type="float">
            <text:p>1,28574964338428E+025</text:p>
          </table:table-cell>
          <table:table-cell table:formula="of:=[.C86]&lt;[.B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]*2" office:value-type="float" office:value="1.45071098353755E+025" calcext:value-type="float">
            <text:p>1,45071098353755E+025</text:p>
          </table:table-cell>
          <table:table-cell table:formula="of:=[.A87]*LOG([.A87];2)" office:value-type="float" office:value="1.21257623158371E+027" calcext:value-type="float">
            <text:p>1,21257623158371E+027</text:p>
          </table:table-cell>
          <table:table-cell table:formula="of:=[.A87]^[.$C$3]" office:value-type="float" office:value="2.5893854787785E+025" calcext:value-type="float">
            <text:p>2,5893854787785E+025</text:p>
          </table:table-cell>
          <table:table-cell table:formula="of:=[.C87]&lt;[.B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]*2" office:value-type="float" office:value="2.90142196707511E+025" calcext:value-type="float">
            <text:p>2,90142196707511E+025</text:p>
          </table:table-cell>
          <table:table-cell table:formula="of:=[.A88]*LOG([.A88];2)" office:value-type="float" office:value="2.45416668283817E+027" calcext:value-type="float">
            <text:p>2,45416668283817E+027</text:p>
          </table:table-cell>
          <table:table-cell table:formula="of:=[.A88]^[.$C$3]" office:value-type="float" office:value="5.21479215818457E+025" calcext:value-type="float">
            <text:p>5,21479215818457E+025</text:p>
          </table:table-cell>
          <table:table-cell table:formula="of:=[.C88]&lt;[.B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]*2" office:value-type="float" office:value="5.80284393415022E+025" calcext:value-type="float">
            <text:p>5,80284393415022E+025</text:p>
          </table:table-cell>
          <table:table-cell table:formula="of:=[.A89]*LOG([.A89];2)" office:value-type="float" office:value="4.96636180501784E+027" calcext:value-type="float">
            <text:p>4,96636180501784E+027</text:p>
          </table:table-cell>
          <table:table-cell table:formula="of:=[.A89]^[.$C$3]" office:value-type="float" office:value="1.05021278121524E+026" calcext:value-type="float">
            <text:p>1,05021278121524E+026</text:p>
          </table:table-cell>
          <table:table-cell table:formula="of:=[.C89]&lt;[.B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]*2" office:value-type="float" office:value="1.16056878683004E+026" calcext:value-type="float">
            <text:p>1,16056878683004E+026</text:p>
          </table:table-cell>
          <table:table-cell table:formula="of:=[.A90]*LOG([.A90];2)" office:value-type="float" office:value="1.00487804887187E+028" calcext:value-type="float">
            <text:p>1,00487804887187E+028</text:p>
          </table:table-cell>
          <table:table-cell table:formula="of:=[.A90]^[.$C$3]" office:value-type="float" office:value="2.11503517757038E+026" calcext:value-type="float">
            <text:p>2,11503517757038E+026</text:p>
          </table:table-cell>
          <table:table-cell table:formula="of:=[.C90]&lt;[.B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]*2" office:value-type="float" office:value="2.32113757366009E+026" calcext:value-type="float">
            <text:p>2,32113757366009E+026</text:p>
          </table:table-cell>
          <table:table-cell table:formula="of:=[.A91]*LOG([.A91];2)" office:value-type="float" office:value="2.03296747348034E+028" calcext:value-type="float">
            <text:p>2,03296747348034E+028</text:p>
          </table:table-cell>
          <table:table-cell table:formula="of:=[.A91]^[.$C$3]" office:value-type="float" office:value="4.25949282123939E+026" calcext:value-type="float">
            <text:p>4,25949282123939E+026</text:p>
          </table:table-cell>
          <table:table-cell table:formula="of:=[.C91]&lt;[.B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]*2" office:value-type="float" office:value="4.64227514732018E+026" calcext:value-type="float">
            <text:p>4,64227514732018E+026</text:p>
          </table:table-cell>
          <table:table-cell table:formula="of:=[.A92]*LOG([.A92];2)" office:value-type="float" office:value="4.11235769843388E+028" calcext:value-type="float">
            <text:p>4,11235769843388E+028</text:p>
          </table:table-cell>
          <table:table-cell table:formula="of:=[.A92]^[.$C$3]" office:value-type="float" office:value="8.5782398735475E+026" calcext:value-type="float">
            <text:p>8,5782398735475E+026</text:p>
          </table:table-cell>
          <table:table-cell table:formula="of:=[.C92]&lt;[.B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]*2" office:value-type="float" office:value="9.28455029464035E+026" calcext:value-type="float">
            <text:p>9,28455029464035E+026</text:p>
          </table:table-cell>
          <table:table-cell table:formula="of:=[.A93]*LOG([.A93];2)" office:value-type="float" office:value="8.31756089981415E+028" calcext:value-type="float">
            <text:p>8,31756089981415E+028</text:p>
          </table:table-cell>
          <table:table-cell table:formula="of:=[.A93]^[.$C$3]" office:value-type="float" office:value="1.7275812500773E+027" calcext:value-type="float">
            <text:p>1,7275812500773E+027</text:p>
          </table:table-cell>
          <table:table-cell table:formula="of:=[.C93]&lt;[.B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]*2" office:value-type="float" office:value="1.85691005892807E+027" calcext:value-type="float">
            <text:p>1,85691005892807E+027</text:p>
          </table:table-cell>
          <table:table-cell table:formula="of:=[.A94]*LOG([.A94];2)" office:value-type="float" office:value="1.68208128055211E+029" calcext:value-type="float">
            <text:p>1,68208128055211E+029</text:p>
          </table:table-cell>
          <table:table-cell table:formula="of:=[.A94]^[.$C$3]" office:value-type="float" office:value="3.47919505587853E+027" calcext:value-type="float">
            <text:p>3,47919505587853E+027</text:p>
          </table:table-cell>
          <table:table-cell table:formula="of:=[.C94]&lt;[.B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]*2" office:value-type="float" office:value="3.71382011785614E+027" calcext:value-type="float">
            <text:p>3,71382011785614E+027</text:p>
          </table:table-cell>
          <table:table-cell table:formula="of:=[.A95]*LOG([.A95];2)" office:value-type="float" office:value="3.40130076228278E+029" calcext:value-type="float">
            <text:p>3,40130076228278E+029</text:p>
          </table:table-cell>
          <table:table-cell table:formula="of:=[.A95]^[.$C$3]" office:value-type="float" office:value="7.00678954249355E+027" calcext:value-type="float">
            <text:p>7,00678954249355E+027</text:p>
          </table:table-cell>
          <table:table-cell table:formula="of:=[.C95]&lt;[.B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]*2" office:value-type="float" office:value="7.42764023571228E+027" calcext:value-type="float">
            <text:p>7,42764023571228E+027</text:p>
          </table:table-cell>
          <table:table-cell table:formula="of:=[.A96]*LOG([.A96];2)" office:value-type="float" office:value="6.87687792692269E+029" calcext:value-type="float">
            <text:p>6,87687792692269E+029</text:p>
          </table:table-cell>
          <table:table-cell table:formula="of:=[.A96]^[.$C$3]" office:value-type="float" office:value="1.41110512357865E+028" calcext:value-type="float">
            <text:p>1,41110512357865E+028</text:p>
          </table:table-cell>
          <table:table-cell table:formula="of:=[.C96]&lt;[.B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]*2" office:value-type="float" office:value="1.48552804714246E+028" calcext:value-type="float">
            <text:p>1,48552804714246E+028</text:p>
          </table:table-cell>
          <table:table-cell table:formula="of:=[.A97]*LOG([.A97];2)" office:value-type="float" office:value="1.39023086585596E+030" calcext:value-type="float">
            <text:p>1,39023086585596E+030</text:p>
          </table:table-cell>
          <table:table-cell table:formula="of:=[.A97]^[.$C$3]" office:value-type="float" office:value="2.84184027180199E+028" calcext:value-type="float">
            <text:p>2,84184027180199E+028</text:p>
          </table:table-cell>
          <table:table-cell table:formula="of:=[.C97]&lt;[.B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]*2" office:value-type="float" office:value="2.97105609428491E+028" calcext:value-type="float">
            <text:p>2,97105609428491E+028</text:p>
          </table:table-cell>
          <table:table-cell table:formula="of:=[.A98]*LOG([.A98];2)" office:value-type="float" office:value="2.81017229265478E+030" calcext:value-type="float">
            <text:p>2,81017229265478E+030</text:p>
          </table:table-cell>
          <table:table-cell table:formula="of:=[.A98]^[.$C$3]" office:value-type="float" office:value="5.72321366813142E+028" calcext:value-type="float">
            <text:p>5,72321366813142E+028</text:p>
          </table:table-cell>
          <table:table-cell table:formula="of:=[.C98]&lt;[.B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]*2" office:value-type="float" office:value="5.94211218856983E+028" calcext:value-type="float">
            <text:p>5,94211218856983E+028</text:p>
          </table:table-cell>
          <table:table-cell table:formula="of:=[.A99]*LOG([.A99];2)" office:value-type="float" office:value="5.67976570719525E+030" calcext:value-type="float">
            <text:p>5,67976570719525E+030</text:p>
          </table:table-cell>
          <table:table-cell table:formula="of:=[.A99]^[.$C$3]" office:value-type="float" office:value="1.15260435345708E+029" calcext:value-type="float">
            <text:p>1,15260435345708E+029</text:p>
          </table:table-cell>
          <table:table-cell table:formula="of:=[.C99]&lt;[.B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]*2" office:value-type="float" office:value="1.18842243771397E+029" calcext:value-type="float">
            <text:p>1,18842243771397E+029</text:p>
          </table:table-cell>
          <table:table-cell table:formula="of:=[.A100]*LOG([.A100];2)" office:value-type="float" office:value="1.14783736581619E+031" calcext:value-type="float">
            <text:p>1,14783736581619E+031</text:p>
          </table:table-cell>
          <table:table-cell table:formula="of:=[.A100]^[.$C$3]" office:value-type="float" office:value="2.32124270146629E+029" calcext:value-type="float">
            <text:p>2,32124270146629E+029</text:p>
          </table:table-cell>
          <table:table-cell table:formula="of:=[.C100]&lt;[.B1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0]*2" office:value-type="float" office:value="2.37684487542793E+029" calcext:value-type="float">
            <text:p>2,37684487542793E+029</text:p>
          </table:table-cell>
          <table:table-cell table:formula="of:=[.A101]*LOG([.A101];2)" office:value-type="float" office:value="2.31944318038666E+031" calcext:value-type="float">
            <text:p>2,31944318038666E+031</text:p>
          </table:table-cell>
          <table:table-cell table:formula="of:=[.A101]^[.$C$3]" office:value-type="float" office:value="4.67477644254026E+029" calcext:value-type="float">
            <text:p>4,67477644254026E+029</text:p>
          </table:table-cell>
          <table:table-cell table:formula="of:=[.C101]&lt;[.B1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1]*2" office:value-type="float" office:value="4.75368975085586E+029" calcext:value-type="float">
            <text:p>4,75368975085586E+029</text:p>
          </table:table-cell>
          <table:table-cell table:formula="of:=[.A102]*LOG([.A102];2)" office:value-type="float" office:value="4.68642325828187E+031" calcext:value-type="float">
            <text:p>4,68642325828187E+031</text:p>
          </table:table-cell>
          <table:table-cell table:formula="of:=[.A102]^[.$C$3]" office:value-type="float" office:value="9.41458416818064E+029" calcext:value-type="float">
            <text:p>9,41458416818064E+029</text:p>
          </table:table-cell>
          <table:table-cell table:formula="of:=[.C102]&lt;[.B1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2]*2" office:value-type="float" office:value="9.50737950171172E+029" calcext:value-type="float">
            <text:p>9,50737950171172E+029</text:p>
          </table:table-cell>
          <table:table-cell table:formula="of:=[.A103]*LOG([.A103];2)" office:value-type="float" office:value="9.46792031158087E+031" calcext:value-type="float">
            <text:p>9,46792031158087E+031</text:p>
          </table:table-cell>
          <table:table-cell table:formula="of:=[.A103]^[.$C$3]" office:value-type="float" office:value="1.89601355592512E+030" calcext:value-type="float">
            <text:p>1,89601355592512E+030</text:p>
          </table:table-cell>
          <table:table-cell table:formula="of:=[.C103]&lt;[.B1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3]*2" office:value-type="float" office:value="1.90147590034234E+030" calcext:value-type="float">
            <text:p>1,90147590034234E+030</text:p>
          </table:table-cell>
          <table:table-cell table:formula="of:=[.A104]*LOG([.A104];2)" office:value-type="float" office:value="1.9125988213196E+032" calcext:value-type="float">
            <text:p>1,9125988213196E+032</text:p>
          </table:table-cell>
          <table:table-cell table:formula="of:=[.A104]^[.$C$3]" office:value-type="float" office:value="3.81840274624315E+030" calcext:value-type="float">
            <text:p>3,81840274624315E+030</text:p>
          </table:table-cell>
          <table:table-cell table:formula="of:=[.C104]&lt;[.B1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4]*2" office:value-type="float" office:value="3.80295180068469E+030" calcext:value-type="float">
            <text:p>3,80295180068469E+030</text:p>
          </table:table-cell>
          <table:table-cell table:formula="of:=[.A105]*LOG([.A105];2)" office:value-type="float" office:value="3.86322716064604E+032" calcext:value-type="float">
            <text:p>3,86322716064604E+032</text:p>
          </table:table-cell>
          <table:table-cell table:formula="of:=[.A105]^[.$C$3]" office:value-type="float" office:value="7.68992367536272E+030" calcext:value-type="float">
            <text:p>7,68992367536272E+030</text:p>
          </table:table-cell>
          <table:table-cell table:formula="of:=[.C105]&lt;[.B1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5]*2" office:value-type="float" office:value="7.60590360136938E+030" calcext:value-type="float">
            <text:p>7,60590360136938E+030</text:p>
          </table:table-cell>
          <table:table-cell table:formula="of:=[.A106]*LOG([.A106];2)" office:value-type="float" office:value="7.80251335730577E+032" calcext:value-type="float">
            <text:p>7,80251335730577E+032</text:p>
          </table:table-cell>
          <table:table-cell table:formula="of:=[.A106]^[.$C$3]" office:value-type="float" office:value="1.54868226488381E+031" calcext:value-type="float">
            <text:p>1,54868226488381E+031</text:p>
          </table:table-cell>
          <table:table-cell table:formula="of:=[.C106]&lt;[.B1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6]*2" office:value-type="float" office:value="1.52118072027388E+031" calcext:value-type="float">
            <text:p>1,52118072027388E+031</text:p>
          </table:table-cell>
          <table:table-cell table:formula="of:=[.A107]*LOG([.A107];2)" office:value-type="float" office:value="1.57571447866389E+033" calcext:value-type="float">
            <text:p>1,57571447866389E+033</text:p>
          </table:table-cell>
          <table:table-cell table:formula="of:=[.A107]^[.$C$3]" office:value-type="float" office:value="3.11890840379833E+031" calcext:value-type="float">
            <text:p>3,11890840379833E+031</text:p>
          </table:table-cell>
          <table:table-cell table:formula="of:=[.C107]&lt;[.B1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7]*2" office:value-type="float" office:value="3.04236144054775E+031" calcext:value-type="float">
            <text:p>3,04236144054775E+031</text:p>
          </table:table-cell>
          <table:table-cell table:formula="of:=[.A108]*LOG([.A108];2)" office:value-type="float" office:value="3.18185257173326E+033" calcext:value-type="float">
            <text:p>3,18185257173326E+033</text:p>
          </table:table-cell>
          <table:table-cell table:formula="of:=[.A108]^[.$C$3]" office:value-type="float" office:value="6.28120425464653E+031" calcext:value-type="float">
            <text:p>6,28120425464653E+031</text:p>
          </table:table-cell>
          <table:table-cell table:formula="of:=[.C108]&lt;[.B1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8]*2" office:value-type="float" office:value="6.0847228810955E+031" calcext:value-type="float">
            <text:p>6,0847228810955E+031</text:p>
          </table:table-cell>
          <table:table-cell table:formula="of:=[.A109]*LOG([.A109];2)" office:value-type="float" office:value="6.42455237227749E+033" calcext:value-type="float">
            <text:p>6,42455237227749E+033</text:p>
          </table:table-cell>
          <table:table-cell table:formula="of:=[.A109]^[.$C$3]" office:value-type="float" office:value="1.26497869705124E+032" calcext:value-type="float">
            <text:p>1,26497869705124E+032</text:p>
          </table:table-cell>
          <table:table-cell table:formula="of:=[.C109]&lt;[.B1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09]*2" office:value-type="float" office:value="1.2169445762191E+032" calcext:value-type="float">
            <text:p>1,2169445762191E+032</text:p>
          </table:table-cell>
          <table:table-cell table:formula="of:=[.A110]*LOG([.A110];2)" office:value-type="float" office:value="1.29707992021769E+034" calcext:value-type="float">
            <text:p>1,29707992021769E+034</text:p>
          </table:table-cell>
          <table:table-cell table:formula="of:=[.A110]^[.$C$3]" office:value-type="float" office:value="2.54755463939852E+032" calcext:value-type="float">
            <text:p>2,54755463939852E+032</text:p>
          </table:table-cell>
          <table:table-cell table:formula="of:=[.C110]&lt;[.B1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0]*2" office:value-type="float" office:value="2.4338891524382E+032" calcext:value-type="float">
            <text:p>2,4338891524382E+032</text:p>
          </table:table-cell>
          <table:table-cell table:formula="of:=[.A111]*LOG([.A111];2)" office:value-type="float" office:value="2.61849873195976E+034" calcext:value-type="float">
            <text:p>2,61849873195976E+034</text:p>
          </table:table-cell>
          <table:table-cell table:formula="of:=[.A111]^[.$C$3]" office:value-type="float" office:value="5.13054856643018E+032" calcext:value-type="float">
            <text:p>5,13054856643018E+032</text:p>
          </table:table-cell>
          <table:table-cell table:formula="of:=[.C111]&lt;[.B1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1]*2" office:value-type="float" office:value="4.8677783048764E+032" calcext:value-type="float">
            <text:p>4,8677783048764E+032</text:p>
          </table:table-cell>
          <table:table-cell table:formula="of:=[.A112]*LOG([.A112];2)" office:value-type="float" office:value="5.28567524696828E+034" calcext:value-type="float">
            <text:p>5,28567524696828E+034</text:p>
          </table:table-cell>
          <table:table-cell table:formula="of:=[.A112]^[.$C$3]" office:value-type="float" office:value="1.03324687076048E+033" calcext:value-type="float">
            <text:p>1,03324687076048E+033</text:p>
          </table:table-cell>
          <table:table-cell table:formula="of:=[.C112]&lt;[.B1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2]*2" office:value-type="float" office:value="9.7355566097528E+032" calcext:value-type="float">
            <text:p>9,7355566097528E+032</text:p>
          </table:table-cell>
          <table:table-cell table:formula="of:=[.A113]*LOG([.A113];2)" office:value-type="float" office:value="1.06687060600341E+035" calcext:value-type="float">
            <text:p>1,06687060600341E+035</text:p>
          </table:table-cell>
          <table:table-cell table:formula="of:=[.A113]^[.$C$3]" office:value-type="float" office:value="2.08086734218201E+033" calcext:value-type="float">
            <text:p>2,08086734218201E+033</text:p>
          </table:table-cell>
          <table:table-cell table:formula="of:=[.C113]&lt;[.B1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3]*2" office:value-type="float" office:value="1.94711132195056E+033" calcext:value-type="float">
            <text:p>1,94711132195056E+033</text:p>
          </table:table-cell>
          <table:table-cell table:formula="of:=[.A114]*LOG([.A114];2)" office:value-type="float" office:value="2.15321232522632E+035" calcext:value-type="float">
            <text:p>2,15321232522632E+035</text:p>
          </table:table-cell>
          <table:table-cell table:formula="of:=[.A114]^[.$C$3]" office:value-type="float" office:value="4.19068183828389E+033" calcext:value-type="float">
            <text:p>4,19068183828389E+033</text:p>
          </table:table-cell>
          <table:table-cell table:formula="of:=[.C114]&lt;[.B1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4]*2" office:value-type="float" office:value="3.89422264390112E+033" calcext:value-type="float">
            <text:p>3,89422264390112E+033</text:p>
          </table:table-cell>
          <table:table-cell table:formula="of:=[.A115]*LOG([.A115];2)" office:value-type="float" office:value="4.34536687689166E+035" calcext:value-type="float">
            <text:p>4,34536687689166E+035</text:p>
          </table:table-cell>
          <table:table-cell table:formula="of:=[.A115]^[.$C$3]" office:value-type="float" office:value="8.43966067116372E+033" calcext:value-type="float">
            <text:p>8,43966067116372E+033</text:p>
          </table:table-cell>
          <table:table-cell table:formula="of:=[.C115]&lt;[.B1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5]*2" office:value-type="float" office:value="7.78844528780224E+033" calcext:value-type="float">
            <text:p>7,78844528780224E+033</text:p>
          </table:table-cell>
          <table:table-cell table:formula="of:=[.A116]*LOG([.A116];2)" office:value-type="float" office:value="8.76861820666134E+035" calcext:value-type="float">
            <text:p>8,76861820666134E+035</text:p>
          </table:table-cell>
          <table:table-cell table:formula="of:=[.A116]^[.$C$3]" office:value-type="float" office:value="1.69967263068474E+034" calcext:value-type="float">
            <text:p>1,69967263068474E+034</text:p>
          </table:table-cell>
          <table:table-cell table:formula="of:=[.C116]&lt;[.B1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6]*2" office:value-type="float" office:value="1.55768905756045E+034" calcext:value-type="float">
            <text:p>1,55768905756045E+034</text:p>
          </table:table-cell>
          <table:table-cell table:formula="of:=[.A117]*LOG([.A117];2)" office:value-type="float" office:value="1.76930053190787E+036" calcext:value-type="float">
            <text:p>1,76930053190787E+036</text:p>
          </table:table-cell>
          <table:table-cell table:formula="of:=[.A117]^[.$C$3]" office:value-type="float" office:value="3.42298957749501E+034" calcext:value-type="float">
            <text:p>3,42298957749501E+034</text:p>
          </table:table-cell>
          <table:table-cell table:formula="of:=[.C117]&lt;[.B1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7]*2" office:value-type="float" office:value="3.1153781151209E+034" calcext:value-type="float">
            <text:p>3,1153781151209E+034</text:p>
          </table:table-cell>
          <table:table-cell table:formula="of:=[.A118]*LOG([.A118];2)" office:value-type="float" office:value="3.56975484496695E+036" calcext:value-type="float">
            <text:p>3,56975484496695E+036</text:p>
          </table:table-cell>
          <table:table-cell table:formula="of:=[.A118]^[.$C$3]" office:value-type="float" office:value="6.89359670568981E+034" calcext:value-type="float">
            <text:p>6,89359670568981E+034</text:p>
          </table:table-cell>
          <table:table-cell table:formula="of:=[.C118]&lt;[.B1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8]*2" office:value-type="float" office:value="6.23075623024179E+034" calcext:value-type="float">
            <text:p>6,23075623024179E+034</text:p>
          </table:table-cell>
          <table:table-cell table:formula="of:=[.A119]*LOG([.A119];2)" office:value-type="float" office:value="7.20181725223632E+036" calcext:value-type="float">
            <text:p>7,20181725223632E+036</text:p>
          </table:table-cell>
          <table:table-cell table:formula="of:=[.A119]^[.$C$3]" office:value-type="float" office:value="1.38830909252941E+035" calcext:value-type="float">
            <text:p>1,38830909252941E+035</text:p>
          </table:table-cell>
          <table:table-cell table:formula="of:=[.C119]&lt;[.B1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19]*2" office:value-type="float" office:value="1.24615124604836E+035" calcext:value-type="float">
            <text:p>1,24615124604836E+035</text:p>
          </table:table-cell>
          <table:table-cell table:formula="of:=[.A120]*LOG([.A120];2)" office:value-type="float" office:value="1.45282496290775E+037" calcext:value-type="float">
            <text:p>1,45282496290775E+037</text:p>
          </table:table-cell>
          <table:table-cell table:formula="of:=[.A120]^[.$C$3]" office:value-type="float" office:value="2.7959310918334E+035" calcext:value-type="float">
            <text:p>2,7959310918334E+035</text:p>
          </table:table-cell>
          <table:table-cell table:formula="of:=[.C120]&lt;[.B1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0]*2" office:value-type="float" office:value="2.49230249209672E+035" calcext:value-type="float">
            <text:p>2,49230249209672E+035</text:p>
          </table:table-cell>
          <table:table-cell table:formula="of:=[.A121]*LOG([.A121];2)" office:value-type="float" office:value="2.93057295073646E+037" calcext:value-type="float">
            <text:p>2,93057295073646E+037</text:p>
          </table:table-cell>
          <table:table-cell table:formula="of:=[.A121]^[.$C$3]" office:value-type="float" office:value="5.63075666099557E+035" calcext:value-type="float">
            <text:p>5,63075666099557E+035</text:p>
          </table:table-cell>
          <table:table-cell table:formula="of:=[.C121]&lt;[.B1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1]*2" office:value-type="float" office:value="4.98460498419343E+035" calcext:value-type="float">
            <text:p>4,98460498419343E+035</text:p>
          </table:table-cell>
          <table:table-cell table:formula="of:=[.A122]*LOG([.A122];2)" office:value-type="float" office:value="5.91099195131486E+037" calcext:value-type="float">
            <text:p>5,91099195131486E+037</text:p>
          </table:table-cell>
          <table:table-cell table:formula="of:=[.A122]^[.$C$3]" office:value-type="float" office:value="1.13398433416167E+036" calcext:value-type="float">
            <text:p>1,13398433416167E+036</text:p>
          </table:table-cell>
          <table:table-cell table:formula="of:=[.C122]&lt;[.B1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2]*2" office:value-type="float" office:value="9.96920996838687E+035" calcext:value-type="float">
            <text:p>9,96920996838687E+035</text:p>
          </table:table-cell>
          <table:table-cell table:formula="of:=[.A123]*LOG([.A123];2)" office:value-type="float" office:value="1.19216760023136E+038" calcext:value-type="float">
            <text:p>1,19216760023136E+038</text:p>
          </table:table-cell>
          <table:table-cell table:formula="of:=[.A123]^[.$C$3]" office:value-type="float" office:value="2.28374363792292E+036" calcext:value-type="float">
            <text:p>2,28374363792292E+036</text:p>
          </table:table-cell>
          <table:table-cell table:formula="of:=[.C123]&lt;[.B1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3]*2" office:value-type="float" office:value="1.99384199367737E+036" calcext:value-type="float">
            <text:p>1,99384199367737E+036</text:p>
          </table:table-cell>
          <table:table-cell table:formula="of:=[.A124]*LOG([.A124];2)" office:value-type="float" office:value="2.40427362039949E+038" calcext:value-type="float">
            <text:p>2,40427362039949E+038</text:p>
          </table:table-cell>
          <table:table-cell table:formula="of:=[.A124]^[.$C$3]" office:value-type="float" office:value="4.59925666222642E+036" calcext:value-type="float">
            <text:p>4,59925666222642E+036</text:p>
          </table:table-cell>
          <table:table-cell table:formula="of:=[.C124]&lt;[.B1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4]*2" office:value-type="float" office:value="3.98768398735475E+036" calcext:value-type="float">
            <text:p>3,98768398735475E+036</text:p>
          </table:table-cell>
          <table:table-cell table:formula="of:=[.A125]*LOG([.A125];2)" office:value-type="float" office:value="4.84842408067253E+038" calcext:value-type="float">
            <text:p>4,84842408067253E+038</text:p>
          </table:table-cell>
          <table:table-cell table:formula="of:=[.A125]^[.$C$3]" office:value-type="float" office:value="9.26249404432847E+036" calcext:value-type="float">
            <text:p>9,26249404432847E+036</text:p>
          </table:table-cell>
          <table:table-cell table:formula="of:=[.C125]&lt;[.B1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5]*2" office:value-type="float" office:value="7.9753679747095E+036" calcext:value-type="float">
            <text:p>7,9753679747095E+036</text:p>
          </table:table-cell>
          <table:table-cell table:formula="of:=[.A126]*LOG([.A126];2)" office:value-type="float" office:value="9.77660184109216E+038" calcext:value-type="float">
            <text:p>9,77660184109216E+038</text:p>
          </table:table-cell>
          <table:table-cell table:formula="of:=[.A126]^[.$C$3]" office:value-type="float" office:value="1.86538395706077E+037" calcext:value-type="float">
            <text:p>1,86538395706077E+037</text:p>
          </table:table-cell>
          <table:table-cell table:formula="of:=[.C126]&lt;[.B1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6]*2" office:value-type="float" office:value="1.5950735949419E+037" calcext:value-type="float">
            <text:p>1,5950735949419E+037</text:p>
          </table:table-cell>
          <table:table-cell table:formula="of:=[.A127]*LOG([.A127];2)" office:value-type="float" office:value="1.97127110416785E+039" calcext:value-type="float">
            <text:p>1,97127110416785E+039</text:p>
          </table:table-cell>
          <table:table-cell table:formula="of:=[.A127]^[.$C$3]" office:value-type="float" office:value="3.75671745709821E+037" calcext:value-type="float">
            <text:p>3,75671745709821E+037</text:p>
          </table:table-cell>
          <table:table-cell table:formula="of:=[.C127]&lt;[.B1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7]*2" office:value-type="float" office:value="3.1901471898838E+037" calcext:value-type="float">
            <text:p>3,1901471898838E+037</text:p>
          </table:table-cell>
          <table:table-cell table:formula="of:=[.A128]*LOG([.A128];2)" office:value-type="float" office:value="3.97444368023454E+039" calcext:value-type="float">
            <text:p>3,97444368023454E+039</text:p>
          </table:table-cell>
          <table:table-cell table:formula="of:=[.A128]^[.$C$3]" office:value-type="float" office:value="7.56569498684002E+037" calcext:value-type="float">
            <text:p>7,56569498684002E+037</text:p>
          </table:table-cell>
          <table:table-cell table:formula="of:=[.C128]&lt;[.B1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8]*2" office:value-type="float" office:value="6.3802943797676E+037" calcext:value-type="float">
            <text:p>6,3802943797676E+037</text:p>
          </table:table-cell>
          <table:table-cell table:formula="of:=[.A129]*LOG([.A129];2)" office:value-type="float" office:value="8.01269030426676E+039" calcext:value-type="float">
            <text:p>8,01269030426676E+039</text:p>
          </table:table-cell>
          <table:table-cell table:formula="of:=[.A129]^[.$C$3]" office:value-type="float" office:value="1.52366371140697E+038" calcext:value-type="float">
            <text:p>1,52366371140697E+038</text:p>
          </table:table-cell>
          <table:table-cell table:formula="of:=[.C129]&lt;[.B1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29]*2" office:value-type="float" office:value="1.27605887595352E+038" calcext:value-type="float">
            <text:p>1,27605887595352E+038</text:p>
          </table:table-cell>
          <table:table-cell table:formula="of:=[.A130]*LOG([.A130];2)" office:value-type="float" office:value="1.61529864961289E+040" calcext:value-type="float">
            <text:p>1,61529864961289E+040</text:p>
          </table:table-cell>
          <table:table-cell table:formula="of:=[.A130]^[.$C$3]" office:value-type="float" office:value="3.06852326124253E+038" calcext:value-type="float">
            <text:p>3,06852326124253E+038</text:p>
          </table:table-cell>
          <table:table-cell table:formula="of:=[.C130]&lt;[.B1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0]*2" office:value-type="float" office:value="2.55211775190704E+038" calcext:value-type="float">
            <text:p>2,55211775190704E+038</text:p>
          </table:table-cell>
          <table:table-cell table:formula="of:=[.A131]*LOG([.A131];2)" office:value-type="float" office:value="3.25611847674484E+040" calcext:value-type="float">
            <text:p>3,25611847674484E+040</text:p>
          </table:table-cell>
          <table:table-cell table:formula="of:=[.A131]^[.$C$3]" office:value-type="float" office:value="6.17973305677263E+038" calcext:value-type="float">
            <text:p>6,17973305677263E+038</text:p>
          </table:table-cell>
          <table:table-cell table:formula="of:=[.C131]&lt;[.B1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1]*2" office:value-type="float" office:value="5.10423550381408E+038" calcext:value-type="float">
            <text:p>5,10423550381408E+038</text:p>
          </table:table-cell>
          <table:table-cell table:formula="of:=[.A132]*LOG([.A132];2)" office:value-type="float" office:value="6.56327930852783E+040" calcext:value-type="float">
            <text:p>6,56327930852783E+040</text:p>
          </table:table-cell>
          <table:table-cell table:formula="of:=[.A132]^[.$C$3]" office:value-type="float" office:value="1.24454329987723E+039" calcext:value-type="float">
            <text:p>1,24454329987723E+039</text:p>
          </table:table-cell>
          <table:table-cell table:formula="of:=[.C132]&lt;[.B1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2]*2" office:value-type="float" office:value="1.02084710076282E+039" calcext:value-type="float">
            <text:p>1,02084710076282E+039</text:p>
          </table:table-cell>
          <table:table-cell table:formula="of:=[.A133]*LOG([.A133];2)" office:value-type="float" office:value="1.32286433271319E+041" calcext:value-type="float">
            <text:p>1,32286433271319E+041</text:p>
          </table:table-cell>
          <table:table-cell table:formula="of:=[.A133]^[.$C$3]" office:value-type="float" office:value="2.50639956619457E+039" calcext:value-type="float">
            <text:p>2,50639956619457E+039</text:p>
          </table:table-cell>
          <table:table-cell table:formula="of:=[.C133]&lt;[.B1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3]*2" office:value-type="float" office:value="2.04169420152563E+039" calcext:value-type="float">
            <text:p>2,04169420152563E+039</text:p>
          </table:table-cell>
          <table:table-cell table:formula="of:=[.A134]*LOG([.A134];2)" office:value-type="float" office:value="2.66614560744164E+041" calcext:value-type="float">
            <text:p>2,66614560744164E+041</text:p>
          </table:table-cell>
          <table:table-cell table:formula="of:=[.A134]^[.$C$3]" office:value-type="float" office:value="5.04766590767875E+039" calcext:value-type="float">
            <text:p>5,04766590767875E+039</text:p>
          </table:table-cell>
          <table:table-cell table:formula="of:=[.C134]&lt;[.B1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4]*2" office:value-type="float" office:value="4.08338840305126E+039" calcext:value-type="float">
            <text:p>4,08338840305126E+039</text:p>
          </table:table-cell>
          <table:table-cell table:formula="of:=[.A135]*LOG([.A135];2)" office:value-type="float" office:value="5.3731250989138E+041" calcext:value-type="float">
            <text:p>5,3731250989138E+041</text:p>
          </table:table-cell>
          <table:table-cell table:formula="of:=[.A135]^[.$C$3]" office:value-type="float" office:value="1.01655504011384E+040" calcext:value-type="float">
            <text:p>1,01655504011384E+040</text:p>
          </table:table-cell>
          <table:table-cell table:formula="of:=[.C135]&lt;[.B1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5]*2" office:value-type="float" office:value="8.16677680610252E+039" calcext:value-type="float">
            <text:p>8,16677680610252E+039</text:p>
          </table:table-cell>
          <table:table-cell table:formula="of:=[.A136]*LOG([.A136];2)" office:value-type="float" office:value="1.08279179658886E+042" calcext:value-type="float">
            <text:p>1,08279179658886E+042</text:p>
          </table:table-cell>
          <table:table-cell table:formula="of:=[.A136]^[.$C$3]" office:value-type="float" office:value="2.04725147916152E+040" calcext:value-type="float">
            <text:p>2,04725147916152E+040</text:p>
          </table:table-cell>
          <table:table-cell table:formula="of:=[.C136]&lt;[.B1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6]*2" office:value-type="float" office:value="1.6333553612205E+040" calcext:value-type="float">
            <text:p>1,6333553612205E+040</text:p>
          </table:table-cell>
          <table:table-cell table:formula="of:=[.A137]*LOG([.A137];2)" office:value-type="float" office:value="2.18191714678993E+042" calcext:value-type="float">
            <text:p>2,18191714678993E+042</text:p>
          </table:table-cell>
          <table:table-cell table:formula="of:=[.A137]^[.$C$3]" office:value-type="float" office:value="4.12298247860704E+040" calcext:value-type="float">
            <text:p>4,12298247860704E+040</text:p>
          </table:table-cell>
          <table:table-cell table:formula="of:=[.C137]&lt;[.B1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7]*2" office:value-type="float" office:value="3.26671072244101E+040" calcext:value-type="float">
            <text:p>3,26671072244101E+040</text:p>
          </table:table-cell>
          <table:table-cell table:formula="of:=[.A138]*LOG([.A138];2)" office:value-type="float" office:value="4.39650140080427E+042" calcext:value-type="float">
            <text:p>4,39650140080427E+042</text:p>
          </table:table-cell>
          <table:table-cell table:formula="of:=[.A138]^[.$C$3]" office:value-type="float" office:value="8.30332017923994E+040" calcext:value-type="float">
            <text:p>8,30332017923994E+040</text:p>
          </table:table-cell>
          <table:table-cell table:formula="of:=[.C138]&lt;[.B1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8]*2" office:value-type="float" office:value="6.53342144488202E+040" calcext:value-type="float">
            <text:p>6,53342144488202E+040</text:p>
          </table:table-cell>
          <table:table-cell table:formula="of:=[.A139]*LOG([.A139];2)" office:value-type="float" office:value="8.85833701605736E+042" calcext:value-type="float">
            <text:p>8,85833701605736E+042</text:p>
          </table:table-cell>
          <table:table-cell table:formula="of:=[.A139]^[.$C$3]" office:value-type="float" office:value="1.67221486767672E+041" calcext:value-type="float">
            <text:p>1,67221486767672E+041</text:p>
          </table:table-cell>
          <table:table-cell table:formula="of:=[.C139]&lt;[.B1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39]*2" office:value-type="float" office:value="1.3066842889764E+041" calcext:value-type="float">
            <text:p>1,3066842889764E+041</text:p>
          </table:table-cell>
          <table:table-cell table:formula="of:=[.A140]*LOG([.A140];2)" office:value-type="float" office:value="1.78473424610124E+043" calcext:value-type="float">
            <text:p>1,78473424610124E+043</text:p>
          </table:table-cell>
          <table:table-cell table:formula="of:=[.A140]^[.$C$3]" office:value-type="float" office:value="3.36769208378887E+041" calcext:value-type="float">
            <text:p>3,36769208378887E+041</text:p>
          </table:table-cell>
          <table:table-cell table:formula="of:=[.C140]&lt;[.B1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0]*2" office:value-type="float" office:value="2.61336857795281E+041" calcext:value-type="float">
            <text:p>2,61336857795281E+041</text:p>
          </table:table-cell>
          <table:table-cell table:formula="of:=[.A141]*LOG([.A141];2)" office:value-type="float" office:value="3.595602177982E+043" calcext:value-type="float">
            <text:p>3,595602177982E+043</text:p>
          </table:table-cell>
          <table:table-cell table:formula="of:=[.A141]^[.$C$3]" office:value-type="float" office:value="6.78223246930656E+041" calcext:value-type="float">
            <text:p>6,78223246930656E+041</text:p>
          </table:table-cell>
          <table:table-cell table:formula="of:=[.C141]&lt;[.B1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1]*2" office:value-type="float" office:value="5.22673715590561E+041" calcext:value-type="float">
            <text:p>5,22673715590561E+041</text:p>
          </table:table-cell>
          <table:table-cell table:formula="of:=[.A142]*LOG([.A142];2)" office:value-type="float" office:value="7.24347172752306E+043" calcext:value-type="float">
            <text:p>7,24347172752306E+043</text:p>
          </table:table-cell>
          <table:table-cell table:formula="of:=[.A142]^[.$C$3]" office:value-type="float" office:value="1.36588132534863E+042" calcext:value-type="float">
            <text:p>1,36588132534863E+042</text:p>
          </table:table-cell>
          <table:table-cell table:formula="of:=[.C142]&lt;[.B1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2]*2" office:value-type="float" office:value="1.04534743118112E+042" calcext:value-type="float">
            <text:p>1,04534743118112E+042</text:p>
          </table:table-cell>
          <table:table-cell table:formula="of:=[.A143]*LOG([.A143];2)" office:value-type="float" office:value="1.45914781981642E+044" calcext:value-type="float">
            <text:p>1,45914781981642E+044</text:p>
          </table:table-cell>
          <table:table-cell table:formula="of:=[.A143]^[.$C$3]" office:value-type="float" office:value="2.75076356255725E+042" calcext:value-type="float">
            <text:p>2,75076356255725E+042</text:p>
          </table:table-cell>
          <table:table-cell table:formula="of:=[.C143]&lt;[.B1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3]*2" office:value-type="float" office:value="2.09069486236225E+042" calcext:value-type="float">
            <text:p>2,09069486236225E+042</text:p>
          </table:table-cell>
          <table:table-cell table:formula="of:=[.A144]*LOG([.A144];2)" office:value-type="float" office:value="2.93920258825647E+044" calcext:value-type="float">
            <text:p>2,93920258825647E+044</text:p>
          </table:table-cell>
          <table:table-cell table:formula="of:=[.A144]^[.$C$3]" office:value-type="float" office:value="5.53979327242163E+042" calcext:value-type="float">
            <text:p>5,53979327242163E+042</text:p>
          </table:table-cell>
          <table:table-cell table:formula="of:=[.C144]&lt;[.B1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4]*2" office:value-type="float" office:value="4.18138972472449E+042" calcext:value-type="float">
            <text:p>4,18138972472449E+042</text:p>
          </table:table-cell>
          <table:table-cell table:formula="of:=[.A145]*LOG([.A145];2)" office:value-type="float" office:value="5.92021907376018E+044" calcext:value-type="float">
            <text:p>5,92021907376018E+044</text:p>
          </table:table-cell>
          <table:table-cell table:formula="of:=[.A145]^[.$C$3]" office:value-type="float" office:value="1.11566511636637E+043" calcext:value-type="float">
            <text:p>1,11566511636637E+043</text:p>
          </table:table-cell>
          <table:table-cell table:formula="of:=[.C145]&lt;[.B1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5]*2" office:value-type="float" office:value="8.36277944944898E+042" calcext:value-type="float">
            <text:p>8,36277944944898E+042</text:p>
          </table:table-cell>
          <table:table-cell table:formula="of:=[.A146]*LOG([.A146];2)" office:value-type="float" office:value="1.19240659420149E+045" calcext:value-type="float">
            <text:p>1,19240659420149E+045</text:p>
          </table:table-cell>
          <table:table-cell table:formula="of:=[.A146]^[.$C$3]" office:value-type="float" office:value="2.24685036185958E+043" calcext:value-type="float">
            <text:p>2,24685036185958E+043</text:p>
          </table:table-cell>
          <table:table-cell table:formula="of:=[.C146]&lt;[.B1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6]*2" office:value-type="float" office:value="1.6725558898898E+043" calcext:value-type="float">
            <text:p>1,6725558898898E+043</text:p>
          </table:table-cell>
          <table:table-cell table:formula="of:=[.A147]*LOG([.A147];2)" office:value-type="float" office:value="2.40153874730187E+045" calcext:value-type="float">
            <text:p>2,40153874730187E+045</text:p>
          </table:table-cell>
          <table:table-cell table:formula="of:=[.A147]^[.$C$3]" office:value-type="float" office:value="4.5249568840429E+043" calcext:value-type="float">
            <text:p>4,5249568840429E+043</text:p>
          </table:table-cell>
          <table:table-cell table:formula="of:=[.C147]&lt;[.B1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7]*2" office:value-type="float" office:value="3.34511177977959E+043" calcext:value-type="float">
            <text:p>3,34511177977959E+043</text:p>
          </table:table-cell>
          <table:table-cell table:formula="of:=[.A148]*LOG([.A148];2)" office:value-type="float" office:value="4.83652861240153E+045" calcext:value-type="float">
            <text:p>4,83652861240153E+045</text:p>
          </table:table-cell>
          <table:table-cell table:formula="of:=[.A148]^[.$C$3]" office:value-type="float" office:value="9.1128608963087E+043" calcext:value-type="float">
            <text:p>9,1128608963087E+043</text:p>
          </table:table-cell>
          <table:table-cell table:formula="of:=[.C148]&lt;[.B1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8]*2" office:value-type="float" office:value="6.69022355955919E+043" calcext:value-type="float">
            <text:p>6,69022355955919E+043</text:p>
          </table:table-cell>
          <table:table-cell table:formula="of:=[.A149]*LOG([.A149];2)" office:value-type="float" office:value="9.73995946039866E+045" calcext:value-type="float">
            <text:p>9,73995946039866E+045</text:p>
          </table:table-cell>
          <table:table-cell table:formula="of:=[.A149]^[.$C$3]" office:value-type="float" office:value="1.83524917128658E+044" calcext:value-type="float">
            <text:p>1,83524917128658E+044</text:p>
          </table:table-cell>
          <table:table-cell table:formula="of:=[.C149]&lt;[.B1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49]*2" office:value-type="float" office:value="1.33804471191184E+044" calcext:value-type="float">
            <text:p>1,33804471191184E+044</text:p>
          </table:table-cell>
          <table:table-cell table:formula="of:=[.A150]*LOG([.A150];2)" office:value-type="float" office:value="1.96137233919885E+046" calcext:value-type="float">
            <text:p>1,96137233919885E+046</text:p>
          </table:table-cell>
          <table:table-cell table:formula="of:=[.A150]^[.$C$3]" office:value-type="float" office:value="3.69602867752803E+044" calcext:value-type="float">
            <text:p>3,69602867752803E+044</text:p>
          </table:table-cell>
          <table:table-cell table:formula="of:=[.C150]&lt;[.B1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0]*2" office:value-type="float" office:value="2.67608942382367E+044" calcext:value-type="float">
            <text:p>2,67608942382367E+044</text:p>
          </table:table-cell>
          <table:table-cell table:formula="of:=[.A151]*LOG([.A151];2)" office:value-type="float" office:value="3.94950557263594E+046" calcext:value-type="float">
            <text:p>3,94950557263594E+046</text:p>
          </table:table-cell>
          <table:table-cell table:formula="of:=[.A151]^[.$C$3]" office:value-type="float" office:value="7.44347318001128E+044" calcext:value-type="float">
            <text:p>7,44347318001128E+044</text:p>
          </table:table-cell>
          <table:table-cell table:formula="of:=[.C151]&lt;[.B1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1]*2" office:value-type="float" office:value="5.35217884764735E+044" calcext:value-type="float">
            <text:p>5,35217884764735E+044</text:p>
          </table:table-cell>
          <table:table-cell table:formula="of:=[.A152]*LOG([.A152];2)" office:value-type="float" office:value="7.95253293374834E+046" calcext:value-type="float">
            <text:p>7,95253293374834E+046</text:p>
          </table:table-cell>
          <table:table-cell table:formula="of:=[.A152]^[.$C$3]" office:value-type="float" office:value="1.49904932606214E+045" calcext:value-type="float">
            <text:p>1,49904932606214E+045</text:p>
          </table:table-cell>
          <table:table-cell table:formula="of:=[.C152]&lt;[.B1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2]*2" office:value-type="float" office:value="1.07043576952947E+045" calcext:value-type="float">
            <text:p>1,07043576952947E+045</text:p>
          </table:table-cell>
          <table:table-cell table:formula="of:=[.A153]*LOG([.A153];2)" office:value-type="float" office:value="1.60121094444496E+047" calcext:value-type="float">
            <text:p>1,60121094444496E+047</text:p>
          </table:table-cell>
          <table:table-cell table:formula="of:=[.A153]^[.$C$3]" office:value-type="float" office:value="3.01895207737411E+045" calcext:value-type="float">
            <text:p>3,01895207737411E+045</text:p>
          </table:table-cell>
          <table:table-cell table:formula="of:=[.C153]&lt;[.B1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3]*2" office:value-type="float" office:value="2.14087153905894E+045" calcext:value-type="float">
            <text:p>2,14087153905894E+045</text:p>
          </table:table-cell>
          <table:table-cell table:formula="of:=[.A154]*LOG([.A154];2)" office:value-type="float" office:value="3.22383060428052E+047" calcext:value-type="float">
            <text:p>3,22383060428052E+047</text:p>
          </table:table-cell>
          <table:table-cell table:formula="of:=[.A154]^[.$C$3]" office:value-type="float" office:value="6.07990109933424E+045" calcext:value-type="float">
            <text:p>6,07990109933424E+045</text:p>
          </table:table-cell>
          <table:table-cell table:formula="of:=[.C154]&lt;[.B1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4]*2" office:value-type="float" office:value="4.28174307811788E+045" calcext:value-type="float">
            <text:p>4,28174307811788E+045</text:p>
          </table:table-cell>
          <table:table-cell table:formula="of:=[.A155]*LOG([.A155];2)" office:value-type="float" office:value="6.49047863934221E+047" calcext:value-type="float">
            <text:p>6,49047863934221E+047</text:p>
          </table:table-cell>
          <table:table-cell table:formula="of:=[.A155]^[.$C$3]" office:value-type="float" office:value="1.22443803115411E+046" calcext:value-type="float">
            <text:p>1,22443803115411E+046</text:p>
          </table:table-cell>
          <table:table-cell table:formula="of:=[.C155]&lt;[.B1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5]*2" office:value-type="float" office:value="8.56348615623576E+045" calcext:value-type="float">
            <text:p>8,56348615623576E+045</text:p>
          </table:table-cell>
          <table:table-cell table:formula="of:=[.A156]*LOG([.A156];2)" office:value-type="float" office:value="1.30665921402468E+048" calcext:value-type="float">
            <text:p>1,30665921402468E+048</text:p>
          </table:table-cell>
          <table:table-cell table:formula="of:=[.A156]^[.$C$3]" office:value-type="float" office:value="2.46590934234231E+046" calcext:value-type="float">
            <text:p>2,46590934234231E+046</text:p>
          </table:table-cell>
          <table:table-cell table:formula="of:=[.C156]&lt;[.B1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6]*2" office:value-type="float" office:value="1.71269723124715E+046" calcext:value-type="float">
            <text:p>1,71269723124715E+046</text:p>
          </table:table-cell>
          <table:table-cell table:formula="of:=[.A157]*LOG([.A157];2)" office:value-type="float" office:value="2.63044540036183E+048" calcext:value-type="float">
            <text:p>2,63044540036183E+048</text:p>
          </table:table-cell>
          <table:table-cell table:formula="of:=[.A157]^[.$C$3]" office:value-type="float" office:value="4.9661221964166E+046" calcext:value-type="float">
            <text:p>4,9661221964166E+046</text:p>
          </table:table-cell>
          <table:table-cell table:formula="of:=[.C157]&lt;[.B1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7]*2" office:value-type="float" office:value="3.4253944624943E+046" calcext:value-type="float">
            <text:p>3,4253944624943E+046</text:p>
          </table:table-cell>
          <table:table-cell table:formula="of:=[.A158]*LOG([.A158];2)" office:value-type="float" office:value="5.2951447453486E+048" calcext:value-type="float">
            <text:p>5,2951447453486E+048</text:p>
          </table:table-cell>
          <table:table-cell table:formula="of:=[.A158]^[.$C$3]" office:value-type="float" office:value="1.00013286158831E+047" calcext:value-type="float">
            <text:p>1,00013286158831E+047</text:p>
          </table:table-cell>
          <table:table-cell table:formula="of:=[.C158]&lt;[.B1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8]*2" office:value-type="float" office:value="6.85078892498861E+046" calcext:value-type="float">
            <text:p>6,85078892498861E+046</text:p>
          </table:table-cell>
          <table:table-cell table:formula="of:=[.A159]*LOG([.A159];2)" office:value-type="float" office:value="1.06587973799471E+049" calcext:value-type="float">
            <text:p>1,06587973799471E+049</text:p>
          </table:table-cell>
          <table:table-cell table:formula="of:=[.A159]^[.$C$3]" office:value-type="float" office:value="2.01417867154092E+047" calcext:value-type="float">
            <text:p>2,01417867154092E+047</text:p>
          </table:table-cell>
          <table:table-cell table:formula="of:=[.C159]&lt;[.B1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59]*2" office:value-type="float" office:value="1.37015778499772E+047" calcext:value-type="float">
            <text:p>1,37015778499772E+047</text:p>
          </table:table-cell>
          <table:table-cell table:formula="of:=[.A160]*LOG([.A160];2)" office:value-type="float" office:value="2.14546105383939E+049" calcext:value-type="float">
            <text:p>2,14546105383939E+049</text:p>
          </table:table-cell>
          <table:table-cell table:formula="of:=[.A160]^[.$C$3]" office:value-type="float" office:value="4.05637678422799E+047" calcext:value-type="float">
            <text:p>4,05637678422799E+047</text:p>
          </table:table-cell>
          <table:table-cell table:formula="of:=[.C160]&lt;[.B1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0]*2" office:value-type="float" office:value="2.74031556999544E+047" calcext:value-type="float">
            <text:p>2,74031556999544E+047</text:p>
          </table:table-cell>
          <table:table-cell table:formula="of:=[.A161]*LOG([.A161];2)" office:value-type="float" office:value="4.31832526337874E+049" calcext:value-type="float">
            <text:p>4,31832526337874E+049</text:p>
          </table:table-cell>
          <table:table-cell table:formula="of:=[.A161]^[.$C$3]" office:value-type="float" office:value="8.16918223199921E+047" calcext:value-type="float">
            <text:p>8,16918223199921E+047</text:p>
          </table:table-cell>
          <table:table-cell table:formula="of:=[.C161]&lt;[.B1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1]*2" office:value-type="float" office:value="5.48063113999089E+047" calcext:value-type="float">
            <text:p>5,48063113999089E+047</text:p>
          </table:table-cell>
          <table:table-cell table:formula="of:=[.A162]*LOG([.A162];2)" office:value-type="float" office:value="8.69145683815739E+049" calcext:value-type="float">
            <text:p>8,69145683815739E+049</text:p>
          </table:table-cell>
          <table:table-cell table:formula="of:=[.A162]^[.$C$3]" office:value-type="float" office:value="1.64520067758727E+048" calcext:value-type="float">
            <text:p>1,64520067758727E+048</text:p>
          </table:table-cell>
          <table:table-cell table:formula="of:=[.C162]&lt;[.B1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2]*2" office:value-type="float" office:value="1.09612622799818E+048" calcext:value-type="float">
            <text:p>1,09612622799818E+048</text:p>
          </table:table-cell>
          <table:table-cell table:formula="of:=[.A163]*LOG([.A163];2)" office:value-type="float" office:value="1.74925262991146E+050" calcext:value-type="float">
            <text:p>1,74925262991146E+050</text:p>
          </table:table-cell>
          <table:table-cell table:formula="of:=[.A163]^[.$C$3]" office:value-type="float" office:value="3.31328790650715E+048" calcext:value-type="float">
            <text:p>3,31328790650715E+048</text:p>
          </table:table-cell>
          <table:table-cell table:formula="of:=[.C163]&lt;[.B1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3]*2" office:value-type="float" office:value="2.19225245599635E+048" calcext:value-type="float">
            <text:p>2,19225245599635E+048</text:p>
          </table:table-cell>
          <table:table-cell table:formula="of:=[.A164]*LOG([.A164];2)" office:value-type="float" office:value="3.52042778438288E+050" calcext:value-type="float">
            <text:p>3,52042778438288E+050</text:p>
          </table:table-cell>
          <table:table-cell table:formula="of:=[.A164]^[.$C$3]" office:value-type="float" office:value="6.67266729278636E+048" calcext:value-type="float">
            <text:p>6,67266729278636E+048</text:p>
          </table:table-cell>
          <table:table-cell table:formula="of:=[.C164]&lt;[.B1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4]*2" office:value-type="float" office:value="4.38450491199271E+048" calcext:value-type="float">
            <text:p>4,38450491199271E+048</text:p>
          </table:table-cell>
          <table:table-cell table:formula="of:=[.A165]*LOG([.A165];2)" office:value-type="float" office:value="7.0847006178857E+050" calcext:value-type="float">
            <text:p>7,0847006178857E+050</text:p>
          </table:table-cell>
          <table:table-cell table:formula="of:=[.A165]^[.$C$3]" office:value-type="float" office:value="1.34381587283063E+049" calcext:value-type="float">
            <text:p>1,34381587283063E+049</text:p>
          </table:table-cell>
          <table:table-cell table:formula="of:=[.C165]&lt;[.B1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5]*2" office:value-type="float" office:value="8.76900982398542E+048" calcext:value-type="float">
            <text:p>8,76900982398542E+048</text:p>
          </table:table-cell>
          <table:table-cell table:formula="of:=[.A166]*LOG([.A166];2)" office:value-type="float" office:value="1.42570913340112E+051" calcext:value-type="float">
            <text:p>1,42570913340112E+051</text:p>
          </table:table-cell>
          <table:table-cell table:formula="of:=[.A166]^[.$C$3]" office:value-type="float" office:value="2.70632570280224E+049" calcext:value-type="float">
            <text:p>2,70632570280224E+049</text:p>
          </table:table-cell>
          <table:table-cell table:formula="of:=[.C166]&lt;[.B1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6]*2" office:value-type="float" office:value="1.75380196479708E+049" calcext:value-type="float">
            <text:p>1,75380196479708E+049</text:p>
          </table:table-cell>
          <table:table-cell table:formula="of:=[.A167]*LOG([.A167];2)" office:value-type="float" office:value="2.86895628645022E+051" calcext:value-type="float">
            <text:p>2,86895628645022E+051</text:p>
          </table:table-cell>
          <table:table-cell table:formula="of:=[.A167]^[.$C$3]" office:value-type="float" office:value="5.45029937339573E+049" calcext:value-type="float">
            <text:p>5,45029937339573E+049</text:p>
          </table:table-cell>
          <table:table-cell table:formula="of:=[.C167]&lt;[.B1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7]*2" office:value-type="float" office:value="3.50760392959417E+049" calcext:value-type="float">
            <text:p>3,50760392959417E+049</text:p>
          </table:table-cell>
          <table:table-cell table:formula="of:=[.A168]*LOG([.A168];2)" office:value-type="float" office:value="5.77298861219638E+051" calcext:value-type="float">
            <text:p>5,77298861219638E+051</text:p>
          </table:table-cell>
          <table:table-cell table:formula="of:=[.A168]^[.$C$3]" office:value-type="float" office:value="1.0976418407023E+050" calcext:value-type="float">
            <text:p>1,0976418407023E+050</text:p>
          </table:table-cell>
          <table:table-cell table:formula="of:=[.C168]&lt;[.B1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8]*2" office:value-type="float" office:value="7.01520785918833E+049" calcext:value-type="float">
            <text:p>7,01520785918833E+049</text:p>
          </table:table-cell>
          <table:table-cell table:formula="of:=[.A169]*LOG([.A169];2)" office:value-type="float" office:value="1.16161293029846E+052" calcext:value-type="float">
            <text:p>1,16161293029846E+052</text:p>
          </table:table-cell>
          <table:table-cell table:formula="of:=[.A169]^[.$C$3]" office:value-type="float" office:value="2.2105530869393E+050" calcext:value-type="float">
            <text:p>2,2105530869393E+050</text:p>
          </table:table-cell>
          <table:table-cell table:formula="of:=[.C169]&lt;[.B1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69]*2" office:value-type="float" office:value="1.40304157183767E+050" calcext:value-type="float">
            <text:p>1,40304157183767E+050</text:p>
          </table:table-cell>
          <table:table-cell table:formula="of:=[.A170]*LOG([.A170];2)" office:value-type="float" office:value="2.33725627631531E+052" calcext:value-type="float">
            <text:p>2,33725627631531E+052</text:p>
          </table:table-cell>
          <table:table-cell table:formula="of:=[.A170]^[.$C$3]" office:value-type="float" office:value="4.45185739917708E+050" calcext:value-type="float">
            <text:p>4,45185739917708E+050</text:p>
          </table:table-cell>
          <table:table-cell table:formula="of:=[.C170]&lt;[.B1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0]*2" office:value-type="float" office:value="2.80608314367533E+050" calcext:value-type="float">
            <text:p>2,80608314367533E+050</text:p>
          </table:table-cell>
          <table:table-cell table:formula="of:=[.A171]*LOG([.A171];2)" office:value-type="float" office:value="4.70257338406737E+052" calcext:value-type="float">
            <text:p>4,70257338406737E+052</text:p>
          </table:table-cell>
          <table:table-cell table:formula="of:=[.A171]^[.$C$3]" office:value-type="float" office:value="8.96564503232487E+050" calcext:value-type="float">
            <text:p>8,96564503232487E+050</text:p>
          </table:table-cell>
          <table:table-cell table:formula="of:=[.C171]&lt;[.B1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1]*2" office:value-type="float" office:value="5.61216628735067E+050" calcext:value-type="float">
            <text:p>5,61216628735067E+050</text:p>
          </table:table-cell>
          <table:table-cell table:formula="of:=[.A172]*LOG([.A172];2)" office:value-type="float" office:value="9.46126843100824E+052" calcext:value-type="float">
            <text:p>9,46126843100824E+052</text:p>
          </table:table-cell>
          <table:table-cell table:formula="of:=[.A172]^[.$C$3]" office:value-type="float" office:value="1.8056012050276E+051" calcext:value-type="float">
            <text:p>1,8056012050276E+051</text:p>
          </table:table-cell>
          <table:table-cell table:formula="of:=[.C172]&lt;[.B1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2]*2" office:value-type="float" office:value="1.12243325747013E+051" calcext:value-type="float">
            <text:p>1,12243325747013E+051</text:p>
          </table:table-cell>
          <table:table-cell table:formula="of:=[.A173]*LOG([.A173];2)" office:value-type="float" office:value="1.90347801877635E+053" calcext:value-type="float">
            <text:p>1,90347801877635E+053</text:p>
          </table:table-cell>
          <table:table-cell table:formula="of:=[.A173]^[.$C$3]" office:value-type="float" office:value="3.63632030918327E+051" calcext:value-type="float">
            <text:p>3,63632030918327E+051</text:p>
          </table:table-cell>
          <table:table-cell table:formula="of:=[.C173]&lt;[.B1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3]*2" office:value-type="float" office:value="2.24486651494027E+051" calcext:value-type="float">
            <text:p>2,24486651494027E+051</text:p>
          </table:table-cell>
          <table:table-cell table:formula="of:=[.A174]*LOG([.A174];2)" office:value-type="float" office:value="3.8294047027021E+053" calcext:value-type="float">
            <text:p>3,8294047027021E+053</text:p>
          </table:table-cell>
          <table:table-cell table:formula="of:=[.A174]^[.$C$3]" office:value-type="float" office:value="7.32322583423212E+051" calcext:value-type="float">
            <text:p>7,32322583423212E+051</text:p>
          </table:table-cell>
          <table:table-cell table:formula="of:=[.C174]&lt;[.B1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4]*2" office:value-type="float" office:value="4.48973302988053E+051" calcext:value-type="float">
            <text:p>4,48973302988053E+051</text:p>
          </table:table-cell>
          <table:table-cell table:formula="of:=[.A175]*LOG([.A175];2)" office:value-type="float" office:value="7.70370673570301E+053" calcext:value-type="float">
            <text:p>7,70370673570301E+053</text:p>
          </table:table-cell>
          <table:table-cell table:formula="of:=[.A175]^[.$C$3]" office:value-type="float" office:value="1.47483257961976E+052" calcext:value-type="float">
            <text:p>1,47483257961976E+052</text:p>
          </table:table-cell>
          <table:table-cell table:formula="of:=[.C175]&lt;[.B1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5]*2" office:value-type="float" office:value="8.97946605976107E+051" calcext:value-type="float">
            <text:p>8,97946605976107E+051</text:p>
          </table:table-cell>
          <table:table-cell table:formula="of:=[.A176]*LOG([.A176];2)" office:value-type="float" office:value="1.54972081320036E+054" calcext:value-type="float">
            <text:p>1,54972081320036E+054</text:p>
          </table:table-cell>
          <table:table-cell table:formula="of:=[.A176]^[.$C$3]" office:value-type="float" office:value="2.97018170290516E+052" calcext:value-type="float">
            <text:p>2,97018170290516E+052</text:p>
          </table:table-cell>
          <table:table-cell table:formula="of:=[.C176]&lt;[.B1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6]*2" office:value-type="float" office:value="1.79589321195221E+052" calcext:value-type="float">
            <text:p>1,79589321195221E+052</text:p>
          </table:table-cell>
          <table:table-cell table:formula="of:=[.A177]*LOG([.A177];2)" office:value-type="float" office:value="3.11740055852025E+054" calcext:value-type="float">
            <text:p>3,11740055852025E+054</text:p>
          </table:table-cell>
          <table:table-cell table:formula="of:=[.A177]^[.$C$3]" office:value-type="float" office:value="5.98168190083454E+052" calcext:value-type="float">
            <text:p>5,98168190083454E+052</text:p>
          </table:table-cell>
          <table:table-cell table:formula="of:=[.C177]&lt;[.B1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7]*2" office:value-type="float" office:value="3.59178642390443E+052" calcext:value-type="float">
            <text:p>3,59178642390443E+052</text:p>
          </table:table-cell>
          <table:table-cell table:formula="of:=[.A178]*LOG([.A178];2)" office:value-type="float" office:value="6.27071898127954E+054" calcext:value-type="float">
            <text:p>6,27071898127954E+054</text:p>
          </table:table-cell>
          <table:table-cell table:formula="of:=[.A178]^[.$C$3]" office:value-type="float" office:value="1.20465755774383E+053" calcext:value-type="float">
            <text:p>1,20465755774383E+053</text:p>
          </table:table-cell>
          <table:table-cell table:formula="of:=[.C178]&lt;[.B1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8]*2" office:value-type="float" office:value="7.18357284780885E+052" calcext:value-type="float">
            <text:p>7,18357284780885E+052</text:p>
          </table:table-cell>
          <table:table-cell table:formula="of:=[.A179]*LOG([.A179];2)" office:value-type="float" office:value="1.26132736910372E+055" calcext:value-type="float">
            <text:p>1,26132736910372E+055</text:p>
          </table:table-cell>
          <table:table-cell table:formula="of:=[.A179]^[.$C$3]" office:value-type="float" office:value="2.42607322737585E+053" calcext:value-type="float">
            <text:p>2,42607322737585E+053</text:p>
          </table:table-cell>
          <table:table-cell table:formula="of:=[.C179]&lt;[.B1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79]*2" office:value-type="float" office:value="1.43671456956177E+053" calcext:value-type="float">
            <text:p>1,43671456956177E+053</text:p>
          </table:table-cell>
          <table:table-cell table:formula="of:=[.A180]*LOG([.A180];2)" office:value-type="float" office:value="2.53702188390305E+055" calcext:value-type="float">
            <text:p>2,53702188390305E+055</text:p>
          </table:table-cell>
          <table:table-cell table:formula="of:=[.A180]^[.$C$3]" office:value-type="float" office:value="4.88589580230025E+053" calcext:value-type="float">
            <text:p>4,88589580230025E+053</text:p>
          </table:table-cell>
          <table:table-cell table:formula="of:=[.C180]&lt;[.B1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0]*2" office:value-type="float" office:value="2.87342913912354E+053" calcext:value-type="float">
            <text:p>2,87342913912354E+053</text:p>
          </table:table-cell>
          <table:table-cell table:formula="of:=[.A181]*LOG([.A181];2)" office:value-type="float" office:value="5.10277805919734E+055" calcext:value-type="float">
            <text:p>5,10277805919734E+055</text:p>
          </table:table-cell>
          <table:table-cell table:formula="of:=[.A181]^[.$C$3]" office:value-type="float" office:value="9.83975979025013E+053" calcext:value-type="float">
            <text:p>9,83975979025013E+053</text:p>
          </table:table-cell>
          <table:table-cell table:formula="of:=[.C181]&lt;[.B1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1]*2" office:value-type="float" office:value="5.74685827824708E+053" calcext:value-type="float">
            <text:p>5,74685827824708E+053</text:p>
          </table:table-cell>
          <table:table-cell table:formula="of:=[.A182]*LOG([.A182];2)" office:value-type="float" office:value="1.02630247011771E+056" calcext:value-type="float">
            <text:p>1,02630247011771E+056</text:p>
          </table:table-cell>
          <table:table-cell table:formula="of:=[.A182]^[.$C$3]" office:value-type="float" office:value="1.98164014640346E+054" calcext:value-type="float">
            <text:p>1,98164014640346E+054</text:p>
          </table:table-cell>
          <table:table-cell table:formula="of:=[.C182]&lt;[.B1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2]*2" office:value-type="float" office:value="1.14937165564942E+054" calcext:value-type="float">
            <text:p>1,14937165564942E+054</text:p>
          </table:table-cell>
          <table:table-cell table:formula="of:=[.A183]*LOG([.A183];2)" office:value-type="float" office:value="2.06409865679192E+056" calcext:value-type="float">
            <text:p>2,06409865679192E+056</text:p>
          </table:table-cell>
          <table:table-cell table:formula="of:=[.A183]^[.$C$3]" office:value-type="float" office:value="3.99084708727235E+054" calcext:value-type="float">
            <text:p>3,99084708727235E+054</text:p>
          </table:table-cell>
          <table:table-cell table:formula="of:=[.C183]&lt;[.B1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3]*2" office:value-type="float" office:value="2.29874331129883E+054" calcext:value-type="float">
            <text:p>2,29874331129883E+054</text:p>
          </table:table-cell>
          <table:table-cell table:formula="of:=[.A184]*LOG([.A184];2)" office:value-type="float" office:value="4.15118474669683E+056" calcext:value-type="float">
            <text:p>4,15118474669683E+056</text:p>
          </table:table-cell>
          <table:table-cell table:formula="of:=[.A184]^[.$C$3]" office:value-type="float" office:value="8.03721124791316E+054" calcext:value-type="float">
            <text:p>8,03721124791316E+054</text:p>
          </table:table-cell>
          <table:table-cell table:formula="of:=[.C184]&lt;[.B1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4]*2" office:value-type="float" office:value="4.59748662259767E+054" calcext:value-type="float">
            <text:p>4,59748662259767E+054</text:p>
          </table:table-cell>
          <table:table-cell table:formula="of:=[.A185]*LOG([.A185];2)" office:value-type="float" office:value="8.34834435961964E+056" calcext:value-type="float">
            <text:p>8,34834435961964E+056</text:p>
          </table:table-cell>
          <table:table-cell table:formula="of:=[.A185]^[.$C$3]" office:value-type="float" office:value="1.61862289461289E+055" calcext:value-type="float">
            <text:p>1,61862289461289E+055</text:p>
          </table:table-cell>
          <table:table-cell table:formula="of:=[.C185]&lt;[.B1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5]*2" office:value-type="float" office:value="9.19497324519533E+054" calcext:value-type="float">
            <text:p>9,19497324519533E+054</text:p>
          </table:table-cell>
          <table:table-cell table:formula="of:=[.A186]*LOG([.A186];2)" office:value-type="float" office:value="1.67886384516912E+057" calcext:value-type="float">
            <text:p>1,67886384516912E+057</text:p>
          </table:table-cell>
          <table:table-cell table:formula="of:=[.A186]^[.$C$3]" office:value-type="float" office:value="3.25976261435864E+055" calcext:value-type="float">
            <text:p>3,25976261435864E+055</text:p>
          </table:table-cell>
          <table:table-cell table:formula="of:=[.C186]&lt;[.B1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6]*2" office:value-type="float" office:value="1.83899464903907E+055" calcext:value-type="float">
            <text:p>1,83899464903907E+055</text:p>
          </table:table-cell>
          <table:table-cell table:formula="of:=[.A187]*LOG([.A187];2)" office:value-type="float" office:value="3.37611763682864E+057" calcext:value-type="float">
            <text:p>3,37611763682864E+057</text:p>
          </table:table-cell>
          <table:table-cell table:formula="of:=[.A187]^[.$C$3]" office:value-type="float" office:value="6.56487211279166E+055" calcext:value-type="float">
            <text:p>6,56487211279166E+055</text:p>
          </table:table-cell>
          <table:table-cell table:formula="of:=[.C187]&lt;[.B1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7]*2" office:value-type="float" office:value="3.67798929807813E+055" calcext:value-type="float">
            <text:p>3,67798929807813E+055</text:p>
          </table:table-cell>
          <table:table-cell table:formula="of:=[.A188]*LOG([.A188];2)" office:value-type="float" office:value="6.78901516663806E+057" calcext:value-type="float">
            <text:p>6,78901516663806E+057</text:p>
          </table:table-cell>
          <table:table-cell table:formula="of:=[.A188]^[.$C$3]" office:value-type="float" office:value="1.32210688187763E+056" calcext:value-type="float">
            <text:p>1,32210688187763E+056</text:p>
          </table:table-cell>
          <table:table-cell table:formula="of:=[.C188]&lt;[.B1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8]*2" office:value-type="float" office:value="7.35597859615627E+055" calcext:value-type="float">
            <text:p>7,35597859615627E+055</text:p>
          </table:table-cell>
          <table:table-cell table:formula="of:=[.A189]*LOG([.A189];2)" office:value-type="float" office:value="1.36515901192377E+058" calcext:value-type="float">
            <text:p>1,36515901192377E+058</text:p>
          </table:table-cell>
          <table:table-cell table:formula="of:=[.A189]^[.$C$3]" office:value-type="float" office:value="2.66260572494972E+056" calcext:value-type="float">
            <text:p>2,66260572494972E+056</text:p>
          </table:table-cell>
          <table:table-cell table:formula="of:=[.C189]&lt;[.B1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89]*2" office:value-type="float" office:value="1.47119571923125E+056" calcext:value-type="float">
            <text:p>1,47119571923125E+056</text:p>
          </table:table-cell>
          <table:table-cell table:formula="of:=[.A190]*LOG([.A190];2)" office:value-type="float" office:value="2.74502998103985E+058" calcext:value-type="float">
            <text:p>2,74502998103985E+058</text:p>
          </table:table-cell>
          <table:table-cell table:formula="of:=[.A190]^[.$C$3]" office:value-type="float" office:value="5.36225122470183E+056" calcext:value-type="float">
            <text:p>5,36225122470183E+056</text:p>
          </table:table-cell>
          <table:table-cell table:formula="of:=[.C190]&lt;[.B1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0]*2" office:value-type="float" office:value="2.94239143846251E+056" calcext:value-type="float">
            <text:p>2,94239143846251E+056</text:p>
          </table:table-cell>
          <table:table-cell table:formula="of:=[.A191]*LOG([.A191];2)" office:value-type="float" office:value="5.51948387646432E+058" calcext:value-type="float">
            <text:p>5,51948387646432E+058</text:p>
          </table:table-cell>
          <table:table-cell table:formula="of:=[.A191]^[.$C$3]" office:value-type="float" office:value="1.07990972630239E+057" calcext:value-type="float">
            <text:p>1,07990972630239E+057</text:p>
          </table:table-cell>
          <table:table-cell table:formula="of:=[.C191]&lt;[.B1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1]*2" office:value-type="float" office:value="5.88478287692501E+056" calcext:value-type="float">
            <text:p>5,88478287692501E+056</text:p>
          </table:table-cell>
          <table:table-cell table:formula="of:=[.A192]*LOG([.A192];2)" office:value-type="float" office:value="1.10978155816979E+059" calcext:value-type="float">
            <text:p>1,10978155816979E+059</text:p>
          </table:table-cell>
          <table:table-cell table:formula="of:=[.A192]^[.$C$3]" office:value-type="float" office:value="2.17484218492085E+057" calcext:value-type="float">
            <text:p>2,17484218492085E+057</text:p>
          </table:table-cell>
          <table:table-cell table:formula="of:=[.C192]&lt;[.B1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2]*2" office:value-type="float" office:value="1.176956575385E+057" calcext:value-type="float">
            <text:p>1,176956575385E+057</text:p>
          </table:table-cell>
          <table:table-cell table:formula="of:=[.A193]*LOG([.A193];2)" office:value-type="float" office:value="2.23133268209343E+059" calcext:value-type="float">
            <text:p>2,23133268209343E+059</text:p>
          </table:table-cell>
          <table:table-cell table:formula="of:=[.A193]^[.$C$3]" office:value-type="float" office:value="4.37993881720705E+057" calcext:value-type="float">
            <text:p>4,37993881720705E+057</text:p>
          </table:table-cell>
          <table:table-cell table:formula="of:=[.C193]&lt;[.B1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3]*2" office:value-type="float" office:value="2.35391315077001E+057" calcext:value-type="float">
            <text:p>2,35391315077001E+057</text:p>
          </table:table-cell>
          <table:table-cell table:formula="of:=[.A194]*LOG([.A194];2)" office:value-type="float" office:value="4.48620449569456E+059" calcext:value-type="float">
            <text:p>4,48620449569456E+059</text:p>
          </table:table-cell>
          <table:table-cell table:formula="of:=[.A194]^[.$C$3]" office:value-type="float" office:value="8.82080740179101E+057" calcext:value-type="float">
            <text:p>8,82080740179101E+057</text:p>
          </table:table-cell>
          <table:table-cell table:formula="of:=[.C194]&lt;[.B1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4]*2" office:value-type="float" office:value="4.70782630154001E+057" calcext:value-type="float">
            <text:p>4,70782630154001E+057</text:p>
          </table:table-cell>
          <table:table-cell table:formula="of:=[.A195]*LOG([.A195];2)" office:value-type="float" office:value="9.01948725440452E+059" calcext:value-type="float">
            <text:p>9,01948725440452E+059</text:p>
          </table:table-cell>
          <table:table-cell table:formula="of:=[.A195]^[.$C$3]" office:value-type="float" office:value="1.77643219384297E+058" calcext:value-type="float">
            <text:p>1,77643219384297E+058</text:p>
          </table:table-cell>
          <table:table-cell table:formula="of:=[.C195]&lt;[.B1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5]*2" office:value-type="float" office:value="9.41565260308002E+057" calcext:value-type="float">
            <text:p>9,41565260308002E+057</text:p>
          </table:table-cell>
          <table:table-cell table:formula="of:=[.A196]*LOG([.A196];2)" office:value-type="float" office:value="1.81331310348398E+060" calcext:value-type="float">
            <text:p>1,81331310348398E+060</text:p>
          </table:table-cell>
          <table:table-cell table:formula="of:=[.A196]^[.$C$3]" office:value-type="float" office:value="3.57757651377922E+058" calcext:value-type="float">
            <text:p>3,57757651377922E+058</text:p>
          </table:table-cell>
          <table:table-cell table:formula="of:=[.C196]&lt;[.B1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6]*2" office:value-type="float" office:value="1.883130520616E+058" calcext:value-type="float">
            <text:p>1,883130520616E+058</text:p>
          </table:table-cell>
          <table:table-cell table:formula="of:=[.A197]*LOG([.A197];2)" office:value-type="float" office:value="3.64545751217413E+060" calcext:value-type="float">
            <text:p>3,64545751217413E+060</text:p>
          </table:table-cell>
          <table:table-cell table:formula="of:=[.A197]^[.$C$3]" office:value-type="float" office:value="7.2049210526051E+058" calcext:value-type="float">
            <text:p>7,2049210526051E+058</text:p>
          </table:table-cell>
          <table:table-cell table:formula="of:=[.C197]&lt;[.B1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7]*2" office:value-type="float" office:value="3.76626104123201E+058" calcext:value-type="float">
            <text:p>3,76626104123201E+058</text:p>
          </table:table-cell>
          <table:table-cell table:formula="of:=[.A198]*LOG([.A198];2)" office:value-type="float" office:value="7.32857763476057E+060" calcext:value-type="float">
            <text:p>7,32857763476057E+060</text:p>
          </table:table-cell>
          <table:table-cell table:formula="of:=[.A198]^[.$C$3]" office:value-type="float" office:value="1.45100704832824E+059" calcext:value-type="float">
            <text:p>1,45100704832824E+059</text:p>
          </table:table-cell>
          <table:table-cell table:formula="of:=[.C198]&lt;[.B1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8]*2" office:value-type="float" office:value="7.53252208246402E+058" calcext:value-type="float">
            <text:p>7,53252208246402E+058</text:p>
          </table:table-cell>
          <table:table-cell table:formula="of:=[.A199]*LOG([.A199];2)" office:value-type="float" office:value="1.47324804903458E+061" calcext:value-type="float">
            <text:p>1,47324804903458E+061</text:p>
          </table:table-cell>
          <table:table-cell table:formula="of:=[.A199]^[.$C$3]" office:value-type="float" office:value="2.92219920097108E+059" calcext:value-type="float">
            <text:p>2,92219920097108E+059</text:p>
          </table:table-cell>
          <table:table-cell table:formula="of:=[.C199]&lt;[.B1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199]*2" office:value-type="float" office:value="1.5065044164928E+059" calcext:value-type="float">
            <text:p>1,5065044164928E+059</text:p>
          </table:table-cell>
          <table:table-cell table:formula="of:=[.A200]*LOG([.A200];2)" office:value-type="float" office:value="2.96156114223409E+061" calcext:value-type="float">
            <text:p>2,96156114223409E+061</text:p>
          </table:table-cell>
          <table:table-cell table:formula="of:=[.A200]^[.$C$3]" office:value-type="float" office:value="5.88504940757828E+059" calcext:value-type="float">
            <text:p>5,88504940757828E+059</text:p>
          </table:table-cell>
          <table:table-cell table:formula="of:=[.C200]&lt;[.B2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0]*2" office:value-type="float" office:value="3.01300883298561E+059" calcext:value-type="float">
            <text:p>3,01300883298561E+059</text:p>
          </table:table-cell>
          <table:table-cell table:formula="of:=[.A201]*LOG([.A201];2)" office:value-type="float" office:value="5.95325237279803E+061" calcext:value-type="float">
            <text:p>5,95325237279803E+061</text:p>
          </table:table-cell>
          <table:table-cell table:formula="of:=[.A201]^[.$C$3]" office:value-type="float" office:value="1.18519663266379E+060" calcext:value-type="float">
            <text:p>1,18519663266379E+060</text:p>
          </table:table-cell>
          <table:table-cell table:formula="of:=[.C201]&lt;[.B2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1]*2" office:value-type="float" office:value="6.02601766597121E+059" calcext:value-type="float">
            <text:p>6,02601766597121E+059</text:p>
          </table:table-cell>
          <table:table-cell table:formula="of:=[.A202]*LOG([.A202];2)" office:value-type="float" office:value="1.19667649222558E+062" calcext:value-type="float">
            <text:p>1,19667649222558E+062</text:p>
          </table:table-cell>
          <table:table-cell table:formula="of:=[.A202]^[.$C$3]" office:value-type="float" office:value="2.38688065433868E+060" calcext:value-type="float">
            <text:p>2,38688065433868E+060</text:p>
          </table:table-cell>
          <table:table-cell table:formula="of:=[.C202]&lt;[.B2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2]*2" office:value-type="float" office:value="1.20520353319424E+060" calcext:value-type="float">
            <text:p>1,20520353319424E+060</text:p>
          </table:table-cell>
          <table:table-cell table:formula="of:=[.A203]*LOG([.A203];2)" office:value-type="float" office:value="2.4054050197831E+062" calcext:value-type="float">
            <text:p>2,4054050197831E+062</text:p>
          </table:table-cell>
          <table:table-cell table:formula="of:=[.A203]^[.$C$3]" office:value-type="float" office:value="4.80696544441868E+060" calcext:value-type="float">
            <text:p>4,80696544441868E+060</text:p>
          </table:table-cell>
          <table:table-cell table:formula="of:=[.C203]&lt;[.B2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3]*2" office:value-type="float" office:value="2.41040706638849E+060" calcext:value-type="float">
            <text:p>2,41040706638849E+060</text:p>
          </table:table-cell>
          <table:table-cell table:formula="of:=[.A204]*LOG([.A204];2)" office:value-type="float" office:value="4.83491411023008E+062" calcext:value-type="float">
            <text:p>4,83491411023008E+062</text:p>
          </table:table-cell>
          <table:table-cell table:formula="of:=[.A204]^[.$C$3]" office:value-type="float" office:value="9.68080106637651E+060" calcext:value-type="float">
            <text:p>9,68080106637651E+060</text:p>
          </table:table-cell>
          <table:table-cell table:formula="of:=[.C204]&lt;[.B2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4]*2" office:value-type="float" office:value="4.82081413277697E+060" calcext:value-type="float">
            <text:p>4,82081413277697E+060</text:p>
          </table:table-cell>
          <table:table-cell table:formula="of:=[.A205]*LOG([.A205];2)" office:value-type="float" office:value="9.71803636178792E+062" calcext:value-type="float">
            <text:p>9,71803636178792E+062</text:p>
          </table:table-cell>
          <table:table-cell table:formula="of:=[.A205]^[.$C$3]" office:value-type="float" office:value="1.94962727255657E+061" calcext:value-type="float">
            <text:p>1,94962727255657E+061</text:p>
          </table:table-cell>
          <table:table-cell table:formula="of:=[.C205]&lt;[.B2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5]*2" office:value-type="float" office:value="9.64162826555394E+060" calcext:value-type="float">
            <text:p>9,64162826555394E+060</text:p>
          </table:table-cell>
          <table:table-cell table:formula="of:=[.A206]*LOG([.A206];2)" office:value-type="float" office:value="1.95324890062314E+063" calcext:value-type="float">
            <text:p>1,95324890062314E+063</text:p>
          </table:table-cell>
          <table:table-cell table:formula="of:=[.A206]^[.$C$3]" office:value-type="float" office:value="3.92637600528555E+061" calcext:value-type="float">
            <text:p>3,92637600528555E+061</text:p>
          </table:table-cell>
          <table:table-cell table:formula="of:=[.C206]&lt;[.B2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6]*2" office:value-type="float" office:value="1.92832565311079E+061" calcext:value-type="float">
            <text:p>1,92832565311079E+061</text:p>
          </table:table-cell>
          <table:table-cell table:formula="of:=[.A207]*LOG([.A207];2)" office:value-type="float" office:value="3.92578105777738E+063" calcext:value-type="float">
            <text:p>3,92578105777738E+063</text:p>
          </table:table-cell>
          <table:table-cell table:formula="of:=[.A207]^[.$C$3]" office:value-type="float" office:value="7.90737222026364E+061" calcext:value-type="float">
            <text:p>7,90737222026364E+061</text:p>
          </table:table-cell>
          <table:table-cell table:formula="of:=[.C207]&lt;[.B2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7]*2" office:value-type="float" office:value="3.85665130622158E+061" calcext:value-type="float">
            <text:p>3,85665130622158E+061</text:p>
          </table:table-cell>
          <table:table-cell table:formula="of:=[.A208]*LOG([.A208];2)" office:value-type="float" office:value="7.89012862861699E+063" calcext:value-type="float">
            <text:p>7,89012862861699E+063</text:p>
          </table:table-cell>
          <table:table-cell table:formula="of:=[.A208]^[.$C$3]" office:value-type="float" office:value="1.59247446871176E+062" calcext:value-type="float">
            <text:p>1,59247446871176E+062</text:p>
          </table:table-cell>
          <table:table-cell table:formula="of:=[.C208]&lt;[.B2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8]*2" office:value-type="float" office:value="7.71330261244315E+061" calcext:value-type="float">
            <text:p>7,71330261244315E+061</text:p>
          </table:table-cell>
          <table:table-cell table:formula="of:=[.A209]*LOG([.A209];2)" office:value-type="float" office:value="1.58573902833584E+064" calcext:value-type="float">
            <text:p>1,58573902833584E+064</text:p>
          </table:table-cell>
          <table:table-cell table:formula="of:=[.A209]^[.$C$3]" office:value-type="float" office:value="3.20710200918586E+062" calcext:value-type="float">
            <text:p>3,20710200918586E+062</text:p>
          </table:table-cell>
          <table:table-cell table:formula="of:=[.C209]&lt;[.B2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09]*2" office:value-type="float" office:value="1.54266052248863E+062" calcext:value-type="float">
            <text:p>1,54266052248863E+062</text:p>
          </table:table-cell>
          <table:table-cell table:formula="of:=[.A210]*LOG([.A210];2)" office:value-type="float" office:value="3.18690466189657E+064" calcext:value-type="float">
            <text:p>3,18690466189657E+064</text:p>
          </table:table-cell>
          <table:table-cell table:formula="of:=[.A210]^[.$C$3]" office:value-type="float" office:value="6.45881833549551E+062" calcext:value-type="float">
            <text:p>6,45881833549551E+062</text:p>
          </table:table-cell>
          <table:table-cell table:formula="of:=[.C210]&lt;[.B2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0]*2" office:value-type="float" office:value="3.08532104497726E+062" calcext:value-type="float">
            <text:p>3,08532104497726E+062</text:p>
          </table:table-cell>
          <table:table-cell table:formula="of:=[.A211]*LOG([.A211];2)" office:value-type="float" office:value="6.40466253424291E+064" calcext:value-type="float">
            <text:p>6,40466253424291E+064</text:p>
          </table:table-cell>
          <table:table-cell table:formula="of:=[.A211]^[.$C$3]" office:value-type="float" office:value="1.30074859394706E+063" calcext:value-type="float">
            <text:p>1,30074859394706E+063</text:p>
          </table:table-cell>
          <table:table-cell table:formula="of:=[.C211]&lt;[.B2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1]*2" office:value-type="float" office:value="6.17064208995452E+062" calcext:value-type="float">
            <text:p>6,17064208995452E+062</text:p>
          </table:table-cell>
          <table:table-cell table:formula="of:=[.A212]*LOG([.A212];2)" office:value-type="float" office:value="1.28710314893854E+065" calcext:value-type="float">
            <text:p>1,28710314893854E+065</text:p>
          </table:table-cell>
          <table:table-cell table:formula="of:=[.A212]^[.$C$3]" office:value-type="float" office:value="2.61959203180693E+063" calcext:value-type="float">
            <text:p>2,61959203180693E+063</text:p>
          </table:table-cell>
          <table:table-cell table:formula="of:=[.C212]&lt;[.B2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2]*2" office:value-type="float" office:value="1.2341284179909E+063" calcext:value-type="float">
            <text:p>1,2341284179909E+063</text:p>
          </table:table-cell>
          <table:table-cell table:formula="of:=[.A213]*LOG([.A213];2)" office:value-type="float" office:value="2.58654758205698E+065" calcext:value-type="float">
            <text:p>2,58654758205698E+065</text:p>
          </table:table-cell>
          <table:table-cell table:formula="of:=[.A213]^[.$C$3]" office:value-type="float" office:value="5.27562547062469E+063" calcext:value-type="float">
            <text:p>5,27562547062469E+063</text:p>
          </table:table-cell>
          <table:table-cell table:formula="of:=[.C213]&lt;[.B2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3]*2" office:value-type="float" office:value="2.46825683598181E+063" calcext:value-type="float">
            <text:p>2,46825683598181E+063</text:p>
          </table:table-cell>
          <table:table-cell table:formula="of:=[.A214]*LOG([.A214];2)" office:value-type="float" office:value="5.19777773247378E+065" calcext:value-type="float">
            <text:p>5,19777773247378E+065</text:p>
          </table:table-cell>
          <table:table-cell table:formula="of:=[.A214]^[.$C$3]" office:value-type="float" office:value="1.06246406953322E+064" calcext:value-type="float">
            <text:p>1,06246406953322E+064</text:p>
          </table:table-cell>
          <table:table-cell table:formula="of:=[.C214]&lt;[.B2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4]*2" office:value-type="float" office:value="4.93651367196362E+063" calcext:value-type="float">
            <text:p>4,93651367196362E+063</text:p>
          </table:table-cell>
          <table:table-cell table:formula="of:=[.A215]*LOG([.A215];2)" office:value-type="float" office:value="1.04449206016672E+066" calcext:value-type="float">
            <text:p>1,04449206016672E+066</text:p>
          </table:table-cell>
          <table:table-cell table:formula="of:=[.A215]^[.$C$3]" office:value-type="float" office:value="2.13970818310466E+064" calcext:value-type="float">
            <text:p>2,13970818310466E+064</text:p>
          </table:table-cell>
          <table:table-cell table:formula="of:=[.C215]&lt;[.B2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5]*2" office:value-type="float" office:value="9.87302734392724E+063" calcext:value-type="float">
            <text:p>9,87302734392724E+063</text:p>
          </table:table-cell>
          <table:table-cell table:formula="of:=[.A216]*LOG([.A216];2)" office:value-type="float" office:value="2.09885714767737E+066" calcext:value-type="float">
            <text:p>2,09885714767737E+066</text:p>
          </table:table-cell>
          <table:table-cell table:formula="of:=[.A216]^[.$C$3]" office:value-type="float" office:value="4.30918206095802E+064" calcext:value-type="float">
            <text:p>4,30918206095802E+064</text:p>
          </table:table-cell>
          <table:table-cell table:formula="of:=[.C216]&lt;[.B2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6]*2" office:value-type="float" office:value="1.97460546878545E+064" calcext:value-type="float">
            <text:p>1,97460546878545E+064</text:p>
          </table:table-cell>
          <table:table-cell table:formula="of:=[.A217]*LOG([.A217];2)" office:value-type="float" office:value="4.21746035004259E+066" calcext:value-type="float">
            <text:p>4,21746035004259E+066</text:p>
          </table:table-cell>
          <table:table-cell table:formula="of:=[.A217]^[.$C$3]" office:value-type="float" office:value="8.67830958497306E+064" calcext:value-type="float">
            <text:p>8,67830958497306E+064</text:p>
          </table:table-cell>
          <table:table-cell table:formula="of:=[.C217]&lt;[.B2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7]*2" office:value-type="float" office:value="3.94921093757089E+064" calcext:value-type="float">
            <text:p>3,94921093757089E+064</text:p>
          </table:table-cell>
          <table:table-cell table:formula="of:=[.A218]*LOG([.A218];2)" office:value-type="float" office:value="8.47441280946088E+066" calcext:value-type="float">
            <text:p>8,47441280946088E+066</text:p>
          </table:table-cell>
          <table:table-cell table:formula="of:=[.A218]^[.$C$3]" office:value-type="float" office:value="1.74773440033981E+065" calcext:value-type="float">
            <text:p>1,74773440033981E+065</text:p>
          </table:table-cell>
          <table:table-cell table:formula="of:=[.C218]&lt;[.B2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8]*2" office:value-type="float" office:value="7.89842187514179E+064" calcext:value-type="float">
            <text:p>7,89842187514179E+064</text:p>
          </table:table-cell>
          <table:table-cell table:formula="of:=[.A219]*LOG([.A219];2)" office:value-type="float" office:value="1.70278098376732E+067" calcext:value-type="float">
            <text:p>1,70278098376732E+067</text:p>
          </table:table-cell>
          <table:table-cell table:formula="of:=[.A219]^[.$C$3]" office:value-type="float" office:value="3.51978170889444E+065" calcext:value-type="float">
            <text:p>3,51978170889444E+065</text:p>
          </table:table-cell>
          <table:table-cell table:formula="of:=[.C219]&lt;[.B2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19]*2" office:value-type="float" office:value="1.57968437502836E+065" calcext:value-type="float">
            <text:p>1,57968437502836E+065</text:p>
          </table:table-cell>
          <table:table-cell table:formula="of:=[.A220]*LOG([.A220];2)" office:value-type="float" office:value="3.42135881128492E+067" calcext:value-type="float">
            <text:p>3,42135881128492E+067</text:p>
          </table:table-cell>
          <table:table-cell table:formula="of:=[.A220]^[.$C$3]" office:value-type="float" office:value="7.08852745351876E+065" calcext:value-type="float">
            <text:p>7,08852745351876E+065</text:p>
          </table:table-cell>
          <table:table-cell table:formula="of:=[.C220]&lt;[.B2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0]*2" office:value-type="float" office:value="3.15936875005672E+065" calcext:value-type="float">
            <text:p>3,15936875005672E+065</text:p>
          </table:table-cell>
          <table:table-cell table:formula="of:=[.A221]*LOG([.A221];2)" office:value-type="float" office:value="6.87431131007041E+067" calcext:value-type="float">
            <text:p>6,87431131007041E+067</text:p>
          </table:table-cell>
          <table:table-cell table:formula="of:=[.A221]^[.$C$3]" office:value-type="float" office:value="1.42756641221003E+066" calcext:value-type="float">
            <text:p>1,42756641221003E+066</text:p>
          </table:table-cell>
          <table:table-cell table:formula="of:=[.C221]&lt;[.B2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1]*2" office:value-type="float" office:value="6.31873750011343E+065" calcext:value-type="float">
            <text:p>6,31873750011343E+065</text:p>
          </table:table-cell>
          <table:table-cell table:formula="of:=[.A222]*LOG([.A222];2)" office:value-type="float" office:value="1.3811809995142E+068" calcext:value-type="float">
            <text:p>1,3811809995142E+068</text:p>
          </table:table-cell>
          <table:table-cell table:formula="of:=[.A222]^[.$C$3]" office:value-type="float" office:value="2.87499184369889E+066" calcext:value-type="float">
            <text:p>2,87499184369889E+066</text:p>
          </table:table-cell>
          <table:table-cell table:formula="of:=[.C222]&lt;[.B2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2]*2" office:value-type="float" office:value="1.26374750002269E+066" calcext:value-type="float">
            <text:p>1,26374750002269E+066</text:p>
          </table:table-cell>
          <table:table-cell table:formula="of:=[.A223]*LOG([.A223];2)" office:value-type="float" office:value="2.77499947402862E+068" calcext:value-type="float">
            <text:p>2,77499947402862E+068</text:p>
          </table:table-cell>
          <table:table-cell table:formula="of:=[.A223]^[.$C$3]" office:value-type="float" office:value="5.78997798676079E+066" calcext:value-type="float">
            <text:p>5,78997798676079E+066</text:p>
          </table:table-cell>
          <table:table-cell table:formula="of:=[.C223]&lt;[.B2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3]*2" office:value-type="float" office:value="2.52749500004537E+066" calcext:value-type="float">
            <text:p>2,52749500004537E+066</text:p>
          </table:table-cell>
          <table:table-cell table:formula="of:=[.A224]*LOG([.A224];2)" office:value-type="float" office:value="5.57527389805769E+068" calcext:value-type="float">
            <text:p>5,57527389805769E+068</text:p>
          </table:table-cell>
          <table:table-cell table:formula="of:=[.A224]^[.$C$3]" office:value-type="float" office:value="1.166050093695E+067" calcext:value-type="float">
            <text:p>1,166050093695E+067</text:p>
          </table:table-cell>
          <table:table-cell table:formula="of:=[.C224]&lt;[.B2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4]*2" office:value-type="float" office:value="5.05499000009075E+066" calcext:value-type="float">
            <text:p>5,05499000009075E+066</text:p>
          </table:table-cell>
          <table:table-cell table:formula="of:=[.A225]*LOG([.A225];2)" office:value-type="float" office:value="1.12010976961163E+069" calcext:value-type="float">
            <text:p>1,12010976961163E+069</text:p>
          </table:table-cell>
          <table:table-cell table:formula="of:=[.A225]^[.$C$3]" office:value-type="float" office:value="2.34832122698068E+067" calcext:value-type="float">
            <text:p>2,34832122698068E+067</text:p>
          </table:table-cell>
          <table:table-cell table:formula="of:=[.C225]&lt;[.B2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5]*2" office:value-type="float" office:value="1.01099800001815E+067" calcext:value-type="float">
            <text:p>1,01099800001815E+067</text:p>
          </table:table-cell>
          <table:table-cell table:formula="of:=[.A226]*LOG([.A226];2)" office:value-type="float" office:value="2.25032951922344E+069" calcext:value-type="float">
            <text:p>2,25032951922344E+069</text:p>
          </table:table-cell>
          <table:table-cell table:formula="of:=[.A226]^[.$C$3]" office:value-type="float" office:value="4.72931018564839E+067" calcext:value-type="float">
            <text:p>4,72931018564839E+067</text:p>
          </table:table-cell>
          <table:table-cell table:formula="of:=[.C226]&lt;[.B2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6]*2" office:value-type="float" office:value="2.0219960000363E+067" calcext:value-type="float">
            <text:p>2,0219960000363E+067</text:p>
          </table:table-cell>
          <table:table-cell table:formula="of:=[.A227]*LOG([.A227];2)" office:value-type="float" office:value="4.52087899844724E+069" calcext:value-type="float">
            <text:p>4,52087899844724E+069</text:p>
          </table:table-cell>
          <table:table-cell table:formula="of:=[.A227]^[.$C$3]" office:value-type="float" office:value="9.52441027875684E+067" calcext:value-type="float">
            <text:p>9,52441027875684E+067</text:p>
          </table:table-cell>
          <table:table-cell table:formula="of:=[.C227]&lt;[.B2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7]*2" office:value-type="float" office:value="4.0439920000726E+067" calcext:value-type="float">
            <text:p>4,0439920000726E+067</text:p>
          </table:table-cell>
          <table:table-cell table:formula="of:=[.A228]*LOG([.A228];2)" office:value-type="float" office:value="9.0821979168952E+069" calcext:value-type="float">
            <text:p>9,0821979168952E+069</text:p>
          </table:table-cell>
          <table:table-cell table:formula="of:=[.A228]^[.$C$3]" office:value-type="float" office:value="1.91813155824229E+068" calcext:value-type="float">
            <text:p>1,91813155824229E+068</text:p>
          </table:table-cell>
          <table:table-cell table:formula="of:=[.C228]&lt;[.B2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8]*2" office:value-type="float" office:value="8.08798400014519E+067" calcext:value-type="float">
            <text:p>8,08798400014519E+067</text:p>
          </table:table-cell>
          <table:table-cell table:formula="of:=[.A229]*LOG([.A229];2)" office:value-type="float" office:value="1.82452756737919E+070" calcext:value-type="float">
            <text:p>1,82452756737919E+070</text:p>
          </table:table-cell>
          <table:table-cell table:formula="of:=[.A229]^[.$C$3]" office:value-type="float" office:value="3.86294643662204E+068" calcext:value-type="float">
            <text:p>3,86294643662204E+068</text:p>
          </table:table-cell>
          <table:table-cell table:formula="of:=[.C229]&lt;[.B2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29]*2" office:value-type="float" office:value="1.61759680002904E+068" calcext:value-type="float">
            <text:p>1,61759680002904E+068</text:p>
          </table:table-cell>
          <table:table-cell table:formula="of:=[.A230]*LOG([.A230];2)" office:value-type="float" office:value="3.66523110275866E+070" calcext:value-type="float">
            <text:p>3,66523110275866E+070</text:p>
          </table:table-cell>
          <table:table-cell table:formula="of:=[.A230]^[.$C$3]" office:value-type="float" office:value="7.77963070785677E+068" calcext:value-type="float">
            <text:p>7,77963070785677E+068</text:p>
          </table:table-cell>
          <table:table-cell table:formula="of:=[.C230]&lt;[.B2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0]*2" office:value-type="float" office:value="3.23519360005808E+068" calcext:value-type="float">
            <text:p>3,23519360005808E+068</text:p>
          </table:table-cell>
          <table:table-cell table:formula="of:=[.A231]*LOG([.A231];2)" office:value-type="float" office:value="7.3628141415179E+070" calcext:value-type="float">
            <text:p>7,3628141415179E+070</text:p>
          </table:table-cell>
          <table:table-cell table:formula="of:=[.A231]^[.$C$3]" office:value-type="float" office:value="1.56674846373361E+069" calcext:value-type="float">
            <text:p>1,56674846373361E+069</text:p>
          </table:table-cell>
          <table:table-cell table:formula="of:=[.C231]&lt;[.B2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1]*2" office:value-type="float" office:value="6.47038720011615E+068" calcext:value-type="float">
            <text:p>6,47038720011615E+068</text:p>
          </table:table-cell>
          <table:table-cell table:formula="of:=[.A232]*LOG([.A232];2)" office:value-type="float" office:value="1.4790332155037E+071" calcext:value-type="float">
            <text:p>1,4790332155037E+071</text:p>
          </table:table-cell>
          <table:table-cell table:formula="of:=[.A232]^[.$C$3]" office:value-type="float" office:value="3.15529212219879E+069" calcext:value-type="float">
            <text:p>3,15529212219879E+069</text:p>
          </table:table-cell>
          <table:table-cell table:formula="of:=[.C232]&lt;[.B2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2]*2" office:value-type="float" office:value="1.29407744002323E+069" calcext:value-type="float">
            <text:p>1,29407744002323E+069</text:p>
          </table:table-cell>
          <table:table-cell table:formula="of:=[.A233]*LOG([.A233];2)" office:value-type="float" office:value="2.97100720540763E+071" calcext:value-type="float">
            <text:p>2,97100720540763E+071</text:p>
          </table:table-cell>
          <table:table-cell table:formula="of:=[.A233]^[.$C$3]" office:value-type="float" office:value="6.35447782899664E+069" calcext:value-type="float">
            <text:p>6,35447782899664E+069</text:p>
          </table:table-cell>
          <table:table-cell table:formula="of:=[.C233]&lt;[.B2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3]*2" office:value-type="float" office:value="2.58815488004646E+069" calcext:value-type="float">
            <text:p>2,58815488004646E+069</text:p>
          </table:table-cell>
          <table:table-cell table:formula="of:=[.A234]*LOG([.A234];2)" office:value-type="float" office:value="5.96789595961572E+071" calcext:value-type="float">
            <text:p>5,96789595961572E+071</text:p>
          </table:table-cell>
          <table:table-cell table:formula="of:=[.A234]^[.$C$3]" office:value-type="float" office:value="1.27973534352411E+070" calcext:value-type="float">
            <text:p>1,27973534352411E+070</text:p>
          </table:table-cell>
          <table:table-cell table:formula="of:=[.C234]&lt;[.B2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4]*2" office:value-type="float" office:value="5.17630976009292E+069" calcext:value-type="float">
            <text:p>5,17630976009292E+069</text:p>
          </table:table-cell>
          <table:table-cell table:formula="of:=[.A235]*LOG([.A235];2)" office:value-type="float" office:value="1.19875550168324E+072" calcext:value-type="float">
            <text:p>1,19875550168324E+072</text:p>
          </table:table-cell>
          <table:table-cell table:formula="of:=[.A235]^[.$C$3]" office:value-type="float" office:value="2.57727321353068E+070" calcext:value-type="float">
            <text:p>2,57727321353068E+070</text:p>
          </table:table-cell>
          <table:table-cell table:formula="of:=[.C235]&lt;[.B2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5]*2" office:value-type="float" office:value="1.03526195201858E+070" calcext:value-type="float">
            <text:p>1,03526195201858E+070</text:p>
          </table:table-cell>
          <table:table-cell table:formula="of:=[.A236]*LOG([.A236];2)" office:value-type="float" office:value="2.40786362288666E+072" calcext:value-type="float">
            <text:p>2,40786362288666E+072</text:p>
          </table:table-cell>
          <table:table-cell table:formula="of:=[.A236]^[.$C$3]" office:value-type="float" office:value="5.19039913275447E+070" calcext:value-type="float">
            <text:p>5,19039913275447E+070</text:p>
          </table:table-cell>
          <table:table-cell table:formula="of:=[.C236]&lt;[.B2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6]*2" office:value-type="float" office:value="2.07052390403717E+070" calcext:value-type="float">
            <text:p>2,07052390403717E+070</text:p>
          </table:table-cell>
          <table:table-cell table:formula="of:=[.A237]*LOG([.A237];2)" office:value-type="float" office:value="4.83643248481369E+072" calcext:value-type="float">
            <text:p>4,83643248481369E+072</text:p>
          </table:table-cell>
          <table:table-cell table:formula="of:=[.A237]^[.$C$3]" office:value-type="float" office:value="1.04530024274734E+071" calcext:value-type="float">
            <text:p>1,04530024274734E+071</text:p>
          </table:table-cell>
          <table:table-cell table:formula="of:=[.C237]&lt;[.B2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7]*2" office:value-type="float" office:value="4.14104780807434E+070" calcext:value-type="float">
            <text:p>4,14104780807434E+070</text:p>
          </table:table-cell>
          <table:table-cell table:formula="of:=[.A238]*LOG([.A238];2)" office:value-type="float" office:value="9.71427544770812E+072" calcext:value-type="float">
            <text:p>9,71427544770812E+072</text:p>
          </table:table-cell>
          <table:table-cell table:formula="of:=[.A238]^[.$C$3]" office:value-type="float" office:value="2.10514176182014E+071" calcext:value-type="float">
            <text:p>2,10514176182014E+071</text:p>
          </table:table-cell>
          <table:table-cell table:formula="of:=[.C238]&lt;[.B2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8]*2" office:value-type="float" office:value="8.28209561614868E+070" calcext:value-type="float">
            <text:p>8,28209561614868E+070</text:p>
          </table:table-cell>
          <table:table-cell table:formula="of:=[.A239]*LOG([.A239];2)" office:value-type="float" office:value="1.95113718515777E+073" calcext:value-type="float">
            <text:p>1,95113718515777E+073</text:p>
          </table:table-cell>
          <table:table-cell table:formula="of:=[.A239]^[.$C$3]" office:value-type="float" office:value="4.23956836144193E+071" calcext:value-type="float">
            <text:p>4,23956836144193E+071</text:p>
          </table:table-cell>
          <table:table-cell table:formula="of:=[.C239]&lt;[.B2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39]*2" office:value-type="float" office:value="1.65641912322974E+071" calcext:value-type="float">
            <text:p>1,65641912322974E+071</text:p>
          </table:table-cell>
          <table:table-cell table:formula="of:=[.A240]*LOG([.A240];2)" office:value-type="float" office:value="3.91883856154784E+073" calcext:value-type="float">
            <text:p>3,91883856154784E+073</text:p>
          </table:table-cell>
          <table:table-cell table:formula="of:=[.A240]^[.$C$3]" office:value-type="float" office:value="8.53811378279764E+071" calcext:value-type="float">
            <text:p>8,53811378279764E+071</text:p>
          </table:table-cell>
          <table:table-cell table:formula="of:=[.C240]&lt;[.B2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0]*2" office:value-type="float" office:value="3.31283824645947E+071" calcext:value-type="float">
            <text:p>3,31283824645947E+071</text:p>
          </table:table-cell>
          <table:table-cell table:formula="of:=[.A241]*LOG([.A241];2)" office:value-type="float" office:value="7.87080550556028E+073" calcext:value-type="float">
            <text:p>7,87080550556028E+073</text:p>
          </table:table-cell>
          <table:table-cell table:formula="of:=[.A241]^[.$C$3]" office:value-type="float" office:value="1.71950021212077E+072" calcext:value-type="float">
            <text:p>1,71950021212077E+072</text:p>
          </table:table-cell>
          <table:table-cell table:formula="of:=[.C241]&lt;[.B2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1]*2" office:value-type="float" office:value="6.62567649291894E+071" calcext:value-type="float">
            <text:p>6,62567649291894E+071</text:p>
          </table:table-cell>
          <table:table-cell table:formula="of:=[.A242]*LOG([.A242];2)" office:value-type="float" office:value="1.58078677760498E+074" calcext:value-type="float">
            <text:p>1,58078677760498E+074</text:p>
          </table:table-cell>
          <table:table-cell table:formula="of:=[.A242]^[.$C$3]" office:value-type="float" office:value="3.46292056383743E+072" calcext:value-type="float">
            <text:p>3,46292056383743E+072</text:p>
          </table:table-cell>
          <table:table-cell table:formula="of:=[.C242]&lt;[.B2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2]*2" office:value-type="float" office:value="1.32513529858379E+072" calcext:value-type="float">
            <text:p>1,32513529858379E+072</text:p>
          </table:table-cell>
          <table:table-cell table:formula="of:=[.A243]*LOG([.A243];2)" office:value-type="float" office:value="3.17482490819579E+074" calcext:value-type="float">
            <text:p>3,17482490819579E+074</text:p>
          </table:table-cell>
          <table:table-cell table:formula="of:=[.A243]^[.$C$3]" office:value-type="float" office:value="6.97401416232329E+072" calcext:value-type="float">
            <text:p>6,97401416232329E+072</text:p>
          </table:table-cell>
          <table:table-cell table:formula="of:=[.C243]&lt;[.B2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3]*2" office:value-type="float" office:value="2.65027059716758E+072" calcext:value-type="float">
            <text:p>2,65027059716758E+072</text:p>
          </table:table-cell>
          <table:table-cell table:formula="of:=[.A244]*LOG([.A244];2)" office:value-type="float" office:value="6.37615252236325E+074" calcext:value-type="float">
            <text:p>6,37615252236325E+074</text:p>
          </table:table-cell>
          <table:table-cell table:formula="of:=[.A244]^[.$C$3]" office:value-type="float" office:value="1.40450445338512E+073" calcext:value-type="float">
            <text:p>1,40450445338512E+073</text:p>
          </table:table-cell>
          <table:table-cell table:formula="of:=[.C244]&lt;[.B2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4]*2" office:value-type="float" office:value="5.30054119433515E+072" calcext:value-type="float">
            <text:p>5,30054119433515E+072</text:p>
          </table:table-cell>
          <table:table-cell table:formula="of:=[.A245]*LOG([.A245];2)" office:value-type="float" office:value="1.28053104566699E+075" calcext:value-type="float">
            <text:p>1,28053104566699E+075</text:p>
          </table:table-cell>
          <table:table-cell table:formula="of:=[.A245]^[.$C$3]" office:value-type="float" office:value="2.82854710883105E+073" calcext:value-type="float">
            <text:p>2,82854710883105E+073</text:p>
          </table:table-cell>
          <table:table-cell table:formula="of:=[.C245]&lt;[.B2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5]*2" office:value-type="float" office:value="1.06010823886703E+073" calcext:value-type="float">
            <text:p>1,06010823886703E+073</text:p>
          </table:table-cell>
          <table:table-cell table:formula="of:=[.A246]*LOG([.A246];2)" office:value-type="float" office:value="2.57166317372264E+075" calcext:value-type="float">
            <text:p>2,57166317372264E+075</text:p>
          </table:table-cell>
          <table:table-cell table:formula="of:=[.A246]^[.$C$3]" office:value-type="float" office:value="5.69644241966862E+073" calcext:value-type="float">
            <text:p>5,69644241966862E+073</text:p>
          </table:table-cell>
          <table:table-cell table:formula="of:=[.C246]&lt;[.B2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6]*2" office:value-type="float" office:value="2.12021647773406E+073" calcext:value-type="float">
            <text:p>2,12021647773406E+073</text:p>
          </table:table-cell>
          <table:table-cell table:formula="of:=[.A247]*LOG([.A247];2)" office:value-type="float" office:value="5.16452851222262E+075" calcext:value-type="float">
            <text:p>5,16452851222262E+075</text:p>
          </table:table-cell>
          <table:table-cell table:formula="of:=[.A247]^[.$C$3]" office:value-type="float" office:value="1.14721286201277E+074" calcext:value-type="float">
            <text:p>1,14721286201277E+074</text:p>
          </table:table-cell>
          <table:table-cell table:formula="of:=[.C247]&lt;[.B2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7]*2" office:value-type="float" office:value="4.24043295546812E+073" calcext:value-type="float">
            <text:p>4,24043295546812E+073</text:p>
          </table:table-cell>
          <table:table-cell table:formula="of:=[.A248]*LOG([.A248];2)" office:value-type="float" office:value="1.03714613539999E+076" calcext:value-type="float">
            <text:p>1,03714613539999E+076</text:p>
          </table:table-cell>
          <table:table-cell table:formula="of:=[.A248]^[.$C$3]" office:value-type="float" office:value="2.31038471700042E+074" calcext:value-type="float">
            <text:p>2,31038471700042E+074</text:p>
          </table:table-cell>
          <table:table-cell table:formula="of:=[.C248]&lt;[.B2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8]*2" office:value-type="float" office:value="8.48086591093625E+073" calcext:value-type="float">
            <text:p>8,48086591093625E+073</text:p>
          </table:table-cell>
          <table:table-cell table:formula="of:=[.A249]*LOG([.A249];2)" office:value-type="float" office:value="2.08277313671092E+076" calcext:value-type="float">
            <text:p>2,08277313671092E+076</text:p>
          </table:table-cell>
          <table:table-cell table:formula="of:=[.A249]^[.$C$3]" office:value-type="float" office:value="4.65290942709959E+074" calcext:value-type="float">
            <text:p>4,65290942709959E+074</text:p>
          </table:table-cell>
          <table:table-cell table:formula="of:=[.C249]&lt;[.B2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49]*2" office:value-type="float" office:value="1.69617318218725E+074" calcext:value-type="float">
            <text:p>1,69617318218725E+074</text:p>
          </table:table-cell>
          <table:table-cell table:formula="of:=[.A250]*LOG([.A250];2)" office:value-type="float" office:value="4.18250800524372E+076" calcext:value-type="float">
            <text:p>4,18250800524372E+076</text:p>
          </table:table-cell>
          <table:table-cell table:formula="of:=[.A250]^[.$C$3]" office:value-type="float" office:value="9.37054594305831E+074" calcext:value-type="float">
            <text:p>9,37054594305831E+074</text:p>
          </table:table-cell>
          <table:table-cell table:formula="of:=[.C250]&lt;[.B2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0]*2" office:value-type="float" office:value="3.3923463643745E+074" calcext:value-type="float">
            <text:p>3,3923463643745E+074</text:p>
          </table:table-cell>
          <table:table-cell table:formula="of:=[.A251]*LOG([.A251];2)" office:value-type="float" office:value="8.39893947413118E+076" calcext:value-type="float">
            <text:p>8,39893947413118E+076</text:p>
          </table:table-cell>
          <table:table-cell table:formula="of:=[.A251]^[.$C$3]" office:value-type="float" office:value="1.88714464888481E+075" calcext:value-type="float">
            <text:p>1,88714464888481E+075</text:p>
          </table:table-cell>
          <table:table-cell table:formula="of:=[.C251]&lt;[.B2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1]*2" office:value-type="float" office:value="6.784692728749E+074" calcext:value-type="float">
            <text:p>6,784692728749E+074</text:p>
          </table:table-cell>
          <table:table-cell table:formula="of:=[.A252]*LOG([.A252];2)" office:value-type="float" office:value="1.68657258755498E+077" calcext:value-type="float">
            <text:p>1,68657258755498E+077</text:p>
          </table:table-cell>
          <table:table-cell table:formula="of:=[.A252]^[.$C$3]" office:value-type="float" office:value="3.80054155590879E+075" calcext:value-type="float">
            <text:p>3,80054155590879E+075</text:p>
          </table:table-cell>
          <table:table-cell table:formula="of:=[.C252]&lt;[.B2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2]*2" office:value-type="float" office:value="1.3569385457498E+075" calcext:value-type="float">
            <text:p>1,3569385457498E+075</text:p>
          </table:table-cell>
          <table:table-cell table:formula="of:=[.A253]*LOG([.A253];2)" office:value-type="float" office:value="3.38671456056747E+077" calcext:value-type="float">
            <text:p>3,38671456056747E+077</text:p>
          </table:table-cell>
          <table:table-cell table:formula="of:=[.A253]^[.$C$3]" office:value-type="float" office:value="7.65395282588711E+075" calcext:value-type="float">
            <text:p>7,65395282588711E+075</text:p>
          </table:table-cell>
          <table:table-cell table:formula="of:=[.C253]&lt;[.B2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3]*2" office:value-type="float" office:value="2.7138770914996E+075" calcext:value-type="float">
            <text:p>2,7138770914996E+075</text:p>
          </table:table-cell>
          <table:table-cell table:formula="of:=[.A254]*LOG([.A254];2)" office:value-type="float" office:value="6.80056789204993E+077" calcext:value-type="float">
            <text:p>6,80056789204993E+077</text:p>
          </table:table-cell>
          <table:table-cell table:formula="of:=[.A254]^[.$C$3]" office:value-type="float" office:value="1.54143805557987E+076" calcext:value-type="float">
            <text:p>1,54143805557987E+076</text:p>
          </table:table-cell>
          <table:table-cell table:formula="of:=[.C254]&lt;[.B2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4]*2" office:value-type="float" office:value="5.4277541829992E+075" calcext:value-type="float">
            <text:p>5,4277541829992E+075</text:p>
          </table:table-cell>
          <table:table-cell table:formula="of:=[.A255]*LOG([.A255];2)" office:value-type="float" office:value="1.36554133259299E+078" calcext:value-type="float">
            <text:p>1,36554133259299E+078</text:p>
          </table:table-cell>
          <table:table-cell table:formula="of:=[.A255]^[.$C$3]" office:value-type="float" office:value="3.10431921026956E+076" calcext:value-type="float">
            <text:p>3,10431921026956E+076</text:p>
          </table:table-cell>
          <table:table-cell table:formula="of:=[.C255]&lt;[.B2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5]*2" office:value-type="float" office:value="1.08555083659984E+076" calcext:value-type="float">
            <text:p>1,08555083659984E+076</text:p>
          </table:table-cell>
          <table:table-cell table:formula="of:=[.A256]*LOG([.A256];2)" office:value-type="float" office:value="2.74193817355197E+078" calcext:value-type="float">
            <text:p>2,74193817355197E+078</text:p>
          </table:table-cell>
          <table:table-cell table:formula="of:=[.A256]^[.$C$3]" office:value-type="float" office:value="6.25182291585726E+076" calcext:value-type="float">
            <text:p>6,25182291585726E+076</text:p>
          </table:table-cell>
          <table:table-cell table:formula="of:=[.C256]&lt;[.B2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6]*2" office:value-type="float" office:value="2.17110167319968E+076" calcext:value-type="float">
            <text:p>2,17110167319968E+076</text:p>
          </table:table-cell>
          <table:table-cell table:formula="of:=[.A257]*LOG([.A257];2)" office:value-type="float" office:value="5.50558736383594E+078" calcext:value-type="float">
            <text:p>5,50558736383594E+078</text:p>
          </table:table-cell>
          <table:table-cell table:formula="of:=[.A257]^[.$C$3]" office:value-type="float" office:value="1.25906155661885E+077" calcext:value-type="float">
            <text:p>1,25906155661885E+077</text:p>
          </table:table-cell>
          <table:table-cell table:formula="of:=[.C257]&lt;[.B2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7]*2" office:value-type="float" office:value="4.34220334639936E+076" calcext:value-type="float">
            <text:p>4,34220334639936E+076</text:p>
          </table:table-cell>
          <table:table-cell table:formula="of:=[.A258]*LOG([.A258];2)" office:value-type="float" office:value="1.10545967611359E+079" calcext:value-type="float">
            <text:p>1,10545967611359E+079</text:p>
          </table:table-cell>
          <table:table-cell table:formula="of:=[.A258]^[.$C$3]" office:value-type="float" office:value="2.5356380446008E+077" calcext:value-type="float">
            <text:p>2,5356380446008E+077</text:p>
          </table:table-cell>
          <table:table-cell table:formula="of:=[.C258]&lt;[.B2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8]*2" office:value-type="float" office:value="8.68440669279871E+076" calcext:value-type="float">
            <text:p>8,68440669279871E+076</text:p>
          </table:table-cell>
          <table:table-cell table:formula="of:=[.A259]*LOG([.A259];2)" office:value-type="float" office:value="2.21960375891997E+079" calcext:value-type="float">
            <text:p>2,21960375891997E+079</text:p>
          </table:table-cell>
          <table:table-cell table:formula="of:=[.A259]^[.$C$3]" office:value-type="float" office:value="5.10654960389149E+077" calcext:value-type="float">
            <text:p>5,10654960389149E+077</text:p>
          </table:table-cell>
          <table:table-cell table:formula="of:=[.C259]&lt;[.B2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59]*2" office:value-type="float" office:value="1.73688133855974E+077" calcext:value-type="float">
            <text:p>1,73688133855974E+077</text:p>
          </table:table-cell>
          <table:table-cell table:formula="of:=[.A260]*LOG([.A260];2)" office:value-type="float" office:value="4.45657633122554E+079" calcext:value-type="float">
            <text:p>4,45657633122554E+079</text:p>
          </table:table-cell>
          <table:table-cell table:formula="of:=[.A260]^[.$C$3]" office:value-type="float" office:value="1.02841369305569E+078" calcext:value-type="float">
            <text:p>1,02841369305569E+078</text:p>
          </table:table-cell>
          <table:table-cell table:formula="of:=[.C260]&lt;[.B2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0]*2" office:value-type="float" office:value="3.47376267711949E+077" calcext:value-type="float">
            <text:p>3,47376267711949E+077</text:p>
          </table:table-cell>
          <table:table-cell table:formula="of:=[.A261]*LOG([.A261];2)" office:value-type="float" office:value="8.94789028922228E+079" calcext:value-type="float">
            <text:p>8,94789028922228E+079</text:p>
          </table:table-cell>
          <table:table-cell table:formula="of:=[.A261]^[.$C$3]" office:value-type="float" office:value="2.07113375195352E+078" calcext:value-type="float">
            <text:p>2,07113375195352E+078</text:p>
          </table:table-cell>
          <table:table-cell table:formula="of:=[.C261]&lt;[.B2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1]*2" office:value-type="float" office:value="6.94752535423897E+077" calcext:value-type="float">
            <text:p>6,94752535423897E+077</text:p>
          </table:table-cell>
          <table:table-cell table:formula="of:=[.A262]*LOG([.A262];2)" office:value-type="float" office:value="1.79652558319869E+080" calcext:value-type="float">
            <text:p>1,79652558319869E+080</text:p>
          </table:table-cell>
          <table:table-cell table:formula="of:=[.A262]^[.$C$3]" office:value-type="float" office:value="4.17107925287878E+078" calcext:value-type="float">
            <text:p>4,17107925287878E+078</text:p>
          </table:table-cell>
          <table:table-cell table:formula="of:=[.C262]&lt;[.B2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2]*2" office:value-type="float" office:value="1.38950507084779E+078" calcext:value-type="float">
            <text:p>1,38950507084779E+078</text:p>
          </table:table-cell>
          <table:table-cell table:formula="of:=[.A263]*LOG([.A263];2)" office:value-type="float" office:value="3.60694621710587E+080" calcext:value-type="float">
            <text:p>3,60694621710587E+080</text:p>
          </table:table-cell>
          <table:table-cell table:formula="of:=[.A263]^[.$C$3]" office:value-type="float" office:value="8.40018280682544E+078" calcext:value-type="float">
            <text:p>8,40018280682544E+078</text:p>
          </table:table-cell>
          <table:table-cell table:formula="of:=[.C263]&lt;[.B2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3]*2" office:value-type="float" office:value="2.77901014169559E+078" calcext:value-type="float">
            <text:p>2,77901014169559E+078</text:p>
          </table:table-cell>
          <table:table-cell table:formula="of:=[.A264]*LOG([.A264];2)" office:value-type="float" office:value="7.24168253562869E+080" calcext:value-type="float">
            <text:p>7,24168253562869E+080</text:p>
          </table:table-cell>
          <table:table-cell table:formula="of:=[.A264]^[.$C$3]" office:value-type="float" office:value="1.69172213976478E+079" calcext:value-type="float">
            <text:p>1,69172213976478E+079</text:p>
          </table:table-cell>
          <table:table-cell table:formula="of:=[.C264]&lt;[.B2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4]*2" office:value-type="float" office:value="5.55802028339118E+078" calcext:value-type="float">
            <text:p>5,55802028339118E+078</text:p>
          </table:table-cell>
          <table:table-cell table:formula="of:=[.A265]*LOG([.A265];2)" office:value-type="float" office:value="1.45389452740913E+081" calcext:value-type="float">
            <text:p>1,45389452740913E+081</text:p>
          </table:table-cell>
          <table:table-cell table:formula="of:=[.A265]^[.$C$3]" office:value-type="float" office:value="3.40697799557995E+079" calcext:value-type="float">
            <text:p>3,40697799557995E+079</text:p>
          </table:table-cell>
          <table:table-cell table:formula="of:=[.C265]&lt;[.B2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5]*2" office:value-type="float" office:value="1.11160405667824E+079" calcext:value-type="float">
            <text:p>1,11160405667824E+079</text:p>
          </table:table-cell>
          <table:table-cell table:formula="of:=[.A266]*LOG([.A266];2)" office:value-type="float" office:value="2.91890509538504E+081" calcext:value-type="float">
            <text:p>2,91890509538504E+081</text:p>
          </table:table-cell>
          <table:table-cell table:formula="of:=[.A266]^[.$C$3]" office:value-type="float" office:value="6.86135080314069E+079" calcext:value-type="float">
            <text:p>6,86135080314069E+079</text:p>
          </table:table-cell>
          <table:table-cell table:formula="of:=[.C266]&lt;[.B2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6]*2" office:value-type="float" office:value="2.22320811335647E+079" calcext:value-type="float">
            <text:p>2,22320811335647E+079</text:p>
          </table:table-cell>
          <table:table-cell table:formula="of:=[.A267]*LOG([.A267];2)" office:value-type="float" office:value="5.86004227190365E+081" calcext:value-type="float">
            <text:p>5,86004227190365E+081</text:p>
          </table:table-cell>
          <table:table-cell table:formula="of:=[.A267]^[.$C$3]" office:value-type="float" office:value="1.38181505442173E+080" calcext:value-type="float">
            <text:p>1,38181505442173E+080</text:p>
          </table:table-cell>
          <table:table-cell table:formula="of:=[.C267]&lt;[.B2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7]*2" office:value-type="float" office:value="4.44641622671294E+079" calcext:value-type="float">
            <text:p>4,44641622671294E+079</text:p>
          </table:table-cell>
          <table:table-cell table:formula="of:=[.A268]*LOG([.A268];2)" office:value-type="float" office:value="1.17645487060744E+082" calcext:value-type="float">
            <text:p>1,17645487060744E+082</text:p>
          </table:table-cell>
          <table:table-cell table:formula="of:=[.A268]^[.$C$3]" office:value-type="float" office:value="2.78285267640377E+080" calcext:value-type="float">
            <text:p>2,78285267640377E+080</text:p>
          </table:table-cell>
          <table:table-cell table:formula="of:=[.C268]&lt;[.B2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8]*2" office:value-type="float" office:value="8.89283245342588E+079" calcext:value-type="float">
            <text:p>8,89283245342588E+079</text:p>
          </table:table-cell>
          <table:table-cell table:formula="of:=[.A269]*LOG([.A269];2)" office:value-type="float" office:value="2.36180257366831E+082" calcext:value-type="float">
            <text:p>2,36180257366831E+082</text:p>
          </table:table-cell>
          <table:table-cell table:formula="of:=[.A269]^[.$C$3]" office:value-type="float" office:value="5.60441789498995E+080" calcext:value-type="float">
            <text:p>5,60441789498995E+080</text:p>
          </table:table-cell>
          <table:table-cell table:formula="of:=[.C269]&lt;[.B2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69]*2" office:value-type="float" office:value="1.77856649068518E+080" calcext:value-type="float">
            <text:p>1,77856649068518E+080</text:p>
          </table:table-cell>
          <table:table-cell table:formula="of:=[.A270]*LOG([.A270];2)" office:value-type="float" office:value="4.74139081224347E+082" calcext:value-type="float">
            <text:p>4,74139081224347E+082</text:p>
          </table:table-cell>
          <table:table-cell table:formula="of:=[.A270]^[.$C$3]" office:value-type="float" office:value="1.12867994083946E+081" calcext:value-type="float">
            <text:p>1,12867994083946E+081</text:p>
          </table:table-cell>
          <table:table-cell table:formula="of:=[.C270]&lt;[.B2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0]*2" office:value-type="float" office:value="3.55713298137035E+080" calcext:value-type="float">
            <text:p>3,55713298137035E+080</text:p>
          </table:table-cell>
          <table:table-cell table:formula="of:=[.A271]*LOG([.A271];2)" office:value-type="float" office:value="9.51835295430065E+082" calcext:value-type="float">
            <text:p>9,51835295430065E+082</text:p>
          </table:table-cell>
          <table:table-cell table:formula="of:=[.A271]^[.$C$3]" office:value-type="float" office:value="2.27306106133197E+081" calcext:value-type="float">
            <text:p>2,27306106133197E+081</text:p>
          </table:table-cell>
          <table:table-cell table:formula="of:=[.C271]&lt;[.B2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1]*2" office:value-type="float" office:value="7.11426596274071E+080" calcext:value-type="float">
            <text:p>7,11426596274071E+080</text:p>
          </table:table-cell>
          <table:table-cell table:formula="of:=[.A272]*LOG([.A272];2)" office:value-type="float" office:value="1.91078485682287E+083" calcext:value-type="float">
            <text:p>1,91078485682287E+083</text:p>
          </table:table-cell>
          <table:table-cell table:formula="of:=[.A272]^[.$C$3]" office:value-type="float" office:value="4.57774290265209E+081" calcext:value-type="float">
            <text:p>4,57774290265209E+081</text:p>
          </table:table-cell>
          <table:table-cell table:formula="of:=[.C272]&lt;[.B2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2]*2" office:value-type="float" office:value="1.42285319254814E+081" calcext:value-type="float">
            <text:p>1,42285319254814E+081</text:p>
          </table:table-cell>
          <table:table-cell table:formula="of:=[.A273]*LOG([.A273];2)" office:value-type="float" office:value="3.83579824557122E+083" calcext:value-type="float">
            <text:p>3,83579824557122E+083</text:p>
          </table:table-cell>
          <table:table-cell table:formula="of:=[.A273]^[.$C$3]" office:value-type="float" office:value="9.21916724511656E+081" calcext:value-type="float">
            <text:p>9,21916724511656E+081</text:p>
          </table:table-cell>
          <table:table-cell table:formula="of:=[.C273]&lt;[.B2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3]*2" office:value-type="float" office:value="2.84570638509628E+081" calcext:value-type="float">
            <text:p>2,84570638509628E+081</text:p>
          </table:table-cell>
          <table:table-cell table:formula="of:=[.A274]*LOG([.A274];2)" office:value-type="float" office:value="7.7000535549934E+083" calcext:value-type="float">
            <text:p>7,7000535549934E+083</text:p>
          </table:table-cell>
          <table:table-cell table:formula="of:=[.A274]^[.$C$3]" office:value-type="float" office:value="1.85665832487425E+082" calcext:value-type="float">
            <text:p>1,85665832487425E+082</text:p>
          </table:table-cell>
          <table:table-cell table:formula="of:=[.C274]&lt;[.B2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4]*2" office:value-type="float" office:value="5.69141277019257E+081" calcext:value-type="float">
            <text:p>5,69141277019257E+081</text:p>
          </table:table-cell>
          <table:table-cell table:formula="of:=[.A275]*LOG([.A275];2)" office:value-type="float" office:value="1.54570212376887E+084" calcext:value-type="float">
            <text:p>1,54570212376887E+084</text:p>
          </table:table-cell>
          <table:table-cell table:formula="of:=[.A275]^[.$C$3]" office:value-type="float" office:value="3.73914480958227E+082" calcext:value-type="float">
            <text:p>3,73914480958227E+082</text:p>
          </table:table-cell>
          <table:table-cell table:formula="of:=[.C275]&lt;[.B2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5]*2" office:value-type="float" office:value="1.13828255403851E+082" calcext:value-type="float">
            <text:p>1,13828255403851E+082</text:p>
          </table:table-cell>
          <table:table-cell table:formula="of:=[.A276]*LOG([.A276];2)" office:value-type="float" office:value="3.10278707307813E+084" calcext:value-type="float">
            <text:p>3,10278707307813E+084</text:p>
          </table:table-cell>
          <table:table-cell table:formula="of:=[.A276]^[.$C$3]" office:value-type="float" office:value="7.53030523694927E+082" calcext:value-type="float">
            <text:p>7,53030523694927E+082</text:p>
          </table:table-cell>
          <table:table-cell table:formula="of:=[.C276]&lt;[.B2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6]*2" office:value-type="float" office:value="2.27656510807703E+082" calcext:value-type="float">
            <text:p>2,27656510807703E+082</text:p>
          </table:table-cell>
          <table:table-cell table:formula="of:=[.A277]*LOG([.A277];2)" office:value-type="float" office:value="6.22833979723703E+084" calcext:value-type="float">
            <text:p>6,22833979723703E+084</text:p>
          </table:table-cell>
          <table:table-cell table:formula="of:=[.A277]^[.$C$3]" office:value-type="float" office:value="1.51653653039345E+083" calcext:value-type="float">
            <text:p>1,51653653039345E+083</text:p>
          </table:table-cell>
          <table:table-cell table:formula="of:=[.C277]&lt;[.B2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7]*2" office:value-type="float" office:value="4.55313021615405E+082" calcext:value-type="float">
            <text:p>4,55313021615405E+082</text:p>
          </table:table-cell>
          <table:table-cell table:formula="of:=[.A278]*LOG([.A278];2)" office:value-type="float" office:value="1.25022108966356E+085" calcext:value-type="float">
            <text:p>1,25022108966356E+085</text:p>
          </table:table-cell>
          <table:table-cell table:formula="of:=[.A278]^[.$C$3]" office:value-type="float" office:value="3.05416975228689E+083" calcext:value-type="float">
            <text:p>3,05416975228689E+083</text:p>
          </table:table-cell>
          <table:table-cell table:formula="of:=[.C278]&lt;[.B2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8]*2" office:value-type="float" office:value="9.1062604323081E+082" calcext:value-type="float">
            <text:p>9,1062604323081E+082</text:p>
          </table:table-cell>
          <table:table-cell table:formula="of:=[.A279]*LOG([.A279];2)" office:value-type="float" office:value="2.50954843975943E+085" calcext:value-type="float">
            <text:p>2,50954843975943E+085</text:p>
          </table:table-cell>
          <table:table-cell table:formula="of:=[.A279]^[.$C$3]" office:value-type="float" office:value="6.15082636576127E+083" calcext:value-type="float">
            <text:p>6,15082636576127E+083</text:p>
          </table:table-cell>
          <table:table-cell table:formula="of:=[.C279]&lt;[.B2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79]*2" office:value-type="float" office:value="1.82125208646162E+083" calcext:value-type="float">
            <text:p>1,82125208646162E+083</text:p>
          </table:table-cell>
          <table:table-cell table:formula="of:=[.A280]*LOG([.A280];2)" office:value-type="float" office:value="5.03730940038348E+085" calcext:value-type="float">
            <text:p>5,03730940038348E+085</text:p>
          </table:table-cell>
          <table:table-cell table:formula="of:=[.A280]^[.$C$3]" office:value-type="float" office:value="1.2387217492877E+084" calcext:value-type="float">
            <text:p>1,2387217492877E+084</text:p>
          </table:table-cell>
          <table:table-cell table:formula="of:=[.C280]&lt;[.B2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0]*2" office:value-type="float" office:value="3.64250417292324E+083" calcext:value-type="float">
            <text:p>3,64250417292324E+083</text:p>
          </table:table-cell>
          <table:table-cell table:formula="of:=[.A281]*LOG([.A281];2)" office:value-type="float" office:value="1.01110438424962E+086" calcext:value-type="float">
            <text:p>1,01110438424962E+086</text:p>
          </table:table-cell>
          <table:table-cell table:formula="of:=[.A281]^[.$C$3]" office:value-type="float" office:value="2.49467548084244E+084" calcext:value-type="float">
            <text:p>2,49467548084244E+084</text:p>
          </table:table-cell>
          <table:table-cell table:formula="of:=[.C281]&lt;[.B2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1]*2" office:value-type="float" office:value="7.28500834584648E+083" calcext:value-type="float">
            <text:p>7,28500834584648E+083</text:p>
          </table:table-cell>
          <table:table-cell table:formula="of:=[.A282]*LOG([.A282];2)" office:value-type="float" office:value="2.02949377684508E+086" calcext:value-type="float">
            <text:p>2,02949377684508E+086</text:p>
          </table:table-cell>
          <table:table-cell table:formula="of:=[.A282]^[.$C$3]" office:value-type="float" office:value="5.02405464204941E+084" calcext:value-type="float">
            <text:p>5,02405464204941E+084</text:p>
          </table:table-cell>
          <table:table-cell table:formula="of:=[.C282]&lt;[.B2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2]*2" office:value-type="float" office:value="1.4570016691693E+084" calcext:value-type="float">
            <text:p>1,4570016691693E+084</text:p>
          </table:table-cell>
          <table:table-cell table:formula="of:=[.A283]*LOG([.A283];2)" office:value-type="float" office:value="4.07355757038186E+086" calcext:value-type="float">
            <text:p>4,07355757038186E+086</text:p>
          </table:table-cell>
          <table:table-cell table:formula="of:=[.A283]^[.$C$3]" office:value-type="float" office:value="1.01179994111998E+085" calcext:value-type="float">
            <text:p>1,01179994111998E+085</text:p>
          </table:table-cell>
          <table:table-cell table:formula="of:=[.C283]&lt;[.B2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3]*2" office:value-type="float" office:value="2.91400333833859E+084" calcext:value-type="float">
            <text:p>2,91400333833859E+084</text:p>
          </table:table-cell>
          <table:table-cell table:formula="of:=[.A284]*LOG([.A284];2)" office:value-type="float" office:value="8.17625517414711E+086" calcext:value-type="float">
            <text:p>8,17625517414711E+086</text:p>
          </table:table-cell>
          <table:table-cell table:formula="of:=[.A284]^[.$C$3]" office:value-type="float" office:value="2.03767513251564E+085" calcext:value-type="float">
            <text:p>2,03767513251564E+085</text:p>
          </table:table-cell>
          <table:table-cell table:formula="of:=[.C284]&lt;[.B2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4]*2" office:value-type="float" office:value="5.82800667667719E+084" calcext:value-type="float">
            <text:p>5,82800667667719E+084</text:p>
          </table:table-cell>
          <table:table-cell table:formula="of:=[.A285]*LOG([.A285];2)" office:value-type="float" office:value="1.6410790415061E+087" calcext:value-type="float">
            <text:p>1,6410790415061E+087</text:p>
          </table:table-cell>
          <table:table-cell table:formula="of:=[.A285]^[.$C$3]" office:value-type="float" office:value="4.10369656779837E+085" calcext:value-type="float">
            <text:p>4,10369656779837E+085</text:p>
          </table:table-cell>
          <table:table-cell table:formula="of:=[.C285]&lt;[.B2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5]*2" office:value-type="float" office:value="1.16560133533544E+085" calcext:value-type="float">
            <text:p>1,16560133533544E+085</text:p>
          </table:table-cell>
          <table:table-cell table:formula="of:=[.A286]*LOG([.A286];2)" office:value-type="float" office:value="3.29381409636555E+087" calcext:value-type="float">
            <text:p>3,29381409636555E+087</text:p>
          </table:table-cell>
          <table:table-cell table:formula="of:=[.A286]^[.$C$3]" office:value-type="float" office:value="8.26448006938655E+085" calcext:value-type="float">
            <text:p>8,26448006938655E+085</text:p>
          </table:table-cell>
          <table:table-cell table:formula="of:=[.C286]&lt;[.B2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6]*2" office:value-type="float" office:value="2.33120267067087E+085" calcext:value-type="float">
            <text:p>2,33120267067087E+085</text:p>
          </table:table-cell>
          <table:table-cell table:formula="of:=[.A287]*LOG([.A287];2)" office:value-type="float" office:value="6.61094021943781E+087" calcext:value-type="float">
            <text:p>6,61094021943781E+087</text:p>
          </table:table-cell>
          <table:table-cell table:formula="of:=[.A287]^[.$C$3]" office:value-type="float" office:value="1.66439281484038E+086" calcext:value-type="float">
            <text:p>1,66439281484038E+086</text:p>
          </table:table-cell>
          <table:table-cell table:formula="of:=[.C287]&lt;[.B2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7]*2" office:value-type="float" office:value="4.66240534134175E+085" calcext:value-type="float">
            <text:p>4,66240534134175E+085</text:p>
          </table:table-cell>
          <table:table-cell table:formula="of:=[.A288]*LOG([.A288];2)" office:value-type="float" office:value="1.3268504492289E+088" calcext:value-type="float">
            <text:p>1,3268504492289E+088</text:p>
          </table:table-cell>
          <table:table-cell table:formula="of:=[.A288]^[.$C$3]" office:value-type="float" office:value="3.3519391647561E+086" calcext:value-type="float">
            <text:p>3,3519391647561E+086</text:p>
          </table:table-cell>
          <table:table-cell table:formula="of:=[.C288]&lt;[.B2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8]*2" office:value-type="float" office:value="9.3248106826835E+085" calcext:value-type="float">
            <text:p>9,3248106826835E+085</text:p>
          </table:table-cell>
          <table:table-cell table:formula="of:=[.A289]*LOG([.A289];2)" office:value-type="float" office:value="2.66302570914049E+088" calcext:value-type="float">
            <text:p>2,66302570914049E+088</text:p>
          </table:table-cell>
          <table:table-cell table:formula="of:=[.A289]^[.$C$3]" office:value-type="float" office:value="6.75050749080727E+086" calcext:value-type="float">
            <text:p>6,75050749080727E+086</text:p>
          </table:table-cell>
          <table:table-cell table:formula="of:=[.C289]&lt;[.B2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89]*2" office:value-type="float" office:value="1.8649621365367E+086" calcext:value-type="float">
            <text:p>1,8649621365367E+086</text:p>
          </table:table-cell>
          <table:table-cell table:formula="of:=[.A290]*LOG([.A290];2)" office:value-type="float" office:value="5.34470103964635E+088" calcext:value-type="float">
            <text:p>5,34470103964635E+088</text:p>
          </table:table-cell>
          <table:table-cell table:formula="of:=[.A290]^[.$C$3]" office:value-type="float" office:value="1.35949219671357E+087" calcext:value-type="float">
            <text:p>1,35949219671357E+087</text:p>
          </table:table-cell>
          <table:table-cell table:formula="of:=[.C290]&lt;[.B2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0]*2" office:value-type="float" office:value="3.7299242730734E+086" calcext:value-type="float">
            <text:p>3,7299242730734E+086</text:p>
          </table:table-cell>
          <table:table-cell table:formula="of:=[.A291]*LOG([.A291];2)" office:value-type="float" office:value="1.07267013220234E+089" calcext:value-type="float">
            <text:p>1,07267013220234E+089</text:p>
          </table:table-cell>
          <table:table-cell table:formula="of:=[.A291]^[.$C$3]" office:value-type="float" office:value="2.73789642547906E+087" calcext:value-type="float">
            <text:p>2,73789642547906E+087</text:p>
          </table:table-cell>
          <table:table-cell table:formula="of:=[.C291]&lt;[.B2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1]*2" office:value-type="float" office:value="7.4598485461468E+086" calcext:value-type="float">
            <text:p>7,4598485461468E+086</text:p>
          </table:table-cell>
          <table:table-cell table:formula="of:=[.A292]*LOG([.A292];2)" office:value-type="float" office:value="2.15280011295083E+089" calcext:value-type="float">
            <text:p>2,15280011295083E+089</text:p>
          </table:table-cell>
          <table:table-cell table:formula="of:=[.A292]^[.$C$3]" office:value-type="float" office:value="5.51388000223317E+087" calcext:value-type="float">
            <text:p>5,51388000223317E+087</text:p>
          </table:table-cell>
          <table:table-cell table:formula="of:=[.C292]&lt;[.B2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2]*2" office:value-type="float" office:value="1.49196970922936E+087" calcext:value-type="float">
            <text:p>1,49196970922936E+087</text:p>
          </table:table-cell>
          <table:table-cell table:formula="of:=[.A293]*LOG([.A293];2)" office:value-type="float" office:value="4.32051992299396E+089" calcext:value-type="float">
            <text:p>4,32051992299396E+089</text:p>
          </table:table-cell>
          <table:table-cell table:formula="of:=[.A293]^[.$C$3]" office:value-type="float" office:value="1.11044641411909E+088" calcext:value-type="float">
            <text:p>1,11044641411909E+088</text:p>
          </table:table-cell>
          <table:table-cell table:formula="of:=[.C293]&lt;[.B2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3]*2" office:value-type="float" office:value="2.98393941845872E+087" calcext:value-type="float">
            <text:p>2,98393941845872E+087</text:p>
          </table:table-cell>
          <table:table-cell table:formula="of:=[.A294]*LOG([.A294];2)" office:value-type="float" office:value="8.67087924017251E+089" calcext:value-type="float">
            <text:p>8,67087924017251E+089</text:p>
          </table:table-cell>
          <table:table-cell table:formula="of:=[.A294]^[.$C$3]" office:value-type="float" office:value="2.2363403594756E+088" calcext:value-type="float">
            <text:p>2,2363403594756E+088</text:p>
          </table:table-cell>
          <table:table-cell table:formula="of:=[.C294]&lt;[.B2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4]*2" office:value-type="float" office:value="5.96787883691744E+087" calcext:value-type="float">
            <text:p>5,96787883691744E+087</text:p>
          </table:table-cell>
          <table:table-cell table:formula="of:=[.A295]*LOG([.A295];2)" office:value-type="float" office:value="1.74014372687142E+090" calcext:value-type="float">
            <text:p>1,74014372687142E+090</text:p>
          </table:table-cell>
          <table:table-cell table:formula="of:=[.A295]^[.$C$3]" office:value-type="float" office:value="4.50379067357958E+088" calcext:value-type="float">
            <text:p>4,50379067357958E+088</text:p>
          </table:table-cell>
          <table:table-cell table:formula="of:=[.C295]&lt;[.B2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5]*2" office:value-type="float" office:value="1.19357576738349E+088" calcext:value-type="float">
            <text:p>1,19357576738349E+088</text:p>
          </table:table-cell>
          <table:table-cell table:formula="of:=[.A296]*LOG([.A296];2)" office:value-type="float" office:value="3.49222321141667E+090" calcext:value-type="float">
            <text:p>3,49222321141667E+090</text:p>
          </table:table-cell>
          <table:table-cell table:formula="of:=[.A296]^[.$C$3]" office:value-type="float" office:value="9.07023403010929E+088" calcext:value-type="float">
            <text:p>9,07023403010929E+088</text:p>
          </table:table-cell>
          <table:table-cell table:formula="of:=[.C296]&lt;[.B2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6]*2" office:value-type="float" office:value="2.38715153476698E+088" calcext:value-type="float">
            <text:p>2,38715153476698E+088</text:p>
          </table:table-cell>
          <table:table-cell table:formula="of:=[.A297]*LOG([.A297];2)" office:value-type="float" office:value="7.00831793818102E+090" calcext:value-type="float">
            <text:p>7,00831793818102E+090</text:p>
          </table:table-cell>
          <table:table-cell table:formula="of:=[.A297]^[.$C$3]" office:value-type="float" office:value="1.82666449938637E+089" calcext:value-type="float">
            <text:p>1,82666449938637E+089</text:p>
          </table:table-cell>
          <table:table-cell table:formula="of:=[.C297]&lt;[.B2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7]*2" office:value-type="float" office:value="4.77430306953395E+088" calcext:value-type="float">
            <text:p>4,77430306953395E+088</text:p>
          </table:table-cell>
          <table:table-cell table:formula="of:=[.A298]*LOG([.A298];2)" office:value-type="float" office:value="1.40643789070574E+091" calcext:value-type="float">
            <text:p>1,40643789070574E+091</text:p>
          </table:table-cell>
          <table:table-cell table:formula="of:=[.A298]^[.$C$3]" office:value-type="float" office:value="3.67873991149737E+089" calcext:value-type="float">
            <text:p>3,67873991149737E+089</text:p>
          </table:table-cell>
          <table:table-cell table:formula="of:=[.C298]&lt;[.B2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8]*2" office:value-type="float" office:value="9.5486061390679E+088" calcext:value-type="float">
            <text:p>9,5486061390679E+088</text:p>
          </table:table-cell>
          <table:table-cell table:formula="of:=[.A299]*LOG([.A299];2)" office:value-type="float" office:value="2.82242438755054E+091" calcext:value-type="float">
            <text:p>2,82242438755054E+091</text:p>
          </table:table-cell>
          <table:table-cell table:formula="of:=[.A299]^[.$C$3]" office:value-type="float" office:value="7.40865514219489E+089" calcext:value-type="float">
            <text:p>7,40865514219489E+089</text:p>
          </table:table-cell>
          <table:table-cell table:formula="of:=[.C299]&lt;[.B2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299]*2" office:value-type="float" office:value="1.90972122781358E+089" calcext:value-type="float">
            <text:p>1,90972122781358E+089</text:p>
          </table:table-cell>
          <table:table-cell table:formula="of:=[.A300]*LOG([.A300];2)" office:value-type="float" office:value="5.66394598737922E+091" calcext:value-type="float">
            <text:p>5,66394598737922E+091</text:p>
          </table:table-cell>
          <table:table-cell table:formula="of:=[.A300]^[.$C$3]" office:value-type="float" office:value="1.49203728277788E+090" calcext:value-type="float">
            <text:p>1,49203728277788E+090</text:p>
          </table:table-cell>
          <table:table-cell table:formula="of:=[.C300]&lt;[.B3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0]*2" office:value-type="float" office:value="3.81944245562716E+089" calcext:value-type="float">
            <text:p>3,81944245562716E+089</text:p>
          </table:table-cell>
          <table:table-cell table:formula="of:=[.A301]*LOG([.A301];2)" office:value-type="float" office:value="1.13660863993147E+092" calcext:value-type="float">
            <text:p>1,13660863993147E+092</text:p>
          </table:table-cell>
          <table:table-cell table:formula="of:=[.A301]^[.$C$3]" office:value-type="float" office:value="3.00483044556946E+090" calcext:value-type="float">
            <text:p>3,00483044556946E+090</text:p>
          </table:table-cell>
          <table:table-cell table:formula="of:=[.C301]&lt;[.B3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1]*2" office:value-type="float" office:value="7.63888491125432E+089" calcext:value-type="float">
            <text:p>7,63888491125432E+089</text:p>
          </table:table-cell>
          <table:table-cell table:formula="of:=[.A302]*LOG([.A302];2)" office:value-type="float" office:value="2.2808561647742E+092" calcext:value-type="float">
            <text:p>2,2808561647742E+092</text:p>
          </table:table-cell>
          <table:table-cell table:formula="of:=[.A302]^[.$C$3]" office:value-type="float" office:value="6.05146138829115E+090" calcext:value-type="float">
            <text:p>6,05146138829115E+090</text:p>
          </table:table-cell>
          <table:table-cell table:formula="of:=[.C302]&lt;[.B3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2]*2" office:value-type="float" office:value="1.52777698225086E+090" calcext:value-type="float">
            <text:p>1,52777698225086E+090</text:p>
          </table:table-cell>
          <table:table-cell table:formula="of:=[.A303]*LOG([.A303];2)" office:value-type="float" office:value="4.5769900993709E+092" calcext:value-type="float">
            <text:p>4,5769900993709E+092</text:p>
          </table:table-cell>
          <table:table-cell table:formula="of:=[.A303]^[.$C$3]" office:value-type="float" office:value="1.21871052617874E+091" calcext:value-type="float">
            <text:p>1,21871052617874E+091</text:p>
          </table:table-cell>
          <table:table-cell table:formula="of:=[.C303]&lt;[.B3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3]*2" office:value-type="float" office:value="3.05555396450173E+090" calcext:value-type="float">
            <text:p>3,05555396450173E+090</text:p>
          </table:table-cell>
          <table:table-cell table:formula="of:=[.A304]*LOG([.A304];2)" office:value-type="float" office:value="9.18453573838682E+092" calcext:value-type="float">
            <text:p>9,18453573838682E+092</text:p>
          </table:table-cell>
          <table:table-cell table:formula="of:=[.A304]^[.$C$3]" office:value-type="float" office:value="2.45437465649645E+091" calcext:value-type="float">
            <text:p>2,45437465649645E+091</text:p>
          </table:table-cell>
          <table:table-cell table:formula="of:=[.C304]&lt;[.B3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4]*2" office:value-type="float" office:value="6.11110792900346E+090" calcext:value-type="float">
            <text:p>6,11110792900346E+090</text:p>
          </table:table-cell>
          <table:table-cell table:formula="of:=[.A305]*LOG([.A305];2)" office:value-type="float" office:value="1.84301825560637E+093" calcext:value-type="float">
            <text:p>1,84301825560637E+093</text:p>
          </table:table-cell>
          <table:table-cell table:formula="of:=[.A305]^[.$C$3]" office:value-type="float" office:value="4.94289236455532E+091" calcext:value-type="float">
            <text:p>4,94289236455532E+091</text:p>
          </table:table-cell>
          <table:table-cell table:formula="of:=[.C305]&lt;[.B3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5]*2" office:value-type="float" office:value="1.22222158580069E+091" calcext:value-type="float">
            <text:p>1,22222158580069E+091</text:p>
          </table:table-cell>
          <table:table-cell table:formula="of:=[.A306]*LOG([.A306];2)" office:value-type="float" office:value="3.69825872707074E+093" calcext:value-type="float">
            <text:p>3,69825872707074E+093</text:p>
          </table:table-cell>
          <table:table-cell table:formula="of:=[.A306]^[.$C$3]" office:value-type="float" office:value="9.95454579964391E+091" calcext:value-type="float">
            <text:p>9,95454579964391E+091</text:p>
          </table:table-cell>
          <table:table-cell table:formula="of:=[.C306]&lt;[.B3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6]*2" office:value-type="float" office:value="2.44444317160138E+091" calcext:value-type="float">
            <text:p>2,44444317160138E+091</text:p>
          </table:table-cell>
          <table:table-cell table:formula="of:=[.A307]*LOG([.A307];2)" office:value-type="float" office:value="7.4209618858575E+093" calcext:value-type="float">
            <text:p>7,4209618858575E+093</text:p>
          </table:table-cell>
          <table:table-cell table:formula="of:=[.A307]^[.$C$3]" office:value-type="float" office:value="2.00475702824905E+092" calcext:value-type="float">
            <text:p>2,00475702824905E+092</text:p>
          </table:table-cell>
          <table:table-cell table:formula="of:=[.C307]&lt;[.B3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7]*2" office:value-type="float" office:value="4.88888634320277E+091" calcext:value-type="float">
            <text:p>4,88888634320277E+091</text:p>
          </table:table-cell>
          <table:table-cell table:formula="of:=[.A308]*LOG([.A308];2)" office:value-type="float" office:value="1.4890812635147E+094" calcext:value-type="float">
            <text:p>1,4890812635147E+094</text:p>
          </table:table-cell>
          <table:table-cell table:formula="of:=[.A308]^[.$C$3]" office:value-type="float" office:value="4.03740243222118E+092" calcext:value-type="float">
            <text:p>4,03740243222118E+092</text:p>
          </table:table-cell>
          <table:table-cell table:formula="of:=[.C308]&lt;[.B3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8]*2" office:value-type="float" office:value="9.77777268640553E+091" calcext:value-type="float">
            <text:p>9,77777268640553E+091</text:p>
          </table:table-cell>
          <table:table-cell table:formula="of:=[.A309]*LOG([.A309];2)" office:value-type="float" office:value="2.98794029971581E+094" calcext:value-type="float">
            <text:p>2,98794029971581E+094</text:p>
          </table:table-cell>
          <table:table-cell table:formula="of:=[.A309]^[.$C$3]" office:value-type="float" office:value="8.13096957387523E+092" calcext:value-type="float">
            <text:p>8,13096957387523E+092</text:p>
          </table:table-cell>
          <table:table-cell table:formula="of:=[.C309]&lt;[.B3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09]*2" office:value-type="float" office:value="1.95555453728111E+092" calcext:value-type="float">
            <text:p>1,95555453728111E+092</text:p>
          </table:table-cell>
          <table:table-cell table:formula="of:=[.A310]*LOG([.A310];2)" office:value-type="float" office:value="5.99543614480443E+094" calcext:value-type="float">
            <text:p>5,99543614480443E+094</text:p>
          </table:table-cell>
          <table:table-cell table:formula="of:=[.A310]^[.$C$3]" office:value-type="float" office:value="1.6375049879512E+093" calcext:value-type="float">
            <text:p>1,6375049879512E+093</text:p>
          </table:table-cell>
          <table:table-cell table:formula="of:=[.C310]&lt;[.B3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0]*2" office:value-type="float" office:value="3.91110907456221E+092" calcext:value-type="float">
            <text:p>3,91110907456221E+092</text:p>
          </table:table-cell>
          <table:table-cell table:formula="of:=[.A311]*LOG([.A311];2)" office:value-type="float" office:value="1.20299833803545E+095" calcext:value-type="float">
            <text:p>1,20299833803545E+095</text:p>
          </table:table-cell>
          <table:table-cell table:formula="of:=[.A311]^[.$C$3]" office:value-type="float" office:value="3.29778947172603E+093" calcext:value-type="float">
            <text:p>3,29778947172603E+093</text:p>
          </table:table-cell>
          <table:table-cell table:formula="of:=[.C311]&lt;[.B3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1]*2" office:value-type="float" office:value="7.82221814912443E+092" calcext:value-type="float">
            <text:p>7,82221814912443E+092</text:p>
          </table:table-cell>
          <table:table-cell table:formula="of:=[.A312]*LOG([.A312];2)" office:value-type="float" office:value="2.41381889422002E+095" calcext:value-type="float">
            <text:p>2,41381889422002E+095</text:p>
          </table:table-cell>
          <table:table-cell table:formula="of:=[.A312]^[.$C$3]" office:value-type="float" office:value="6.64145482294629E+093" calcext:value-type="float">
            <text:p>6,64145482294629E+093</text:p>
          </table:table-cell>
          <table:table-cell table:formula="of:=[.C312]&lt;[.B3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2]*2" office:value-type="float" office:value="1.56444362982489E+093" calcext:value-type="float">
            <text:p>1,56444362982489E+093</text:p>
          </table:table-cell>
          <table:table-cell table:formula="of:=[.A313]*LOG([.A313];2)" office:value-type="float" office:value="4.84328222473829E+095" calcext:value-type="float">
            <text:p>4,84328222473829E+095</text:p>
          </table:table-cell>
          <table:table-cell table:formula="of:=[.A313]^[.$C$3]" office:value-type="float" office:value="1.33752995888335E+094" calcext:value-type="float">
            <text:p>1,33752995888335E+094</text:p>
          </table:table-cell>
          <table:table-cell table:formula="of:=[.C313]&lt;[.B3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3]*2" office:value-type="float" office:value="3.12888725964977E+093" calcext:value-type="float">
            <text:p>3,12888725964977E+093</text:p>
          </table:table-cell>
          <table:table-cell table:formula="of:=[.A314]*LOG([.A314];2)" office:value-type="float" office:value="9.71785332207308E+095" calcext:value-type="float">
            <text:p>9,71785332207308E+095</text:p>
          </table:table-cell>
          <table:table-cell table:formula="of:=[.A314]^[.$C$3]" office:value-type="float" office:value="2.69366643092944E+094" calcext:value-type="float">
            <text:p>2,69366643092944E+094</text:p>
          </table:table-cell>
          <table:table-cell table:formula="of:=[.C314]&lt;[.B3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4]*2" office:value-type="float" office:value="6.25777451929954E+093" calcext:value-type="float">
            <text:p>6,25777451929954E+093</text:p>
          </table:table-cell>
          <table:table-cell table:formula="of:=[.A315]*LOG([.A315];2)" office:value-type="float" office:value="1.94982843893392E+096" calcext:value-type="float">
            <text:p>1,94982843893392E+096</text:p>
          </table:table-cell>
          <table:table-cell table:formula="of:=[.A315]^[.$C$3]" office:value-type="float" office:value="5.42480472525175E+094" calcext:value-type="float">
            <text:p>5,42480472525175E+094</text:p>
          </table:table-cell>
          <table:table-cell table:formula="of:=[.C315]&lt;[.B3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5]*2" office:value-type="float" office:value="1.25155490385991E+094" calcext:value-type="float">
            <text:p>1,25155490385991E+094</text:p>
          </table:table-cell>
          <table:table-cell table:formula="of:=[.A316]*LOG([.A316];2)" office:value-type="float" office:value="3.91217242690643E+096" calcext:value-type="float">
            <text:p>3,91217242690643E+096</text:p>
          </table:table-cell>
          <table:table-cell table:formula="of:=[.A316]^[.$C$3]" office:value-type="float" office:value="1.09250744521323E+095" calcext:value-type="float">
            <text:p>1,09250744521323E+095</text:p>
          </table:table-cell>
          <table:table-cell table:formula="of:=[.C316]&lt;[.B3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6]*2" office:value-type="float" office:value="2.50310980771982E+094" calcext:value-type="float">
            <text:p>2,50310980771982E+094</text:p>
          </table:table-cell>
          <table:table-cell table:formula="of:=[.A317]*LOG([.A317];2)" office:value-type="float" office:value="7.84937595189006E+096" calcext:value-type="float">
            <text:p>7,84937595189006E+096</text:p>
          </table:table-cell>
          <table:table-cell table:formula="of:=[.A317]^[.$C$3]" office:value-type="float" office:value="2.2002128708715E+095" calcext:value-type="float">
            <text:p>2,2002128708715E+095</text:p>
          </table:table-cell>
          <table:table-cell table:formula="of:=[.C317]&lt;[.B3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7]*2" office:value-type="float" office:value="5.00621961543963E+094" calcext:value-type="float">
            <text:p>5,00621961543963E+094</text:p>
          </table:table-cell>
          <table:table-cell table:formula="of:=[.A318]*LOG([.A318];2)" office:value-type="float" office:value="1.57488140999345E+097" calcext:value-type="float">
            <text:p>1,57488140999345E+097</text:p>
          </table:table-cell>
          <table:table-cell table:formula="of:=[.A318]^[.$C$3]" office:value-type="float" office:value="4.43103312326057E+095" calcext:value-type="float">
            <text:p>4,43103312326057E+095</text:p>
          </table:table-cell>
          <table:table-cell table:formula="of:=[.C318]&lt;[.B3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8]*2" office:value-type="float" office:value="1.00124392308793E+095" calcext:value-type="float">
            <text:p>1,00124392308793E+095</text:p>
          </table:table-cell>
          <table:table-cell table:formula="of:=[.A319]*LOG([.A319];2)" office:value-type="float" office:value="3.15977525921778E+097" calcext:value-type="float">
            <text:p>3,15977525921778E+097</text:p>
          </table:table-cell>
          <table:table-cell table:formula="of:=[.A319]^[.$C$3]" office:value-type="float" office:value="8.92370679190477E+095" calcext:value-type="float">
            <text:p>8,92370679190477E+095</text:p>
          </table:table-cell>
          <table:table-cell table:formula="of:=[.C319]&lt;[.B3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19]*2" office:value-type="float" office:value="2.00248784617585E+095" calcext:value-type="float">
            <text:p>2,00248784617585E+095</text:p>
          </table:table-cell>
          <table:table-cell table:formula="of:=[.A320]*LOG([.A320];2)" office:value-type="float" office:value="6.33957539689732E+097" calcext:value-type="float">
            <text:p>6,33957539689732E+097</text:p>
          </table:table-cell>
          <table:table-cell table:formula="of:=[.A320]^[.$C$3]" office:value-type="float" office:value="1.79715521623747E+096" calcext:value-type="float">
            <text:p>1,79715521623747E+096</text:p>
          </table:table-cell>
          <table:table-cell table:formula="of:=[.C320]&lt;[.B3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0]*2" office:value-type="float" office:value="4.00497569235171E+095" calcext:value-type="float">
            <text:p>4,00497569235171E+095</text:p>
          </table:table-cell>
          <table:table-cell table:formula="of:=[.A321]*LOG([.A321];2)" office:value-type="float" office:value="1.27192005507182E+098" calcext:value-type="float">
            <text:p>1,27192005507182E+098</text:p>
          </table:table-cell>
          <table:table-cell table:formula="of:=[.A321]^[.$C$3]" office:value-type="float" office:value="3.61931083860741E+096" calcext:value-type="float">
            <text:p>3,61931083860741E+096</text:p>
          </table:table-cell>
          <table:table-cell table:formula="of:=[.C321]&lt;[.B3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1]*2" office:value-type="float" office:value="8.00995138470341E+095" calcext:value-type="float">
            <text:p>8,00995138470341E+095</text:p>
          </table:table-cell>
          <table:table-cell table:formula="of:=[.A322]*LOG([.A322];2)" office:value-type="float" office:value="2.55185006152834E+098" calcext:value-type="float">
            <text:p>2,55185006152834E+098</text:p>
          </table:table-cell>
          <table:table-cell table:formula="of:=[.A322]^[.$C$3]" office:value-type="float" office:value="7.28897027263233E+096" calcext:value-type="float">
            <text:p>7,28897027263233E+096</text:p>
          </table:table-cell>
          <table:table-cell table:formula="of:=[.C322]&lt;[.B3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2]*2" office:value-type="float" office:value="1.60199027694068E+096" calcext:value-type="float">
            <text:p>1,60199027694068E+096</text:p>
          </table:table-cell>
          <table:table-cell table:formula="of:=[.A323]*LOG([.A323];2)" office:value-type="float" office:value="5.11972002582608E+098" calcext:value-type="float">
            <text:p>5,11972002582608E+098</text:p>
          </table:table-cell>
          <table:table-cell table:formula="of:=[.A323]^[.$C$3]" office:value-type="float" office:value="1.46793381404511E+097" calcext:value-type="float">
            <text:p>1,46793381404511E+097</text:p>
          </table:table-cell>
          <table:table-cell table:formula="of:=[.C323]&lt;[.B3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3]*2" office:value-type="float" office:value="3.20398055388136E+096" calcext:value-type="float">
            <text:p>3,20398055388136E+096</text:p>
          </table:table-cell>
          <table:table-cell table:formula="of:=[.A324]*LOG([.A324];2)" office:value-type="float" office:value="1.0271479857191E+099" calcext:value-type="float">
            <text:p>1,0271479857191E+099</text:p>
          </table:table-cell>
          <table:table-cell table:formula="of:=[.A324]^[.$C$3]" office:value-type="float" office:value="2.9562882023373E+097" calcext:value-type="float">
            <text:p>2,9562882023373E+097</text:p>
          </table:table-cell>
          <table:table-cell table:formula="of:=[.C324]&lt;[.B3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4]*2" office:value-type="float" office:value="6.40796110776273E+096" calcext:value-type="float">
            <text:p>6,40796110776273E+096</text:p>
          </table:table-cell>
          <table:table-cell table:formula="of:=[.A325]*LOG([.A325];2)" office:value-type="float" office:value="2.06070393254596E+099" calcext:value-type="float">
            <text:p>2,06070393254596E+099</text:p>
          </table:table-cell>
          <table:table-cell table:formula="of:=[.A325]^[.$C$3]" office:value-type="float" office:value="5.9537016258215E+097" calcext:value-type="float">
            <text:p>5,9537016258215E+097</text:p>
          </table:table-cell>
          <table:table-cell table:formula="of:=[.C325]&lt;[.B3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5]*2" office:value-type="float" office:value="1.28159222155255E+097" calcext:value-type="float">
            <text:p>1,28159222155255E+097</text:p>
          </table:table-cell>
          <table:table-cell table:formula="of:=[.A326]*LOG([.A326];2)" office:value-type="float" office:value="4.13422378730744E+099" calcext:value-type="float">
            <text:p>4,13422378730744E+099</text:p>
          </table:table-cell>
          <table:table-cell table:formula="of:=[.A326]^[.$C$3]" office:value-type="float" office:value="1.19902257910053E+098" calcext:value-type="float">
            <text:p>1,19902257910053E+098</text:p>
          </table:table-cell>
          <table:table-cell table:formula="of:=[.C326]&lt;[.B3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6]*2" office:value-type="float" office:value="2.56318444310509E+097" calcext:value-type="float">
            <text:p>2,56318444310509E+097</text:p>
          </table:table-cell>
          <table:table-cell table:formula="of:=[.A327]*LOG([.A327];2)" office:value-type="float" office:value="8.29407941904593E+099" calcext:value-type="float">
            <text:p>8,29407941904593E+099</text:p>
          </table:table-cell>
          <table:table-cell table:formula="of:=[.A327]^[.$C$3]" office:value-type="float" office:value="2.41472488133721E+098" calcext:value-type="float">
            <text:p>2,41472488133721E+098</text:p>
          </table:table-cell>
          <table:table-cell table:formula="of:=[.C327]&lt;[.B3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7]*2" office:value-type="float" office:value="5.12636888621018E+097" calcext:value-type="float">
            <text:p>5,12636888621018E+097</text:p>
          </table:table-cell>
          <table:table-cell table:formula="of:=[.A328]*LOG([.A328];2)" office:value-type="float" office:value="1.6639422526954E+100" calcext:value-type="float">
            <text:p>1,6639422526954E+100</text:p>
          </table:table-cell>
          <table:table-cell table:formula="of:=[.A328]^[.$C$3]" office:value-type="float" office:value="4.86304124224511E+098" calcext:value-type="float">
            <text:p>4,86304124224511E+098</text:p>
          </table:table-cell>
          <table:table-cell table:formula="of:=[.C328]&lt;[.B3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8]*2" office:value-type="float" office:value="1.02527377724204E+098" calcext:value-type="float">
            <text:p>1,02527377724204E+098</text:p>
          </table:table-cell>
          <table:table-cell table:formula="of:=[.A329]*LOG([.A329];2)" office:value-type="float" office:value="3.33813724316321E+100" calcext:value-type="float">
            <text:p>3,33813724316321E+100</text:p>
          </table:table-cell>
          <table:table-cell table:formula="of:=[.A329]^[.$C$3]" office:value-type="float" office:value="9.79373273806686E+098" calcext:value-type="float">
            <text:p>9,79373273806686E+098</text:p>
          </table:table-cell>
          <table:table-cell table:formula="of:=[.C329]&lt;[.B3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29]*2" office:value-type="float" office:value="2.05054755448407E+098" calcext:value-type="float">
            <text:p>2,05054755448407E+098</text:p>
          </table:table-cell>
          <table:table-cell table:formula="of:=[.A330]*LOG([.A330];2)" office:value-type="float" office:value="6.69677996187127E+100" calcext:value-type="float">
            <text:p>6,69677996187127E+100</text:p>
          </table:table-cell>
          <table:table-cell table:formula="of:=[.A330]^[.$C$3]" office:value-type="float" office:value="1.97237070727372E+099" calcext:value-type="float">
            <text:p>1,97237070727372E+099</text:p>
          </table:table-cell>
          <table:table-cell table:formula="of:=[.C330]&lt;[.B3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0]*2" office:value-type="float" office:value="4.10109510896815E+098" calcext:value-type="float">
            <text:p>4,10109510896815E+098</text:p>
          </table:table-cell>
          <table:table-cell table:formula="of:=[.A331]*LOG([.A331];2)" office:value-type="float" office:value="1.34345708748322E+101" calcext:value-type="float">
            <text:p>1,34345708748322E+101</text:p>
          </table:table-cell>
          <table:table-cell table:formula="of:=[.A331]^[.$C$3]" office:value-type="float" office:value="3.97217926091714E+099" calcext:value-type="float">
            <text:p>3,97217926091714E+099</text:p>
          </table:table-cell>
          <table:table-cell table:formula="of:=[.C331]&lt;[.B3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1]*2" office:value-type="float" office:value="8.20219021793629E+098" calcext:value-type="float">
            <text:p>8,20219021793629E+098</text:p>
          </table:table-cell>
          <table:table-cell table:formula="of:=[.A332]*LOG([.A332];2)" office:value-type="float" office:value="2.69511636518438E+101" calcext:value-type="float">
            <text:p>2,69511636518438E+101</text:p>
          </table:table-cell>
          <table:table-cell table:formula="of:=[.A332]^[.$C$3]" office:value-type="float" office:value="7.99961590520142E+099" calcext:value-type="float">
            <text:p>7,99961590520142E+099</text:p>
          </table:table-cell>
          <table:table-cell table:formula="of:=[.C332]&lt;[.B3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2]*2" office:value-type="float" office:value="1.64043804358726E+099" calcext:value-type="float">
            <text:p>1,64043804358726E+099</text:p>
          </table:table-cell>
          <table:table-cell table:formula="of:=[.A333]*LOG([.A333];2)" office:value-type="float" office:value="5.40663711080463E+101" calcext:value-type="float">
            <text:p>5,40663711080463E+101</text:p>
          </table:table-cell>
          <table:table-cell table:formula="of:=[.A333]^[.$C$3]" office:value-type="float" office:value="1.61105152681291E+100" calcext:value-type="float">
            <text:p>1,61105152681291E+100</text:p>
          </table:table-cell>
          <table:table-cell table:formula="of:=[.C333]&lt;[.B3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3]*2" office:value-type="float" office:value="3.28087608717452E+099" calcext:value-type="float">
            <text:p>3,28087608717452E+099</text:p>
          </table:table-cell>
          <table:table-cell table:formula="of:=[.A334]*LOG([.A334];2)" office:value-type="float" office:value="1.0846082982481E+102" calcext:value-type="float">
            <text:p>1,0846082982481E+102</text:p>
          </table:table-cell>
          <table:table-cell table:formula="of:=[.A334]^[.$C$3]" office:value-type="float" office:value="3.24451455270323E+100" calcext:value-type="float">
            <text:p>3,24451455270323E+100</text:p>
          </table:table-cell>
          <table:table-cell table:formula="of:=[.C334]&lt;[.B3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4]*2" office:value-type="float" office:value="6.56175217434904E+099" calcext:value-type="float">
            <text:p>6,56175217434904E+099</text:p>
          </table:table-cell>
          <table:table-cell table:formula="of:=[.A335]*LOG([.A335];2)" office:value-type="float" office:value="2.17577834867055E+102" calcext:value-type="float">
            <text:p>2,17577834867055E+102</text:p>
          </table:table-cell>
          <table:table-cell table:formula="of:=[.A335]^[.$C$3]" office:value-type="float" office:value="6.53416387216862E+100" calcext:value-type="float">
            <text:p>6,53416387216862E+100</text:p>
          </table:table-cell>
          <table:table-cell table:formula="of:=[.C335]&lt;[.B3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5]*2" office:value-type="float" office:value="1.31235043486981E+100" calcext:value-type="float">
            <text:p>1,31235043486981E+100</text:p>
          </table:table-cell>
          <table:table-cell table:formula="of:=[.A336]*LOG([.A336];2)" office:value-type="float" office:value="4.3646802016898E+102" calcext:value-type="float">
            <text:p>4,3646802016898E+102</text:p>
          </table:table-cell>
          <table:table-cell table:formula="of:=[.A336]^[.$C$3]" office:value-type="float" office:value="1.31592251521206E+101" calcext:value-type="float">
            <text:p>1,31592251521206E+101</text:p>
          </table:table-cell>
          <table:table-cell table:formula="of:=[.C336]&lt;[.B3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6]*2" office:value-type="float" office:value="2.62470086973961E+100" calcext:value-type="float">
            <text:p>2,62470086973961E+100</text:p>
          </table:table-cell>
          <table:table-cell table:formula="of:=[.A337]*LOG([.A337];2)" office:value-type="float" office:value="8.75560741207699E+102" calcext:value-type="float">
            <text:p>8,75560741207699E+102</text:p>
          </table:table-cell>
          <table:table-cell table:formula="of:=[.A337]^[.$C$3]" office:value-type="float" office:value="2.65015096027476E+101" calcext:value-type="float">
            <text:p>2,65015096027476E+101</text:p>
          </table:table-cell>
          <table:table-cell table:formula="of:=[.C337]&lt;[.B3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7]*2" office:value-type="float" office:value="5.24940173947923E+100" calcext:value-type="float">
            <text:p>5,24940173947923E+100</text:p>
          </table:table-cell>
          <table:table-cell table:formula="of:=[.A338]*LOG([.A338];2)" office:value-type="float" office:value="1.75637088415488E+103" calcext:value-type="float">
            <text:p>1,75637088415488E+103</text:p>
          </table:table-cell>
          <table:table-cell table:formula="of:=[.A338]^[.$C$3]" office:value-type="float" office:value="5.33716843587362E+101" calcext:value-type="float">
            <text:p>5,33716843587362E+101</text:p>
          </table:table-cell>
          <table:table-cell table:formula="of:=[.C338]&lt;[.B3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8]*2" office:value-type="float" office:value="1.04988034789585E+101" calcext:value-type="float">
            <text:p>1,04988034789585E+101</text:p>
          </table:table-cell>
          <table:table-cell table:formula="of:=[.A339]*LOG([.A339];2)" office:value-type="float" office:value="3.52324057178871E+103" calcext:value-type="float">
            <text:p>3,52324057178871E+103</text:p>
          </table:table-cell>
          <table:table-cell table:formula="of:=[.A339]^[.$C$3]" office:value-type="float" office:value="1.0748582756181E+102" calcext:value-type="float">
            <text:p>1,0748582756181E+102</text:p>
          </table:table-cell>
          <table:table-cell table:formula="of:=[.C339]&lt;[.B3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39]*2" office:value-type="float" office:value="2.09976069579169E+101" calcext:value-type="float">
            <text:p>2,09976069579169E+101</text:p>
          </table:table-cell>
          <table:table-cell table:formula="of:=[.A340]*LOG([.A340];2)" office:value-type="float" office:value="7.06747875053535E+103" calcext:value-type="float">
            <text:p>7,06747875053535E+103</text:p>
          </table:table-cell>
          <table:table-cell table:formula="of:=[.A340]^[.$C$3]" office:value-type="float" office:value="2.16466901231607E+102" calcext:value-type="float">
            <text:p>2,16466901231607E+102</text:p>
          </table:table-cell>
          <table:table-cell table:formula="of:=[.C340]&lt;[.B3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0]*2" office:value-type="float" office:value="4.19952139158338E+101" calcext:value-type="float">
            <text:p>4,19952139158338E+101</text:p>
          </table:table-cell>
          <table:table-cell table:formula="of:=[.A341]*LOG([.A341];2)" office:value-type="float" office:value="1.41769527149865E+104" calcext:value-type="float">
            <text:p>1,41769527149865E+104</text:p>
          </table:table-cell>
          <table:table-cell table:formula="of:=[.A341]^[.$C$3]" office:value-type="float" office:value="4.35945095197493E+102" calcext:value-type="float">
            <text:p>4,35945095197493E+102</text:p>
          </table:table-cell>
          <table:table-cell table:formula="of:=[.C341]&lt;[.B3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1]*2" office:value-type="float" office:value="8.39904278316677E+101" calcext:value-type="float">
            <text:p>8,39904278316677E+101</text:p>
          </table:table-cell>
          <table:table-cell table:formula="of:=[.A342]*LOG([.A342];2)" office:value-type="float" office:value="2.84378958578047E+104" calcext:value-type="float">
            <text:p>2,84378958578047E+104</text:p>
          </table:table-cell>
          <table:table-cell table:formula="of:=[.A342]^[.$C$3]" office:value-type="float" office:value="8.7795466625824E+102" calcext:value-type="float">
            <text:p>8,7795466625824E+102</text:p>
          </table:table-cell>
          <table:table-cell table:formula="of:=[.C342]&lt;[.B3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2]*2" office:value-type="float" office:value="1.67980855663335E+102" calcext:value-type="float">
            <text:p>1,67980855663335E+102</text:p>
          </table:table-cell>
          <table:table-cell table:formula="of:=[.A343]*LOG([.A343];2)" office:value-type="float" office:value="5.70437725712728E+104" calcext:value-type="float">
            <text:p>5,70437725712728E+104</text:p>
          </table:table-cell>
          <table:table-cell table:formula="of:=[.A343]^[.$C$3]" office:value-type="float" office:value="1.76812264777386E+103" calcext:value-type="float">
            <text:p>1,76812264777386E+103</text:p>
          </table:table-cell>
          <table:table-cell table:formula="of:=[.C343]&lt;[.B3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3]*2" office:value-type="float" office:value="3.35961711326671E+102" calcext:value-type="float">
            <text:p>3,35961711326671E+102</text:p>
          </table:table-cell>
          <table:table-cell table:formula="of:=[.A344]*LOG([.A344];2)" office:value-type="float" office:value="1.14423506853872E+105" calcext:value-type="float">
            <text:p>1,14423506853872E+105</text:p>
          </table:table-cell>
          <table:table-cell table:formula="of:=[.A344]^[.$C$3]" office:value-type="float" office:value="3.56084182671374E+103" calcext:value-type="float">
            <text:p>3,56084182671374E+103</text:p>
          </table:table-cell>
          <table:table-cell table:formula="of:=[.C344]&lt;[.B3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4]*2" office:value-type="float" office:value="6.71923422653341E+102" calcext:value-type="float">
            <text:p>6,71923422653341E+102</text:p>
          </table:table-cell>
          <table:table-cell table:formula="of:=[.A345]*LOG([.A345];2)" office:value-type="float" office:value="2.29518937130398E+105" calcext:value-type="float">
            <text:p>2,29518937130398E+105</text:p>
          </table:table-cell>
          <table:table-cell table:formula="of:=[.A345]^[.$C$3]" office:value-type="float" office:value="7.171218880567E+103" calcext:value-type="float">
            <text:p>7,171218880567E+103</text:p>
          </table:table-cell>
          <table:table-cell table:formula="of:=[.C345]&lt;[.B3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5]*2" office:value-type="float" office:value="1.34384684530668E+103" calcext:value-type="float">
            <text:p>1,34384684530668E+103</text:p>
          </table:table-cell>
          <table:table-cell table:formula="of:=[.A346]*LOG([.A346];2)" office:value-type="float" office:value="4.60381721106102E+105" calcext:value-type="float">
            <text:p>4,60381721106102E+105</text:p>
          </table:table-cell>
          <table:table-cell table:formula="of:=[.A346]^[.$C$3]" office:value-type="float" office:value="1.44421973049169E+104" calcext:value-type="float">
            <text:p>1,44421973049169E+104</text:p>
          </table:table-cell>
          <table:table-cell table:formula="of:=[.C346]&lt;[.B3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6]*2" office:value-type="float" office:value="2.68769369061336E+103" calcext:value-type="float">
            <text:p>2,68769369061336E+103</text:p>
          </table:table-cell>
          <table:table-cell table:formula="of:=[.A347]*LOG([.A347];2)" office:value-type="float" office:value="9.23451135902818E+105" calcext:value-type="float">
            <text:p>9,23451135902818E+105</text:p>
          </table:table-cell>
          <table:table-cell table:formula="of:=[.A347]^[.$C$3]" office:value-type="float" office:value="2.90853014624006E+104" calcext:value-type="float">
            <text:p>2,90853014624006E+104</text:p>
          </table:table-cell>
          <table:table-cell table:formula="of:=[.C347]&lt;[.B3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7]*2" office:value-type="float" office:value="5.37538738122673E+103" calcext:value-type="float">
            <text:p>5,37538738122673E+103</text:p>
          </table:table-cell>
          <table:table-cell table:formula="of:=[.A348]*LOG([.A348];2)" office:value-type="float" office:value="1.85227765918686E+106" calcext:value-type="float">
            <text:p>1,85227765918686E+106</text:p>
          </table:table-cell>
          <table:table-cell table:formula="of:=[.A348]^[.$C$3]" office:value-type="float" office:value="5.85752114652742E+104" calcext:value-type="float">
            <text:p>5,85752114652742E+104</text:p>
          </table:table-cell>
          <table:table-cell table:formula="of:=[.C348]&lt;[.B3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8]*2" office:value-type="float" office:value="1.07507747624535E+104" calcext:value-type="float">
            <text:p>1,07507747624535E+104</text:p>
          </table:table-cell>
          <table:table-cell table:formula="of:=[.A349]*LOG([.A349];2)" office:value-type="float" office:value="3.71530609313618E+106" calcext:value-type="float">
            <text:p>3,71530609313618E+106</text:p>
          </table:table-cell>
          <table:table-cell table:formula="of:=[.A349]^[.$C$3]" office:value-type="float" office:value="1.17965268561408E+105" calcext:value-type="float">
            <text:p>1,17965268561408E+105</text:p>
          </table:table-cell>
          <table:table-cell table:formula="of:=[.C349]&lt;[.B3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49]*2" office:value-type="float" office:value="2.15015495249069E+104" calcext:value-type="float">
            <text:p>2,15015495249069E+104</text:p>
          </table:table-cell>
          <table:table-cell table:formula="of:=[.A350]*LOG([.A350];2)" office:value-type="float" office:value="7.45211373579726E+106" calcext:value-type="float">
            <text:p>7,45211373579726E+106</text:p>
          </table:table-cell>
          <table:table-cell table:formula="of:=[.A350]^[.$C$3]" office:value-type="float" office:value="2.37571563783681E+105" calcext:value-type="float">
            <text:p>2,37571563783681E+105</text:p>
          </table:table-cell>
          <table:table-cell table:formula="of:=[.C350]&lt;[.B3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0]*2" office:value-type="float" office:value="4.30030990498138E+104" calcext:value-type="float">
            <text:p>4,30030990498138E+104</text:p>
          </table:table-cell>
          <table:table-cell table:formula="of:=[.A351]*LOG([.A351];2)" office:value-type="float" office:value="1.49472305706443E+107" calcext:value-type="float">
            <text:p>1,49472305706443E+107</text:p>
          </table:table-cell>
          <table:table-cell table:formula="of:=[.A351]^[.$C$3]" office:value-type="float" office:value="4.78448009375264E+105" calcext:value-type="float">
            <text:p>4,78448009375264E+105</text:p>
          </table:table-cell>
          <table:table-cell table:formula="of:=[.C351]&lt;[.B3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1]*2" office:value-type="float" office:value="8.60061980996277E+104" calcext:value-type="float">
            <text:p>8,60061980996277E+104</text:p>
          </table:table-cell>
          <table:table-cell table:formula="of:=[.A352]*LOG([.A352];2)" office:value-type="float" office:value="2.99804673393883E+107" calcext:value-type="float">
            <text:p>2,99804673393883E+107</text:p>
          </table:table-cell>
          <table:table-cell table:formula="of:=[.A352]^[.$C$3]" office:value-type="float" office:value="9.63551756908022E+105" calcext:value-type="float">
            <text:p>9,63551756908022E+105</text:p>
          </table:table-cell>
          <table:table-cell table:formula="of:=[.C352]&lt;[.B3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2]*2" office:value-type="float" office:value="1.72012396199255E+105" calcext:value-type="float">
            <text:p>1,72012396199255E+105</text:p>
          </table:table-cell>
          <table:table-cell table:formula="of:=[.A353]*LOG([.A353];2)" office:value-type="float" office:value="6.01329470749759E+107" calcext:value-type="float">
            <text:p>6,01329470749759E+107</text:p>
          </table:table-cell>
          <table:table-cell table:formula="of:=[.A353]^[.$C$3]" office:value-type="float" office:value="1.94050757877087E+106" calcext:value-type="float">
            <text:p>1,94050757877087E+106</text:p>
          </table:table-cell>
          <table:table-cell table:formula="of:=[.C353]&lt;[.B3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3]*2" office:value-type="float" office:value="3.44024792398511E+105" calcext:value-type="float">
            <text:p>3,44024792398511E+105</text:p>
          </table:table-cell>
          <table:table-cell table:formula="of:=[.A354]*LOG([.A354];2)" office:value-type="float" office:value="1.2060991894235E+108" calcext:value-type="float">
            <text:p>1,2060991894235E+108</text:p>
          </table:table-cell>
          <table:table-cell table:formula="of:=[.A354]^[.$C$3]" office:value-type="float" office:value="3.9080097527409E+106" calcext:value-type="float">
            <text:p>3,9080097527409E+106</text:p>
          </table:table-cell>
          <table:table-cell table:formula="of:=[.C354]&lt;[.B3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4]*2" office:value-type="float" office:value="6.88049584797022E+105" calcext:value-type="float">
            <text:p>6,88049584797022E+105</text:p>
          </table:table-cell>
          <table:table-cell table:formula="of:=[.A355]*LOG([.A355];2)" office:value-type="float" office:value="2.41907887469498E+108" calcext:value-type="float">
            <text:p>2,41907887469498E+108</text:p>
          </table:table-cell>
          <table:table-cell table:formula="of:=[.A355]^[.$C$3]" office:value-type="float" office:value="7.87038422039648E+106" calcext:value-type="float">
            <text:p>7,87038422039648E+106</text:p>
          </table:table-cell>
          <table:table-cell table:formula="of:=[.C355]&lt;[.B3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5]*2" office:value-type="float" office:value="1.37609916959404E+106" calcext:value-type="float">
            <text:p>1,37609916959404E+106</text:p>
          </table:table-cell>
          <table:table-cell table:formula="of:=[.A356]*LOG([.A356];2)" office:value-type="float" office:value="4.85191874108589E+108" calcext:value-type="float">
            <text:p>4,85191874108589E+108</text:p>
          </table:table-cell>
          <table:table-cell table:formula="of:=[.A356]^[.$C$3]" office:value-type="float" office:value="1.58502541436141E+107" calcext:value-type="float">
            <text:p>1,58502541436141E+107</text:p>
          </table:table-cell>
          <table:table-cell table:formula="of:=[.C356]&lt;[.B3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6]*2" office:value-type="float" office:value="2.75219833918809E+106" calcext:value-type="float">
            <text:p>2,75219833918809E+106</text:p>
          </table:table-cell>
          <table:table-cell table:formula="of:=[.A357]*LOG([.A357];2)" office:value-type="float" office:value="9.73135946556366E+108" calcext:value-type="float">
            <text:p>9,73135946556366E+108</text:p>
          </table:table-cell>
          <table:table-cell table:formula="of:=[.A357]^[.$C$3]" office:value-type="float" office:value="3.19210027594435E+107" calcext:value-type="float">
            <text:p>3,19210027594435E+107</text:p>
          </table:table-cell>
          <table:table-cell table:formula="of:=[.C357]&lt;[.B3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7]*2" office:value-type="float" office:value="5.50439667837617E+106" calcext:value-type="float">
            <text:p>5,50439667837617E+106</text:p>
          </table:table-cell>
          <table:table-cell table:formula="of:=[.A358]*LOG([.A358];2)" office:value-type="float" office:value="1.95177628979111E+109" calcext:value-type="float">
            <text:p>1,95177628979111E+109</text:p>
          </table:table-cell>
          <table:table-cell table:formula="of:=[.A358]^[.$C$3]" office:value-type="float" office:value="6.42860617839949E+107" calcext:value-type="float">
            <text:p>6,42860617839949E+107</text:p>
          </table:table-cell>
          <table:table-cell table:formula="of:=[.C358]&lt;[.B3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8]*2" office:value-type="float" office:value="1.10087933567523E+107" calcext:value-type="float">
            <text:p>1,10087933567523E+107</text:p>
          </table:table-cell>
          <table:table-cell table:formula="of:=[.A359]*LOG([.A359];2)" office:value-type="float" office:value="3.91456137293897E+109" calcext:value-type="float">
            <text:p>3,91456137293897E+109</text:p>
          </table:table-cell>
          <table:table-cell table:formula="of:=[.A359]^[.$C$3]" office:value-type="float" office:value="1.29466413409366E+108" calcext:value-type="float">
            <text:p>1,29466413409366E+108</text:p>
          </table:table-cell>
          <table:table-cell table:formula="of:=[.C359]&lt;[.B3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59]*2" office:value-type="float" office:value="2.20175867135047E+107" calcext:value-type="float">
            <text:p>2,20175867135047E+107</text:p>
          </table:table-cell>
          <table:table-cell table:formula="of:=[.A360]*LOG([.A360];2)" office:value-type="float" office:value="7.85114033259145E+109" calcext:value-type="float">
            <text:p>7,85114033259145E+109</text:p>
          </table:table-cell>
          <table:table-cell table:formula="of:=[.A360]^[.$C$3]" office:value-type="float" office:value="2.60733847056997E+108" calcext:value-type="float">
            <text:p>2,60733847056997E+108</text:p>
          </table:table-cell>
          <table:table-cell table:formula="of:=[.C360]&lt;[.B3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0]*2" office:value-type="float" office:value="4.40351734270094E+107" calcext:value-type="float">
            <text:p>4,40351734270094E+107</text:p>
          </table:table-cell>
          <table:table-cell table:formula="of:=[.A361]*LOG([.A361];2)" office:value-type="float" office:value="1.57463158386099E+110" calcext:value-type="float">
            <text:p>1,57463158386099E+110</text:p>
          </table:table-cell>
          <table:table-cell table:formula="of:=[.A361]^[.$C$3]" office:value-type="float" office:value="5.25094788763365E+108" calcext:value-type="float">
            <text:p>5,25094788763365E+108</text:p>
          </table:table-cell>
          <table:table-cell table:formula="of:=[.C361]&lt;[.B3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1]*2" office:value-type="float" office:value="8.80703468540188E+107" calcext:value-type="float">
            <text:p>8,80703468540188E+107</text:p>
          </table:table-cell>
          <table:table-cell table:formula="of:=[.A362]*LOG([.A362];2)" office:value-type="float" office:value="3.15807020240738E+110" calcext:value-type="float">
            <text:p>3,15807020240738E+110</text:p>
          </table:table-cell>
          <table:table-cell table:formula="of:=[.A362]^[.$C$3]" office:value-type="float" office:value="1.05749422370226E+109" calcext:value-type="float">
            <text:p>1,05749422370226E+109</text:p>
          </table:table-cell>
          <table:table-cell table:formula="of:=[.C362]&lt;[.B3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2]*2" office:value-type="float" office:value="1.76140693708037E+108" calcext:value-type="float">
            <text:p>1,76140693708037E+108</text:p>
          </table:table-cell>
          <table:table-cell table:formula="of:=[.A363]*LOG([.A363];2)" office:value-type="float" office:value="6.33375447418557E+110" calcext:value-type="float">
            <text:p>6,33375447418557E+110</text:p>
          </table:table-cell>
          <table:table-cell table:formula="of:=[.A363]^[.$C$3]" office:value-type="float" office:value="2.12969935541983E+109" calcext:value-type="float">
            <text:p>2,12969935541983E+109</text:p>
          </table:table-cell>
          <table:table-cell table:formula="of:=[.C363]&lt;[.B3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3]*2" office:value-type="float" office:value="3.52281387416075E+108" calcext:value-type="float">
            <text:p>3,52281387416075E+108</text:p>
          </table:table-cell>
          <table:table-cell table:formula="of:=[.A364]*LOG([.A364];2)" office:value-type="float" office:value="1.27027370871127E+111" calcext:value-type="float">
            <text:p>1,27027370871127E+111</text:p>
          </table:table-cell>
          <table:table-cell table:formula="of:=[.A364]^[.$C$3]" office:value-type="float" office:value="4.28902517178442E+109" calcext:value-type="float">
            <text:p>4,28902517178442E+109</text:p>
          </table:table-cell>
          <table:table-cell table:formula="of:=[.C364]&lt;[.B3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4]*2" office:value-type="float" office:value="7.0456277483215E+108" calcext:value-type="float">
            <text:p>7,0456277483215E+108</text:p>
          </table:table-cell>
          <table:table-cell table:formula="of:=[.A365]*LOG([.A365];2)" office:value-type="float" office:value="2.54759304517087E+111" calcext:value-type="float">
            <text:p>2,54759304517087E+111</text:p>
          </table:table-cell>
          <table:table-cell table:formula="of:=[.A365]^[.$C$3]" office:value-type="float" office:value="8.63771540212259E+109" calcext:value-type="float">
            <text:p>8,63771540212259E+109</text:p>
          </table:table-cell>
          <table:table-cell table:formula="of:=[.C365]&lt;[.B3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5]*2" office:value-type="float" office:value="1.4091255496643E+109" calcext:value-type="float">
            <text:p>1,4091255496643E+109</text:p>
          </table:table-cell>
          <table:table-cell table:formula="of:=[.A366]*LOG([.A366];2)" office:value-type="float" office:value="5.10927734583838E+111" calcext:value-type="float">
            <text:p>5,10927734583838E+111</text:p>
          </table:table-cell>
          <table:table-cell table:formula="of:=[.A366]^[.$C$3]" office:value-type="float" office:value="1.73955909279555E+110" calcext:value-type="float">
            <text:p>1,73955909279555E+110</text:p>
          </table:table-cell>
          <table:table-cell table:formula="of:=[.C366]&lt;[.B3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6]*2" office:value-type="float" office:value="2.8182510993286E+109" calcext:value-type="float">
            <text:p>2,8182510993286E+109</text:p>
          </table:table-cell>
          <table:table-cell table:formula="of:=[.A367]*LOG([.A367];2)" office:value-type="float" office:value="1.02467372026701E+112" calcext:value-type="float">
            <text:p>1,02467372026701E+112</text:p>
          </table:table-cell>
          <table:table-cell table:formula="of:=[.A367]^[.$C$3]" office:value-type="float" office:value="3.50331736628422E+110" calcext:value-type="float">
            <text:p>3,50331736628422E+110</text:p>
          </table:table-cell>
          <table:table-cell table:formula="of:=[.C367]&lt;[.B3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7]*2" office:value-type="float" office:value="5.6365021986572E+109" calcext:value-type="float">
            <text:p>5,6365021986572E+109</text:p>
          </table:table-cell>
          <table:table-cell table:formula="of:=[.A368]*LOG([.A368];2)" office:value-type="float" office:value="2.05498394273267E+112" calcext:value-type="float">
            <text:p>2,05498394273267E+112</text:p>
          </table:table-cell>
          <table:table-cell table:formula="of:=[.A368]^[.$C$3]" office:value-type="float" office:value="7.05536973117996E+110" calcext:value-type="float">
            <text:p>7,05536973117996E+110</text:p>
          </table:table-cell>
          <table:table-cell table:formula="of:=[.C368]&lt;[.B3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8]*2" office:value-type="float" office:value="1.12730043973144E+110" calcext:value-type="float">
            <text:p>1,12730043973144E+110</text:p>
          </table:table-cell>
          <table:table-cell table:formula="of:=[.A369]*LOG([.A369];2)" office:value-type="float" office:value="4.12124088986265E+112" calcext:value-type="float">
            <text:p>4,12124088986265E+112</text:p>
          </table:table-cell>
          <table:table-cell table:formula="of:=[.A369]^[.$C$3]" office:value-type="float" office:value="1.42088874170277E+111" calcext:value-type="float">
            <text:p>1,42088874170277E+111</text:p>
          </table:table-cell>
          <table:table-cell table:formula="of:=[.C369]&lt;[.B3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69]*2" office:value-type="float" office:value="2.25460087946288E+110" calcext:value-type="float">
            <text:p>2,25460087946288E+110</text:p>
          </table:table-cell>
          <table:table-cell table:formula="of:=[.A370]*LOG([.A370];2)" office:value-type="float" office:value="8.26502778851993E+112" calcext:value-type="float">
            <text:p>8,26502778851993E+112</text:p>
          </table:table-cell>
          <table:table-cell table:formula="of:=[.A370]^[.$C$3]" office:value-type="float" office:value="2.86154360894142E+111" calcext:value-type="float">
            <text:p>2,86154360894142E+111</text:p>
          </table:table-cell>
          <table:table-cell table:formula="of:=[.C370]&lt;[.B3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0]*2" office:value-type="float" office:value="4.50920175892576E+110" calcext:value-type="float">
            <text:p>4,50920175892576E+110</text:p>
          </table:table-cell>
          <table:table-cell table:formula="of:=[.A371]*LOG([.A371];2)" office:value-type="float" office:value="1.65751475946291E+113" calcext:value-type="float">
            <text:p>1,65751475946291E+113</text:p>
          </table:table-cell>
          <table:table-cell table:formula="of:=[.A371]^[.$C$3]" office:value-type="float" office:value="5.76289443750579E+111" calcext:value-type="float">
            <text:p>5,76289443750579E+111</text:p>
          </table:table-cell>
          <table:table-cell table:formula="of:=[.C371]&lt;[.B3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1]*2" office:value-type="float" office:value="9.01840351785152E+110" calcext:value-type="float">
            <text:p>9,01840351785152E+110</text:p>
          </table:table-cell>
          <table:table-cell table:formula="of:=[.A372]*LOG([.A372];2)" office:value-type="float" office:value="3.32404792244367E+113" calcext:value-type="float">
            <text:p>3,32404792244367E+113</text:p>
          </table:table-cell>
          <table:table-cell table:formula="of:=[.A372]^[.$C$3]" office:value-type="float" office:value="1.16059570764749E+112" calcext:value-type="float">
            <text:p>1,16059570764749E+112</text:p>
          </table:table-cell>
          <table:table-cell table:formula="of:=[.C372]&lt;[.B3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2]*2" office:value-type="float" office:value="1.8036807035703E+111" calcext:value-type="float">
            <text:p>1,8036807035703E+111</text:p>
          </table:table-cell>
          <table:table-cell table:formula="of:=[.A373]*LOG([.A373];2)" office:value-type="float" office:value="6.66613265192305E+113" calcext:value-type="float">
            <text:p>6,66613265192305E+113</text:p>
          </table:table-cell>
          <table:table-cell table:formula="of:=[.A373]^[.$C$3]" office:value-type="float" office:value="2.33733657837529E+112" calcext:value-type="float">
            <text:p>2,33733657837529E+112</text:p>
          </table:table-cell>
          <table:table-cell table:formula="of:=[.C373]&lt;[.B3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3]*2" office:value-type="float" office:value="3.60736140714061E+111" calcext:value-type="float">
            <text:p>3,60736140714061E+111</text:p>
          </table:table-cell>
          <table:table-cell table:formula="of:=[.A374]*LOG([.A374];2)" office:value-type="float" office:value="1.33683389179175E+114" calcext:value-type="float">
            <text:p>1,33683389179175E+114</text:p>
          </table:table-cell>
          <table:table-cell table:formula="of:=[.A374]^[.$C$3]" office:value-type="float" office:value="4.70718807989116E+112" calcext:value-type="float">
            <text:p>4,70718807989116E+112</text:p>
          </table:table-cell>
          <table:table-cell table:formula="of:=[.C374]&lt;[.B3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4]*2" office:value-type="float" office:value="7.21472281428122E+111" calcext:value-type="float">
            <text:p>7,21472281428122E+111</text:p>
          </table:table-cell>
          <table:table-cell table:formula="of:=[.A375]*LOG([.A375];2)" office:value-type="float" office:value="2.68088250639778E+114" calcext:value-type="float">
            <text:p>2,68088250639778E+114</text:p>
          </table:table-cell>
          <table:table-cell table:formula="of:=[.A375]^[.$C$3]" office:value-type="float" office:value="9.47985832441446E+112" calcext:value-type="float">
            <text:p>9,47985832441446E+112</text:p>
          </table:table-cell>
          <table:table-cell table:formula="of:=[.C375]&lt;[.B3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5]*2" office:value-type="float" office:value="1.44294456285624E+112" calcext:value-type="float">
            <text:p>1,44294456285624E+112</text:p>
          </table:table-cell>
          <table:table-cell table:formula="of:=[.A376]*LOG([.A376];2)" office:value-type="float" office:value="5.37619445842413E+114" calcext:value-type="float">
            <text:p>5,37619445842413E+114</text:p>
          </table:table-cell>
          <table:table-cell table:formula="of:=[.A376]^[.$C$3]" office:value-type="float" office:value="1.90915919070411E+113" calcext:value-type="float">
            <text:p>1,90915919070411E+113</text:p>
          </table:table-cell>
          <table:table-cell table:formula="of:=[.C376]&lt;[.B3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6]*2" office:value-type="float" office:value="2.88588912571249E+112" calcext:value-type="float">
            <text:p>2,88588912571249E+112</text:p>
          </table:table-cell>
          <table:table-cell table:formula="of:=[.A377]*LOG([.A377];2)" office:value-type="float" office:value="1.07812478081054E+115" calcext:value-type="float">
            <text:p>1,07812478081054E+115</text:p>
          </table:table-cell>
          <table:table-cell table:formula="of:=[.A377]^[.$C$3]" office:value-type="float" office:value="3.84487688604259E+113" calcext:value-type="float">
            <text:p>3,84487688604259E+113</text:p>
          </table:table-cell>
          <table:table-cell table:formula="of:=[.C377]&lt;[.B3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7]*2" office:value-type="float" office:value="5.77177825142497E+112" calcext:value-type="float">
            <text:p>5,77177825142497E+112</text:p>
          </table:table-cell>
          <table:table-cell table:formula="of:=[.A378]*LOG([.A378];2)" office:value-type="float" office:value="2.1620213398725E+115" calcext:value-type="float">
            <text:p>2,1620213398725E+115</text:p>
          </table:table-cell>
          <table:table-cell table:formula="of:=[.A378]^[.$C$3]" office:value-type="float" office:value="7.74324023937075E+113" calcext:value-type="float">
            <text:p>7,74324023937075E+113</text:p>
          </table:table-cell>
          <table:table-cell table:formula="of:=[.C378]&lt;[.B3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8]*2" office:value-type="float" office:value="1.15435565028499E+113" calcext:value-type="float">
            <text:p>1,15435565028499E+113</text:p>
          </table:table-cell>
          <table:table-cell table:formula="of:=[.A379]*LOG([.A379];2)" office:value-type="float" office:value="4.33558623624785E+115" calcext:value-type="float">
            <text:p>4,33558623624785E+115</text:p>
          </table:table-cell>
          <table:table-cell table:formula="of:=[.A379]^[.$C$3]" office:value-type="float" office:value="1.55941974689138E+114" calcext:value-type="float">
            <text:p>1,55941974689138E+114</text:p>
          </table:table-cell>
          <table:table-cell table:formula="of:=[.C379]&lt;[.B3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79]*2" office:value-type="float" office:value="2.30871130056999E+113" calcext:value-type="float">
            <text:p>2,30871130056999E+113</text:p>
          </table:table-cell>
          <table:table-cell table:formula="of:=[.A380]*LOG([.A380];2)" office:value-type="float" office:value="8.6942595855014E+115" calcext:value-type="float">
            <text:p>8,6942595855014E+115</text:p>
          </table:table-cell>
          <table:table-cell table:formula="of:=[.A380]^[.$C$3]" office:value-type="float" office:value="3.14053273800064E+114" calcext:value-type="float">
            <text:p>3,14053273800064E+114</text:p>
          </table:table-cell>
          <table:table-cell table:formula="of:=[.C380]&lt;[.B3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0]*2" office:value-type="float" office:value="4.61742260113998E+113" calcext:value-type="float">
            <text:p>4,61742260113998E+113</text:p>
          </table:table-cell>
          <table:table-cell table:formula="of:=[.A381]*LOG([.A381];2)" office:value-type="float" office:value="1.74346933970142E+116" calcext:value-type="float">
            <text:p>1,74346933970142E+116</text:p>
          </table:table-cell>
          <table:table-cell table:formula="of:=[.A381]^[.$C$3]" office:value-type="float" office:value="6.32475374132913E+114" calcext:value-type="float">
            <text:p>6,32475374132913E+114</text:p>
          </table:table-cell>
          <table:table-cell table:formula="of:=[.C381]&lt;[.B3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1]*2" office:value-type="float" office:value="9.23484520227996E+113" calcext:value-type="float">
            <text:p>9,23484520227996E+113</text:p>
          </table:table-cell>
          <table:table-cell table:formula="of:=[.A382]*LOG([.A382];2)" office:value-type="float" office:value="3.49617352460512E+116" calcext:value-type="float">
            <text:p>3,49617352460512E+116</text:p>
          </table:table-cell>
          <table:table-cell table:formula="of:=[.A382]^[.$C$3]" office:value-type="float" office:value="1.27374917651467E+115" calcext:value-type="float">
            <text:p>1,27374917651467E+115</text:p>
          </table:table-cell>
          <table:table-cell table:formula="of:=[.C382]&lt;[.B3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2]*2" office:value-type="float" office:value="1.84696904045599E+114" calcext:value-type="float">
            <text:p>1,84696904045599E+114</text:p>
          </table:table-cell>
          <table:table-cell table:formula="of:=[.A383]*LOG([.A383];2)" office:value-type="float" office:value="7.0108167396148E+116" calcext:value-type="float">
            <text:p>7,0108167396148E+116</text:p>
          </table:table-cell>
          <table:table-cell table:formula="of:=[.A383]^[.$C$3]" office:value-type="float" office:value="2.56521760534325E+115" calcext:value-type="float">
            <text:p>2,56521760534325E+115</text:p>
          </table:table-cell>
          <table:table-cell table:formula="of:=[.C383]&lt;[.B3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3]*2" office:value-type="float" office:value="3.69393808091198E+114" calcext:value-type="float">
            <text:p>3,69393808091198E+114</text:p>
          </table:table-cell>
          <table:table-cell table:formula="of:=[.A384]*LOG([.A384];2)" office:value-type="float" office:value="1.40585728600387E+117" calcext:value-type="float">
            <text:p>1,40585728600387E+117</text:p>
          </table:table-cell>
          <table:table-cell table:formula="of:=[.A384]^[.$C$3]" office:value-type="float" office:value="5.16612020960718E+115" calcext:value-type="float">
            <text:p>5,16612020960718E+115</text:p>
          </table:table-cell>
          <table:table-cell table:formula="of:=[.C384]&lt;[.B3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4]*2" office:value-type="float" office:value="7.38787616182396E+114" calcext:value-type="float">
            <text:p>7,38787616182396E+114</text:p>
          </table:table-cell>
          <table:table-cell table:formula="of:=[.A385]*LOG([.A385];2)" office:value-type="float" office:value="2.81910244816957E+117" calcext:value-type="float">
            <text:p>2,81910244816957E+117</text:p>
          </table:table-cell>
          <table:table-cell table:formula="of:=[.A385]^[.$C$3]" office:value-type="float" office:value="1.04041068346483E+116" calcext:value-type="float">
            <text:p>1,04041068346483E+116</text:p>
          </table:table-cell>
          <table:table-cell table:formula="of:=[.C385]&lt;[.B3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5]*2" office:value-type="float" office:value="1.47757523236479E+115" calcext:value-type="float">
            <text:p>1,47757523236479E+115</text:p>
          </table:table-cell>
          <table:table-cell table:formula="of:=[.A386]*LOG([.A386];2)" office:value-type="float" office:value="5.65298064866279E+117" calcext:value-type="float">
            <text:p>5,65298064866279E+117</text:p>
          </table:table-cell>
          <table:table-cell table:formula="of:=[.A386]^[.$C$3]" office:value-type="float" office:value="2.09529462410642E+116" calcext:value-type="float">
            <text:p>2,09529462410642E+116</text:p>
          </table:table-cell>
          <table:table-cell table:formula="of:=[.C386]&lt;[.B3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6]*2" office:value-type="float" office:value="2.95515046472959E+115" calcext:value-type="float">
            <text:p>2,95515046472959E+115</text:p>
          </table:table-cell>
          <table:table-cell table:formula="of:=[.A387]*LOG([.A387];2)" office:value-type="float" office:value="1.13355128019729E+118" calcext:value-type="float">
            <text:p>1,13355128019729E+118</text:p>
          </table:table-cell>
          <table:table-cell table:formula="of:=[.A387]^[.$C$3]" office:value-type="float" office:value="4.21973710149593E+116" calcext:value-type="float">
            <text:p>4,21973710149593E+116</text:p>
          </table:table-cell>
          <table:table-cell table:formula="of:=[.C387]&lt;[.B3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7]*2" office:value-type="float" office:value="5.91030092945917E+115" calcext:value-type="float">
            <text:p>5,91030092945917E+115</text:p>
          </table:table-cell>
          <table:table-cell table:formula="of:=[.A388]*LOG([.A388];2)" office:value-type="float" office:value="2.27301286132403E+118" calcext:value-type="float">
            <text:p>2,27301286132403E+118</text:p>
          </table:table-cell>
          <table:table-cell table:formula="of:=[.A388]^[.$C$3]" office:value-type="float" office:value="8.49817538826316E+116" calcext:value-type="float">
            <text:p>8,49817538826316E+116</text:p>
          </table:table-cell>
          <table:table-cell table:formula="of:=[.C388]&lt;[.B3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8]*2" office:value-type="float" office:value="1.18206018589183E+116" calcext:value-type="float">
            <text:p>1,18206018589183E+116</text:p>
          </table:table-cell>
          <table:table-cell table:formula="of:=[.A389]*LOG([.A389];2)" office:value-type="float" office:value="4.55784632450698E+118" calcext:value-type="float">
            <text:p>4,55784632450698E+118</text:p>
          </table:table-cell>
          <table:table-cell table:formula="of:=[.A389]^[.$C$3]" office:value-type="float" office:value="1.7114569745134E+117" calcext:value-type="float">
            <text:p>1,7114569745134E+117</text:p>
          </table:table-cell>
          <table:table-cell table:formula="of:=[.C389]&lt;[.B3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89]*2" office:value-type="float" office:value="2.36412037178367E+116" calcext:value-type="float">
            <text:p>2,36412037178367E+116</text:p>
          </table:table-cell>
          <table:table-cell table:formula="of:=[.A390]*LOG([.A390];2)" office:value-type="float" office:value="9.13933385273181E+118" calcext:value-type="float">
            <text:p>9,13933385273181E+118</text:p>
          </table:table-cell>
          <table:table-cell table:formula="of:=[.A390]^[.$C$3]" office:value-type="float" office:value="3.4467221983391E+117" calcext:value-type="float">
            <text:p>3,4467221983391E+117</text:p>
          </table:table-cell>
          <table:table-cell table:formula="of:=[.C390]&lt;[.B3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0]*2" office:value-type="float" office:value="4.72824074356734E+116" calcext:value-type="float">
            <text:p>4,72824074356734E+116</text:p>
          </table:table-cell>
          <table:table-cell table:formula="of:=[.A391]*LOG([.A391];2)" office:value-type="float" office:value="1.83259501128993E+119" calcext:value-type="float">
            <text:p>1,83259501128993E+119</text:p>
          </table:table-cell>
          <table:table-cell table:formula="of:=[.A391]^[.$C$3]" office:value-type="float" office:value="6.9413920942425E+117" calcext:value-type="float">
            <text:p>6,9413920942425E+117</text:p>
          </table:table-cell>
          <table:table-cell table:formula="of:=[.C391]&lt;[.B3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1]*2" office:value-type="float" office:value="9.45648148713467E+116" calcext:value-type="float">
            <text:p>9,45648148713467E+116</text:p>
          </table:table-cell>
          <table:table-cell table:formula="of:=[.A392]*LOG([.A392];2)" office:value-type="float" office:value="3.67464650406699E+119" calcext:value-type="float">
            <text:p>3,67464650406699E+119</text:p>
          </table:table-cell>
          <table:table-cell table:formula="of:=[.A392]^[.$C$3]" office:value-type="float" office:value="1.39793465888346E+118" calcext:value-type="float">
            <text:p>1,39793465888346E+118</text:p>
          </table:table-cell>
          <table:table-cell table:formula="of:=[.C392]&lt;[.B3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2]*2" office:value-type="float" office:value="1.89129629742694E+117" calcext:value-type="float">
            <text:p>1,89129629742694E+117</text:p>
          </table:table-cell>
          <table:table-cell table:formula="of:=[.A393]*LOG([.A393];2)" office:value-type="float" office:value="7.36820597110825E+119" calcext:value-type="float">
            <text:p>7,36820597110825E+119</text:p>
          </table:table-cell>
          <table:table-cell table:formula="of:=[.A393]^[.$C$3]" office:value-type="float" office:value="2.8153161267587E+118" calcext:value-type="float">
            <text:p>2,8153161267587E+118</text:p>
          </table:table-cell>
          <table:table-cell table:formula="of:=[.C393]&lt;[.B3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3]*2" office:value-type="float" office:value="3.78259259485387E+117" calcext:value-type="float">
            <text:p>3,78259259485387E+117</text:p>
          </table:table-cell>
          <table:table-cell table:formula="of:=[.A394]*LOG([.A394];2)" office:value-type="float" office:value="1.4774237868165E+120" calcext:value-type="float">
            <text:p>1,4774237868165E+120</text:p>
          </table:table-cell>
          <table:table-cell table:formula="of:=[.A394]^[.$C$3]" office:value-type="float" office:value="5.66979639800771E+118" calcext:value-type="float">
            <text:p>5,66979639800771E+118</text:p>
          </table:table-cell>
          <table:table-cell table:formula="of:=[.C394]&lt;[.B3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4]*2" office:value-type="float" office:value="7.56518518970774E+117" calcext:value-type="float">
            <text:p>7,56518518970774E+117</text:p>
          </table:table-cell>
          <table:table-cell table:formula="of:=[.A395]*LOG([.A395];2)" office:value-type="float" office:value="2.96241275882272E+120" calcext:value-type="float">
            <text:p>2,96241275882272E+120</text:p>
          </table:table-cell>
          <table:table-cell table:formula="of:=[.A395]^[.$C$3]" office:value-type="float" office:value="1.14184659013309E+119" calcext:value-type="float">
            <text:p>1,14184659013309E+119</text:p>
          </table:table-cell>
          <table:table-cell table:formula="of:=[.C395]&lt;[.B3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5]*2" office:value-type="float" office:value="1.51303703794155E+118" calcext:value-type="float">
            <text:p>1,51303703794155E+118</text:p>
          </table:table-cell>
          <table:table-cell table:formula="of:=[.A396]*LOG([.A396];2)" office:value-type="float" office:value="5.93995588802485E+120" calcext:value-type="float">
            <text:p>5,93995588802485E+120</text:p>
          </table:table-cell>
          <table:table-cell table:formula="of:=[.A396]^[.$C$3]" office:value-type="float" office:value="2.29957752249571E+119" calcext:value-type="float">
            <text:p>2,29957752249571E+119</text:p>
          </table:table-cell>
          <table:table-cell table:formula="of:=[.C396]&lt;[.B3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6]*2" office:value-type="float" office:value="3.0260740758831E+118" calcext:value-type="float">
            <text:p>3,0260740758831E+118</text:p>
          </table:table-cell>
          <table:table-cell table:formula="of:=[.A397]*LOG([.A397];2)" office:value-type="float" office:value="1.19101725168085E+121" calcext:value-type="float">
            <text:p>1,19101725168085E+121</text:p>
          </table:table-cell>
          <table:table-cell table:formula="of:=[.A397]^[.$C$3]" office:value-type="float" office:value="4.63114469812548E+119" calcext:value-type="float">
            <text:p>4,63114469812548E+119</text:p>
          </table:table-cell>
          <table:table-cell table:formula="of:=[.C397]&lt;[.B3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7]*2" office:value-type="float" office:value="6.05214815176619E+118" calcext:value-type="float">
            <text:p>6,05214815176619E+118</text:p>
          </table:table-cell>
          <table:table-cell table:formula="of:=[.A398]*LOG([.A398];2)" office:value-type="float" office:value="2.38808665151347E+121" calcext:value-type="float">
            <text:p>2,38808665151347E+121</text:p>
          </table:table-cell>
          <table:table-cell table:formula="of:=[.A398]^[.$C$3]" office:value-type="float" office:value="9.32671371378639E+119" calcext:value-type="float">
            <text:p>9,32671371378639E+119</text:p>
          </table:table-cell>
          <table:table-cell table:formula="of:=[.C398]&lt;[.B3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8]*2" office:value-type="float" office:value="1.21042963035324E+119" calcext:value-type="float">
            <text:p>1,21042963035324E+119</text:p>
          </table:table-cell>
          <table:table-cell table:formula="of:=[.A399]*LOG([.A399];2)" office:value-type="float" office:value="4.78827759933048E+121" calcext:value-type="float">
            <text:p>4,78827759933048E+121</text:p>
          </table:table-cell>
          <table:table-cell table:formula="of:=[.A399]^[.$C$3]" office:value-type="float" office:value="1.87831722757746E+120" calcext:value-type="float">
            <text:p>1,87831722757746E+120</text:p>
          </table:table-cell>
          <table:table-cell table:formula="of:=[.C399]&lt;[.B3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399]*2" office:value-type="float" office:value="2.42085926070648E+119" calcext:value-type="float">
            <text:p>2,42085926070648E+119</text:p>
          </table:table-cell>
          <table:table-cell table:formula="of:=[.A400]*LOG([.A400];2)" office:value-type="float" office:value="9.60076379126802E+121" calcext:value-type="float">
            <text:p>9,60076379126802E+121</text:p>
          </table:table-cell>
          <table:table-cell table:formula="of:=[.A400]^[.$C$3]" office:value-type="float" office:value="3.78276391415255E+120" calcext:value-type="float">
            <text:p>3,78276391415255E+120</text:p>
          </table:table-cell>
          <table:table-cell table:formula="of:=[.C400]&lt;[.B4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0]*2" office:value-type="float" office:value="4.84171852141295E+119" calcext:value-type="float">
            <text:p>4,84171852141295E+119</text:p>
          </table:table-cell>
          <table:table-cell table:formula="of:=[.A401]*LOG([.A401];2)" office:value-type="float" office:value="1.92499447677502E+122" calcext:value-type="float">
            <text:p>1,92499447677502E+122</text:p>
          </table:table-cell>
          <table:table-cell table:formula="of:=[.A401]^[.$C$3]" office:value-type="float" office:value="7.61815023582038E+120" calcext:value-type="float">
            <text:p>7,61815023582038E+120</text:p>
          </table:table-cell>
          <table:table-cell table:formula="of:=[.C401]&lt;[.B4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1]*2" office:value-type="float" office:value="9.68343704282591E+119" calcext:value-type="float">
            <text:p>9,68343704282591E+119</text:p>
          </table:table-cell>
          <table:table-cell table:formula="of:=[.A402]*LOG([.A402];2)" office:value-type="float" office:value="3.85967239059286E+122" calcext:value-type="float">
            <text:p>3,85967239059286E+122</text:p>
          </table:table-cell>
          <table:table-cell table:formula="of:=[.A402]^[.$C$3]" office:value-type="float" office:value="1.53422773222505E+121" calcext:value-type="float">
            <text:p>1,53422773222505E+121</text:p>
          </table:table-cell>
          <table:table-cell table:formula="of:=[.C402]&lt;[.B4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2]*2" office:value-type="float" office:value="1.93668740856518E+120" calcext:value-type="float">
            <text:p>1,93668740856518E+120</text:p>
          </table:table-cell>
          <table:table-cell table:formula="of:=[.A403]*LOG([.A403];2)" office:value-type="float" office:value="7.73871165527137E+122" calcext:value-type="float">
            <text:p>7,73871165527137E+122</text:p>
          </table:table-cell>
          <table:table-cell table:formula="of:=[.A403]^[.$C$3]" office:value-type="float" office:value="3.08979826002989E+121" calcext:value-type="float">
            <text:p>3,08979826002989E+121</text:p>
          </table:table-cell>
          <table:table-cell table:formula="of:=[.C403]&lt;[.B4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3]*2" office:value-type="float" office:value="3.87337481713036E+120" calcext:value-type="float">
            <text:p>3,87337481713036E+120</text:p>
          </table:table-cell>
          <table:table-cell table:formula="of:=[.A404]*LOG([.A404];2)" office:value-type="float" office:value="1.5516157058714E+123" calcext:value-type="float">
            <text:p>1,5516157058714E+123</text:p>
          </table:table-cell>
          <table:table-cell table:formula="of:=[.A404]^[.$C$3]" office:value-type="float" office:value="6.22257901298538E+121" calcext:value-type="float">
            <text:p>6,22257901298538E+121</text:p>
          </table:table-cell>
          <table:table-cell table:formula="of:=[.C404]&lt;[.B4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4]*2" office:value-type="float" office:value="7.74674963426073E+120" calcext:value-type="float">
            <text:p>7,74674963426073E+120</text:p>
          </table:table-cell>
          <table:table-cell table:formula="of:=[.A405]*LOG([.A405];2)" office:value-type="float" office:value="3.11097816137707E+123" calcext:value-type="float">
            <text:p>3,11097816137707E+123</text:p>
          </table:table-cell>
          <table:table-cell table:formula="of:=[.A405]^[.$C$3]" office:value-type="float" office:value="1.25317209455842E+122" calcext:value-type="float">
            <text:p>1,25317209455842E+122</text:p>
          </table:table-cell>
          <table:table-cell table:formula="of:=[.C405]&lt;[.B4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5]*2" office:value-type="float" office:value="1.54934992685215E+121" calcext:value-type="float">
            <text:p>1,54934992685215E+121</text:p>
          </table:table-cell>
          <table:table-cell table:formula="of:=[.A406]*LOG([.A406];2)" office:value-type="float" office:value="6.23744982202266E+123" calcext:value-type="float">
            <text:p>6,23744982202266E+123</text:p>
          </table:table-cell>
          <table:table-cell table:formula="of:=[.A406]^[.$C$3]" office:value-type="float" office:value="2.5237771915836E+122" calcext:value-type="float">
            <text:p>2,5237771915836E+122</text:p>
          </table:table-cell>
          <table:table-cell table:formula="of:=[.C406]&lt;[.B4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6]*2" office:value-type="float" office:value="3.09869985370429E+121" calcext:value-type="float">
            <text:p>3,09869985370429E+121</text:p>
          </table:table-cell>
          <table:table-cell table:formula="of:=[.A407]*LOG([.A407];2)" office:value-type="float" office:value="1.25058866425824E+124" calcext:value-type="float">
            <text:p>1,25058866425824E+124</text:p>
          </table:table-cell>
          <table:table-cell table:formula="of:=[.A407]^[.$C$3]" office:value-type="float" office:value="5.08266290034333E+122" calcext:value-type="float">
            <text:p>5,08266290034333E+122</text:p>
          </table:table-cell>
          <table:table-cell table:formula="of:=[.C407]&lt;[.B4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7]*2" office:value-type="float" office:value="6.19739970740858E+121" calcext:value-type="float">
            <text:p>6,19739970740858E+121</text:p>
          </table:table-cell>
          <table:table-cell table:formula="of:=[.A408]*LOG([.A408];2)" office:value-type="float" office:value="2.50737472822388E+124" calcext:value-type="float">
            <text:p>2,50737472822388E+124</text:p>
          </table:table-cell>
          <table:table-cell table:formula="of:=[.A408]^[.$C$3]" office:value-type="float" office:value="1.02360312331362E+123" calcext:value-type="float">
            <text:p>1,02360312331362E+123</text:p>
          </table:table-cell>
          <table:table-cell table:formula="of:=[.C408]&lt;[.B4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8]*2" office:value-type="float" office:value="1.23947994148172E+122" calcext:value-type="float">
            <text:p>1,23947994148172E+122</text:p>
          </table:table-cell>
          <table:table-cell table:formula="of:=[.A409]*LOG([.A409];2)" office:value-type="float" office:value="5.02714425586258E+124" calcext:value-type="float">
            <text:p>5,02714425586258E+124</text:p>
          </table:table-cell>
          <table:table-cell table:formula="of:=[.A409]^[.$C$3]" office:value-type="float" office:value="2.06144569215208E+123" calcext:value-type="float">
            <text:p>2,06144569215208E+123</text:p>
          </table:table-cell>
          <table:table-cell table:formula="of:=[.C409]&lt;[.B4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09]*2" office:value-type="float" office:value="2.47895988296343E+122" calcext:value-type="float">
            <text:p>2,47895988296343E+122</text:p>
          </table:table-cell>
          <table:table-cell table:formula="of:=[.A410]*LOG([.A410];2)" office:value-type="float" office:value="1.00790781105548E+125" calcext:value-type="float">
            <text:p>1,00790781105548E+125</text:p>
          </table:table-cell>
          <table:table-cell table:formula="of:=[.A410]^[.$C$3]" office:value-type="float" office:value="4.15156836170611E+123" calcext:value-type="float">
            <text:p>4,15156836170611E+123</text:p>
          </table:table-cell>
          <table:table-cell table:formula="of:=[.C410]&lt;[.B4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0]*2" office:value-type="float" office:value="4.95791976592686E+122" calcext:value-type="float">
            <text:p>4,95791976592686E+122</text:p>
          </table:table-cell>
          <table:table-cell table:formula="of:=[.A411]*LOG([.A411];2)" office:value-type="float" office:value="2.02077354187689E+125" calcext:value-type="float">
            <text:p>2,02077354187689E+125</text:p>
          </table:table-cell>
          <table:table-cell table:formula="of:=[.A411]^[.$C$3]" office:value-type="float" office:value="8.36088960651969E+123" calcext:value-type="float">
            <text:p>8,36088960651969E+123</text:p>
          </table:table-cell>
          <table:table-cell table:formula="of:=[.C411]&lt;[.B4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1]*2" office:value-type="float" office:value="9.91583953185373E+122" calcext:value-type="float">
            <text:p>9,91583953185373E+122</text:p>
          </table:table-cell>
          <table:table-cell table:formula="of:=[.A412]*LOG([.A412];2)" office:value-type="float" office:value="4.05146292328563E+125" calcext:value-type="float">
            <text:p>4,05146292328563E+125</text:p>
          </table:table-cell>
          <table:table-cell table:formula="of:=[.A412]^[.$C$3]" office:value-type="float" office:value="1.68380883853931E+124" calcext:value-type="float">
            <text:p>1,68380883853931E+124</text:p>
          </table:table-cell>
          <table:table-cell table:formula="of:=[.C412]&lt;[.B4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2]*2" office:value-type="float" office:value="1.98316790637075E+123" calcext:value-type="float">
            <text:p>1,98316790637075E+123</text:p>
          </table:table-cell>
          <table:table-cell table:formula="of:=[.A413]*LOG([.A413];2)" office:value-type="float" office:value="8.12275752563496E+125" calcext:value-type="float">
            <text:p>8,12275752563496E+125</text:p>
          </table:table-cell>
          <table:table-cell table:formula="of:=[.A413]^[.$C$3]" office:value-type="float" office:value="3.39104131040343E+124" calcext:value-type="float">
            <text:p>3,39104131040343E+124</text:p>
          </table:table-cell>
          <table:table-cell table:formula="of:=[.C413]&lt;[.B4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3]*2" office:value-type="float" office:value="3.96633581274149E+123" calcext:value-type="float">
            <text:p>3,96633581274149E+123</text:p>
          </table:table-cell>
          <table:table-cell table:formula="of:=[.A414]*LOG([.A414];2)" office:value-type="float" office:value="1.62851784093973E+126" calcext:value-type="float">
            <text:p>1,62851784093973E+126</text:p>
          </table:table-cell>
          <table:table-cell table:formula="of:=[.A414]^[.$C$3]" office:value-type="float" office:value="6.82925573596468E+124" calcext:value-type="float">
            <text:p>6,82925573596468E+124</text:p>
          </table:table-cell>
          <table:table-cell table:formula="of:=[.C414]&lt;[.B4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4]*2" office:value-type="float" office:value="7.93267162548298E+123" calcext:value-type="float">
            <text:p>7,93267162548298E+123</text:p>
          </table:table-cell>
          <table:table-cell table:formula="of:=[.A415]*LOG([.A415];2)" office:value-type="float" office:value="3.26496835350495E+126" calcext:value-type="float">
            <text:p>3,26496835350495E+126</text:p>
          </table:table-cell>
          <table:table-cell table:formula="of:=[.A415]^[.$C$3]" office:value-type="float" office:value="1.37535139321726E+125" calcext:value-type="float">
            <text:p>1,37535139321726E+125</text:p>
          </table:table-cell>
          <table:table-cell table:formula="of:=[.C415]&lt;[.B4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5]*2" office:value-type="float" office:value="1.5865343250966E+124" calcext:value-type="float">
            <text:p>1,5865343250966E+124</text:p>
          </table:table-cell>
          <table:table-cell table:formula="of:=[.A416]*LOG([.A416];2)" office:value-type="float" office:value="6.54580205026086E+126" calcext:value-type="float">
            <text:p>6,54580205026086E+126</text:p>
          </table:table-cell>
          <table:table-cell table:formula="of:=[.A416]^[.$C$3]" office:value-type="float" office:value="2.76983543735673E+125" calcext:value-type="float">
            <text:p>2,76983543735673E+125</text:p>
          </table:table-cell>
          <table:table-cell table:formula="of:=[.C416]&lt;[.B4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6]*2" office:value-type="float" office:value="3.17306865019319E+124" calcext:value-type="float">
            <text:p>3,17306865019319E+124</text:p>
          </table:table-cell>
          <table:table-cell table:formula="of:=[.A417]*LOG([.A417];2)" office:value-type="float" office:value="1.31233347870237E+127" calcext:value-type="float">
            <text:p>1,31233347870237E+127</text:p>
          </table:table-cell>
          <table:table-cell table:formula="of:=[.A417]^[.$C$3]" office:value-type="float" office:value="5.57820233278027E+125" calcext:value-type="float">
            <text:p>5,57820233278027E+125</text:p>
          </table:table-cell>
          <table:table-cell table:formula="of:=[.C417]&lt;[.B4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7]*2" office:value-type="float" office:value="6.34613730038639E+124" calcext:value-type="float">
            <text:p>6,34613730038639E+124</text:p>
          </table:table-cell>
          <table:table-cell table:formula="of:=[.A418]*LOG([.A418];2)" office:value-type="float" office:value="2.63101309470512E+127" calcext:value-type="float">
            <text:p>2,63101309470512E+127</text:p>
          </table:table-cell>
          <table:table-cell table:formula="of:=[.A418]^[.$C$3]" office:value-type="float" office:value="1.12340035966649E+126" calcext:value-type="float">
            <text:p>1,12340035966649E+126</text:p>
          </table:table-cell>
          <table:table-cell table:formula="of:=[.C418]&lt;[.B4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8]*2" office:value-type="float" office:value="1.26922746007728E+125" calcext:value-type="float">
            <text:p>1,26922746007728E+125</text:p>
          </table:table-cell>
          <table:table-cell table:formula="of:=[.A419]*LOG([.A419];2)" office:value-type="float" office:value="5.27471846401101E+127" calcext:value-type="float">
            <text:p>5,27471846401101E+127</text:p>
          </table:table-cell>
          <table:table-cell table:formula="of:=[.A419]^[.$C$3]" office:value-type="float" office:value="2.26242845420376E+126" calcext:value-type="float">
            <text:p>2,26242845420376E+126</text:p>
          </table:table-cell>
          <table:table-cell table:formula="of:=[.C419]&lt;[.B4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19]*2" office:value-type="float" office:value="2.53845492015455E+125" calcext:value-type="float">
            <text:p>2,53845492015455E+125</text:p>
          </table:table-cell>
          <table:table-cell table:formula="of:=[.A420]*LOG([.A420];2)" office:value-type="float" office:value="1.05748214772236E+128" calcext:value-type="float">
            <text:p>1,05748214772236E+128</text:p>
          </table:table-cell>
          <table:table-cell table:formula="of:=[.A420]^[.$C$3]" office:value-type="float" office:value="4.55632977713345E+126" calcext:value-type="float">
            <text:p>4,55632977713345E+126</text:p>
          </table:table-cell>
          <table:table-cell table:formula="of:=[.C420]&lt;[.B4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0]*2" office:value-type="float" office:value="5.07690984030911E+125" calcext:value-type="float">
            <text:p>5,07690984030911E+125</text:p>
          </table:table-cell>
          <table:table-cell table:formula="of:=[.A421]*LOG([.A421];2)" office:value-type="float" office:value="2.12004120528502E+128" calcext:value-type="float">
            <text:p>2,12004120528502E+128</text:p>
          </table:table-cell>
          <table:table-cell table:formula="of:=[.A421]^[.$C$3]" office:value-type="float" office:value="9.17604311394643E+126" calcext:value-type="float">
            <text:p>9,17604311394643E+126</text:p>
          </table:table-cell>
          <table:table-cell table:formula="of:=[.C421]&lt;[.B4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1]*2" office:value-type="float" office:value="1.01538196806182E+126" calcext:value-type="float">
            <text:p>1,01538196806182E+126</text:p>
          </table:table-cell>
          <table:table-cell table:formula="of:=[.A422]*LOG([.A422];2)" office:value-type="float" office:value="4.25023623025066E+128" calcext:value-type="float">
            <text:p>4,25023623025066E+128</text:p>
          </table:table-cell>
          <table:table-cell table:formula="of:=[.A422]^[.$C$3]" office:value-type="float" office:value="1.84797350822962E+127" calcext:value-type="float">
            <text:p>1,84797350822962E+127</text:p>
          </table:table-cell>
          <table:table-cell table:formula="of:=[.C422]&lt;[.B4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2]*2" office:value-type="float" office:value="2.03076393612364E+126" calcext:value-type="float">
            <text:p>2,03076393612364E+126</text:p>
          </table:table-cell>
          <table:table-cell table:formula="of:=[.A423]*LOG([.A423];2)" office:value-type="float" office:value="8.52078009986256E+128" calcext:value-type="float">
            <text:p>8,52078009986256E+128</text:p>
          </table:table-cell>
          <table:table-cell table:formula="of:=[.A423]^[.$C$3]" office:value-type="float" office:value="3.7216543609392E+127" calcext:value-type="float">
            <text:p>3,7216543609392E+127</text:p>
          </table:table-cell>
          <table:table-cell table:formula="of:=[.C423]&lt;[.B4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3]*2" office:value-type="float" office:value="4.06152787224729E+126" calcext:value-type="float">
            <text:p>4,06152787224729E+126</text:p>
          </table:table-cell>
          <table:table-cell table:formula="of:=[.A424]*LOG([.A424];2)" office:value-type="float" office:value="1.70821754784476E+129" calcext:value-type="float">
            <text:p>1,70821754784476E+129</text:p>
          </table:table-cell>
          <table:table-cell table:formula="of:=[.A424]^[.$C$3]" office:value-type="float" office:value="7.49508102828104E+127" calcext:value-type="float">
            <text:p>7,49508102828104E+127</text:p>
          </table:table-cell>
          <table:table-cell table:formula="of:=[.C424]&lt;[.B4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4]*2" office:value-type="float" office:value="8.12305574449458E+126" calcext:value-type="float">
            <text:p>8,12305574449458E+126</text:p>
          </table:table-cell>
          <table:table-cell table:formula="of:=[.A425]*LOG([.A425];2)" office:value-type="float" office:value="3.42455815143401E+129" calcext:value-type="float">
            <text:p>3,42455815143401E+129</text:p>
          </table:table-cell>
          <table:table-cell table:formula="of:=[.A425]^[.$C$3]" office:value-type="float" office:value="1.50944268791048E+128" calcext:value-type="float">
            <text:p>1,50944268791048E+128</text:p>
          </table:table-cell>
          <table:table-cell table:formula="of:=[.C425]&lt;[.B4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5]*2" office:value-type="float" office:value="1.62461114889892E+127" calcext:value-type="float">
            <text:p>1,62461114889892E+127</text:p>
          </table:table-cell>
          <table:table-cell table:formula="of:=[.A426]*LOG([.A426];2)" office:value-type="float" office:value="6.86536241435701E+129" calcext:value-type="float">
            <text:p>6,86536241435701E+129</text:p>
          </table:table-cell>
          <table:table-cell table:formula="of:=[.A426]^[.$C$3]" office:value-type="float" office:value="3.03988338416798E+128" calcext:value-type="float">
            <text:p>3,03988338416798E+128</text:p>
          </table:table-cell>
          <table:table-cell table:formula="of:=[.C426]&lt;[.B4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6]*2" office:value-type="float" office:value="3.24922229779783E+127" calcext:value-type="float">
            <text:p>3,24922229779783E+127</text:p>
          </table:table-cell>
          <table:table-cell table:formula="of:=[.A427]*LOG([.A427];2)" office:value-type="float" office:value="1.3763217051692E+130" calcext:value-type="float">
            <text:p>1,3763217051692E+130</text:p>
          </table:table-cell>
          <table:table-cell table:formula="of:=[.A427]^[.$C$3]" office:value-type="float" office:value="6.1220548904263E+128" calcext:value-type="float">
            <text:p>6,1220548904263E+128</text:p>
          </table:table-cell>
          <table:table-cell table:formula="of:=[.C427]&lt;[.B4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7]*2" office:value-type="float" office:value="6.49844459559566E+127" calcext:value-type="float">
            <text:p>6,49844459559566E+127</text:p>
          </table:table-cell>
          <table:table-cell table:formula="of:=[.A428]*LOG([.A428];2)" office:value-type="float" office:value="2.759141854934E+130" calcext:value-type="float">
            <text:p>2,759141854934E+130</text:p>
          </table:table-cell>
          <table:table-cell table:formula="of:=[.A428]^[.$C$3]" office:value-type="float" office:value="1.23292742993333E+129" calcext:value-type="float">
            <text:p>1,23292742993333E+129</text:p>
          </table:table-cell>
          <table:table-cell table:formula="of:=[.C428]&lt;[.B4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8]*2" office:value-type="float" office:value="1.29968891911913E+128" calcext:value-type="float">
            <text:p>1,29968891911913E+128</text:p>
          </table:table-cell>
          <table:table-cell table:formula="of:=[.A429]*LOG([.A429];2)" office:value-type="float" office:value="5.53128059905919E+130" calcext:value-type="float">
            <text:p>5,53128059905919E+130</text:p>
          </table:table-cell>
          <table:table-cell table:formula="of:=[.A429]^[.$C$3]" office:value-type="float" office:value="2.48300623677706E+129" calcext:value-type="float">
            <text:p>2,48300623677706E+129</text:p>
          </table:table-cell>
          <table:table-cell table:formula="of:=[.C429]&lt;[.B4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29]*2" office:value-type="float" office:value="2.59937783823826E+128" calcext:value-type="float">
            <text:p>2,59937783823826E+128</text:p>
          </table:table-cell>
          <table:table-cell table:formula="of:=[.A430]*LOG([.A430];2)" office:value-type="float" office:value="1.10885549765008E+131" calcext:value-type="float">
            <text:p>1,10885549765008E+131</text:p>
          </table:table-cell>
          <table:table-cell table:formula="of:=[.A430]^[.$C$3]" office:value-type="float" office:value="5.00055382189622E+129" calcext:value-type="float">
            <text:p>5,00055382189622E+129</text:p>
          </table:table-cell>
          <table:table-cell table:formula="of:=[.C430]&lt;[.B4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0]*2" office:value-type="float" office:value="5.19875567647653E+128" calcext:value-type="float">
            <text:p>5,19875567647653E+128</text:p>
          </table:table-cell>
          <table:table-cell table:formula="of:=[.A431]*LOG([.A431];2)" office:value-type="float" office:value="2.22290975097663E+131" calcext:value-type="float">
            <text:p>2,22290975097663E+131</text:p>
          </table:table-cell>
          <table:table-cell table:formula="of:=[.A431]^[.$C$3]" office:value-type="float" office:value="1.00706708486315E+130" calcext:value-type="float">
            <text:p>1,00706708486315E+130</text:p>
          </table:table-cell>
          <table:table-cell table:formula="of:=[.C431]&lt;[.B4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1]*2" office:value-type="float" office:value="1.03975113529531E+129" calcext:value-type="float">
            <text:p>1,03975113529531E+129</text:p>
          </table:table-cell>
          <table:table-cell table:formula="of:=[.A432]*LOG([.A432];2)" office:value-type="float" office:value="4.45621701330621E+131" calcext:value-type="float">
            <text:p>4,45621701330621E+131</text:p>
          </table:table-cell>
          <table:table-cell table:formula="of:=[.A432]^[.$C$3]" office:value-type="float" office:value="2.02814358076477E+130" calcext:value-type="float">
            <text:p>2,02814358076477E+130</text:p>
          </table:table-cell>
          <table:table-cell table:formula="of:=[.C432]&lt;[.B4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2]*2" office:value-type="float" office:value="2.07950227059061E+129" calcext:value-type="float">
            <text:p>2,07950227059061E+129</text:p>
          </table:table-cell>
          <table:table-cell table:formula="of:=[.A433]*LOG([.A433];2)" office:value-type="float" office:value="8.93322904931832E+131" calcext:value-type="float">
            <text:p>8,93322904931832E+131</text:p>
          </table:table-cell>
          <table:table-cell table:formula="of:=[.A433]^[.$C$3]" office:value-type="float" office:value="4.08450086992599E+130" calcext:value-type="float">
            <text:p>4,08450086992599E+130</text:p>
          </table:table-cell>
          <table:table-cell table:formula="of:=[.C433]&lt;[.B4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3]*2" office:value-type="float" office:value="4.15900454118122E+129" calcext:value-type="float">
            <text:p>4,15900454118122E+129</text:p>
          </table:table-cell>
          <table:table-cell table:formula="of:=[.A434]*LOG([.A434];2)" office:value-type="float" office:value="1.79080481440485E+132" calcext:value-type="float">
            <text:p>1,79080481440485E+132</text:p>
          </table:table-cell>
          <table:table-cell table:formula="of:=[.A434]^[.$C$3]" office:value-type="float" office:value="8.22582164036695E+130" calcext:value-type="float">
            <text:p>8,22582164036695E+130</text:p>
          </table:table-cell>
          <table:table-cell table:formula="of:=[.C434]&lt;[.B4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4]*2" office:value-type="float" office:value="8.31800908236244E+129" calcext:value-type="float">
            <text:p>8,31800908236244E+129</text:p>
          </table:table-cell>
          <table:table-cell table:formula="of:=[.A435]*LOG([.A435];2)" office:value-type="float" office:value="3.58992763789205E+132" calcext:value-type="float">
            <text:p>3,58992763789205E+132</text:p>
          </table:table-cell>
          <table:table-cell table:formula="of:=[.A435]^[.$C$3]" office:value-type="float" office:value="1.65660735090883E+131" calcext:value-type="float">
            <text:p>1,65660735090883E+131</text:p>
          </table:table-cell>
          <table:table-cell table:formula="of:=[.C435]&lt;[.B4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5]*2" office:value-type="float" office:value="1.66360181647249E+130" calcext:value-type="float">
            <text:p>1,66360181647249E+130</text:p>
          </table:table-cell>
          <table:table-cell table:formula="of:=[.A436]*LOG([.A436];2)" office:value-type="float" office:value="7.19649129394883E+132" calcext:value-type="float">
            <text:p>7,19649129394883E+132</text:p>
          </table:table-cell>
          <table:table-cell table:formula="of:=[.A436]^[.$C$3]" office:value-type="float" office:value="3.33625993252482E+131" calcext:value-type="float">
            <text:p>3,33625993252482E+131</text:p>
          </table:table-cell>
          <table:table-cell table:formula="of:=[.C436]&lt;[.B4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6]*2" office:value-type="float" office:value="3.32720363294498E+130" calcext:value-type="float">
            <text:p>3,32720363294498E+130</text:p>
          </table:table-cell>
          <table:table-cell table:formula="of:=[.A437]*LOG([.A437];2)" office:value-type="float" office:value="1.44262546242271E+133" calcext:value-type="float">
            <text:p>1,44262546242271E+133</text:p>
          </table:table-cell>
          <table:table-cell table:formula="of:=[.A437]^[.$C$3]" office:value-type="float" office:value="6.71893091097544E+131" calcext:value-type="float">
            <text:p>6,71893091097544E+131</text:p>
          </table:table-cell>
          <table:table-cell table:formula="of:=[.C437]&lt;[.B4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7]*2" office:value-type="float" office:value="6.65440726588996E+130" calcext:value-type="float">
            <text:p>6,65440726588996E+130</text:p>
          </table:table-cell>
          <table:table-cell table:formula="of:=[.A438]*LOG([.A438];2)" office:value-type="float" office:value="2.89190533211131E+133" calcext:value-type="float">
            <text:p>2,89190533211131E+133</text:p>
          </table:table-cell>
          <table:table-cell table:formula="of:=[.A438]^[.$C$3]" office:value-type="float" office:value="1.35313295425087E+132" calcext:value-type="float">
            <text:p>1,35313295425087E+132</text:p>
          </table:table-cell>
          <table:table-cell table:formula="of:=[.C438]&lt;[.B4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8]*2" office:value-type="float" office:value="1.33088145317799E+131" calcext:value-type="float">
            <text:p>1,33088145317799E+131</text:p>
          </table:table-cell>
          <table:table-cell table:formula="of:=[.A439]*LOG([.A439];2)" office:value-type="float" office:value="5.79711947875441E+133" calcext:value-type="float">
            <text:p>5,79711947875441E+133</text:p>
          </table:table-cell>
          <table:table-cell table:formula="of:=[.A439]^[.$C$3]" office:value-type="float" office:value="2.72508947649512E+132" calcext:value-type="float">
            <text:p>2,72508947649512E+132</text:p>
          </table:table-cell>
          <table:table-cell table:formula="of:=[.C439]&lt;[.B4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39]*2" office:value-type="float" office:value="2.66176290635598E+131" calcext:value-type="float">
            <text:p>2,66176290635598E+131</text:p>
          </table:table-cell>
          <table:table-cell table:formula="of:=[.A440]*LOG([.A440];2)" office:value-type="float" office:value="1.16208565865724E+134" calcext:value-type="float">
            <text:p>1,16208565865724E+134</text:p>
          </table:table-cell>
          <table:table-cell table:formula="of:=[.A440]^[.$C$3]" office:value-type="float" office:value="5.48808794551584E+132" calcext:value-type="float">
            <text:p>5,48808794551584E+132</text:p>
          </table:table-cell>
          <table:table-cell table:formula="of:=[.C440]&lt;[.B4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0]*2" office:value-type="float" office:value="5.32352581271197E+131" calcext:value-type="float">
            <text:p>5,32352581271197E+131</text:p>
          </table:table-cell>
          <table:table-cell table:formula="of:=[.A441]*LOG([.A441];2)" office:value-type="float" office:value="2.32949484312719E+134" calcext:value-type="float">
            <text:p>2,32949484312719E+134</text:p>
          </table:table-cell>
          <table:table-cell table:formula="of:=[.A441]^[.$C$3]" office:value-type="float" office:value="1.10525212318731E+133" calcext:value-type="float">
            <text:p>1,10525212318731E+133</text:p>
          </table:table-cell>
          <table:table-cell table:formula="of:=[.C441]&lt;[.B4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1]*2" office:value-type="float" office:value="1.06470516254239E+132" calcext:value-type="float">
            <text:p>1,06470516254239E+132</text:p>
          </table:table-cell>
          <table:table-cell table:formula="of:=[.A442]*LOG([.A442];2)" office:value-type="float" office:value="4.6696367378798E+134" calcext:value-type="float">
            <text:p>4,6696367378798E+134</text:p>
          </table:table-cell>
          <table:table-cell table:formula="of:=[.A442]^[.$C$3]" office:value-type="float" office:value="2.22587951931087E+133" calcext:value-type="float">
            <text:p>2,22587951931087E+133</text:p>
          </table:table-cell>
          <table:table-cell table:formula="of:=[.C442]&lt;[.B4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2]*2" office:value-type="float" office:value="2.12941032508479E+132" calcext:value-type="float">
            <text:p>2,12941032508479E+132</text:p>
          </table:table-cell>
          <table:table-cell table:formula="of:=[.A443]*LOG([.A443];2)" office:value-type="float" office:value="9.36056757901044E+134" calcext:value-type="float">
            <text:p>9,36056757901044E+134</text:p>
          </table:table-cell>
          <table:table-cell table:formula="of:=[.A443]^[.$C$3]" office:value-type="float" office:value="4.48272347145532E+133" calcext:value-type="float">
            <text:p>4,48272347145532E+133</text:p>
          </table:table-cell>
          <table:table-cell table:formula="of:=[.C443]&lt;[.B4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3]*2" office:value-type="float" office:value="4.25882065016957E+132" calcext:value-type="float">
            <text:p>4,25882065016957E+132</text:p>
          </table:table-cell>
          <table:table-cell table:formula="of:=[.A444]*LOG([.A444];2)" office:value-type="float" office:value="1.87637233645226E+135" calcext:value-type="float">
            <text:p>1,87637233645226E+135</text:p>
          </table:table-cell>
          <table:table-cell table:formula="of:=[.A444]^[.$C$3]" office:value-type="float" office:value="9.02780655790291E+133" calcext:value-type="float">
            <text:p>9,02780655790291E+133</text:p>
          </table:table-cell>
          <table:table-cell table:formula="of:=[.C444]&lt;[.B4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4]*2" office:value-type="float" office:value="8.51764130033914E+132" calcext:value-type="float">
            <text:p>8,51764130033914E+132</text:p>
          </table:table-cell>
          <table:table-cell table:formula="of:=[.A445]*LOG([.A445];2)" office:value-type="float" office:value="3.76126231420485E+135" calcext:value-type="float">
            <text:p>3,76126231420485E+135</text:p>
          </table:table-cell>
          <table:table-cell table:formula="of:=[.A445]^[.$C$3]" office:value-type="float" office:value="1.81811998366376E+134" calcext:value-type="float">
            <text:p>1,81811998366376E+134</text:p>
          </table:table-cell>
          <table:table-cell table:formula="of:=[.C445]&lt;[.B4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5]*2" office:value-type="float" office:value="1.70352826006783E+133" calcext:value-type="float">
            <text:p>1,70352826006783E+133</text:p>
          </table:table-cell>
          <table:table-cell table:formula="of:=[.A446]*LOG([.A446];2)" office:value-type="float" office:value="7.53955991101039E+135" calcext:value-type="float">
            <text:p>7,53955991101039E+135</text:p>
          </table:table-cell>
          <table:table-cell table:formula="of:=[.A446]^[.$C$3]" office:value-type="float" office:value="3.6615320164385E+134" calcext:value-type="float">
            <text:p>3,6615320164385E+134</text:p>
          </table:table-cell>
          <table:table-cell table:formula="of:=[.C446]&lt;[.B4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6]*2" office:value-type="float" office:value="3.40705652013566E+133" calcext:value-type="float">
            <text:p>3,40705652013566E+133</text:p>
          </table:table-cell>
          <table:table-cell table:formula="of:=[.A447]*LOG([.A447];2)" office:value-type="float" office:value="1.51131903872221E+136" calcext:value-type="float">
            <text:p>1,51131903872221E+136</text:p>
          </table:table-cell>
          <table:table-cell table:formula="of:=[.A447]^[.$C$3]" office:value-type="float" office:value="7.37399997132623E+134" calcext:value-type="float">
            <text:p>7,37399997132623E+134</text:p>
          </table:table-cell>
          <table:table-cell table:formula="of:=[.C447]&lt;[.B4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7]*2" office:value-type="float" office:value="6.81411304027131E+133" calcext:value-type="float">
            <text:p>6,81411304027131E+133</text:p>
          </table:table-cell>
          <table:table-cell table:formula="of:=[.A448]*LOG([.A448];2)" office:value-type="float" office:value="3.0294521904847E+136" calcext:value-type="float">
            <text:p>3,0294521904847E+136</text:p>
          </table:table-cell>
          <table:table-cell table:formula="of:=[.A448]^[.$C$3]" office:value-type="float" office:value="1.48505803944901E+135" calcext:value-type="float">
            <text:p>1,48505803944901E+135</text:p>
          </table:table-cell>
          <table:table-cell table:formula="of:=[.C448]&lt;[.B4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8]*2" office:value-type="float" office:value="1.36282260805426E+134" calcext:value-type="float">
            <text:p>1,36282260805426E+134</text:p>
          </table:table-cell>
          <table:table-cell table:formula="of:=[.A449]*LOG([.A449];2)" office:value-type="float" office:value="6.07253260704994E+136" calcext:value-type="float">
            <text:p>6,07253260704994E+136</text:p>
          </table:table-cell>
          <table:table-cell table:formula="of:=[.A449]^[.$C$3]" office:value-type="float" office:value="2.99077486995905E+135" calcext:value-type="float">
            <text:p>2,99077486995905E+135</text:p>
          </table:table-cell>
          <table:table-cell table:formula="of:=[.C449]&lt;[.B4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49]*2" office:value-type="float" office:value="2.72564521610853E+134" calcext:value-type="float">
            <text:p>2,72564521610853E+134</text:p>
          </table:table-cell>
          <table:table-cell table:formula="of:=[.A450]*LOG([.A450];2)" office:value-type="float" office:value="1.2172321666261E+137" calcext:value-type="float">
            <text:p>1,2172321666261E+137</text:p>
          </table:table-cell>
          <table:table-cell table:formula="of:=[.A450]^[.$C$3]" office:value-type="float" office:value="6.02315470855086E+135" calcext:value-type="float">
            <text:p>6,02315470855086E+135</text:p>
          </table:table-cell>
          <table:table-cell table:formula="of:=[.C450]&lt;[.B4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0]*2" office:value-type="float" office:value="5.45129043221705E+134" calcext:value-type="float">
            <text:p>5,45129043221705E+134</text:p>
          </table:table-cell>
          <table:table-cell table:formula="of:=[.A451]*LOG([.A451];2)" office:value-type="float" office:value="2.43991562368441E+137" calcext:value-type="float">
            <text:p>2,43991562368441E+137</text:p>
          </table:table-cell>
          <table:table-cell table:formula="of:=[.A451]^[.$C$3]" office:value-type="float" office:value="1.21300981252511E+136" calcext:value-type="float">
            <text:p>1,21300981252511E+136</text:p>
          </table:table-cell>
          <table:table-cell table:formula="of:=[.C451]&lt;[.B4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1]*2" office:value-type="float" office:value="1.09025808644341E+135" calcext:value-type="float">
            <text:p>1,09025808644341E+135</text:p>
          </table:table-cell>
          <table:table-cell table:formula="of:=[.A452]*LOG([.A452];2)" office:value-type="float" office:value="4.89073382823325E+137" calcext:value-type="float">
            <text:p>4,89073382823325E+137</text:p>
          </table:table-cell>
          <table:table-cell table:formula="of:=[.A452]^[.$C$3]" office:value-type="float" office:value="2.44289392599084E+136" calcext:value-type="float">
            <text:p>2,44289392599084E+136</text:p>
          </table:table-cell>
          <table:table-cell table:formula="of:=[.C452]&lt;[.B4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2]*2" office:value-type="float" office:value="2.18051617288682E+135" calcext:value-type="float">
            <text:p>2,18051617288682E+135</text:p>
          </table:table-cell>
          <table:table-cell table:formula="of:=[.A453]*LOG([.A453];2)" office:value-type="float" office:value="9.80327281819537E+137" calcext:value-type="float">
            <text:p>9,80327281819537E+137</text:p>
          </table:table-cell>
          <table:table-cell table:formula="of:=[.A453]^[.$C$3]" office:value-type="float" office:value="4.91977119395264E+136" calcext:value-type="float">
            <text:p>4,91977119395264E+136</text:p>
          </table:table-cell>
          <table:table-cell table:formula="of:=[.C453]&lt;[.B4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3]*2" office:value-type="float" office:value="4.36103234577364E+135" calcext:value-type="float">
            <text:p>4,36103234577364E+135</text:p>
          </table:table-cell>
          <table:table-cell table:formula="of:=[.A454]*LOG([.A454];2)" office:value-type="float" office:value="1.96501559598485E+138" calcext:value-type="float">
            <text:p>1,96501559598485E+138</text:p>
          </table:table-cell>
          <table:table-cell table:formula="of:=[.A454]^[.$C$3]" office:value-type="float" office:value="9.90798181751957E+136" calcext:value-type="float">
            <text:p>9,90798181751957E+136</text:p>
          </table:table-cell>
          <table:table-cell table:formula="of:=[.C454]&lt;[.B4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4]*2" office:value-type="float" office:value="8.72206469154728E+135" calcext:value-type="float">
            <text:p>8,72206469154728E+135</text:p>
          </table:table-cell>
          <table:table-cell table:formula="of:=[.A455]*LOG([.A455];2)" office:value-type="float" office:value="3.93875325666124E+138" calcext:value-type="float">
            <text:p>3,93875325666124E+138</text:p>
          </table:table-cell>
          <table:table-cell table:formula="of:=[.A455]^[.$C$3]" office:value-type="float" office:value="1.99537945620248E+137" calcext:value-type="float">
            <text:p>1,99537945620248E+137</text:p>
          </table:table-cell>
          <table:table-cell table:formula="of:=[.C455]&lt;[.B4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5]*2" office:value-type="float" office:value="1.74441293830946E+136" calcext:value-type="float">
            <text:p>1,74441293830946E+136</text:p>
          </table:table-cell>
          <table:table-cell table:formula="of:=[.A456]*LOG([.A456];2)" office:value-type="float" office:value="7.89495064270558E+138" calcext:value-type="float">
            <text:p>7,89495064270558E+138</text:p>
          </table:table-cell>
          <table:table-cell table:formula="of:=[.A456]^[.$C$3]" office:value-type="float" office:value="4.01851683578448E+137" calcext:value-type="float">
            <text:p>4,01851683578448E+137</text:p>
          </table:table-cell>
          <table:table-cell table:formula="of:=[.C456]&lt;[.B4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6]*2" office:value-type="float" office:value="3.48882587661891E+136" calcext:value-type="float">
            <text:p>3,48882587661891E+136</text:p>
          </table:table-cell>
          <table:table-cell table:formula="of:=[.A457]*LOG([.A457];2)" office:value-type="float" office:value="1.58247895441774E+139" calcext:value-type="float">
            <text:p>1,58247895441774E+139</text:p>
          </table:table-cell>
          <table:table-cell table:formula="of:=[.A457]^[.$C$3]" office:value-type="float" office:value="8.0929356615791E+137" calcext:value-type="float">
            <text:p>8,0929356615791E+137</text:p>
          </table:table-cell>
          <table:table-cell table:formula="of:=[.C457]&lt;[.B4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7]*2" office:value-type="float" office:value="6.97765175323783E+136" calcext:value-type="float">
            <text:p>6,97765175323783E+136</text:p>
          </table:table-cell>
          <table:table-cell table:formula="of:=[.A458]*LOG([.A458];2)" office:value-type="float" office:value="3.17193556058871E+139" calcext:value-type="float">
            <text:p>3,17193556058871E+139</text:p>
          </table:table-cell>
          <table:table-cell table:formula="of:=[.A458]^[.$C$3]" office:value-type="float" office:value="1.6298452961358E+138" calcext:value-type="float">
            <text:p>1,6298452961358E+138</text:p>
          </table:table-cell>
          <table:table-cell table:formula="of:=[.C458]&lt;[.B4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8]*2" office:value-type="float" office:value="1.39553035064757E+137" calcext:value-type="float">
            <text:p>1,39553035064757E+137</text:p>
          </table:table-cell>
          <table:table-cell table:formula="of:=[.A459]*LOG([.A459];2)" office:value-type="float" office:value="6.35782642468389E+139" calcext:value-type="float">
            <text:p>6,35782642468389E+139</text:p>
          </table:table-cell>
          <table:table-cell table:formula="of:=[.A459]^[.$C$3]" office:value-type="float" office:value="3.28236353335557E+138" calcext:value-type="float">
            <text:p>3,28236353335557E+138</text:p>
          </table:table-cell>
          <table:table-cell table:formula="of:=[.C459]&lt;[.B4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59]*2" office:value-type="float" office:value="2.79106070129513E+137" calcext:value-type="float">
            <text:p>2,79106070129513E+137</text:p>
          </table:table-cell>
          <table:table-cell table:formula="of:=[.A460]*LOG([.A460];2)" office:value-type="float" office:value="1.27435634563807E+140" calcext:value-type="float">
            <text:p>1,27435634563807E+140</text:p>
          </table:table-cell>
          <table:table-cell table:formula="of:=[.A460]^[.$C$3]" office:value-type="float" office:value="6.61038835443234E+138" calcext:value-type="float">
            <text:p>6,61038835443234E+138</text:p>
          </table:table-cell>
          <table:table-cell table:formula="of:=[.C460]&lt;[.B4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0]*2" office:value-type="float" office:value="5.58212140259026E+137" calcext:value-type="float">
            <text:p>5,58212140259026E+137</text:p>
          </table:table-cell>
          <table:table-cell table:formula="of:=[.A461]*LOG([.A461];2)" office:value-type="float" office:value="2.55429481267874E+140" calcext:value-type="float">
            <text:p>2,55429481267874E+140</text:p>
          </table:table-cell>
          <table:table-cell table:formula="of:=[.A461]^[.$C$3]" office:value-type="float" office:value="1.33127344830519E+139" calcext:value-type="float">
            <text:p>1,33127344830519E+139</text:p>
          </table:table-cell>
          <table:table-cell table:formula="of:=[.C461]&lt;[.B4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1]*2" office:value-type="float" office:value="1.11642428051805E+138" calcext:value-type="float">
            <text:p>1,11642428051805E+138</text:p>
          </table:table-cell>
          <table:table-cell table:formula="of:=[.A462]*LOG([.A462];2)" office:value-type="float" office:value="5.11975386816266E+140" calcext:value-type="float">
            <text:p>5,11975386816266E+140</text:p>
          </table:table-cell>
          <table:table-cell table:formula="of:=[.A462]^[.$C$3]" office:value-type="float" office:value="2.68106637482811E+139" calcext:value-type="float">
            <text:p>2,68106637482811E+139</text:p>
          </table:table-cell>
          <table:table-cell table:formula="of:=[.C462]&lt;[.B4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2]*2" office:value-type="float" office:value="2.2328485610361E+138" calcext:value-type="float">
            <text:p>2,2328485610361E+138</text:p>
          </table:table-cell>
          <table:table-cell table:formula="of:=[.A463]*LOG([.A463];2)" office:value-type="float" office:value="1.02618362219357E+141" calcext:value-type="float">
            <text:p>1,02618362219357E+141</text:p>
          </table:table-cell>
          <table:table-cell table:formula="of:=[.A463]^[.$C$3]" office:value-type="float" office:value="5.39942933240723E+139" calcext:value-type="float">
            <text:p>5,39942933240723E+139</text:p>
          </table:table-cell>
          <table:table-cell table:formula="of:=[.C463]&lt;[.B4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3]*2" office:value-type="float" office:value="4.46569712207221E+138" calcext:value-type="float">
            <text:p>4,46569712207221E+138</text:p>
          </table:table-cell>
          <table:table-cell table:formula="of:=[.A464]*LOG([.A464];2)" office:value-type="float" office:value="2.05683294150921E+141" calcext:value-type="float">
            <text:p>2,05683294150921E+141</text:p>
          </table:table-cell>
          <table:table-cell table:formula="of:=[.A464]^[.$C$3]" office:value-type="float" office:value="1.0873970666813E+140" calcext:value-type="float">
            <text:p>1,0873970666813E+140</text:p>
          </table:table-cell>
          <table:table-cell table:formula="of:=[.C464]&lt;[.B4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4]*2" office:value-type="float" office:value="8.93139424414442E+138" calcext:value-type="float">
            <text:p>8,93139424414442E+138</text:p>
          </table:table-cell>
          <table:table-cell table:formula="of:=[.A465]*LOG([.A465];2)" office:value-type="float" office:value="4.12259727726256E+141" calcext:value-type="float">
            <text:p>4,12259727726256E+141</text:p>
          </table:table-cell>
          <table:table-cell table:formula="of:=[.A465]^[.$C$3]" office:value-type="float" office:value="2.18992102282027E+140" calcext:value-type="float">
            <text:p>2,18992102282027E+140</text:p>
          </table:table-cell>
          <table:table-cell table:formula="of:=[.C465]&lt;[.B4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5]*2" office:value-type="float" office:value="1.78627884882888E+139" calcext:value-type="float">
            <text:p>1,78627884882888E+139</text:p>
          </table:table-cell>
          <table:table-cell table:formula="of:=[.A466]*LOG([.A466];2)" office:value-type="float" office:value="8.2630573430134E+141" calcext:value-type="float">
            <text:p>8,2630573430134E+141</text:p>
          </table:table-cell>
          <table:table-cell table:formula="of:=[.A466]^[.$C$3]" office:value-type="float" office:value="4.4103062562295E+140" calcext:value-type="float">
            <text:p>4,4103062562295E+140</text:p>
          </table:table-cell>
          <table:table-cell table:formula="of:=[.C466]&lt;[.B4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6]*2" office:value-type="float" office:value="3.57255769765777E+139" calcext:value-type="float">
            <text:p>3,57255769765777E+139</text:p>
          </table:table-cell>
          <table:table-cell table:formula="of:=[.A467]*LOG([.A467];2)" office:value-type="float" office:value="1.65618402630034E+142" calcext:value-type="float">
            <text:p>1,65618402630034E+142</text:p>
          </table:table-cell>
          <table:table-cell table:formula="of:=[.A467]^[.$C$3]" office:value-type="float" office:value="8.88196472432034E+140" calcext:value-type="float">
            <text:p>8,88196472432034E+140</text:p>
          </table:table-cell>
          <table:table-cell table:formula="of:=[.C467]&lt;[.B4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7]*2" office:value-type="float" office:value="7.14511539531553E+139" calcext:value-type="float">
            <text:p>7,14511539531553E+139</text:p>
          </table:table-cell>
          <table:table-cell table:formula="of:=[.A468]*LOG([.A468];2)" office:value-type="float" office:value="3.31951316799599E+142" calcext:value-type="float">
            <text:p>3,31951316799599E+142</text:p>
          </table:table-cell>
          <table:table-cell table:formula="of:=[.A468]^[.$C$3]" office:value-type="float" office:value="1.78874873491247E+141" calcext:value-type="float">
            <text:p>1,78874873491247E+141</text:p>
          </table:table-cell>
          <table:table-cell table:formula="of:=[.C468]&lt;[.B4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8]*2" office:value-type="float" office:value="1.42902307906311E+140" calcext:value-type="float">
            <text:p>1,42902307906311E+140</text:p>
          </table:table-cell>
          <table:table-cell table:formula="of:=[.A469]*LOG([.A469];2)" office:value-type="float" office:value="6.65331656678262E+142" calcext:value-type="float">
            <text:p>6,65331656678262E+142</text:p>
          </table:table-cell>
          <table:table-cell table:formula="of:=[.A469]^[.$C$3]" office:value-type="float" office:value="3.6023809325541E+141" calcext:value-type="float">
            <text:p>3,6023809325541E+141</text:p>
          </table:table-cell>
          <table:table-cell table:formula="of:=[.C469]&lt;[.B4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69]*2" office:value-type="float" office:value="2.85804615812621E+140" calcext:value-type="float">
            <text:p>2,85804615812621E+140</text:p>
          </table:table-cell>
          <table:table-cell table:formula="of:=[.A470]*LOG([.A470];2)" office:value-type="float" office:value="1.33352135951465E+143" calcext:value-type="float">
            <text:p>1,33352135951465E+143</text:p>
          </table:table-cell>
          <table:table-cell table:formula="of:=[.A470]^[.$C$3]" office:value-type="float" office:value="7.25487494690769E+141" calcext:value-type="float">
            <text:p>7,25487494690769E+141</text:p>
          </table:table-cell>
          <table:table-cell table:formula="of:=[.C470]&lt;[.B4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0]*2" office:value-type="float" office:value="5.71609231625243E+140" calcext:value-type="float">
            <text:p>5,71609231625243E+140</text:p>
          </table:table-cell>
          <table:table-cell table:formula="of:=[.A471]*LOG([.A471];2)" office:value-type="float" office:value="2.67275881134555E+143" calcext:value-type="float">
            <text:p>2,67275881134555E+143</text:p>
          </table:table-cell>
          <table:table-cell table:formula="of:=[.A471]^[.$C$3]" office:value-type="float" office:value="1.46106731855123E+142" calcext:value-type="float">
            <text:p>1,46106731855123E+142</text:p>
          </table:table-cell>
          <table:table-cell table:formula="of:=[.C471]&lt;[.B4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1]*2" office:value-type="float" office:value="1.14321846325049E+141" calcext:value-type="float">
            <text:p>1,14321846325049E+141</text:p>
          </table:table-cell>
          <table:table-cell table:formula="of:=[.A472]*LOG([.A472];2)" office:value-type="float" office:value="5.35694980732361E+143" calcext:value-type="float">
            <text:p>5,35694980732361E+143</text:p>
          </table:table-cell>
          <table:table-cell table:formula="of:=[.A472]^[.$C$3]" office:value-type="float" office:value="2.9424596908433E+142" calcext:value-type="float">
            <text:p>2,9424596908433E+142</text:p>
          </table:table-cell>
          <table:table-cell table:formula="of:=[.C472]&lt;[.B4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2]*2" office:value-type="float" office:value="2.28643692650097E+141" calcext:value-type="float">
            <text:p>2,28643692650097E+141</text:p>
          </table:table-cell>
          <table:table-cell table:formula="of:=[.A473]*LOG([.A473];2)" office:value-type="float" office:value="1.07367639839122E+144" calcext:value-type="float">
            <text:p>1,07367639839122E+144</text:p>
          </table:table-cell>
          <table:table-cell table:formula="of:=[.A473]^[.$C$3]" office:value-type="float" office:value="5.92585223302567E+142" calcext:value-type="float">
            <text:p>5,92585223302567E+142</text:p>
          </table:table-cell>
          <table:table-cell table:formula="of:=[.C473]&lt;[.B4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3]*2" office:value-type="float" office:value="4.57287385300194E+141" calcext:value-type="float">
            <text:p>4,57287385300194E+141</text:p>
          </table:table-cell>
          <table:table-cell table:formula="of:=[.A474]*LOG([.A474];2)" office:value-type="float" office:value="2.15192567063545E+144" calcext:value-type="float">
            <text:p>2,15192567063545E+144</text:p>
          </table:table-cell>
          <table:table-cell table:formula="of:=[.A474]^[.$C$3]" office:value-type="float" office:value="1.19341395897224E+143" calcext:value-type="float">
            <text:p>1,19341395897224E+143</text:p>
          </table:table-cell>
          <table:table-cell table:formula="of:=[.C474]&lt;[.B4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4]*2" office:value-type="float" office:value="9.14574770600388E+141" calcext:value-type="float">
            <text:p>9,14574770600388E+141</text:p>
          </table:table-cell>
          <table:table-cell table:formula="of:=[.A475]*LOG([.A475];2)" office:value-type="float" office:value="4.3129970889769E+144" calcext:value-type="float">
            <text:p>4,3129970889769E+144</text:p>
          </table:table-cell>
          <table:table-cell table:formula="of:=[.A475]^[.$C$3]" office:value-type="float" office:value="2.40342961900451E+143" calcext:value-type="float">
            <text:p>2,40342961900451E+143</text:p>
          </table:table-cell>
          <table:table-cell table:formula="of:=[.C475]&lt;[.B4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5]*2" office:value-type="float" office:value="1.82914954120078E+142" calcext:value-type="float">
            <text:p>1,82914954120078E+142</text:p>
          </table:table-cell>
          <table:table-cell table:formula="of:=[.A476]*LOG([.A476];2)" office:value-type="float" office:value="8.6442856733658E+144" calcext:value-type="float">
            <text:p>8,6442856733658E+144</text:p>
          </table:table-cell>
          <table:table-cell table:formula="of:=[.A476]^[.$C$3]" office:value-type="float" office:value="4.8402935880546E+143" calcext:value-type="float">
            <text:p>4,8402935880546E+143</text:p>
          </table:table-cell>
          <table:table-cell table:formula="of:=[.C476]&lt;[.B4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6]*2" office:value-type="float" office:value="3.65829908240155E+142" calcext:value-type="float">
            <text:p>3,65829908240155E+142</text:p>
          </table:table-cell>
          <table:table-cell table:formula="of:=[.A477]*LOG([.A477];2)" office:value-type="float" office:value="1.73251543375556E+145" calcext:value-type="float">
            <text:p>1,73251543375556E+145</text:p>
          </table:table-cell>
          <table:table-cell table:formula="of:=[.A477]^[.$C$3]" office:value-type="float" office:value="9.74792098479106E+143" calcext:value-type="float">
            <text:p>9,74792098479106E+143</text:p>
          </table:table-cell>
          <table:table-cell table:formula="of:=[.C477]&lt;[.B4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7]*2" office:value-type="float" office:value="7.31659816480311E+142" calcext:value-type="float">
            <text:p>7,31659816480311E+142</text:p>
          </table:table-cell>
          <table:table-cell table:formula="of:=[.A478]*LOG([.A478];2)" office:value-type="float" office:value="3.47234746567593E+145" calcext:value-type="float">
            <text:p>3,47234746567593E+145</text:p>
          </table:table-cell>
          <table:table-cell table:formula="of:=[.A478]^[.$C$3]" office:value-type="float" office:value="1.96314462742994E+144" calcext:value-type="float">
            <text:p>1,96314462742994E+144</text:p>
          </table:table-cell>
          <table:table-cell table:formula="of:=[.C478]&lt;[.B4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8]*2" office:value-type="float" office:value="1.46331963296062E+143" calcext:value-type="float">
            <text:p>1,46331963296062E+143</text:p>
          </table:table-cell>
          <table:table-cell table:formula="of:=[.A479]*LOG([.A479];2)" office:value-type="float" office:value="6.95932812768146E+145" calcext:value-type="float">
            <text:p>6,95932812768146E+145</text:p>
          </table:table-cell>
          <table:table-cell table:formula="of:=[.A479]^[.$C$3]" office:value-type="float" office:value="3.95359875630922E+144" calcext:value-type="float">
            <text:p>3,95359875630922E+144</text:p>
          </table:table-cell>
          <table:table-cell table:formula="of:=[.C479]&lt;[.B4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79]*2" office:value-type="float" office:value="2.92663926592124E+143" calcext:value-type="float">
            <text:p>2,92663926592124E+143</text:p>
          </table:table-cell>
          <table:table-cell table:formula="of:=[.A480]*LOG([.A480];2)" office:value-type="float" office:value="1.39479226480221E+146" calcext:value-type="float">
            <text:p>1,39479226480221E+146</text:p>
          </table:table-cell>
          <table:table-cell table:formula="of:=[.A480]^[.$C$3]" office:value-type="float" office:value="7.96219642072582E+144" calcext:value-type="float">
            <text:p>7,96219642072582E+144</text:p>
          </table:table-cell>
          <table:table-cell table:formula="of:=[.C480]&lt;[.B4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0]*2" office:value-type="float" office:value="5.85327853184249E+143" calcext:value-type="float">
            <text:p>5,85327853184249E+143</text:p>
          </table:table-cell>
          <table:table-cell table:formula="of:=[.A481]*LOG([.A481];2)" office:value-type="float" office:value="2.79543780813627E+146" calcext:value-type="float">
            <text:p>2,79543780813627E+146</text:p>
          </table:table-cell>
          <table:table-cell table:formula="of:=[.A481]^[.$C$3]" office:value-type="float" office:value="1.60351557529832E+145" calcext:value-type="float">
            <text:p>1,60351557529832E+145</text:p>
          </table:table-cell>
          <table:table-cell table:formula="of:=[.C481]&lt;[.B4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1]*2" office:value-type="float" office:value="1.1706557063685E+144" calcext:value-type="float">
            <text:p>1,1706557063685E+144</text:p>
          </table:table-cell>
          <table:table-cell table:formula="of:=[.A482]*LOG([.A482];2)" office:value-type="float" office:value="5.60258217333622E+146" calcext:value-type="float">
            <text:p>5,60258217333622E+146</text:p>
          </table:table-cell>
          <table:table-cell table:formula="of:=[.A482]^[.$C$3]" office:value-type="float" office:value="3.22933781629808E+145" calcext:value-type="float">
            <text:p>3,22933781629808E+145</text:p>
          </table:table-cell>
          <table:table-cell table:formula="of:=[.C482]&lt;[.B4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2]*2" office:value-type="float" office:value="2.34131141273699E+144" calcext:value-type="float">
            <text:p>2,34131141273699E+144</text:p>
          </table:table-cell>
          <table:table-cell table:formula="of:=[.A483]*LOG([.A483];2)" office:value-type="float" office:value="1.12285774607998E+147" calcext:value-type="float">
            <text:p>1,12285774607998E+147</text:p>
          </table:table-cell>
          <table:table-cell table:formula="of:=[.A483]^[.$C$3]" office:value-type="float" office:value="6.50359927425878E+145" calcext:value-type="float">
            <text:p>6,50359927425878E+145</text:p>
          </table:table-cell>
          <table:table-cell table:formula="of:=[.C483]&lt;[.B4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3]*2" office:value-type="float" office:value="4.68262282547399E+144" calcext:value-type="float">
            <text:p>4,68262282547399E+144</text:p>
          </table:table-cell>
          <table:table-cell table:formula="of:=[.A484]*LOG([.A484];2)" office:value-type="float" office:value="2.25039811498544E+147" calcext:value-type="float">
            <text:p>2,25039811498544E+147</text:p>
          </table:table-cell>
          <table:table-cell table:formula="of:=[.A484]^[.$C$3]" office:value-type="float" office:value="1.30976707691195E+146" calcext:value-type="float">
            <text:p>1,30976707691195E+146</text:p>
          </table:table-cell>
          <table:table-cell table:formula="of:=[.C484]&lt;[.B4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4]*2" office:value-type="float" office:value="9.36524565094798E+144" calcext:value-type="float">
            <text:p>9,36524565094798E+144</text:p>
          </table:table-cell>
          <table:table-cell table:formula="of:=[.A485]*LOG([.A485];2)" office:value-type="float" office:value="4.51016147562182E+147" calcext:value-type="float">
            <text:p>4,51016147562182E+147</text:p>
          </table:table-cell>
          <table:table-cell table:formula="of:=[.A485]^[.$C$3]" office:value-type="float" office:value="2.6377544547561E+146" calcext:value-type="float">
            <text:p>2,6377544547561E+146</text:p>
          </table:table-cell>
          <table:table-cell table:formula="of:=[.C485]&lt;[.B4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5]*2" office:value-type="float" office:value="1.8730491301896E+145" calcext:value-type="float">
            <text:p>1,8730491301896E+145</text:p>
          </table:table-cell>
          <table:table-cell table:formula="of:=[.A486]*LOG([.A486];2)" office:value-type="float" office:value="9.03905344254554E+147" calcext:value-type="float">
            <text:p>9,03905344254554E+147</text:p>
          </table:table-cell>
          <table:table-cell table:formula="of:=[.A486]^[.$C$3]" office:value-type="float" office:value="5.31220297580698E+146" calcext:value-type="float">
            <text:p>5,31220297580698E+146</text:p>
          </table:table-cell>
          <table:table-cell table:formula="of:=[.C486]&lt;[.B4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6]*2" office:value-type="float" office:value="3.74609826037919E+145" calcext:value-type="float">
            <text:p>3,74609826037919E+145</text:p>
          </table:table-cell>
          <table:table-cell table:formula="of:=[.A487]*LOG([.A487];2)" office:value-type="float" office:value="1.81155678676949E+148" calcext:value-type="float">
            <text:p>1,81155678676949E+148</text:p>
          </table:table-cell>
          <table:table-cell table:formula="of:=[.A487]^[.$C$3]" office:value-type="float" office:value="1.06983045390333E+147" calcext:value-type="float">
            <text:p>1,06983045390333E+147</text:p>
          </table:table-cell>
          <table:table-cell table:formula="of:=[.C487]&lt;[.B4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7]*2" office:value-type="float" office:value="7.49219652075838E+145" calcext:value-type="float">
            <text:p>7,49219652075838E+145</text:p>
          </table:table-cell>
          <table:table-cell table:formula="of:=[.A488]*LOG([.A488];2)" office:value-type="float" office:value="3.63060577005973E+148" calcext:value-type="float">
            <text:p>3,63060577005973E+148</text:p>
          </table:table-cell>
          <table:table-cell table:formula="of:=[.A488]^[.$C$3]" office:value-type="float" office:value="2.15454342635531E+147" calcext:value-type="float">
            <text:p>2,15454342635531E+147</text:p>
          </table:table-cell>
          <table:table-cell table:formula="of:=[.C488]&lt;[.B4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8]*2" office:value-type="float" office:value="1.49843930415168E+146" calcext:value-type="float">
            <text:p>1,49843930415168E+146</text:p>
          </table:table-cell>
          <table:table-cell table:formula="of:=[.A489]*LOG([.A489];2)" office:value-type="float" office:value="7.27619593316098E+148" calcext:value-type="float">
            <text:p>7,27619593316098E+148</text:p>
          </table:table-cell>
          <table:table-cell table:formula="of:=[.A489]^[.$C$3]" office:value-type="float" office:value="4.33905892201341E+147" calcext:value-type="float">
            <text:p>4,33905892201341E+147</text:p>
          </table:table-cell>
          <table:table-cell table:formula="of:=[.C489]&lt;[.B4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89]*2" office:value-type="float" office:value="2.99687860830335E+146" calcext:value-type="float">
            <text:p>2,99687860830335E+146</text:p>
          </table:table-cell>
          <table:table-cell table:formula="of:=[.A490]*LOG([.A490];2)" office:value-type="float" office:value="1.4582360652405E+149" calcext:value-type="float">
            <text:p>1,4582360652405E+149</text:p>
          </table:table-cell>
          <table:table-cell table:formula="of:=[.A490]^[.$C$3]" office:value-type="float" office:value="8.73847892708905E+147" calcext:value-type="float">
            <text:p>8,73847892708905E+147</text:p>
          </table:table-cell>
          <table:table-cell table:formula="of:=[.C490]&lt;[.B4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0]*2" office:value-type="float" office:value="5.99375721660671E+146" calcext:value-type="float">
            <text:p>5,99375721660671E+146</text:p>
          </table:table-cell>
          <table:table-cell table:formula="of:=[.A491]*LOG([.A491];2)" office:value-type="float" office:value="2.92246588769761E+149" calcext:value-type="float">
            <text:p>2,92246588769761E+149</text:p>
          </table:table-cell>
          <table:table-cell table:formula="of:=[.A491]^[.$C$3]" office:value-type="float" office:value="1.7598519709372E+148" calcext:value-type="float">
            <text:p>1,7598519709372E+148</text:p>
          </table:table-cell>
          <table:table-cell table:formula="of:=[.C491]&lt;[.B4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1]*2" office:value-type="float" office:value="1.19875144332134E+147" calcext:value-type="float">
            <text:p>1,19875144332134E+147</text:p>
          </table:table-cell>
          <table:table-cell table:formula="of:=[.A492]*LOG([.A492];2)" office:value-type="float" office:value="5.85691928982843E+149" calcext:value-type="float">
            <text:p>5,85691928982843E+149</text:p>
          </table:table-cell>
          <table:table-cell table:formula="of:=[.A492]^[.$C$3]" office:value-type="float" office:value="3.54418541882694E+148" calcext:value-type="float">
            <text:p>3,54418541882694E+148</text:p>
          </table:table-cell>
          <table:table-cell table:formula="of:=[.C492]&lt;[.B4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2]*2" office:value-type="float" office:value="2.39750288664268E+147" calcext:value-type="float">
            <text:p>2,39750288664268E+147</text:p>
          </table:table-cell>
          <table:table-cell table:formula="of:=[.A493]*LOG([.A493];2)" office:value-type="float" office:value="1.17378136085233E+150" calcext:value-type="float">
            <text:p>1,17378136085233E+150</text:p>
          </table:table-cell>
          <table:table-cell table:formula="of:=[.A493]^[.$C$3]" office:value-type="float" office:value="7.13767435583576E+148" calcext:value-type="float">
            <text:p>7,13767435583576E+148</text:p>
          </table:table-cell>
          <table:table-cell table:formula="of:=[.C493]&lt;[.B4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3]*2" office:value-type="float" office:value="4.79500577328536E+147" calcext:value-type="float">
            <text:p>4,79500577328536E+147</text:p>
          </table:table-cell>
          <table:table-cell table:formula="of:=[.A494]*LOG([.A494];2)" office:value-type="float" office:value="2.35235772747794E+150" calcext:value-type="float">
            <text:p>2,35235772747794E+150</text:p>
          </table:table-cell>
          <table:table-cell table:formula="of:=[.A494]^[.$C$3]" office:value-type="float" office:value="1.43746416142127E+149" calcext:value-type="float">
            <text:p>1,43746416142127E+149</text:p>
          </table:table-cell>
          <table:table-cell table:formula="of:=[.C494]&lt;[.B4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4]*2" office:value-type="float" office:value="9.59001154657073E+147" calcext:value-type="float">
            <text:p>9,59001154657073E+147</text:p>
          </table:table-cell>
          <table:table-cell table:formula="of:=[.A495]*LOG([.A495];2)" office:value-type="float" office:value="4.71430546650245E+150" calcext:value-type="float">
            <text:p>4,71430546650245E+150</text:p>
          </table:table-cell>
          <table:table-cell table:formula="of:=[.A495]^[.$C$3]" office:value-type="float" office:value="2.89492503070154E+149" calcext:value-type="float">
            <text:p>2,89492503070154E+149</text:p>
          </table:table-cell>
          <table:table-cell table:formula="of:=[.C495]&lt;[.B4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5]*2" office:value-type="float" office:value="1.91800230931415E+148" calcext:value-type="float">
            <text:p>1,91800230931415E+148</text:p>
          </table:table-cell>
          <table:table-cell table:formula="of:=[.A496]*LOG([.A496];2)" office:value-type="float" office:value="9.44779095609805E+150" calcext:value-type="float">
            <text:p>9,44779095609805E+150</text:p>
          </table:table-cell>
          <table:table-cell table:formula="of:=[.A496]^[.$C$3]" office:value-type="float" office:value="5.83012165332607E+149" calcext:value-type="float">
            <text:p>5,83012165332607E+149</text:p>
          </table:table-cell>
          <table:table-cell table:formula="of:=[.C496]&lt;[.B4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6]*2" office:value-type="float" office:value="3.83600461862829E+148" calcext:value-type="float">
            <text:p>3,83600461862829E+148</text:p>
          </table:table-cell>
          <table:table-cell table:formula="of:=[.A497]*LOG([.A497];2)" office:value-type="float" office:value="1.89339419583824E+151" calcext:value-type="float">
            <text:p>1,89339419583824E+151</text:p>
          </table:table-cell>
          <table:table-cell table:formula="of:=[.A497]^[.$C$3]" office:value-type="float" office:value="1.17413467126451E+150" calcext:value-type="float">
            <text:p>1,17413467126451E+150</text:p>
          </table:table-cell>
          <table:table-cell table:formula="of:=[.C497]&lt;[.B4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7]*2" office:value-type="float" office:value="7.67200923725658E+148" calcext:value-type="float">
            <text:p>7,67200923725658E+148</text:p>
          </table:table-cell>
          <table:table-cell table:formula="of:=[.A498]*LOG([.A498];2)" office:value-type="float" office:value="3.79446040091373E+151" calcext:value-type="float">
            <text:p>3,79446040091373E+151</text:p>
          </table:table-cell>
          <table:table-cell table:formula="of:=[.A498]^[.$C$3]" office:value-type="float" office:value="2.36460284748764E+150" calcext:value-type="float">
            <text:p>2,36460284748764E+150</text:p>
          </table:table-cell>
          <table:table-cell table:formula="of:=[.C498]&lt;[.B4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8]*2" office:value-type="float" office:value="1.53440184745132E+149" calcext:value-type="float">
            <text:p>1,53440184745132E+149</text:p>
          </table:table-cell>
          <table:table-cell table:formula="of:=[.A499]*LOG([.A499];2)" office:value-type="float" office:value="7.60426482030198E+151" calcext:value-type="float">
            <text:p>7,60426482030198E+151</text:p>
          </table:table-cell>
          <table:table-cell table:formula="of:=[.A499]^[.$C$3]" office:value-type="float" office:value="4.76209992191519E+150" calcext:value-type="float">
            <text:p>4,76209992191519E+150</text:p>
          </table:table-cell>
          <table:table-cell table:formula="of:=[.C499]&lt;[.B4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499]*2" office:value-type="float" office:value="3.06880369490263E+149" calcext:value-type="float">
            <text:p>3,06880369490263E+149</text:p>
          </table:table-cell>
          <table:table-cell table:formula="of:=[.A500]*LOG([.A500];2)" office:value-type="float" office:value="1.5239217677553E+152" calcext:value-type="float">
            <text:p>1,5239217677553E+152</text:p>
          </table:table-cell>
          <table:table-cell table:formula="of:=[.A500]^[.$C$3]" office:value-type="float" office:value="9.59044589259434E+150" calcext:value-type="float">
            <text:p>9,59044589259434E+150</text:p>
          </table:table-cell>
          <table:table-cell table:formula="of:=[.C500]&lt;[.B5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0]*2" office:value-type="float" office:value="6.13760738980527E+149" calcext:value-type="float">
            <text:p>6,13760738980527E+149</text:p>
          </table:table-cell>
          <table:table-cell table:formula="of:=[.A501]*LOG([.A501];2)" office:value-type="float" office:value="3.0539811429004E+152" calcext:value-type="float">
            <text:p>3,0539811429004E+152</text:p>
          </table:table-cell>
          <table:table-cell table:formula="of:=[.A501]^[.$C$3]" office:value-type="float" office:value="1.93143054381331E+151" calcext:value-type="float">
            <text:p>1,93143054381331E+151</text:p>
          </table:table-cell>
          <table:table-cell table:formula="of:=[.C501]&lt;[.B5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1]*2" office:value-type="float" office:value="1.22752147796105E+150" calcext:value-type="float">
            <text:p>1,22752147796105E+150</text:p>
          </table:table-cell>
          <table:table-cell table:formula="of:=[.A502]*LOG([.A502];2)" office:value-type="float" office:value="6.12023750058042E+152" calcext:value-type="float">
            <text:p>6,12023750058042E+152</text:p>
          </table:table-cell>
          <table:table-cell table:formula="of:=[.A502]^[.$C$3]" office:value-type="float" office:value="3.88972941128375E+151" calcext:value-type="float">
            <text:p>3,88972941128375E+151</text:p>
          </table:table-cell>
          <table:table-cell table:formula="of:=[.C502]&lt;[.B5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2]*2" office:value-type="float" office:value="2.45504295592211E+150" calcext:value-type="float">
            <text:p>2,45504295592211E+150</text:p>
          </table:table-cell>
          <table:table-cell table:formula="of:=[.A503]*LOG([.A503];2)" office:value-type="float" office:value="1.22650254307201E+153" calcext:value-type="float">
            <text:p>1,22650254307201E+153</text:p>
          </table:table-cell>
          <table:table-cell table:formula="of:=[.A503]^[.$C$3]" office:value-type="float" office:value="7.83356923782206E+151" calcext:value-type="float">
            <text:p>7,83356923782206E+151</text:p>
          </table:table-cell>
          <table:table-cell table:formula="of:=[.C503]&lt;[.B5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3]*2" office:value-type="float" office:value="4.91008591184421E+150" calcext:value-type="float">
            <text:p>4,91008591184421E+150</text:p>
          </table:table-cell>
          <table:table-cell table:formula="of:=[.A504]*LOG([.A504];2)" office:value-type="float" office:value="2.45791517205585E+153" calcext:value-type="float">
            <text:p>2,45791517205585E+153</text:p>
          </table:table-cell>
          <table:table-cell table:formula="of:=[.A504]^[.$C$3]" office:value-type="float" office:value="1.5776112041557E+152" calcext:value-type="float">
            <text:p>1,5776112041557E+152</text:p>
          </table:table-cell>
          <table:table-cell table:formula="of:=[.C504]&lt;[.B5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4]*2" office:value-type="float" office:value="9.82017182368843E+150" calcext:value-type="float">
            <text:p>9,82017182368843E+150</text:p>
          </table:table-cell>
          <table:table-cell table:formula="of:=[.A505]*LOG([.A505];2)" office:value-type="float" office:value="4.9256505159354E+153" calcext:value-type="float">
            <text:p>4,9256505159354E+153</text:p>
          </table:table-cell>
          <table:table-cell table:formula="of:=[.A505]^[.$C$3]" office:value-type="float" office:value="3.17716871571249E+152" calcext:value-type="float">
            <text:p>3,17716871571249E+152</text:p>
          </table:table-cell>
          <table:table-cell table:formula="of:=[.C505]&lt;[.B5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5]*2" office:value-type="float" office:value="1.96403436473769E+151" calcext:value-type="float">
            <text:p>1,96403436473769E+151</text:p>
          </table:table-cell>
          <table:table-cell table:formula="of:=[.A506]*LOG([.A506];2)" office:value-type="float" office:value="9.87094137551817E+153" calcext:value-type="float">
            <text:p>9,87094137551817E+153</text:p>
          </table:table-cell>
          <table:table-cell table:formula="of:=[.A506]^[.$C$3]" office:value-type="float" office:value="6.39853534350654E+152" calcext:value-type="float">
            <text:p>6,39853534350654E+152</text:p>
          </table:table-cell>
          <table:table-cell table:formula="of:=[.C506]&lt;[.B5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6]*2" office:value-type="float" office:value="3.92806872947537E+151" calcext:value-type="float">
            <text:p>3,92806872947537E+151</text:p>
          </table:table-cell>
          <table:table-cell table:formula="of:=[.A507]*LOG([.A507];2)" office:value-type="float" office:value="1.97811634383311E+154" calcext:value-type="float">
            <text:p>1,97811634383311E+154</text:p>
          </table:table-cell>
          <table:table-cell table:formula="of:=[.A507]^[.$C$3]" office:value-type="float" office:value="1.2886081352756E+153" calcext:value-type="float">
            <text:p>1,2886081352756E+153</text:p>
          </table:table-cell>
          <table:table-cell table:formula="of:=[.C507]&lt;[.B5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7]*2" office:value-type="float" office:value="7.85613745895074E+151" calcext:value-type="float">
            <text:p>7,85613745895074E+151</text:p>
          </table:table-cell>
          <table:table-cell table:formula="of:=[.A508]*LOG([.A508];2)" office:value-type="float" office:value="3.96408882512517E+154" calcext:value-type="float">
            <text:p>3,96408882512517E+154</text:p>
          </table:table-cell>
          <table:table-cell table:formula="of:=[.A508]^[.$C$3]" office:value-type="float" office:value="2.595142227328E+153" calcext:value-type="float">
            <text:p>2,595142227328E+153</text:p>
          </table:table-cell>
          <table:table-cell table:formula="of:=[.C508]&lt;[.B5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8]*2" office:value-type="float" office:value="1.57122749179015E+152" calcext:value-type="float">
            <text:p>1,57122749179015E+152</text:p>
          </table:table-cell>
          <table:table-cell table:formula="of:=[.A509]*LOG([.A509];2)" office:value-type="float" office:value="7.94388992516824E+154" calcext:value-type="float">
            <text:p>7,94388992516824E+154</text:p>
          </table:table-cell>
          <table:table-cell table:formula="of:=[.A509]^[.$C$3]" office:value-type="float" office:value="5.22638573798897E+153" calcext:value-type="float">
            <text:p>5,22638573798897E+153</text:p>
          </table:table-cell>
          <table:table-cell table:formula="of:=[.C509]&lt;[.B5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09]*2" office:value-type="float" office:value="3.1424549835803E+152" calcext:value-type="float">
            <text:p>3,1424549835803E+152</text:p>
          </table:table-cell>
          <table:table-cell table:formula="of:=[.A510]*LOG([.A510];2)" office:value-type="float" office:value="1.59192044001723E+155" calcext:value-type="float">
            <text:p>1,59192044001723E+155</text:p>
          </table:table-cell>
          <table:table-cell table:formula="of:=[.A510]^[.$C$3]" office:value-type="float" office:value="1.05254762512106E+154" calcext:value-type="float">
            <text:p>1,05254762512106E+154</text:p>
          </table:table-cell>
          <table:table-cell table:formula="of:=[.C510]&lt;[.B5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0]*2" office:value-type="float" office:value="6.28490996716059E+152" calcext:value-type="float">
            <text:p>6,28490996716059E+152</text:p>
          </table:table-cell>
          <table:table-cell table:formula="of:=[.A511]*LOG([.A511];2)" office:value-type="float" office:value="3.19012579000162E+155" calcext:value-type="float">
            <text:p>3,19012579000162E+155</text:p>
          </table:table-cell>
          <table:table-cell table:formula="of:=[.A511]^[.$C$3]" office:value-type="float" office:value="2.11973734562933E+154" calcext:value-type="float">
            <text:p>2,11973734562933E+154</text:p>
          </table:table-cell>
          <table:table-cell table:formula="of:=[.C511]&lt;[.B5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1]*2" office:value-type="float" office:value="1.25698199343212E+153" calcext:value-type="float">
            <text:p>1,25698199343212E+153</text:p>
          </table:table-cell>
          <table:table-cell table:formula="of:=[.A512]*LOG([.A512];2)" office:value-type="float" office:value="6.39282139993756E+155" calcext:value-type="float">
            <text:p>6,39282139993756E+155</text:p>
          </table:table-cell>
          <table:table-cell table:formula="of:=[.A512]^[.$C$3]" office:value-type="float" office:value="4.2689625696879E+154" calcext:value-type="float">
            <text:p>4,2689625696879E+154</text:p>
          </table:table-cell>
          <table:table-cell table:formula="of:=[.C512]&lt;[.B5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2]*2" office:value-type="float" office:value="2.51396398686424E+153" calcext:value-type="float">
            <text:p>2,51396398686424E+153</text:p>
          </table:table-cell>
          <table:table-cell table:formula="of:=[.A513]*LOG([.A513];2)" office:value-type="float" office:value="1.28107824397438E+156" calcext:value-type="float">
            <text:p>1,28107824397438E+156</text:p>
          </table:table-cell>
          <table:table-cell table:formula="of:=[.A513]^[.$C$3]" office:value-type="float" office:value="8.59731110506326E+154" calcext:value-type="float">
            <text:p>8,59731110506326E+154</text:p>
          </table:table-cell>
          <table:table-cell table:formula="of:=[.C513]&lt;[.B5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3]*2" office:value-type="float" office:value="5.02792797372847E+153" calcext:value-type="float">
            <text:p>5,02792797372847E+153</text:p>
          </table:table-cell>
          <table:table-cell table:formula="of:=[.A514]*LOG([.A514];2)" office:value-type="float" office:value="2.56718441592248E+156" calcext:value-type="float">
            <text:p>2,56718441592248E+156</text:p>
          </table:table-cell>
          <table:table-cell table:formula="of:=[.A514]^[.$C$3]" office:value-type="float" office:value="1.73142202656154E+155" calcext:value-type="float">
            <text:p>1,73142202656154E+155</text:p>
          </table:table-cell>
          <table:table-cell table:formula="of:=[.C514]&lt;[.B5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4]*2" office:value-type="float" office:value="1.00558559474569E+154" calcext:value-type="float">
            <text:p>1,00558559474569E+154</text:p>
          </table:table-cell>
          <table:table-cell table:formula="of:=[.A515]*LOG([.A515];2)" office:value-type="float" office:value="5.14442468779242E+156" calcext:value-type="float">
            <text:p>5,14442468779242E+156</text:p>
          </table:table-cell>
          <table:table-cell table:formula="of:=[.A515]^[.$C$3]" office:value-type="float" office:value="3.48693003827319E+155" calcext:value-type="float">
            <text:p>3,48693003827319E+155</text:p>
          </table:table-cell>
          <table:table-cell table:formula="of:=[.C515]&lt;[.B5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5]*2" office:value-type="float" office:value="2.01117118949139E+154" calcext:value-type="float">
            <text:p>2,01117118949139E+154</text:p>
          </table:table-cell>
          <table:table-cell table:formula="of:=[.A516]*LOG([.A516];2)" office:value-type="float" office:value="1.03089610874797E+157" calcext:value-type="float">
            <text:p>1,03089610874797E+157</text:p>
          </table:table-cell>
          <table:table-cell table:formula="of:=[.A516]^[.$C$3]" office:value-type="float" office:value="7.02236710939735E+155" calcext:value-type="float">
            <text:p>7,02236710939735E+155</text:p>
          </table:table-cell>
          <table:table-cell table:formula="of:=[.C516]&lt;[.B5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6]*2" office:value-type="float" office:value="4.02234237898278E+154" calcext:value-type="float">
            <text:p>4,02234237898278E+154</text:p>
          </table:table-cell>
          <table:table-cell table:formula="of:=[.A517]*LOG([.A517];2)" office:value-type="float" office:value="2.06581455987493E+157" calcext:value-type="float">
            <text:p>2,06581455987493E+157</text:p>
          </table:table-cell>
          <table:table-cell table:formula="of:=[.A517]^[.$C$3]" office:value-type="float" office:value="1.41424230706868E+156" calcext:value-type="float">
            <text:p>1,41424230706868E+156</text:p>
          </table:table-cell>
          <table:table-cell table:formula="of:=[.C517]&lt;[.B5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7]*2" office:value-type="float" office:value="8.04468475796556E+154" calcext:value-type="float">
            <text:p>8,04468475796556E+154</text:p>
          </table:table-cell>
          <table:table-cell table:formula="of:=[.A518]*LOG([.A518];2)" office:value-type="float" office:value="4.13967380450783E+157" calcext:value-type="float">
            <text:p>4,13967380450783E+157</text:p>
          </table:table-cell>
          <table:table-cell table:formula="of:=[.A518]^[.$C$3]" office:value-type="float" office:value="2.84815828045566E+156" calcext:value-type="float">
            <text:p>2,84815828045566E+156</text:p>
          </table:table-cell>
          <table:table-cell table:formula="of:=[.C518]&lt;[.B5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8]*2" office:value-type="float" office:value="1.60893695159311E+155" calcext:value-type="float">
            <text:p>1,60893695159311E+155</text:p>
          </table:table-cell>
          <table:table-cell table:formula="of:=[.A519]*LOG([.A519];2)" office:value-type="float" office:value="8.29543697853159E+157" calcext:value-type="float">
            <text:p>8,29543697853159E+157</text:p>
          </table:table-cell>
          <table:table-cell table:formula="of:=[.A519]^[.$C$3]" office:value-type="float" office:value="5.73593757588966E+156" calcext:value-type="float">
            <text:p>5,73593757588966E+156</text:p>
          </table:table-cell>
          <table:table-cell table:formula="of:=[.C519]&lt;[.B5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19]*2" office:value-type="float" office:value="3.21787390318622E+155" calcext:value-type="float">
            <text:p>3,21787390318622E+155</text:p>
          </table:table-cell>
          <table:table-cell table:formula="of:=[.A520]*LOG([.A520];2)" office:value-type="float" office:value="1.6623052696095E+158" calcext:value-type="float">
            <text:p>1,6623052696095E+158</text:p>
          </table:table-cell>
          <table:table-cell table:formula="of:=[.A520]^[.$C$3]" office:value-type="float" office:value="1.15516683536419E+157" calcext:value-type="float">
            <text:p>1,15516683536419E+157</text:p>
          </table:table-cell>
          <table:table-cell table:formula="of:=[.C520]&lt;[.B5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0]*2" office:value-type="float" office:value="6.43574780637245E+155" calcext:value-type="float">
            <text:p>6,43574780637245E+155</text:p>
          </table:table-cell>
          <table:table-cell table:formula="of:=[.A521]*LOG([.A521];2)" office:value-type="float" office:value="3.33104628702538E+158" calcext:value-type="float">
            <text:p>3,33104628702538E+158</text:p>
          </table:table-cell>
          <table:table-cell table:formula="of:=[.A521]^[.$C$3]" office:value-type="float" office:value="2.32640331222286E+157" calcext:value-type="float">
            <text:p>2,32640331222286E+157</text:p>
          </table:table-cell>
          <table:table-cell table:formula="of:=[.C521]&lt;[.B5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1]*2" office:value-type="float" office:value="1.28714956127449E+156" calcext:value-type="float">
            <text:p>1,28714956127449E+156</text:p>
          </table:table-cell>
          <table:table-cell table:formula="of:=[.A522]*LOG([.A522];2)" office:value-type="float" office:value="6.67496406966351E+158" calcext:value-type="float">
            <text:p>6,67496406966351E+158</text:p>
          </table:table-cell>
          <table:table-cell table:formula="of:=[.A522]^[.$C$3]" office:value-type="float" office:value="4.68516945382629E+157" calcext:value-type="float">
            <text:p>4,68516945382629E+157</text:p>
          </table:table-cell>
          <table:table-cell table:formula="of:=[.C522]&lt;[.B5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2]*2" office:value-type="float" office:value="2.57429912254898E+156" calcext:value-type="float">
            <text:p>2,57429912254898E+156</text:p>
          </table:table-cell>
          <table:table-cell table:formula="of:=[.A523]*LOG([.A523];2)" office:value-type="float" office:value="1.33756711305525E+159" calcext:value-type="float">
            <text:p>1,33756711305525E+159</text:p>
          </table:table-cell>
          <table:table-cell table:formula="of:=[.A523]^[.$C$3]" office:value-type="float" office:value="9.43551476897318E+157" calcext:value-type="float">
            <text:p>9,43551476897318E+157</text:p>
          </table:table-cell>
          <table:table-cell table:formula="of:=[.C523]&lt;[.B5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3]*2" office:value-type="float" office:value="5.14859824509796E+156" calcext:value-type="float">
            <text:p>5,14859824509796E+156</text:p>
          </table:table-cell>
          <table:table-cell table:formula="of:=[.A524]*LOG([.A524];2)" office:value-type="float" office:value="2.6802828243556E+159" calcext:value-type="float">
            <text:p>2,6802828243556E+159</text:p>
          </table:table-cell>
          <table:table-cell table:formula="of:=[.A524]^[.$C$3]" office:value-type="float" office:value="1.90022879285194E+158" calcext:value-type="float">
            <text:p>1,90022879285194E+158</text:p>
          </table:table-cell>
          <table:table-cell table:formula="of:=[.C524]&lt;[.B5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4]*2" office:value-type="float" office:value="1.02971964901959E+157" calcext:value-type="float">
            <text:p>1,02971964901959E+157</text:p>
          </table:table-cell>
          <table:table-cell table:formula="of:=[.A525]*LOG([.A525];2)" office:value-type="float" office:value="5.37086284520139E+159" calcext:value-type="float">
            <text:p>5,37086284520139E+159</text:p>
          </table:table-cell>
          <table:table-cell table:formula="of:=[.A525]^[.$C$3]" office:value-type="float" office:value="3.82689185867967E+158" calcext:value-type="float">
            <text:p>3,82689185867967E+158</text:p>
          </table:table-cell>
          <table:table-cell table:formula="of:=[.C525]&lt;[.B5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5]*2" office:value-type="float" office:value="2.05943929803918E+157" calcext:value-type="float">
            <text:p>2,05943929803918E+157</text:p>
          </table:table-cell>
          <table:table-cell table:formula="of:=[.A526]*LOG([.A526];2)" office:value-type="float" office:value="1.07623200833832E+160" calcext:value-type="float">
            <text:p>1,07623200833832E+160</text:p>
          </table:table-cell>
          <table:table-cell table:formula="of:=[.A526]^[.$C$3]" office:value-type="float" office:value="7.70701999312874E+158" calcext:value-type="float">
            <text:p>7,70701999312874E+158</text:p>
          </table:table-cell>
          <table:table-cell table:formula="of:=[.C526]&lt;[.B5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6]*2" office:value-type="float" office:value="4.11887859607837E+157" calcext:value-type="float">
            <text:p>4,11887859607837E+157</text:p>
          </table:table-cell>
          <table:table-cell table:formula="of:=[.A527]*LOG([.A527];2)" office:value-type="float" office:value="2.15658289527271E+160" calcext:value-type="float">
            <text:p>2,15658289527271E+160</text:p>
          </table:table-cell>
          <table:table-cell table:formula="of:=[.A527]^[.$C$3]" office:value-type="float" office:value="1.55212531129582E+159" calcext:value-type="float">
            <text:p>1,55212531129582E+159</text:p>
          </table:table-cell>
          <table:table-cell table:formula="of:=[.C527]&lt;[.B5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7]*2" office:value-type="float" office:value="8.23775719215673E+157" calcext:value-type="float">
            <text:p>8,23775719215673E+157</text:p>
          </table:table-cell>
          <table:table-cell table:formula="of:=[.A528]*LOG([.A528];2)" office:value-type="float" office:value="4.32140354773759E+160" calcext:value-type="float">
            <text:p>4,32140354773759E+160</text:p>
          </table:table-cell>
          <table:table-cell table:formula="of:=[.A528]^[.$C$3]" office:value-type="float" office:value="3.12584239318567E+159" calcext:value-type="float">
            <text:p>3,12584239318567E+159</text:p>
          </table:table-cell>
          <table:table-cell table:formula="of:=[.C528]&lt;[.B5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8]*2" office:value-type="float" office:value="1.64755143843135E+158" calcext:value-type="float">
            <text:p>1,64755143843135E+158</text:p>
          </table:table-cell>
          <table:table-cell table:formula="of:=[.A529]*LOG([.A529];2)" office:value-type="float" office:value="8.65928260985948E+160" calcext:value-type="float">
            <text:p>8,65928260985948E+160</text:p>
          </table:table-cell>
          <table:table-cell table:formula="of:=[.A529]^[.$C$3]" office:value-type="float" office:value="6.29516869284177E+159" calcext:value-type="float">
            <text:p>6,29516869284177E+159</text:p>
          </table:table-cell>
          <table:table-cell table:formula="of:=[.C529]&lt;[.B5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29]*2" office:value-type="float" office:value="3.29510287686269E+158" calcext:value-type="float">
            <text:p>3,29510287686269E+158</text:p>
          </table:table-cell>
          <table:table-cell table:formula="of:=[.A530]*LOG([.A530];2)" office:value-type="float" office:value="1.73515162484876E+161" calcext:value-type="float">
            <text:p>1,73515162484876E+161</text:p>
          </table:table-cell>
          <table:table-cell table:formula="of:=[.A530]^[.$C$3]" office:value-type="float" office:value="1.26779101076006E+160" calcext:value-type="float">
            <text:p>1,26779101076006E+160</text:p>
          </table:table-cell>
          <table:table-cell table:formula="of:=[.C530]&lt;[.B5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0]*2" office:value-type="float" office:value="6.59020575372539E+158" calcext:value-type="float">
            <text:p>6,59020575372539E+158</text:p>
          </table:table-cell>
          <table:table-cell table:formula="of:=[.A531]*LOG([.A531];2)" office:value-type="float" office:value="3.47689345545124E+161" calcext:value-type="float">
            <text:p>3,47689345545124E+161</text:p>
          </table:table-cell>
          <table:table-cell table:formula="of:=[.A531]^[.$C$3]" office:value-type="float" office:value="2.55321838919373E+160" calcext:value-type="float">
            <text:p>2,55321838919373E+160</text:p>
          </table:table-cell>
          <table:table-cell table:formula="of:=[.C531]&lt;[.B5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1]*2" office:value-type="float" office:value="1.31804115074508E+159" calcext:value-type="float">
            <text:p>1,31804115074508E+159</text:p>
          </table:table-cell>
          <table:table-cell table:formula="of:=[.A532]*LOG([.A532];2)" office:value-type="float" office:value="6.96696732240994E+161" calcext:value-type="float">
            <text:p>6,96696732240994E+161</text:p>
          </table:table-cell>
          <table:table-cell table:formula="of:=[.A532]^[.$C$3]" office:value-type="float" office:value="5.141954855011E+160" calcext:value-type="float">
            <text:p>5,141954855011E+160</text:p>
          </table:table-cell>
          <table:table-cell table:formula="of:=[.C532]&lt;[.B5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2]*2" office:value-type="float" office:value="2.63608230149015E+159" calcext:value-type="float">
            <text:p>2,63608230149015E+159</text:p>
          </table:table-cell>
          <table:table-cell table:formula="of:=[.A533]*LOG([.A533];2)" office:value-type="float" office:value="1.39602954678348E+162" calcext:value-type="float">
            <text:p>1,39602954678348E+162</text:p>
          </table:table-cell>
          <table:table-cell table:formula="of:=[.A533]^[.$C$3]" office:value-type="float" office:value="1.03554399587888E+161" calcext:value-type="float">
            <text:p>1,03554399587888E+161</text:p>
          </table:table-cell>
          <table:table-cell table:formula="of:=[.C533]&lt;[.B5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3]*2" office:value-type="float" office:value="5.27216460298031E+159" calcext:value-type="float">
            <text:p>5,27216460298031E+159</text:p>
          </table:table-cell>
          <table:table-cell table:formula="of:=[.A534]*LOG([.A534];2)" office:value-type="float" office:value="2.79733125816994E+162" calcext:value-type="float">
            <text:p>2,79733125816994E+162</text:p>
          </table:table-cell>
          <table:table-cell table:formula="of:=[.A534]^[.$C$3]" office:value-type="float" office:value="2.08549354795631E+161" calcext:value-type="float">
            <text:p>2,08549354795631E+161</text:p>
          </table:table-cell>
          <table:table-cell table:formula="of:=[.C534]&lt;[.B5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4]*2" office:value-type="float" office:value="1.05443292059606E+160" calcext:value-type="float">
            <text:p>1,05443292059606E+160</text:p>
          </table:table-cell>
          <table:table-cell table:formula="of:=[.A535]*LOG([.A535];2)" office:value-type="float" office:value="5.60520684554583E+162" calcext:value-type="float">
            <text:p>5,60520684554583E+162</text:p>
          </table:table-cell>
          <table:table-cell table:formula="of:=[.A535]^[.$C$3]" office:value-type="float" office:value="4.19999860544416E+161" calcext:value-type="float">
            <text:p>4,19999860544416E+161</text:p>
          </table:table-cell>
          <table:table-cell table:formula="of:=[.C535]&lt;[.B5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5]*2" office:value-type="float" office:value="2.10886584119212E+160" calcext:value-type="float">
            <text:p>2,10886584119212E+160</text:p>
          </table:table-cell>
          <table:table-cell table:formula="of:=[.A536]*LOG([.A536];2)" office:value-type="float" office:value="1.12315023495036E+163" calcext:value-type="float">
            <text:p>1,12315023495036E+163</text:p>
          </table:table-cell>
          <table:table-cell table:formula="of:=[.A536]^[.$C$3]" office:value-type="float" office:value="8.45842381196495E+161" calcext:value-type="float">
            <text:p>8,45842381196495E+161</text:p>
          </table:table-cell>
          <table:table-cell table:formula="of:=[.C536]&lt;[.B5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6]*2" office:value-type="float" office:value="4.21773168238425E+160" calcext:value-type="float">
            <text:p>4,21773168238425E+160</text:p>
          </table:table-cell>
          <table:table-cell table:formula="of:=[.A537]*LOG([.A537];2)" office:value-type="float" office:value="2.2505182015831E+163" calcext:value-type="float">
            <text:p>2,2505182015831E+163</text:p>
          </table:table-cell>
          <table:table-cell table:formula="of:=[.A537]^[.$C$3]" office:value-type="float" office:value="1.703451360438E+162" calcext:value-type="float">
            <text:p>1,703451360438E+162</text:p>
          </table:table-cell>
          <table:table-cell table:formula="of:=[.C537]&lt;[.B5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7]*2" office:value-type="float" office:value="8.43546336476849E+160" calcext:value-type="float">
            <text:p>8,43546336476849E+160</text:p>
          </table:table-cell>
          <table:table-cell table:formula="of:=[.A538]*LOG([.A538];2)" office:value-type="float" office:value="4.50947186653097E+163" calcext:value-type="float">
            <text:p>4,50947186653097E+163</text:p>
          </table:table-cell>
          <table:table-cell table:formula="of:=[.A538]^[.$C$3]" office:value-type="float" office:value="3.43059960328943E+162" calcext:value-type="float">
            <text:p>3,43059960328943E+162</text:p>
          </table:table-cell>
          <table:table-cell table:formula="of:=[.C538]&lt;[.B5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8]*2" office:value-type="float" office:value="1.6870926729537E+161" calcext:value-type="float">
            <text:p>1,6870926729537E+161</text:p>
          </table:table-cell>
          <table:table-cell table:formula="of:=[.A539]*LOG([.A539];2)" office:value-type="float" office:value="9.03581465979148E+163" calcext:value-type="float">
            <text:p>9,03581465979148E+163</text:p>
          </table:table-cell>
          <table:table-cell table:formula="of:=[.A539]^[.$C$3]" office:value-type="float" office:value="6.90892262110934E+162" calcext:value-type="float">
            <text:p>6,90892262110934E+162</text:p>
          </table:table-cell>
          <table:table-cell table:formula="of:=[.C539]&lt;[.B5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39]*2" office:value-type="float" office:value="3.3741853459074E+161" calcext:value-type="float">
            <text:p>3,3741853459074E+161</text:p>
          </table:table-cell>
          <table:table-cell table:formula="of:=[.A540]*LOG([.A540];2)" office:value-type="float" office:value="1.8105371173042E+164" calcext:value-type="float">
            <text:p>1,8105371173042E+164</text:p>
          </table:table-cell>
          <table:table-cell table:formula="of:=[.A540]^[.$C$3]" office:value-type="float" office:value="1.39139559564769E+163" calcext:value-type="float">
            <text:p>1,39139559564769E+163</text:p>
          </table:table-cell>
          <table:table-cell table:formula="of:=[.C540]&lt;[.B5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0]*2" office:value-type="float" office:value="6.74837069181479E+161" calcext:value-type="float">
            <text:p>6,74837069181479E+161</text:p>
          </table:table-cell>
          <table:table-cell table:formula="of:=[.A541]*LOG([.A541];2)" office:value-type="float" office:value="3.62782260530022E+164" calcext:value-type="float">
            <text:p>3,62782260530022E+164</text:p>
          </table:table-cell>
          <table:table-cell table:formula="of:=[.A541]^[.$C$3]" office:value-type="float" office:value="2.80214703472384E+163" calcext:value-type="float">
            <text:p>2,80214703472384E+163</text:p>
          </table:table-cell>
          <table:table-cell table:formula="of:=[.C541]&lt;[.B5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1]*2" office:value-type="float" office:value="1.34967413836296E+162" calcext:value-type="float">
            <text:p>1,34967413836296E+162</text:p>
          </table:table-cell>
          <table:table-cell table:formula="of:=[.A542]*LOG([.A542];2)" office:value-type="float" office:value="7.26914195198407E+164" calcext:value-type="float">
            <text:p>7,26914195198407E+164</text:p>
          </table:table-cell>
          <table:table-cell table:formula="of:=[.A542]^[.$C$3]" office:value-type="float" office:value="5.64327501738029E+163" calcext:value-type="float">
            <text:p>5,64327501738029E+163</text:p>
          </table:table-cell>
          <table:table-cell table:formula="of:=[.C542]&lt;[.B5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2]*2" office:value-type="float" office:value="2.69934827672592E+162" calcext:value-type="float">
            <text:p>2,69934827672592E+162</text:p>
          </table:table-cell>
          <table:table-cell table:formula="of:=[.A543]*LOG([.A543];2)" office:value-type="float" office:value="1.45652773867354E+165" calcext:value-type="float">
            <text:p>1,45652773867354E+165</text:p>
          </table:table-cell>
          <table:table-cell table:formula="of:=[.A543]^[.$C$3]" office:value-type="float" office:value="1.1365054198495E+164" calcext:value-type="float">
            <text:p>1,1365054198495E+164</text:p>
          </table:table-cell>
          <table:table-cell table:formula="of:=[.C543]&lt;[.B5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3]*2" office:value-type="float" office:value="5.39869655345184E+162" calcext:value-type="float">
            <text:p>5,39869655345184E+162</text:p>
          </table:table-cell>
          <table:table-cell table:formula="of:=[.A544]*LOG([.A544];2)" office:value-type="float" office:value="2.91845417390053E+165" calcext:value-type="float">
            <text:p>2,91845417390053E+165</text:p>
          </table:table-cell>
          <table:table-cell table:formula="of:=[.A544]^[.$C$3]" office:value-type="float" office:value="2.288820880374E+164" calcext:value-type="float">
            <text:p>2,288820880374E+164</text:p>
          </table:table-cell>
          <table:table-cell table:formula="of:=[.C544]&lt;[.B5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4]*2" office:value-type="float" office:value="1.07973931069037E+163" calcext:value-type="float">
            <text:p>1,07973931069037E+163</text:p>
          </table:table-cell>
          <table:table-cell table:formula="of:=[.A545]*LOG([.A545];2)" office:value-type="float" office:value="5.84770574090797E+165" calcext:value-type="float">
            <text:p>5,84770574090797E+165</text:p>
          </table:table-cell>
          <table:table-cell table:formula="of:=[.A545]^[.$C$3]" office:value-type="float" office:value="4.6094817771566E+164" calcext:value-type="float">
            <text:p>4,6094817771566E+164</text:p>
          </table:table-cell>
          <table:table-cell table:formula="of:=[.C545]&lt;[.B5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5]*2" office:value-type="float" office:value="2.15947862138073E+163" calcext:value-type="float">
            <text:p>2,15947862138073E+163</text:p>
          </table:table-cell>
          <table:table-cell table:formula="of:=[.A546]*LOG([.A546];2)" office:value-type="float" office:value="1.17170062680297E+166" calcext:value-type="float">
            <text:p>1,17170062680297E+166</text:p>
          </table:table-cell>
          <table:table-cell table:formula="of:=[.A546]^[.$C$3]" office:value-type="float" office:value="9.28308651678629E+164" calcext:value-type="float">
            <text:p>9,28308651678629E+164</text:p>
          </table:table-cell>
          <table:table-cell table:formula="of:=[.C546]&lt;[.B5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6]*2" office:value-type="float" office:value="4.31895724276147E+163" calcext:value-type="float">
            <text:p>4,31895724276147E+163</text:p>
          </table:table-cell>
          <table:table-cell table:formula="of:=[.A547]*LOG([.A547];2)" office:value-type="float" office:value="2.34772021084871E+166" calcext:value-type="float">
            <text:p>2,34772021084871E+166</text:p>
          </table:table-cell>
          <table:table-cell table:formula="of:=[.A547]^[.$C$3]" office:value-type="float" office:value="1.86953109794693E+165" calcext:value-type="float">
            <text:p>1,86953109794693E+165</text:p>
          </table:table-cell>
          <table:table-cell table:formula="of:=[.C547]&lt;[.B5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7]*2" office:value-type="float" office:value="8.63791448552294E+163" calcext:value-type="float">
            <text:p>8,63791448552294E+163</text:p>
          </table:table-cell>
          <table:table-cell table:formula="of:=[.A548]*LOG([.A548];2)" office:value-type="float" office:value="4.70407833618294E+166" calcext:value-type="float">
            <text:p>4,70407833618294E+166</text:p>
          </table:table-cell>
          <table:table-cell table:formula="of:=[.A548]^[.$C$3]" office:value-type="float" office:value="3.76506943016258E+165" calcext:value-type="float">
            <text:p>3,76506943016258E+165</text:p>
          </table:table-cell>
          <table:table-cell table:formula="of:=[.C548]&lt;[.B5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8]*2" office:value-type="float" office:value="1.72758289710459E+164" calcext:value-type="float">
            <text:p>1,72758289710459E+164</text:p>
          </table:table-cell>
          <table:table-cell table:formula="of:=[.A549]*LOG([.A549];2)" office:value-type="float" office:value="9.42543250133694E+166" calcext:value-type="float">
            <text:p>9,42543250133694E+166</text:p>
          </table:table-cell>
          <table:table-cell table:formula="of:=[.A549]^[.$C$3]" office:value-type="float" office:value="7.58251511810221E+165" calcext:value-type="float">
            <text:p>7,58251511810221E+165</text:p>
          </table:table-cell>
          <table:table-cell table:formula="of:=[.C549]&lt;[.B5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49]*2" office:value-type="float" office:value="3.45516579420917E+164" calcext:value-type="float">
            <text:p>3,45516579420917E+164</text:p>
          </table:table-cell>
          <table:table-cell table:formula="of:=[.A550]*LOG([.A550];2)" office:value-type="float" office:value="1.8885416660616E+167" calcext:value-type="float">
            <text:p>1,8885416660616E+167</text:p>
          </table:table-cell>
          <table:table-cell table:formula="of:=[.A550]^[.$C$3]" office:value-type="float" office:value="1.5270511363124E+166" calcext:value-type="float">
            <text:p>1,5270511363124E+166</text:p>
          </table:table-cell>
          <table:table-cell table:formula="of:=[.C550]&lt;[.B5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0]*2" office:value-type="float" office:value="6.91033158841835E+164" calcext:value-type="float">
            <text:p>6,91033158841835E+164</text:p>
          </table:table-cell>
          <table:table-cell table:formula="of:=[.A551]*LOG([.A551];2)" office:value-type="float" office:value="3.78399366371161E+167" calcext:value-type="float">
            <text:p>3,78399366371161E+167</text:p>
          </table:table-cell>
          <table:table-cell table:formula="of:=[.A551]^[.$C$3]" office:value-type="float" office:value="3.07534523386038E+166" calcext:value-type="float">
            <text:p>3,07534523386038E+166</text:p>
          </table:table-cell>
          <table:table-cell table:formula="of:=[.C551]&lt;[.B5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1]*2" office:value-type="float" office:value="1.38206631768367E+165" calcext:value-type="float">
            <text:p>1,38206631768367E+165</text:p>
          </table:table-cell>
          <table:table-cell table:formula="of:=[.A552]*LOG([.A552];2)" office:value-type="float" office:value="7.58180799060006E+167" calcext:value-type="float">
            <text:p>7,58180799060006E+167</text:p>
          </table:table-cell>
          <table:table-cell table:formula="of:=[.A552]^[.$C$3]" office:value-type="float" office:value="6.19347190315237E+166" calcext:value-type="float">
            <text:p>6,19347190315237E+166</text:p>
          </table:table-cell>
          <table:table-cell table:formula="of:=[.C552]&lt;[.B5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2]*2" office:value-type="float" office:value="2.76413263536734E+165" calcext:value-type="float">
            <text:p>2,76413263536734E+165</text:p>
          </table:table-cell>
          <table:table-cell table:formula="of:=[.A553]*LOG([.A553];2)" office:value-type="float" office:value="1.51912573075538E+168" calcext:value-type="float">
            <text:p>1,51912573075538E+168</text:p>
          </table:table-cell>
          <table:table-cell table:formula="of:=[.A553]^[.$C$3]" office:value-type="float" office:value="1.24731018139993E+167" calcext:value-type="float">
            <text:p>1,24731018139993E+167</text:p>
          </table:table-cell>
          <table:table-cell table:formula="of:=[.C553]&lt;[.B5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3]*2" office:value-type="float" office:value="5.52826527073468E+165" calcext:value-type="float">
            <text:p>5,52826527073468E+165</text:p>
          </table:table-cell>
          <table:table-cell table:formula="of:=[.A554]*LOG([.A554];2)" office:value-type="float" office:value="3.04377972678149E+168" calcext:value-type="float">
            <text:p>3,04377972678149E+168</text:p>
          </table:table-cell>
          <table:table-cell table:formula="of:=[.A554]^[.$C$3]" office:value-type="float" office:value="2.51197181960582E+167" calcext:value-type="float">
            <text:p>2,51197181960582E+167</text:p>
          </table:table-cell>
          <table:table-cell table:formula="of:=[.C554]&lt;[.B5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4]*2" office:value-type="float" office:value="1.10565305414694E+166" calcext:value-type="float">
            <text:p>1,10565305414694E+166</text:p>
          </table:table-cell>
          <table:table-cell table:formula="of:=[.A555]*LOG([.A555];2)" office:value-type="float" office:value="6.09861598410446E+168" calcext:value-type="float">
            <text:p>6,09861598410446E+168</text:p>
          </table:table-cell>
          <table:table-cell table:formula="of:=[.A555]^[.$C$3]" office:value-type="float" office:value="5.0588879306763E+167" calcext:value-type="float">
            <text:p>5,0588879306763E+167</text:p>
          </table:table-cell>
          <table:table-cell table:formula="of:=[.C555]&lt;[.B5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5]*2" office:value-type="float" office:value="2.21130610829387E+166" calcext:value-type="float">
            <text:p>2,21130610829387E+166</text:p>
          </table:table-cell>
          <table:table-cell table:formula="of:=[.A556]*LOG([.A556];2)" office:value-type="float" office:value="1.22193450292918E+169" calcext:value-type="float">
            <text:p>1,22193450292918E+169</text:p>
          </table:table-cell>
          <table:table-cell table:formula="of:=[.A556]^[.$C$3]" office:value-type="float" office:value="1.01881505578189E+168" calcext:value-type="float">
            <text:p>1,01881505578189E+168</text:p>
          </table:table-cell>
          <table:table-cell table:formula="of:=[.C556]&lt;[.B5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6]*2" office:value-type="float" office:value="4.42261221658774E+166" calcext:value-type="float">
            <text:p>4,42261221658774E+166</text:p>
          </table:table-cell>
          <table:table-cell table:formula="of:=[.A557]*LOG([.A557];2)" office:value-type="float" office:value="2.44829161807496E+169" calcext:value-type="float">
            <text:p>2,44829161807496E+169</text:p>
          </table:table-cell>
          <table:table-cell table:formula="of:=[.A557]^[.$C$3]" office:value-type="float" office:value="2.05180294980184E+168" calcext:value-type="float">
            <text:p>2,05180294980184E+168</text:p>
          </table:table-cell>
          <table:table-cell table:formula="of:=[.C557]&lt;[.B5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7]*2" office:value-type="float" office:value="8.84522443317549E+166" calcext:value-type="float">
            <text:p>8,84522443317549E+166</text:p>
          </table:table-cell>
          <table:table-cell table:formula="of:=[.A558]*LOG([.A558];2)" office:value-type="float" office:value="4.90542846058309E+169" calcext:value-type="float">
            <text:p>4,90542846058309E+169</text:p>
          </table:table-cell>
          <table:table-cell table:formula="of:=[.A558]^[.$C$3]" office:value-type="float" office:value="4.13214873585142E+168" calcext:value-type="float">
            <text:p>4,13214873585142E+168</text:p>
          </table:table-cell>
          <table:table-cell table:formula="of:=[.C558]&lt;[.B5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8]*2" office:value-type="float" office:value="1.7690448866351E+167" calcext:value-type="float">
            <text:p>1,7690448866351E+167</text:p>
          </table:table-cell>
          <table:table-cell table:formula="of:=[.A559]*LOG([.A559];2)" office:value-type="float" office:value="9.82854737003253E+169" calcext:value-type="float">
            <text:p>9,82854737003253E+169</text:p>
          </table:table-cell>
          <table:table-cell table:formula="of:=[.A559]^[.$C$3]" office:value-type="float" office:value="8.32178020645088E+168" calcext:value-type="float">
            <text:p>8,32178020645088E+168</text:p>
          </table:table-cell>
          <table:table-cell table:formula="of:=[.C559]&lt;[.B5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59]*2" office:value-type="float" office:value="3.53808977327019E+167" calcext:value-type="float">
            <text:p>3,53808977327019E+167</text:p>
          </table:table-cell>
          <table:table-cell table:formula="of:=[.A560]*LOG([.A560];2)" office:value-type="float" office:value="1.96924756377978E+170" calcext:value-type="float">
            <text:p>1,96924756377978E+170</text:p>
          </table:table-cell>
          <table:table-cell table:formula="of:=[.A560]^[.$C$3]" office:value-type="float" office:value="1.67593255304757E+169" calcext:value-type="float">
            <text:p>1,67593255304757E+169</text:p>
          </table:table-cell>
          <table:table-cell table:formula="of:=[.C560]&lt;[.B5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0]*2" office:value-type="float" office:value="7.07617954654039E+167" calcext:value-type="float">
            <text:p>7,07617954654039E+167</text:p>
          </table:table-cell>
          <table:table-cell table:formula="of:=[.A561]*LOG([.A561];2)" office:value-type="float" office:value="3.94557130710609E+170" calcext:value-type="float">
            <text:p>3,94557130710609E+170</text:p>
          </table:table-cell>
          <table:table-cell table:formula="of:=[.A561]^[.$C$3]" office:value-type="float" office:value="3.37517917162396E+169" calcext:value-type="float">
            <text:p>3,37517917162396E+169</text:p>
          </table:table-cell>
          <table:table-cell table:formula="of:=[.C561]&lt;[.B5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1]*2" office:value-type="float" office:value="1.41523590930808E+168" calcext:value-type="float">
            <text:p>1,41523590930808E+168</text:p>
          </table:table-cell>
          <table:table-cell table:formula="of:=[.A562]*LOG([.A562];2)" office:value-type="float" office:value="7.90529497330527E+170" calcext:value-type="float">
            <text:p>7,90529497330527E+170</text:p>
          </table:table-cell>
          <table:table-cell table:formula="of:=[.A562]^[.$C$3]" office:value-type="float" office:value="6.79731079860517E+169" calcext:value-type="float">
            <text:p>6,79731079860517E+169</text:p>
          </table:table-cell>
          <table:table-cell table:formula="of:=[.C562]&lt;[.B5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2]*2" office:value-type="float" office:value="2.83047181861616E+168" calcext:value-type="float">
            <text:p>2,83047181861616E+168</text:p>
          </table:table-cell>
          <table:table-cell table:formula="of:=[.A563]*LOG([.A563];2)" office:value-type="float" office:value="1.58388946647967E+171" calcext:value-type="float">
            <text:p>1,58388946647967E+171</text:p>
          </table:table-cell>
          <table:table-cell table:formula="of:=[.A563]^[.$C$3]" office:value-type="float" office:value="1.36891796682319E+170" calcext:value-type="float">
            <text:p>1,36891796682319E+170</text:p>
          </table:table-cell>
          <table:table-cell table:formula="of:=[.C563]&lt;[.B5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3]*2" office:value-type="float" office:value="5.66094363723231E+168" calcext:value-type="float">
            <text:p>5,66094363723231E+168</text:p>
          </table:table-cell>
          <table:table-cell table:formula="of:=[.A564]*LOG([.A564];2)" office:value-type="float" office:value="3.17343987659657E+171" calcext:value-type="float">
            <text:p>3,17343987659657E+171</text:p>
          </table:table-cell>
          <table:table-cell table:formula="of:=[.A564]^[.$C$3]" office:value-type="float" office:value="2.75687908852994E+170" calcext:value-type="float">
            <text:p>2,75687908852994E+170</text:p>
          </table:table-cell>
          <table:table-cell table:formula="of:=[.C564]&lt;[.B5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4]*2" office:value-type="float" office:value="1.13218872744646E+169" calcext:value-type="float">
            <text:p>1,13218872744646E+169</text:p>
          </table:table-cell>
          <table:table-cell table:formula="of:=[.A565]*LOG([.A565];2)" office:value-type="float" office:value="6.35820164046761E+171" calcext:value-type="float">
            <text:p>6,35820164046761E+171</text:p>
          </table:table-cell>
          <table:table-cell table:formula="of:=[.A565]^[.$C$3]" office:value-type="float" office:value="5.55210939806106E+170" calcext:value-type="float">
            <text:p>5,55210939806106E+170</text:p>
          </table:table-cell>
          <table:table-cell table:formula="of:=[.C565]&lt;[.B5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5]*2" office:value-type="float" office:value="2.26437745489292E+169" calcext:value-type="float">
            <text:p>2,26437745489292E+169</text:p>
          </table:table-cell>
          <table:table-cell table:formula="of:=[.A566]*LOG([.A566];2)" office:value-type="float" office:value="1.27390470554841E+172" calcext:value-type="float">
            <text:p>1,27390470554841E+172</text:p>
          </table:table-cell>
          <table:table-cell table:formula="of:=[.A566]^[.$C$3]" office:value-type="float" office:value="1.11814547457993E+171" calcext:value-type="float">
            <text:p>1,11814547457993E+171</text:p>
          </table:table-cell>
          <table:table-cell table:formula="of:=[.C566]&lt;[.B5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6]*2" office:value-type="float" office:value="4.52875490978585E+169" calcext:value-type="float">
            <text:p>4,52875490978585E+169</text:p>
          </table:table-cell>
          <table:table-cell table:formula="of:=[.A567]*LOG([.A567];2)" office:value-type="float" office:value="2.55233816600661E+172" calcext:value-type="float">
            <text:p>2,55233816600661E+172</text:p>
          </table:table-cell>
          <table:table-cell table:formula="of:=[.A567]^[.$C$3]" office:value-type="float" office:value="2.25184558279813E+171" calcext:value-type="float">
            <text:p>2,25184558279813E+171</text:p>
          </table:table-cell>
          <table:table-cell table:formula="of:=[.C567]&lt;[.B5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7]*2" office:value-type="float" office:value="9.0575098195717E+169" calcext:value-type="float">
            <text:p>9,0575098195717E+169</text:p>
          </table:table-cell>
          <table:table-cell table:formula="of:=[.A568]*LOG([.A568];2)" office:value-type="float" office:value="5.1137338418328E+172" calcext:value-type="float">
            <text:p>5,1137338418328E+172</text:p>
          </table:table-cell>
          <table:table-cell table:formula="of:=[.A568]^[.$C$3]" office:value-type="float" office:value="4.53501681493857E+171" calcext:value-type="float">
            <text:p>4,53501681493857E+171</text:p>
          </table:table-cell>
          <table:table-cell table:formula="of:=[.C568]&lt;[.B5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8]*2" office:value-type="float" office:value="1.81150196391434E+170" calcext:value-type="float">
            <text:p>1,81150196391434E+170</text:p>
          </table:table-cell>
          <table:table-cell table:formula="of:=[.A569]*LOG([.A569];2)" office:value-type="float" office:value="1.02455827033047E+173" calcext:value-type="float">
            <text:p>1,02455827033047E+173</text:p>
          </table:table-cell>
          <table:table-cell table:formula="of:=[.A569]^[.$C$3]" office:value-type="float" office:value="9.13312070280587E+171" calcext:value-type="float">
            <text:p>9,13312070280587E+171</text:p>
          </table:table-cell>
          <table:table-cell table:formula="of:=[.C569]&lt;[.B5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69]*2" office:value-type="float" office:value="3.62300392782868E+170" calcext:value-type="float">
            <text:p>3,62300392782868E+170</text:p>
          </table:table-cell>
          <table:table-cell table:formula="of:=[.A570]*LOG([.A570];2)" office:value-type="float" office:value="2.05273954458878E+173" calcext:value-type="float">
            <text:p>2,05273954458878E+173</text:p>
          </table:table-cell>
          <table:table-cell table:formula="of:=[.A570]^[.$C$3]" office:value-type="float" office:value="1.83932931620566E+172" calcext:value-type="float">
            <text:p>1,83932931620566E+172</text:p>
          </table:table-cell>
          <table:table-cell table:formula="of:=[.C570]&lt;[.B5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0]*2" office:value-type="float" office:value="7.24600785565736E+170" calcext:value-type="float">
            <text:p>7,24600785565736E+170</text:p>
          </table:table-cell>
          <table:table-cell table:formula="of:=[.A571]*LOG([.A571];2)" office:value-type="float" office:value="4.11272509703321E+173" calcext:value-type="float">
            <text:p>4,11272509703321E+173</text:p>
          </table:table-cell>
          <table:table-cell table:formula="of:=[.A571]^[.$C$3]" office:value-type="float" office:value="3.70424572667063E+172" calcext:value-type="float">
            <text:p>3,70424572667063E+172</text:p>
          </table:table-cell>
          <table:table-cell table:formula="of:=[.C571]&lt;[.B5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1]*2" office:value-type="float" office:value="1.44920157113147E+171" calcext:value-type="float">
            <text:p>1,44920157113147E+171</text:p>
          </table:table-cell>
          <table:table-cell table:formula="of:=[.A572]*LOG([.A572];2)" office:value-type="float" office:value="8.23994220977774E+173" calcext:value-type="float">
            <text:p>8,23994220977774E+173</text:p>
          </table:table-cell>
          <table:table-cell table:formula="of:=[.A572]^[.$C$3]" office:value-type="float" office:value="7.46002158648975E+172" calcext:value-type="float">
            <text:p>7,46002158648975E+172</text:p>
          </table:table-cell>
          <table:table-cell table:formula="of:=[.C572]&lt;[.B5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2]*2" office:value-type="float" office:value="2.89840314226294E+171" calcext:value-type="float">
            <text:p>2,89840314226294E+171</text:p>
          </table:table-cell>
          <table:table-cell table:formula="of:=[.A573]*LOG([.A573];2)" office:value-type="float" office:value="1.65088684509781E+174" calcext:value-type="float">
            <text:p>1,65088684509781E+174</text:p>
          </table:table-cell>
          <table:table-cell table:formula="of:=[.A573]^[.$C$3]" office:value-type="float" office:value="1.50238202801176E+173" calcext:value-type="float">
            <text:p>1,50238202801176E+173</text:p>
          </table:table-cell>
          <table:table-cell table:formula="of:=[.C573]&lt;[.B5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3]*2" office:value-type="float" office:value="5.79680628452589E+171" calcext:value-type="float">
            <text:p>5,79680628452589E+171</text:p>
          </table:table-cell>
          <table:table-cell table:formula="of:=[.A574]*LOG([.A574];2)" office:value-type="float" office:value="3.30757049648015E+174" calcext:value-type="float">
            <text:p>3,30757049648015E+174</text:p>
          </table:table-cell>
          <table:table-cell table:formula="of:=[.A574]^[.$C$3]" office:value-type="float" office:value="3.02566384282381E+173" calcext:value-type="float">
            <text:p>3,02566384282381E+173</text:p>
          </table:table-cell>
          <table:table-cell table:formula="of:=[.C574]&lt;[.B5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4]*2" office:value-type="float" office:value="1.15936125690518E+172" calcext:value-type="float">
            <text:p>1,15936125690518E+172</text:p>
          </table:table-cell>
          <table:table-cell table:formula="of:=[.A575]*LOG([.A575];2)" office:value-type="float" office:value="6.62673460552935E+174" calcext:value-type="float">
            <text:p>6,62673460552935E+174</text:p>
          </table:table-cell>
          <table:table-cell table:formula="of:=[.A575]^[.$C$3]" office:value-type="float" office:value="6.09341799827476E+173" calcext:value-type="float">
            <text:p>6,09341799827476E+173</text:p>
          </table:table-cell>
          <table:table-cell table:formula="of:=[.C575]&lt;[.B5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5]*2" office:value-type="float" office:value="2.31872251381035E+172" calcext:value-type="float">
            <text:p>2,31872251381035E+172</text:p>
          </table:table-cell>
          <table:table-cell table:formula="of:=[.A576]*LOG([.A576];2)" office:value-type="float" office:value="1.32766564361968E+175" calcext:value-type="float">
            <text:p>1,32766564361968E+175</text:p>
          </table:table-cell>
          <table:table-cell table:formula="of:=[.A576]^[.$C$3]" office:value-type="float" office:value="1.22716021443565E+174" calcext:value-type="float">
            <text:p>1,22716021443565E+174</text:p>
          </table:table-cell>
          <table:table-cell table:formula="of:=[.C576]&lt;[.B5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6]*2" office:value-type="float" office:value="4.63744502762071E+172" calcext:value-type="float">
            <text:p>4,63744502762071E+172</text:p>
          </table:table-cell>
          <table:table-cell table:formula="of:=[.A577]*LOG([.A577];2)" office:value-type="float" office:value="2.65996873226698E+175" calcext:value-type="float">
            <text:p>2,65996873226698E+175</text:p>
          </table:table-cell>
          <table:table-cell table:formula="of:=[.A577]^[.$C$3]" office:value-type="float" office:value="2.47139157746955E+174" calcext:value-type="float">
            <text:p>2,47139157746955E+174</text:p>
          </table:table-cell>
          <table:table-cell table:formula="of:=[.C577]&lt;[.B5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7]*2" office:value-type="float" office:value="9.27489005524142E+172" calcext:value-type="float">
            <text:p>9,27489005524142E+172</text:p>
          </table:table-cell>
          <table:table-cell table:formula="of:=[.A578]*LOG([.A578];2)" office:value-type="float" office:value="5.3292123545892E+175" calcext:value-type="float">
            <text:p>5,3292123545892E+175</text:p>
          </table:table-cell>
          <table:table-cell table:formula="of:=[.A578]^[.$C$3]" office:value-type="float" office:value="4.97716293059279E+174" calcext:value-type="float">
            <text:p>4,97716293059279E+174</text:p>
          </table:table-cell>
          <table:table-cell table:formula="of:=[.C578]&lt;[.B5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8]*2" office:value-type="float" office:value="1.85497801104828E+173" calcext:value-type="float">
            <text:p>1,85497801104828E+173</text:p>
          </table:table-cell>
          <table:table-cell table:formula="of:=[.A579]*LOG([.A579];2)" office:value-type="float" office:value="1.06769744892889E+176" calcext:value-type="float">
            <text:p>1,06769744892889E+176</text:p>
          </table:table-cell>
          <table:table-cell table:formula="of:=[.A579]^[.$C$3]" office:value-type="float" office:value="1.00235636729939E+175" calcext:value-type="float">
            <text:p>1,00235636729939E+175</text:p>
          </table:table-cell>
          <table:table-cell table:formula="of:=[.C579]&lt;[.B5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79]*2" office:value-type="float" office:value="3.70995602209657E+173" calcext:value-type="float">
            <text:p>3,70995602209657E+173</text:p>
          </table:table-cell>
          <table:table-cell table:formula="of:=[.A580]*LOG([.A580];2)" office:value-type="float" office:value="2.13910485387987E+176" calcext:value-type="float">
            <text:p>2,13910485387987E+176</text:p>
          </table:table-cell>
          <table:table-cell table:formula="of:=[.A580]^[.$C$3]" office:value-type="float" office:value="2.01865661437363E+175" calcext:value-type="float">
            <text:p>2,01865661437363E+175</text:p>
          </table:table-cell>
          <table:table-cell table:formula="of:=[.C580]&lt;[.B5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0]*2" office:value-type="float" office:value="7.41991204419314E+173" calcext:value-type="float">
            <text:p>7,41991204419314E+173</text:p>
          </table:table-cell>
          <table:table-cell table:formula="of:=[.A581]*LOG([.A581];2)" office:value-type="float" office:value="4.28562961980394E+176" calcext:value-type="float">
            <text:p>4,28562961980394E+176</text:p>
          </table:table-cell>
          <table:table-cell table:formula="of:=[.A581]^[.$C$3]" office:value-type="float" office:value="4.06539496300447E+175" calcext:value-type="float">
            <text:p>4,06539496300447E+175</text:p>
          </table:table-cell>
          <table:table-cell table:formula="of:=[.C581]&lt;[.B5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1]*2" office:value-type="float" office:value="1.48398240883863E+174" calcext:value-type="float">
            <text:p>1,48398240883863E+174</text:p>
          </table:table-cell>
          <table:table-cell table:formula="of:=[.A582]*LOG([.A582];2)" office:value-type="float" office:value="8.58609906369627E+176" calcext:value-type="float">
            <text:p>8,58609906369627E+176</text:p>
          </table:table-cell>
          <table:table-cell table:formula="of:=[.A582]^[.$C$3]" office:value-type="float" office:value="8.18734404233996E+175" calcext:value-type="float">
            <text:p>8,18734404233996E+175</text:p>
          </table:table-cell>
          <table:table-cell table:formula="of:=[.C582]&lt;[.B5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2]*2" office:value-type="float" office:value="2.96796481767725E+174" calcext:value-type="float">
            <text:p>2,96796481767725E+174</text:p>
          </table:table-cell>
          <table:table-cell table:formula="of:=[.A583]*LOG([.A583];2)" office:value-type="float" office:value="1.72018777755693E+177" calcext:value-type="float">
            <text:p>1,72018777755693E+177</text:p>
          </table:table-cell>
          <table:table-cell table:formula="of:=[.A583]^[.$C$3]" office:value-type="float" office:value="1.64885830473161E+176" calcext:value-type="float">
            <text:p>1,64885830473161E+176</text:p>
          </table:table-cell>
          <table:table-cell table:formula="of:=[.C583]&lt;[.B5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3]*2" office:value-type="float" office:value="5.93592963535451E+174" calcext:value-type="float">
            <text:p>5,93592963535451E+174</text:p>
          </table:table-cell>
          <table:table-cell table:formula="of:=[.A584]*LOG([.A584];2)" office:value-type="float" office:value="3.44631148474922E+177" calcext:value-type="float">
            <text:p>3,44631148474922E+177</text:p>
          </table:table-cell>
          <table:table-cell table:formula="of:=[.A584]^[.$C$3]" office:value-type="float" office:value="3.32065404241321E+176" calcext:value-type="float">
            <text:p>3,32065404241321E+176</text:p>
          </table:table-cell>
          <table:table-cell table:formula="of:=[.C584]&lt;[.B5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4]*2" office:value-type="float" office:value="1.1871859270709E+175" calcext:value-type="float">
            <text:p>1,1871859270709E+175</text:p>
          </table:table-cell>
          <table:table-cell table:formula="of:=[.A585]*LOG([.A585];2)" office:value-type="float" office:value="6.90449482876914E+177" calcext:value-type="float">
            <text:p>6,90449482876914E+177</text:p>
          </table:table-cell>
          <table:table-cell table:formula="of:=[.A585]^[.$C$3]" office:value-type="float" office:value="6.68750203565251E+176" calcext:value-type="float">
            <text:p>6,68750203565251E+176</text:p>
          </table:table-cell>
          <table:table-cell table:formula="of:=[.C585]&lt;[.B5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5]*2" office:value-type="float" office:value="2.3743718541418E+175" calcext:value-type="float">
            <text:p>2,3743718541418E+175</text:p>
          </table:table-cell>
          <table:table-cell table:formula="of:=[.A586]*LOG([.A586];2)" office:value-type="float" office:value="1.38327333760797E+178" calcext:value-type="float">
            <text:p>1,38327333760797E+178</text:p>
          </table:table-cell>
          <table:table-cell table:formula="of:=[.A586]^[.$C$3]" office:value-type="float" office:value="1.34680345816318E+177" calcext:value-type="float">
            <text:p>1,34680345816318E+177</text:p>
          </table:table-cell>
          <table:table-cell table:formula="of:=[.C586]&lt;[.B5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6]*2" office:value-type="float" office:value="4.74874370828361E+175" calcext:value-type="float">
            <text:p>4,74874370828361E+175</text:p>
          </table:table-cell>
          <table:table-cell table:formula="of:=[.A587]*LOG([.A587];2)" office:value-type="float" office:value="2.77129541892422E+178" calcext:value-type="float">
            <text:p>2,77129541892422E+178</text:p>
          </table:table-cell>
          <table:table-cell table:formula="of:=[.A587]^[.$C$3]" office:value-type="float" office:value="2.71234243406599E+177" calcext:value-type="float">
            <text:p>2,71234243406599E+177</text:p>
          </table:table-cell>
          <table:table-cell table:formula="of:=[.C587]&lt;[.B5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7]*2" office:value-type="float" office:value="9.49748741656721E+175" calcext:value-type="float">
            <text:p>9,49748741656721E+175</text:p>
          </table:table-cell>
          <table:table-cell table:formula="of:=[.A588]*LOG([.A588];2)" office:value-type="float" office:value="5.55208832526502E+178" calcext:value-type="float">
            <text:p>5,55208832526502E+178</text:p>
          </table:table-cell>
          <table:table-cell table:formula="of:=[.A588]^[.$C$3]" office:value-type="float" office:value="5.46241653527421E+177" calcext:value-type="float">
            <text:p>5,46241653527421E+177</text:p>
          </table:table-cell>
          <table:table-cell table:formula="of:=[.C588]&lt;[.B5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8]*2" office:value-type="float" office:value="1.89949748331344E+176" calcext:value-type="float">
            <text:p>1,89949748331344E+176</text:p>
          </table:table-cell>
          <table:table-cell table:formula="of:=[.A589]*LOG([.A589];2)" office:value-type="float" office:value="1.11231716253632E+179" calcext:value-type="float">
            <text:p>1,11231716253632E+179</text:p>
          </table:table-cell>
          <table:table-cell table:formula="of:=[.A589]^[.$C$3]" office:value-type="float" office:value="1.10008212938319E+178" calcext:value-type="float">
            <text:p>1,10008212938319E+178</text:p>
          </table:table-cell>
          <table:table-cell table:formula="of:=[.C589]&lt;[.B5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89]*2" office:value-type="float" office:value="3.79899496662689E+176" calcext:value-type="float">
            <text:p>3,79899496662689E+176</text:p>
          </table:table-cell>
          <table:table-cell table:formula="of:=[.A590]*LOG([.A590];2)" office:value-type="float" office:value="2.22843332003926E+179" calcext:value-type="float">
            <text:p>2,22843332003926E+179</text:p>
          </table:table-cell>
          <table:table-cell table:formula="of:=[.A590]^[.$C$3]" office:value-type="float" office:value="2.21546761140123E+178" calcext:value-type="float">
            <text:p>2,21546761140123E+178</text:p>
          </table:table-cell>
          <table:table-cell table:formula="of:=[.C590]&lt;[.B5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0]*2" office:value-type="float" office:value="7.59798993325377E+176" calcext:value-type="float">
            <text:p>7,59798993325377E+176</text:p>
          </table:table-cell>
          <table:table-cell table:formula="of:=[.A591]*LOG([.A591];2)" office:value-type="float" office:value="4.46446463001177E+179" calcext:value-type="float">
            <text:p>4,46446463001177E+179</text:p>
          </table:table-cell>
          <table:table-cell table:formula="of:=[.A591]^[.$C$3]" office:value-type="float" office:value="4.46175481454275E+178" calcext:value-type="float">
            <text:p>4,46175481454275E+178</text:p>
          </table:table-cell>
          <table:table-cell table:formula="of:=[.C591]&lt;[.B5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1]*2" office:value-type="float" office:value="1.51959798665075E+177" calcext:value-type="float">
            <text:p>1,51959798665075E+177</text:p>
          </table:table-cell>
          <table:table-cell table:formula="of:=[.A592]*LOG([.A592];2)" office:value-type="float" office:value="8.94412523989006E+179" calcext:value-type="float">
            <text:p>8,94412523989006E+179</text:p>
          </table:table-cell>
          <table:table-cell table:formula="of:=[.A592]^[.$C$3]" office:value-type="float" office:value="8.98557754699222E+178" calcext:value-type="float">
            <text:p>8,98557754699222E+178</text:p>
          </table:table-cell>
          <table:table-cell table:formula="of:=[.C592]&lt;[.B5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2]*2" office:value-type="float" office:value="3.03919597330151E+177" calcext:value-type="float">
            <text:p>3,03919597330151E+177</text:p>
          </table:table-cell>
          <table:table-cell table:formula="of:=[.A593]*LOG([.A593];2)" office:value-type="float" office:value="1.79186424395131E+180" calcext:value-type="float">
            <text:p>1,79186424395131E+180</text:p>
          </table:table-cell>
          <table:table-cell table:formula="of:=[.A593]^[.$C$3]" office:value-type="float" office:value="1.80961543628177E+179" calcext:value-type="float">
            <text:p>1,80961543628177E+179</text:p>
          </table:table-cell>
          <table:table-cell table:formula="of:=[.C593]&lt;[.B5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3]*2" office:value-type="float" office:value="6.07839194660302E+177" calcext:value-type="float">
            <text:p>6,07839194660302E+177</text:p>
          </table:table-cell>
          <table:table-cell table:formula="of:=[.A594]*LOG([.A594];2)" office:value-type="float" office:value="3.58980687984923E+180" calcext:value-type="float">
            <text:p>3,58980687984923E+180</text:p>
          </table:table-cell>
          <table:table-cell table:formula="of:=[.A594]^[.$C$3]" office:value-type="float" office:value="3.64440461406448E+179" calcext:value-type="float">
            <text:p>3,64440461406448E+179</text:p>
          </table:table-cell>
          <table:table-cell table:formula="of:=[.C594]&lt;[.B5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4]*2" office:value-type="float" office:value="1.2156783893206E+178" calcext:value-type="float">
            <text:p>1,2156783893206E+178</text:p>
          </table:table-cell>
          <table:table-cell table:formula="of:=[.A595]*LOG([.A595];2)" office:value-type="float" office:value="7.19177054359166E+180" calcext:value-type="float">
            <text:p>7,19177054359166E+180</text:p>
          </table:table-cell>
          <table:table-cell table:formula="of:=[.A595]^[.$C$3]" office:value-type="float" office:value="7.33950690556908E+179" calcext:value-type="float">
            <text:p>7,33950690556908E+179</text:p>
          </table:table-cell>
          <table:table-cell table:formula="of:=[.C595]&lt;[.B5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5]*2" office:value-type="float" office:value="2.43135677864121E+178" calcext:value-type="float">
            <text:p>2,43135677864121E+178</text:p>
          </table:table-cell>
          <table:table-cell table:formula="of:=[.A596]*LOG([.A596];2)" office:value-type="float" office:value="1.44078546549697E+181" calcext:value-type="float">
            <text:p>1,44078546549697E+181</text:p>
          </table:table-cell>
          <table:table-cell table:formula="of:=[.A596]^[.$C$3]" office:value-type="float" office:value="1.47811144264848E+180" calcext:value-type="float">
            <text:p>1,47811144264848E+180</text:p>
          </table:table-cell>
          <table:table-cell table:formula="of:=[.C596]&lt;[.B5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6]*2" office:value-type="float" office:value="4.86271355728241E+178" calcext:value-type="float">
            <text:p>4,86271355728241E+178</text:p>
          </table:table-cell>
          <table:table-cell table:formula="of:=[.A597]*LOG([.A597];2)" office:value-type="float" office:value="2.88643364455123E+181" calcext:value-type="float">
            <text:p>2,88643364455123E+181</text:p>
          </table:table-cell>
          <table:table-cell table:formula="of:=[.A597]^[.$C$3]" office:value-type="float" office:value="2.97678504155446E+180" calcext:value-type="float">
            <text:p>2,97678504155446E+180</text:p>
          </table:table-cell>
          <table:table-cell table:formula="of:=[.C597]&lt;[.B5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7]*2" office:value-type="float" office:value="9.72542711456483E+178" calcext:value-type="float">
            <text:p>9,72542711456483E+178</text:p>
          </table:table-cell>
          <table:table-cell table:formula="of:=[.A598]*LOG([.A598];2)" office:value-type="float" office:value="5.78259271621703E+181" calcext:value-type="float">
            <text:p>5,78259271621703E+181</text:p>
          </table:table-cell>
          <table:table-cell table:formula="of:=[.A598]^[.$C$3]" office:value-type="float" office:value="5.99498043783817E+180" calcext:value-type="float">
            <text:p>5,99498043783817E+180</text:p>
          </table:table-cell>
          <table:table-cell table:formula="of:=[.C598]&lt;[.B5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8]*2" office:value-type="float" office:value="1.94508542291297E+179" calcext:value-type="float">
            <text:p>1,94508542291297E+179</text:p>
          </table:table-cell>
          <table:table-cell table:formula="of:=[.A599]*LOG([.A599];2)" office:value-type="float" office:value="1.15846362866632E+182" calcext:value-type="float">
            <text:p>1,15846362866632E+182</text:p>
          </table:table-cell>
          <table:table-cell table:formula="of:=[.A599]^[.$C$3]" office:value-type="float" office:value="1.20733576487252E+181" calcext:value-type="float">
            <text:p>1,20733576487252E+181</text:p>
          </table:table-cell>
          <table:table-cell table:formula="of:=[.C599]&lt;[.B5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599]*2" office:value-type="float" office:value="3.89017084582593E+179" calcext:value-type="float">
            <text:p>3,89017084582593E+179</text:p>
          </table:table-cell>
          <table:table-cell table:formula="of:=[.A600]*LOG([.A600];2)" office:value-type="float" office:value="2.32081742817846E+182" calcext:value-type="float">
            <text:p>2,32081742817846E+182</text:p>
          </table:table-cell>
          <table:table-cell table:formula="of:=[.A600]^[.$C$3]" office:value-type="float" office:value="2.43146689844072E+181" calcext:value-type="float">
            <text:p>2,43146689844072E+181</text:p>
          </table:table-cell>
          <table:table-cell table:formula="of:=[.C600]&lt;[.B6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0]*2" office:value-type="float" office:value="7.78034169165186E+179" calcext:value-type="float">
            <text:p>7,78034169165186E+179</text:p>
          </table:table-cell>
          <table:table-cell table:formula="of:=[.A601]*LOG([.A601];2)" office:value-type="float" office:value="4.64941519804858E+182" calcext:value-type="float">
            <text:p>4,64941519804858E+182</text:p>
          </table:table-cell>
          <table:table-cell table:formula="of:=[.A601]^[.$C$3]" office:value-type="float" office:value="4.89675817632815E+181" calcext:value-type="float">
            <text:p>4,89675817632815E+181</text:p>
          </table:table-cell>
          <table:table-cell table:formula="of:=[.C601]&lt;[.B6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1]*2" office:value-type="float" office:value="1.55606833833037E+180" calcext:value-type="float">
            <text:p>1,55606833833037E+180</text:p>
          </table:table-cell>
          <table:table-cell table:formula="of:=[.A602]*LOG([.A602];2)" office:value-type="float" office:value="9.31439107948045E+182" calcext:value-type="float">
            <text:p>9,31439107948045E+182</text:p>
          </table:table-cell>
          <table:table-cell table:formula="of:=[.A602]^[.$C$3]" office:value-type="float" office:value="9.8616356458785E+181" calcext:value-type="float">
            <text:p>9,8616356458785E+181</text:p>
          </table:table-cell>
          <table:table-cell table:formula="of:=[.C602]&lt;[.B6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2]*2" office:value-type="float" office:value="3.11213667666074E+180" calcext:value-type="float">
            <text:p>3,11213667666074E+180</text:p>
          </table:table-cell>
          <table:table-cell table:formula="of:=[.A603]*LOG([.A603];2)" office:value-type="float" office:value="1.86599035257275E+183" calcext:value-type="float">
            <text:p>1,86599035257275E+183</text:p>
          </table:table-cell>
          <table:table-cell table:formula="of:=[.A603]^[.$C$3]" office:value-type="float" office:value="1.98604574925091E+182" calcext:value-type="float">
            <text:p>1,98604574925091E+182</text:p>
          </table:table-cell>
          <table:table-cell table:formula="of:=[.C603]&lt;[.B6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3]*2" office:value-type="float" office:value="6.22427335332149E+180" calcext:value-type="float">
            <text:p>6,22427335332149E+180</text:p>
          </table:table-cell>
          <table:table-cell table:formula="of:=[.A604]*LOG([.A604];2)" office:value-type="float" office:value="3.73820497849882E+183" calcext:value-type="float">
            <text:p>3,73820497849882E+183</text:p>
          </table:table-cell>
          <table:table-cell table:formula="of:=[.A604]^[.$C$3]" office:value-type="float" office:value="3.99971957974951E+182" calcext:value-type="float">
            <text:p>3,99971957974951E+182</text:p>
          </table:table-cell>
          <table:table-cell table:formula="of:=[.C604]&lt;[.B6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4]*2" office:value-type="float" office:value="1.2448546706643E+181" calcext:value-type="float">
            <text:p>1,2448546706643E+181</text:p>
          </table:table-cell>
          <table:table-cell table:formula="of:=[.A605]*LOG([.A605];2)" office:value-type="float" office:value="7.48885850370429E+183" calcext:value-type="float">
            <text:p>7,48885850370429E+183</text:p>
          </table:table-cell>
          <table:table-cell table:formula="of:=[.A605]^[.$C$3]" office:value-type="float" office:value="8.05507965899859E+182" calcext:value-type="float">
            <text:p>8,05507965899859E+182</text:p>
          </table:table-cell>
          <table:table-cell table:formula="of:=[.C605]&lt;[.B6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5]*2" office:value-type="float" office:value="2.4897093413286E+181" calcext:value-type="float">
            <text:p>2,4897093413286E+181</text:p>
          </table:table-cell>
          <table:table-cell table:formula="of:=[.A606]*LOG([.A606];2)" office:value-type="float" office:value="1.50026141008219E+184" calcext:value-type="float">
            <text:p>1,50026141008219E+184</text:p>
          </table:table-cell>
          <table:table-cell table:formula="of:=[.A606]^[.$C$3]" office:value-type="float" office:value="1.62222143375552E+183" calcext:value-type="float">
            <text:p>1,62222143375552E+183</text:p>
          </table:table-cell>
          <table:table-cell table:formula="of:=[.C606]&lt;[.B6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6]*2" office:value-type="float" office:value="4.97941868265719E+181" calcext:value-type="float">
            <text:p>4,97941868265719E+181</text:p>
          </table:table-cell>
          <table:table-cell table:formula="of:=[.A607]*LOG([.A607];2)" office:value-type="float" office:value="3.00550223884703E+184" calcext:value-type="float">
            <text:p>3,00550223884703E+184</text:p>
          </table:table-cell>
          <table:table-cell table:formula="of:=[.A607]^[.$C$3]" office:value-type="float" office:value="3.26700975228218E+183" calcext:value-type="float">
            <text:p>3,26700975228218E+183</text:p>
          </table:table-cell>
          <table:table-cell table:formula="of:=[.C607]&lt;[.B6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7]*2" office:value-type="float" office:value="9.95883736531438E+181" calcext:value-type="float">
            <text:p>9,95883736531438E+181</text:p>
          </table:table-cell>
          <table:table-cell table:formula="of:=[.A608]*LOG([.A608];2)" office:value-type="float" office:value="6.02096331505938E+184" calcext:value-type="float">
            <text:p>6,02096331505938E+184</text:p>
          </table:table-cell>
          <table:table-cell table:formula="of:=[.A608]^[.$C$3]" office:value-type="float" office:value="6.57946720429994E+183" calcext:value-type="float">
            <text:p>6,57946720429994E+183</text:p>
          </table:table-cell>
          <table:table-cell table:formula="of:=[.C608]&lt;[.B6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8]*2" office:value-type="float" office:value="1.99176747306288E+182" calcext:value-type="float">
            <text:p>1,99176747306288E+182</text:p>
          </table:table-cell>
          <table:table-cell table:formula="of:=[.A609]*LOG([.A609];2)" office:value-type="float" office:value="1.20618443048494E+185" calcext:value-type="float">
            <text:p>1,20618443048494E+185</text:p>
          </table:table-cell>
          <table:table-cell table:formula="of:=[.A609]^[.$C$3]" office:value-type="float" office:value="1.3250462035572E+184" calcext:value-type="float">
            <text:p>1,3250462035572E+184</text:p>
          </table:table-cell>
          <table:table-cell table:formula="of:=[.C609]&lt;[.B6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09]*2" office:value-type="float" office:value="3.98353494612575E+182" calcext:value-type="float">
            <text:p>3,98353494612575E+182</text:p>
          </table:table-cell>
          <table:table-cell table:formula="of:=[.A610]*LOG([.A610];2)" office:value-type="float" office:value="2.416352395916E+185" calcext:value-type="float">
            <text:p>2,416352395916E+185</text:p>
          </table:table-cell>
          <table:table-cell table:formula="of:=[.A610]^[.$C$3]" office:value-type="float" office:value="2.66852525750701E+184" calcext:value-type="float">
            <text:p>2,66852525750701E+184</text:p>
          </table:table-cell>
          <table:table-cell table:formula="of:=[.C610]&lt;[.B6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0]*2" office:value-type="float" office:value="7.96706989225151E+182" calcext:value-type="float">
            <text:p>7,96706989225151E+182</text:p>
          </table:table-cell>
          <table:table-cell table:formula="of:=[.A611]*LOG([.A611];2)" office:value-type="float" office:value="4.84067186172426E+185" calcext:value-type="float">
            <text:p>4,84067186172426E+185</text:p>
          </table:table-cell>
          <table:table-cell table:formula="of:=[.A611]^[.$C$3]" office:value-type="float" office:value="5.37417263702643E+184" calcext:value-type="float">
            <text:p>5,37417263702643E+184</text:p>
          </table:table-cell>
          <table:table-cell table:formula="of:=[.C611]&lt;[.B6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1]*2" office:value-type="float" office:value="1.5934139784503E+183" calcext:value-type="float">
            <text:p>1,5934139784503E+183</text:p>
          </table:table-cell>
          <table:table-cell table:formula="of:=[.A612]*LOG([.A612];2)" office:value-type="float" office:value="9.69727786323302E+185" calcext:value-type="float">
            <text:p>9,69727786323302E+185</text:p>
          </table:table-cell>
          <table:table-cell table:formula="of:=[.A612]^[.$C$3]" office:value-type="float" office:value="1.08231059276334E+185" calcext:value-type="float">
            <text:p>1,08231059276334E+185</text:p>
          </table:table-cell>
          <table:table-cell table:formula="of:=[.C612]&lt;[.B6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2]*2" office:value-type="float" office:value="3.1868279569006E+183" calcext:value-type="float">
            <text:p>3,1868279569006E+183</text:p>
          </table:table-cell>
          <table:table-cell table:formula="of:=[.A613]*LOG([.A613];2)" office:value-type="float" office:value="1.9426424006035E+186" calcext:value-type="float">
            <text:p>1,9426424006035E+186</text:p>
          </table:table-cell>
          <table:table-cell table:formula="of:=[.A613]^[.$C$3]" office:value-type="float" office:value="2.17967731653645E+185" calcext:value-type="float">
            <text:p>2,17967731653645E+185</text:p>
          </table:table-cell>
          <table:table-cell table:formula="of:=[.C613]&lt;[.B6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3]*2" office:value-type="float" office:value="6.37365591380121E+183" calcext:value-type="float">
            <text:p>6,37365591380121E+183</text:p>
          </table:table-cell>
          <table:table-cell table:formula="of:=[.A614]*LOG([.A614];2)" office:value-type="float" office:value="3.89165845712081E+186" calcext:value-type="float">
            <text:p>3,89165845712081E+186</text:p>
          </table:table-cell>
          <table:table-cell table:formula="of:=[.A614]^[.$C$3]" office:value-type="float" office:value="4.38967634243823E+185" calcext:value-type="float">
            <text:p>4,38967634243823E+185</text:p>
          </table:table-cell>
          <table:table-cell table:formula="of:=[.C614]&lt;[.B6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4]*2" office:value-type="float" office:value="1.27473118276024E+184" calcext:value-type="float">
            <text:p>1,27473118276024E+184</text:p>
          </table:table-cell>
          <table:table-cell table:formula="of:=[.A615]*LOG([.A615];2)" office:value-type="float" office:value="7.79606422606922E+186" calcext:value-type="float">
            <text:p>7,79606422606922E+186</text:p>
          </table:table-cell>
          <table:table-cell table:formula="of:=[.A615]^[.$C$3]" office:value-type="float" office:value="8.84041791194171E+185" calcext:value-type="float">
            <text:p>8,84041791194171E+185</text:p>
          </table:table-cell>
          <table:table-cell table:formula="of:=[.C615]&lt;[.B6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5]*2" office:value-type="float" office:value="2.54946236552048E+184" calcext:value-type="float">
            <text:p>2,54946236552048E+184</text:p>
          </table:table-cell>
          <table:table-cell table:formula="of:=[.A616]*LOG([.A616];2)" office:value-type="float" office:value="1.56176230757936E+187" calcext:value-type="float">
            <text:p>1,56176230757936E+187</text:p>
          </table:table-cell>
          <table:table-cell table:formula="of:=[.A616]^[.$C$3]" office:value-type="float" office:value="1.78038157625011E+186" calcext:value-type="float">
            <text:p>1,78038157625011E+186</text:p>
          </table:table-cell>
          <table:table-cell table:formula="of:=[.C616]&lt;[.B6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6]*2" office:value-type="float" office:value="5.09892473104096E+184" calcext:value-type="float">
            <text:p>5,09892473104096E+184</text:p>
          </table:table-cell>
          <table:table-cell table:formula="of:=[.A617]*LOG([.A617];2)" office:value-type="float" office:value="3.12862353988977E+187" calcext:value-type="float">
            <text:p>3,12862353988977E+187</text:p>
          </table:table-cell>
          <table:table-cell table:formula="of:=[.A617]^[.$C$3]" office:value-type="float" office:value="3.58553021884755E+186" calcext:value-type="float">
            <text:p>3,58553021884755E+186</text:p>
          </table:table-cell>
          <table:table-cell table:formula="of:=[.C617]&lt;[.B6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7]*2" office:value-type="float" office:value="1.01978494620819E+185" calcext:value-type="float">
            <text:p>1,01978494620819E+185</text:p>
          </table:table-cell>
          <table:table-cell table:formula="of:=[.A618]*LOG([.A618];2)" office:value-type="float" office:value="6.26744492924162E+187" calcext:value-type="float">
            <text:p>6,26744492924162E+187</text:p>
          </table:table-cell>
          <table:table-cell table:formula="of:=[.A618]^[.$C$3]" office:value-type="float" office:value="7.22093910752925E+186" calcext:value-type="float">
            <text:p>7,22093910752925E+186</text:p>
          </table:table-cell>
          <table:table-cell table:formula="of:=[.C618]&lt;[.B6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8]*2" office:value-type="float" office:value="2.03956989241639E+185" calcext:value-type="float">
            <text:p>2,03956989241639E+185</text:p>
          </table:table-cell>
          <table:table-cell table:formula="of:=[.A619]*LOG([.A619];2)" office:value-type="float" office:value="1.25552855574074E+188" calcext:value-type="float">
            <text:p>1,25552855574074E+188</text:p>
          </table:table-cell>
          <table:table-cell table:formula="of:=[.A619]^[.$C$3]" office:value-type="float" office:value="1.45423294218964E+187" calcext:value-type="float">
            <text:p>1,45423294218964E+187</text:p>
          </table:table-cell>
          <table:table-cell table:formula="of:=[.C619]&lt;[.B6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19]*2" office:value-type="float" office:value="4.07913978483277E+185" calcext:value-type="float">
            <text:p>4,07913978483277E+185</text:p>
          </table:table-cell>
          <table:table-cell table:formula="of:=[.A620]*LOG([.A620];2)" office:value-type="float" office:value="2.51513625126631E+188" calcext:value-type="float">
            <text:p>2,51513625126631E+188</text:p>
          </table:table-cell>
          <table:table-cell table:formula="of:=[.A620]^[.$C$3]" office:value-type="float" office:value="2.92869586442633E+187" calcext:value-type="float">
            <text:p>2,92869586442633E+187</text:p>
          </table:table-cell>
          <table:table-cell table:formula="of:=[.C620]&lt;[.B6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0]*2" office:value-type="float" office:value="8.15827956966554E+185" calcext:value-type="float">
            <text:p>8,15827956966554E+185</text:p>
          </table:table-cell>
          <table:table-cell table:formula="of:=[.A621]*LOG([.A621];2)" office:value-type="float" office:value="5.03843078210229E+188" calcext:value-type="float">
            <text:p>5,03843078210229E+188</text:p>
          </table:table-cell>
          <table:table-cell table:formula="of:=[.A621]^[.$C$3]" office:value-type="float" office:value="5.89813311022451E+187" calcext:value-type="float">
            <text:p>5,89813311022451E+187</text:p>
          </table:table-cell>
          <table:table-cell table:formula="of:=[.C621]&lt;[.B6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1]*2" office:value-type="float" office:value="1.63165591393311E+186" calcext:value-type="float">
            <text:p>1,63165591393311E+186</text:p>
          </table:table-cell>
          <table:table-cell table:formula="of:=[.A622]*LOG([.A622];2)" office:value-type="float" office:value="1.00931781233439E+189" calcext:value-type="float">
            <text:p>1,00931781233439E+189</text:p>
          </table:table-cell>
          <table:table-cell table:formula="of:=[.A622]^[.$C$3]" office:value-type="float" office:value="1.18783157406277E+188" calcext:value-type="float">
            <text:p>1,18783157406277E+188</text:p>
          </table:table-cell>
          <table:table-cell table:formula="of:=[.C622]&lt;[.B6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2]*2" office:value-type="float" office:value="3.26331182786622E+186" calcext:value-type="float">
            <text:p>3,26331182786622E+186</text:p>
          </table:table-cell>
          <table:table-cell table:formula="of:=[.A623]*LOG([.A623];2)" office:value-type="float" office:value="2.02189893649665E+189" calcext:value-type="float">
            <text:p>2,02189893649665E+189</text:p>
          </table:table-cell>
          <table:table-cell table:formula="of:=[.A623]^[.$C$3]" office:value-type="float" office:value="2.39218719207024E+188" calcext:value-type="float">
            <text:p>2,39218719207024E+188</text:p>
          </table:table-cell>
          <table:table-cell table:formula="of:=[.C623]&lt;[.B6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3]*2" office:value-type="float" office:value="6.52662365573243E+186" calcext:value-type="float">
            <text:p>6,52662365573243E+186</text:p>
          </table:table-cell>
          <table:table-cell table:formula="of:=[.A624]*LOG([.A624];2)" office:value-type="float" office:value="4.05032449664903E+189" calcext:value-type="float">
            <text:p>4,05032449664903E+189</text:p>
          </table:table-cell>
          <table:table-cell table:formula="of:=[.A624]^[.$C$3]" office:value-type="float" office:value="4.81765233965944E+188" calcext:value-type="float">
            <text:p>4,81765233965944E+188</text:p>
          </table:table-cell>
          <table:table-cell table:formula="of:=[.C624]&lt;[.B6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4]*2" office:value-type="float" office:value="1.30532473114649E+187" calcext:value-type="float">
            <text:p>1,30532473114649E+187</text:p>
          </table:table-cell>
          <table:table-cell table:formula="of:=[.A625]*LOG([.A625];2)" office:value-type="float" office:value="8.11370224060953E+189" calcext:value-type="float">
            <text:p>8,11370224060953E+189</text:p>
          </table:table-cell>
          <table:table-cell table:formula="of:=[.A625]^[.$C$3]" office:value-type="float" office:value="9.70232352332763E+188" calcext:value-type="float">
            <text:p>9,70232352332763E+188</text:p>
          </table:table-cell>
          <table:table-cell table:formula="of:=[.C625]&lt;[.B6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5]*2" office:value-type="float" office:value="2.61064946229297E+187" calcext:value-type="float">
            <text:p>2,61064946229297E+187</text:p>
          </table:table-cell>
          <table:table-cell table:formula="of:=[.A626]*LOG([.A626];2)" office:value-type="float" office:value="1.6253510975842E+190" calcext:value-type="float">
            <text:p>1,6253510975842E+190</text:p>
          </table:table-cell>
          <table:table-cell table:formula="of:=[.A626]^[.$C$3]" office:value-type="float" office:value="1.95396170405212E+189" calcext:value-type="float">
            <text:p>1,95396170405212E+189</text:p>
          </table:table-cell>
          <table:table-cell table:formula="of:=[.C626]&lt;[.B6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6]*2" office:value-type="float" office:value="5.22129892458595E+187" calcext:value-type="float">
            <text:p>5,22129892458595E+187</text:p>
          </table:table-cell>
          <table:table-cell table:formula="of:=[.A627]*LOG([.A627];2)" office:value-type="float" office:value="3.25592349409298E+190" calcext:value-type="float">
            <text:p>3,25592349409298E+190</text:p>
          </table:table-cell>
          <table:table-cell table:formula="of:=[.A627]^[.$C$3]" office:value-type="float" office:value="3.93510516498714E+189" calcext:value-type="float">
            <text:p>3,93510516498714E+189</text:p>
          </table:table-cell>
          <table:table-cell table:formula="of:=[.C627]&lt;[.B6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7]*2" office:value-type="float" office:value="1.04425978491719E+188" calcext:value-type="float">
            <text:p>1,04425978491719E+188</text:p>
          </table:table-cell>
          <table:table-cell table:formula="of:=[.A628]*LOG([.A628];2)" office:value-type="float" office:value="6.52228958603514E+190" calcext:value-type="float">
            <text:p>6,52228958603514E+190</text:p>
          </table:table-cell>
          <table:table-cell table:formula="of:=[.A628]^[.$C$3]" office:value-type="float" office:value="7.92495197188132E+189" calcext:value-type="float">
            <text:p>7,92495197188132E+189</text:p>
          </table:table-cell>
          <table:table-cell table:formula="of:=[.C628]&lt;[.B6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8]*2" office:value-type="float" office:value="2.08851956983438E+188" calcext:value-type="float">
            <text:p>2,08851956983438E+188</text:p>
          </table:table-cell>
          <table:table-cell table:formula="of:=[.A629]*LOG([.A629];2)" office:value-type="float" office:value="1.30654643677686E+191" calcext:value-type="float">
            <text:p>1,30654643677686E+191</text:p>
          </table:table-cell>
          <table:table-cell table:formula="of:=[.A629]^[.$C$3]" office:value-type="float" office:value="1.59601487440377E+190" calcext:value-type="float">
            <text:p>1,59601487440377E+190</text:p>
          </table:table-cell>
          <table:table-cell table:formula="of:=[.C629]&lt;[.B6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29]*2" office:value-type="float" office:value="4.17703913966876E+188" calcext:value-type="float">
            <text:p>4,17703913966876E+188</text:p>
          </table:table-cell>
          <table:table-cell table:formula="of:=[.A630]*LOG([.A630];2)" office:value-type="float" office:value="2.61726991269339E+191" calcext:value-type="float">
            <text:p>2,61726991269339E+191</text:p>
          </table:table-cell>
          <table:table-cell table:formula="of:=[.A630]^[.$C$3]" office:value-type="float" office:value="3.2142320715079E+190" calcext:value-type="float">
            <text:p>3,2142320715079E+190</text:p>
          </table:table-cell>
          <table:table-cell table:formula="of:=[.C630]&lt;[.B6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0]*2" office:value-type="float" office:value="8.35407827933752E+188" calcext:value-type="float">
            <text:p>8,35407827933752E+188</text:p>
          </table:table-cell>
          <table:table-cell table:formula="of:=[.A631]*LOG([.A631];2)" office:value-type="float" office:value="5.24289390366612E+191" calcext:value-type="float">
            <text:p>5,24289390366612E+191</text:p>
          </table:table-cell>
          <table:table-cell table:formula="of:=[.A631]^[.$C$3]" office:value-type="float" office:value="6.47317764715037E+190" calcext:value-type="float">
            <text:p>6,47317764715037E+190</text:p>
          </table:table-cell>
          <table:table-cell table:formula="of:=[.C631]&lt;[.B6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1]*2" office:value-type="float" office:value="1.6708156558675E+189" calcext:value-type="float">
            <text:p>1,6708156558675E+189</text:p>
          </table:table-cell>
          <table:table-cell table:formula="of:=[.A632]*LOG([.A632];2)" office:value-type="float" office:value="1.05024959638909E+192" calcext:value-type="float">
            <text:p>1,05024959638909E+192</text:p>
          </table:table-cell>
          <table:table-cell table:formula="of:=[.A632]^[.$C$3]" office:value-type="float" office:value="1.30364043166023E+191" calcext:value-type="float">
            <text:p>1,30364043166023E+191</text:p>
          </table:table-cell>
          <table:table-cell table:formula="of:=[.C632]&lt;[.B6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2]*2" office:value-type="float" office:value="3.34163131173501E+189" calcext:value-type="float">
            <text:p>3,34163131173501E+189</text:p>
          </table:table-cell>
          <table:table-cell table:formula="of:=[.A633]*LOG([.A633];2)" office:value-type="float" office:value="2.10384082408992E+192" calcext:value-type="float">
            <text:p>2,10384082408992E+192</text:p>
          </table:table-cell>
          <table:table-cell table:formula="of:=[.A633]^[.$C$3]" office:value-type="float" office:value="2.62541593587721E+191" calcext:value-type="float">
            <text:p>2,62541593587721E+191</text:p>
          </table:table-cell>
          <table:table-cell table:formula="of:=[.C633]&lt;[.B6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3]*2" office:value-type="float" office:value="6.68326262347001E+189" calcext:value-type="float">
            <text:p>6,68326262347001E+189</text:p>
          </table:table-cell>
          <table:table-cell table:formula="of:=[.A634]*LOG([.A634];2)" office:value-type="float" office:value="4.21436491080331E+192" calcext:value-type="float">
            <text:p>4,21436491080331E+192</text:p>
          </table:table-cell>
          <table:table-cell table:formula="of:=[.A634]^[.$C$3]" office:value-type="float" office:value="5.28735429567783E+191" calcext:value-type="float">
            <text:p>5,28735429567783E+191</text:p>
          </table:table-cell>
          <table:table-cell table:formula="of:=[.C634]&lt;[.B6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4]*2" office:value-type="float" office:value="1.336652524694E+190" calcext:value-type="float">
            <text:p>1,336652524694E+190</text:p>
          </table:table-cell>
          <table:table-cell table:formula="of:=[.A635]*LOG([.A635];2)" office:value-type="float" office:value="8.44209634685356E+192" calcext:value-type="float">
            <text:p>8,44209634685356E+192</text:p>
          </table:table-cell>
          <table:table-cell table:formula="of:=[.A635]^[.$C$3]" office:value-type="float" office:value="1.0648261506298E+192" calcext:value-type="float">
            <text:p>1,0648261506298E+192</text:p>
          </table:table-cell>
          <table:table-cell table:formula="of:=[.C635]&lt;[.B6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5]*2" office:value-type="float" office:value="2.673305049388E+190" calcext:value-type="float">
            <text:p>2,673305049388E+190</text:p>
          </table:table-cell>
          <table:table-cell table:formula="of:=[.A636]*LOG([.A636];2)" office:value-type="float" office:value="1.6910925744201E+193" calcext:value-type="float">
            <text:p>1,6910925744201E+193</text:p>
          </table:table-cell>
          <table:table-cell table:formula="of:=[.A636]^[.$C$3]" office:value-type="float" office:value="2.14446520444443E+192" calcext:value-type="float">
            <text:p>2,14446520444443E+192</text:p>
          </table:table-cell>
          <table:table-cell table:formula="of:=[.C636]&lt;[.B6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6]*2" office:value-type="float" office:value="5.34661009877601E+190" calcext:value-type="float">
            <text:p>5,34661009877601E+190</text:p>
          </table:table-cell>
          <table:table-cell table:formula="of:=[.A637]*LOG([.A637];2)" office:value-type="float" office:value="3.38753175893898E+193" calcext:value-type="float">
            <text:p>3,38753175893898E+193</text:p>
          </table:table-cell>
          <table:table-cell table:formula="of:=[.A637]^[.$C$3]" office:value-type="float" office:value="4.31876227903766E+192" calcext:value-type="float">
            <text:p>4,31876227903766E+192</text:p>
          </table:table-cell>
          <table:table-cell table:formula="of:=[.C637]&lt;[.B6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7]*2" office:value-type="float" office:value="1.0693220197552E+191" calcext:value-type="float">
            <text:p>1,0693220197552E+191</text:p>
          </table:table-cell>
          <table:table-cell table:formula="of:=[.A638]*LOG([.A638];2)" office:value-type="float" office:value="6.7857567380755E+193" calcext:value-type="float">
            <text:p>6,7857567380755E+193</text:p>
          </table:table-cell>
          <table:table-cell table:formula="of:=[.A638]^[.$C$3]" office:value-type="float" office:value="8.69760329250516E+192" calcext:value-type="float">
            <text:p>8,69760329250516E+192</text:p>
          </table:table-cell>
          <table:table-cell table:formula="of:=[.C638]&lt;[.B6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8]*2" office:value-type="float" office:value="2.1386440395104E+191" calcext:value-type="float">
            <text:p>2,1386440395104E+191</text:p>
          </table:table-cell>
          <table:table-cell table:formula="of:=[.A639]*LOG([.A639];2)" office:value-type="float" office:value="1.35928999165461E+194" calcext:value-type="float">
            <text:p>1,35928999165461E+194</text:p>
          </table:table-cell>
          <table:table-cell table:formula="of:=[.A639]^[.$C$3]" office:value-type="float" office:value="1.75161998151593E+193" calcext:value-type="float">
            <text:p>1,75161998151593E+193</text:p>
          </table:table-cell>
          <table:table-cell table:formula="of:=[.C639]&lt;[.B6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39]*2" office:value-type="float" office:value="4.27728807902081E+191" calcext:value-type="float">
            <text:p>4,27728807902081E+191</text:p>
          </table:table-cell>
          <table:table-cell table:formula="of:=[.A640]*LOG([.A640];2)" office:value-type="float" office:value="2.72285727138824E+194" calcext:value-type="float">
            <text:p>2,72285727138824E+194</text:p>
          </table:table-cell>
          <table:table-cell table:formula="of:=[.A640]^[.$C$3]" office:value-type="float" office:value="3.52760692395543E+193" calcext:value-type="float">
            <text:p>3,52760692395543E+193</text:p>
          </table:table-cell>
          <table:table-cell table:formula="of:=[.C640]&lt;[.B6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0]*2" office:value-type="float" office:value="8.55457615804162E+191" calcext:value-type="float">
            <text:p>8,55457615804162E+191</text:p>
          </table:table-cell>
          <table:table-cell table:formula="of:=[.A641]*LOG([.A641];2)" office:value-type="float" office:value="5.45426911893453E+194" calcext:value-type="float">
            <text:p>5,45426911893453E+194</text:p>
          </table:table-cell>
          <table:table-cell table:formula="of:=[.A641]^[.$C$3]" office:value-type="float" office:value="7.10428674099086E+193" calcext:value-type="float">
            <text:p>7,10428674099086E+193</text:p>
          </table:table-cell>
          <table:table-cell table:formula="of:=[.C641]&lt;[.B6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1]*2" office:value-type="float" office:value="1.71091523160832E+192" calcext:value-type="float">
            <text:p>1,71091523160832E+192</text:p>
          </table:table-cell>
          <table:table-cell table:formula="of:=[.A642]*LOG([.A642];2)" office:value-type="float" office:value="1.09256473901851E+195" calcext:value-type="float">
            <text:p>1,09256473901851E+195</text:p>
          </table:table-cell>
          <table:table-cell table:formula="of:=[.A642]^[.$C$3]" office:value-type="float" office:value="1.43074019260702E+194" calcext:value-type="float">
            <text:p>1,43074019260702E+194</text:p>
          </table:table-cell>
          <table:table-cell table:formula="of:=[.C642]&lt;[.B6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2]*2" office:value-type="float" office:value="3.42183046321665E+192" calcext:value-type="float">
            <text:p>3,42183046321665E+192</text:p>
          </table:table-cell>
          <table:table-cell table:formula="of:=[.A643]*LOG([.A643];2)" office:value-type="float" office:value="2.18855130850024E+195" calcext:value-type="float">
            <text:p>2,18855130850024E+195</text:p>
          </table:table-cell>
          <table:table-cell table:formula="of:=[.A643]^[.$C$3]" office:value-type="float" office:value="2.88138355526972E+194" calcext:value-type="float">
            <text:p>2,88138355526972E+194</text:p>
          </table:table-cell>
          <table:table-cell table:formula="of:=[.C643]&lt;[.B6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3]*2" office:value-type="float" office:value="6.84366092643329E+192" calcext:value-type="float">
            <text:p>6,84366092643329E+192</text:p>
          </table:table-cell>
          <table:table-cell table:formula="of:=[.A644]*LOG([.A644];2)" office:value-type="float" office:value="4.38394627792692E+195" calcext:value-type="float">
            <text:p>4,38394627792692E+195</text:p>
          </table:table-cell>
          <table:table-cell table:formula="of:=[.A644]^[.$C$3]" office:value-type="float" office:value="5.802850325642E+194" calcext:value-type="float">
            <text:p>5,802850325642E+194</text:p>
          </table:table-cell>
          <table:table-cell table:formula="of:=[.C644]&lt;[.B6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4]*2" office:value-type="float" office:value="1.36873218528666E+193" calcext:value-type="float">
            <text:p>1,36873218528666E+193</text:p>
          </table:table-cell>
          <table:table-cell table:formula="of:=[.A645]*LOG([.A645];2)" office:value-type="float" office:value="8.78157987770671E+195" calcext:value-type="float">
            <text:p>8,78157987770671E+195</text:p>
          </table:table-cell>
          <table:table-cell table:formula="of:=[.A645]^[.$C$3]" office:value-type="float" office:value="1.16864246831073E+195" calcext:value-type="float">
            <text:p>1,16864246831073E+195</text:p>
          </table:table-cell>
          <table:table-cell table:formula="of:=[.C645]&lt;[.B6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5]*2" office:value-type="float" office:value="2.73746437057332E+193" calcext:value-type="float">
            <text:p>2,73746437057332E+193</text:p>
          </table:table-cell>
          <table:table-cell table:formula="of:=[.A646]*LOG([.A646];2)" office:value-type="float" office:value="1.75905343991192E+196" calcext:value-type="float">
            <text:p>1,75905343991192E+196</text:p>
          </table:table-cell>
          <table:table-cell table:formula="of:=[.A646]^[.$C$3]" office:value-type="float" office:value="2.35354203899495E+195" calcext:value-type="float">
            <text:p>2,35354203899495E+195</text:p>
          </table:table-cell>
          <table:table-cell table:formula="of:=[.C646]&lt;[.B6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6]*2" office:value-type="float" office:value="5.47492874114663E+193" calcext:value-type="float">
            <text:p>5,47492874114663E+193</text:p>
          </table:table-cell>
          <table:table-cell table:formula="of:=[.A647]*LOG([.A647];2)" office:value-type="float" office:value="3.52358180856498E+196" calcext:value-type="float">
            <text:p>3,52358180856498E+196</text:p>
          </table:table-cell>
          <table:table-cell table:formula="of:=[.A647]^[.$C$3]" office:value-type="float" office:value="4.73982443691554E+195" calcext:value-type="float">
            <text:p>4,73982443691554E+195</text:p>
          </table:table-cell>
          <table:table-cell table:formula="of:=[.C647]&lt;[.B6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7]*2" office:value-type="float" office:value="1.09498574822933E+194" calcext:value-type="float">
            <text:p>1,09498574822933E+194</text:p>
          </table:table-cell>
          <table:table-cell table:formula="of:=[.A648]*LOG([.A648];2)" office:value-type="float" office:value="7.05811347461225E+196" calcext:value-type="float">
            <text:p>7,05811347461225E+196</text:p>
          </table:table-cell>
          <table:table-cell table:formula="of:=[.A648]^[.$C$3]" office:value-type="float" office:value="9.54558504609312E+195" calcext:value-type="float">
            <text:p>9,54558504609312E+195</text:p>
          </table:table-cell>
          <table:table-cell table:formula="of:=[.C648]&lt;[.B6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8]*2" office:value-type="float" office:value="2.18997149645865E+194" calcext:value-type="float">
            <text:p>2,18997149645865E+194</text:p>
          </table:table-cell>
          <table:table-cell table:formula="of:=[.A649]*LOG([.A649];2)" office:value-type="float" office:value="1.41381266641891E+197" calcext:value-type="float">
            <text:p>1,41381266641891E+197</text:p>
          </table:table-cell>
          <table:table-cell table:formula="of:=[.A649]^[.$C$3]" office:value-type="float" office:value="1.92239596814038E+196" calcext:value-type="float">
            <text:p>1,92239596814038E+196</text:p>
          </table:table-cell>
          <table:table-cell table:formula="of:=[.C649]&lt;[.B6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49]*2" office:value-type="float" office:value="4.37994299291731E+194" calcext:value-type="float">
            <text:p>4,37994299291731E+194</text:p>
          </table:table-cell>
          <table:table-cell table:formula="of:=[.A650]*LOG([.A650];2)" office:value-type="float" office:value="2.83200527583073E+197" calcext:value-type="float">
            <text:p>2,83200527583073E+197</text:p>
          </table:table-cell>
          <table:table-cell table:formula="of:=[.A650]^[.$C$3]" office:value-type="float" office:value="3.87153457905123E+196" calcext:value-type="float">
            <text:p>3,87153457905123E+196</text:p>
          </table:table-cell>
          <table:table-cell table:formula="of:=[.C650]&lt;[.B6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0]*2" office:value-type="float" office:value="8.75988598583461E+194" calcext:value-type="float">
            <text:p>8,75988598583461E+194</text:p>
          </table:table-cell>
          <table:table-cell table:formula="of:=[.A651]*LOG([.A651];2)" office:value-type="float" office:value="5.6727704376473E+197" calcext:value-type="float">
            <text:p>5,6727704376473E+197</text:p>
          </table:table-cell>
          <table:table-cell table:formula="of:=[.A651]^[.$C$3]" office:value-type="float" office:value="7.79692646322427E+196" calcext:value-type="float">
            <text:p>7,79692646322427E+196</text:p>
          </table:table-cell>
          <table:table-cell table:formula="of:=[.C651]&lt;[.B6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1]*2" office:value-type="float" office:value="1.75197719716692E+195" calcext:value-type="float">
            <text:p>1,75197719716692E+195</text:p>
          </table:table-cell>
          <table:table-cell table:formula="of:=[.A652]*LOG([.A652];2)" office:value-type="float" office:value="1.13630606472663E+198" calcext:value-type="float">
            <text:p>1,13630606472663E+198</text:p>
          </table:table-cell>
          <table:table-cell table:formula="of:=[.A652]^[.$C$3]" office:value-type="float" office:value="1.57023167510556E+197" calcext:value-type="float">
            <text:p>1,57023167510556E+197</text:p>
          </table:table-cell>
          <table:table-cell table:formula="of:=[.C652]&lt;[.B6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2]*2" office:value-type="float" office:value="3.50395439433385E+195" calcext:value-type="float">
            <text:p>3,50395439433385E+195</text:p>
          </table:table-cell>
          <table:table-cell table:formula="of:=[.A653]*LOG([.A653];2)" office:value-type="float" office:value="2.27611608384759E+198" calcext:value-type="float">
            <text:p>2,27611608384759E+198</text:p>
          </table:table-cell>
          <table:table-cell table:formula="of:=[.A653]^[.$C$3]" office:value-type="float" office:value="3.1623070002448E+197" calcext:value-type="float">
            <text:p>3,1623070002448E+197</text:p>
          </table:table-cell>
          <table:table-cell table:formula="of:=[.C653]&lt;[.B6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3]*2" office:value-type="float" office:value="7.00790878866769E+195" calcext:value-type="float">
            <text:p>7,00790878866769E+195</text:p>
          </table:table-cell>
          <table:table-cell table:formula="of:=[.A654]*LOG([.A654];2)" office:value-type="float" office:value="4.55924007648384E+198" calcext:value-type="float">
            <text:p>4,55924007648384E+198</text:p>
          </table:table-cell>
          <table:table-cell table:formula="of:=[.A654]^[.$C$3]" office:value-type="float" office:value="6.36860516975942E+197" calcext:value-type="float">
            <text:p>6,36860516975942E+197</text:p>
          </table:table-cell>
          <table:table-cell table:formula="of:=[.C654]&lt;[.B6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4]*2" office:value-type="float" office:value="1.40158175773354E+196" calcext:value-type="float">
            <text:p>1,40158175773354E+196</text:p>
          </table:table-cell>
          <table:table-cell table:formula="of:=[.A655]*LOG([.A655];2)" office:value-type="float" office:value="9.13249597054502E+198" calcext:value-type="float">
            <text:p>9,13249597054502E+198</text:p>
          </table:table-cell>
          <table:table-cell table:formula="of:=[.A655]^[.$C$3]" office:value-type="float" office:value="1.28258046436183E+198" calcext:value-type="float">
            <text:p>1,28258046436183E+198</text:p>
          </table:table-cell>
          <table:table-cell table:formula="of:=[.C655]&lt;[.B6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5]*2" office:value-type="float" office:value="2.80316351546708E+196" calcext:value-type="float">
            <text:p>2,80316351546708E+196</text:p>
          </table:table-cell>
          <table:table-cell table:formula="of:=[.A656]*LOG([.A656];2)" office:value-type="float" office:value="1.82930235762447E+199" calcext:value-type="float">
            <text:p>1,82930235762447E+199</text:p>
          </table:table-cell>
          <table:table-cell table:formula="of:=[.A656]^[.$C$3]" office:value-type="float" office:value="2.58300303396694E+198" calcext:value-type="float">
            <text:p>2,58300303396694E+198</text:p>
          </table:table-cell>
          <table:table-cell table:formula="of:=[.C656]&lt;[.B6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6]*2" office:value-type="float" office:value="5.60632703093415E+196" calcext:value-type="float">
            <text:p>5,60632703093415E+196</text:p>
          </table:table-cell>
          <table:table-cell table:formula="of:=[.A657]*LOG([.A657];2)" office:value-type="float" office:value="3.66421104227988E+199" calcext:value-type="float">
            <text:p>3,66421104227988E+199</text:p>
          </table:table-cell>
          <table:table-cell table:formula="of:=[.A657]^[.$C$3]" office:value-type="float" office:value="5.20193848173271E+198" calcext:value-type="float">
            <text:p>5,20193848173271E+198</text:p>
          </table:table-cell>
          <table:table-cell table:formula="of:=[.C657]&lt;[.B6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7]*2" office:value-type="float" office:value="1.12126540618683E+197" calcext:value-type="float">
            <text:p>1,12126540618683E+197</text:p>
          </table:table-cell>
          <table:table-cell table:formula="of:=[.A658]*LOG([.A658];2)" office:value-type="float" office:value="7.33963473862162E+199" calcext:value-type="float">
            <text:p>7,33963473862162E+199</text:p>
          </table:table-cell>
          <table:table-cell table:formula="of:=[.A658]^[.$C$3]" office:value-type="float" office:value="1.04762416504688E+199" calcext:value-type="float">
            <text:p>1,04762416504688E+199</text:p>
          </table:table-cell>
          <table:table-cell table:formula="of:=[.C658]&lt;[.B6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8]*2" office:value-type="float" office:value="2.24253081237366E+197" calcext:value-type="float">
            <text:p>2,24253081237366E+197</text:p>
          </table:table-cell>
          <table:table-cell table:formula="of:=[.A659]*LOG([.A659];2)" office:value-type="float" office:value="1.4701694785367E+200" calcext:value-type="float">
            <text:p>1,4701694785367E+200</text:p>
          </table:table-cell>
          <table:table-cell table:formula="of:=[.A659]^[.$C$3]" office:value-type="float" office:value="2.10982193473497E+199" calcext:value-type="float">
            <text:p>2,10982193473497E+199</text:p>
          </table:table-cell>
          <table:table-cell table:formula="of:=[.C659]&lt;[.B6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59]*2" office:value-type="float" office:value="4.48506162474732E+197" calcext:value-type="float">
            <text:p>4,48506162474732E+197</text:p>
          </table:table-cell>
          <table:table-cell table:formula="of:=[.A660]*LOG([.A660];2)" office:value-type="float" office:value="2.94482401869814E+200" calcext:value-type="float">
            <text:p>2,94482401869814E+200</text:p>
          </table:table-cell>
          <table:table-cell table:formula="of:=[.A660]^[.$C$3]" office:value-type="float" office:value="4.24899381362557E+199" calcext:value-type="float">
            <text:p>4,24899381362557E+199</text:p>
          </table:table-cell>
          <table:table-cell table:formula="of:=[.C660]&lt;[.B6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0]*2" office:value-type="float" office:value="8.97012324949465E+197" calcext:value-type="float">
            <text:p>8,97012324949465E+197</text:p>
          </table:table-cell>
          <table:table-cell table:formula="of:=[.A661]*LOG([.A661];2)" office:value-type="float" office:value="5.89861816064578E+200" calcext:value-type="float">
            <text:p>5,89861816064578E+200</text:p>
          </table:table-cell>
          <table:table-cell table:formula="of:=[.A661]^[.$C$3]" office:value-type="float" office:value="8.55709580557387E+199" calcext:value-type="float">
            <text:p>8,55709580557387E+199</text:p>
          </table:table-cell>
          <table:table-cell table:formula="of:=[.C661]&lt;[.B6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1]*2" office:value-type="float" office:value="1.79402464989893E+198" calcext:value-type="float">
            <text:p>1,79402464989893E+198</text:p>
          </table:table-cell>
          <table:table-cell table:formula="of:=[.A662]*LOG([.A662];2)" office:value-type="float" office:value="1.18151765677906E+201" calcext:value-type="float">
            <text:p>1,18151765677906E+201</text:p>
          </table:table-cell>
          <table:table-cell table:formula="of:=[.A662]^[.$C$3]" office:value-type="float" office:value="1.72332302275793E+200" calcext:value-type="float">
            <text:p>1,72332302275793E+200</text:p>
          </table:table-cell>
          <table:table-cell table:formula="of:=[.C662]&lt;[.B6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2]*2" office:value-type="float" office:value="3.58804929979786E+198" calcext:value-type="float">
            <text:p>3,58804929979786E+198</text:p>
          </table:table-cell>
          <table:table-cell table:formula="of:=[.A663]*LOG([.A663];2)" office:value-type="float" office:value="2.36662336285791E+201" calcext:value-type="float">
            <text:p>2,36662336285791E+201</text:p>
          </table:table-cell>
          <table:table-cell table:formula="of:=[.A663]^[.$C$3]" office:value-type="float" office:value="3.47061936461325E+200" calcext:value-type="float">
            <text:p>3,47061936461325E+200</text:p>
          </table:table-cell>
          <table:table-cell table:formula="of:=[.C663]&lt;[.B6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3]*2" office:value-type="float" office:value="7.17609859959572E+198" calcext:value-type="float">
            <text:p>7,17609859959572E+198</text:p>
          </table:table-cell>
          <table:table-cell table:formula="of:=[.A664]*LOG([.A664];2)" office:value-type="float" office:value="4.74042282431541E+201" calcext:value-type="float">
            <text:p>4,74042282431541E+201</text:p>
          </table:table-cell>
          <table:table-cell table:formula="of:=[.A664]^[.$C$3]" office:value-type="float" office:value="6.98951886266326E+200" calcext:value-type="float">
            <text:p>6,98951886266326E+200</text:p>
          </table:table-cell>
          <table:table-cell table:formula="of:=[.C664]&lt;[.B6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4]*2" office:value-type="float" office:value="1.43521971991914E+199" calcext:value-type="float">
            <text:p>1,43521971991914E+199</text:p>
          </table:table-cell>
          <table:table-cell table:formula="of:=[.A665]*LOG([.A665];2)" office:value-type="float" office:value="9.49519784583002E+201" calcext:value-type="float">
            <text:p>9,49519784583002E+201</text:p>
          </table:table-cell>
          <table:table-cell table:formula="of:=[.A665]^[.$C$3]" office:value-type="float" office:value="1.40762696219698E+201" calcext:value-type="float">
            <text:p>1,40762696219698E+201</text:p>
          </table:table-cell>
          <table:table-cell table:formula="of:=[.C665]&lt;[.B6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5]*2" office:value-type="float" office:value="2.87043943983829E+199" calcext:value-type="float">
            <text:p>2,87043943983829E+199</text:p>
          </table:table-cell>
          <table:table-cell table:formula="of:=[.A666]*LOG([.A666];2)" office:value-type="float" office:value="1.90191000860584E+202" calcext:value-type="float">
            <text:p>1,90191000860584E+202</text:p>
          </table:table-cell>
          <table:table-cell table:formula="of:=[.A666]^[.$C$3]" office:value-type="float" office:value="2.83483556398746E+201" calcext:value-type="float">
            <text:p>2,83483556398746E+201</text:p>
          </table:table-cell>
          <table:table-cell table:formula="of:=[.C666]&lt;[.B6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6]*2" office:value-type="float" office:value="5.74087887967657E+199" calcext:value-type="float">
            <text:p>5,74087887967657E+199</text:p>
          </table:table-cell>
          <table:table-cell table:formula="of:=[.A667]*LOG([.A667];2)" office:value-type="float" office:value="3.80956089609136E+202" calcext:value-type="float">
            <text:p>3,80956089609136E+202</text:p>
          </table:table-cell>
          <table:table-cell table:formula="of:=[.A667]^[.$C$3]" office:value-type="float" office:value="5.70910680931067E+201" calcext:value-type="float">
            <text:p>5,70910680931067E+201</text:p>
          </table:table-cell>
          <table:table-cell table:formula="of:=[.C667]&lt;[.B6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7]*2" office:value-type="float" office:value="1.14817577593531E+200" calcext:value-type="float">
            <text:p>1,14817577593531E+200</text:p>
          </table:table-cell>
          <table:table-cell table:formula="of:=[.A668]*LOG([.A668];2)" office:value-type="float" office:value="7.63060354994208E+202" calcext:value-type="float">
            <text:p>7,63060354994208E+202</text:p>
          </table:table-cell>
          <table:table-cell table:formula="of:=[.A668]^[.$C$3]" office:value-type="float" office:value="1.1497633575004E+202" calcext:value-type="float">
            <text:p>1,1497633575004E+202</text:p>
          </table:table-cell>
          <table:table-cell table:formula="of:=[.C668]&lt;[.B6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8]*2" office:value-type="float" office:value="2.29635155187063E+200" calcext:value-type="float">
            <text:p>2,29635155187063E+200</text:p>
          </table:table-cell>
          <table:table-cell table:formula="of:=[.A669]*LOG([.A669];2)" office:value-type="float" office:value="1.52841706154029E+203" calcext:value-type="float">
            <text:p>1,52841706154029E+203</text:p>
          </table:table-cell>
          <table:table-cell table:formula="of:=[.A669]^[.$C$3]" office:value-type="float" office:value="2.31552118817375E+202" calcext:value-type="float">
            <text:p>2,31552118817375E+202</text:p>
          </table:table-cell>
          <table:table-cell table:formula="of:=[.C669]&lt;[.B6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69]*2" office:value-type="float" office:value="4.59270310374126E+200" calcext:value-type="float">
            <text:p>4,59270310374126E+200</text:p>
          </table:table-cell>
          <table:table-cell table:formula="of:=[.A670]*LOG([.A670];2)" office:value-type="float" office:value="3.06142682618431E+203" calcext:value-type="float">
            <text:p>3,06142682618431E+203</text:p>
          </table:table-cell>
          <table:table-cell table:formula="of:=[.A670]^[.$C$3]" office:value-type="float" office:value="4.66325382341096E+202" calcext:value-type="float">
            <text:p>4,66325382341096E+202</text:p>
          </table:table-cell>
          <table:table-cell table:formula="of:=[.C670]&lt;[.B6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0]*2" office:value-type="float" office:value="9.18540620748252E+200" calcext:value-type="float">
            <text:p>9,18540620748252E+200</text:p>
          </table:table-cell>
          <table:table-cell table:formula="of:=[.A671]*LOG([.A671];2)" office:value-type="float" office:value="6.13203905857611E+203" calcext:value-type="float">
            <text:p>6,13203905857611E+203</text:p>
          </table:table-cell>
          <table:table-cell table:formula="of:=[.A671]^[.$C$3]" office:value-type="float" office:value="9.39137863761377E+202" calcext:value-type="float">
            <text:p>9,39137863761377E+202</text:p>
          </table:table-cell>
          <table:table-cell table:formula="of:=[.C671]&lt;[.B6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1]*2" office:value-type="float" office:value="1.8370812414965E+201" calcext:value-type="float">
            <text:p>1,8370812414965E+201</text:p>
          </table:table-cell>
          <table:table-cell table:formula="of:=[.A672]*LOG([.A672];2)" office:value-type="float" office:value="1.22824489295672E+204" calcext:value-type="float">
            <text:p>1,22824489295672E+204</text:p>
          </table:table-cell>
          <table:table-cell table:formula="of:=[.A672]^[.$C$3]" office:value-type="float" office:value="1.89134016836586E+203" calcext:value-type="float">
            <text:p>1,89134016836586E+203</text:p>
          </table:table-cell>
          <table:table-cell table:formula="of:=[.C672]&lt;[.B6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2]*2" office:value-type="float" office:value="3.67416248299301E+201" calcext:value-type="float">
            <text:p>3,67416248299301E+201</text:p>
          </table:table-cell>
          <table:table-cell table:formula="of:=[.A673]*LOG([.A673];2)" office:value-type="float" office:value="2.46016394839643E+204" calcext:value-type="float">
            <text:p>2,46016394839643E+204</text:p>
          </table:table-cell>
          <table:table-cell table:formula="of:=[.A673]^[.$C$3]" office:value-type="float" office:value="3.80899095916242E+203" calcext:value-type="float">
            <text:p>3,80899095916242E+203</text:p>
          </table:table-cell>
          <table:table-cell table:formula="of:=[.C673]&lt;[.B6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3]*2" office:value-type="float" office:value="7.34832496598601E+201" calcext:value-type="float">
            <text:p>7,34832496598601E+201</text:p>
          </table:table-cell>
          <table:table-cell table:formula="of:=[.A674]*LOG([.A674];2)" office:value-type="float" office:value="4.92767622175884E+204" calcext:value-type="float">
            <text:p>4,92767622175884E+204</text:p>
          </table:table-cell>
          <table:table-cell table:formula="of:=[.A674]^[.$C$3]" office:value-type="float" office:value="7.67096917288892E+203" calcext:value-type="float">
            <text:p>7,67096917288892E+203</text:p>
          </table:table-cell>
          <table:table-cell table:formula="of:=[.C674]&lt;[.B6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4]*2" office:value-type="float" office:value="1.4696649931972E+202" calcext:value-type="float">
            <text:p>1,4696649931972E+202</text:p>
          </table:table-cell>
          <table:table-cell table:formula="of:=[.A675]*LOG([.A675];2)" office:value-type="float" office:value="9.87004909344966E+204" calcext:value-type="float">
            <text:p>9,87004909344966E+204</text:p>
          </table:table-cell>
          <table:table-cell table:formula="of:=[.A675]^[.$C$3]" office:value-type="float" office:value="1.5448649965909E+204" calcext:value-type="float">
            <text:p>1,5448649965909E+204</text:p>
          </table:table-cell>
          <table:table-cell table:formula="of:=[.C675]&lt;[.B6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5]*2" office:value-type="float" office:value="2.93932998639441E+202" calcext:value-type="float">
            <text:p>2,93932998639441E+202</text:p>
          </table:table-cell>
          <table:table-cell table:formula="of:=[.A676]*LOG([.A676];2)" office:value-type="float" office:value="1.97694914867633E+205" calcext:value-type="float">
            <text:p>1,97694914867633E+205</text:p>
          </table:table-cell>
          <table:table-cell table:formula="of:=[.A676]^[.$C$3]" office:value-type="float" office:value="3.11122076481112E+204" calcext:value-type="float">
            <text:p>3,11122076481112E+204</text:p>
          </table:table-cell>
          <table:table-cell table:formula="of:=[.C676]&lt;[.B6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6]*2" office:value-type="float" office:value="5.87865997278881E+202" calcext:value-type="float">
            <text:p>5,87865997278881E+202</text:p>
          </table:table-cell>
          <table:table-cell table:formula="of:=[.A677]*LOG([.A677];2)" office:value-type="float" office:value="3.95977695732544E+205" calcext:value-type="float">
            <text:p>3,95977695732544E+205</text:p>
          </table:table-cell>
          <table:table-cell table:formula="of:=[.A677]^[.$C$3]" office:value-type="float" office:value="6.26572203315654E+204" calcext:value-type="float">
            <text:p>6,26572203315654E+204</text:p>
          </table:table-cell>
          <table:table-cell table:formula="of:=[.C677]&lt;[.B6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7]*2" office:value-type="float" office:value="1.17573199455776E+203" calcext:value-type="float">
            <text:p>1,17573199455776E+203</text:p>
          </table:table-cell>
          <table:table-cell table:formula="of:=[.A678]*LOG([.A678];2)" office:value-type="float" office:value="7.93131123459646E+205" calcext:value-type="float">
            <text:p>7,93131123459646E+205</text:p>
          </table:table-cell>
          <table:table-cell table:formula="of:=[.A678]^[.$C$3]" office:value-type="float" office:value="1.26186071527993E+205" calcext:value-type="float">
            <text:p>1,26186071527993E+205</text:p>
          </table:table-cell>
          <table:table-cell table:formula="of:=[.C678]&lt;[.B6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8]*2" office:value-type="float" office:value="2.35146398911552E+203" calcext:value-type="float">
            <text:p>2,35146398911552E+203</text:p>
          </table:table-cell>
          <table:table-cell table:formula="of:=[.A679]*LOG([.A679];2)" office:value-type="float" office:value="1.58861371090841E+206" calcext:value-type="float">
            <text:p>1,58861371090841E+206</text:p>
          </table:table-cell>
          <table:table-cell table:formula="of:=[.A679]^[.$C$3]" office:value-type="float" office:value="2.54127530129933E+205" calcext:value-type="float">
            <text:p>2,54127530129933E+205</text:p>
          </table:table-cell>
          <table:table-cell table:formula="of:=[.C679]&lt;[.B6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79]*2" office:value-type="float" office:value="4.70292797823105E+203" calcext:value-type="float">
            <text:p>4,70292797823105E+203</text:p>
          </table:table-cell>
          <table:table-cell table:formula="of:=[.A680]*LOG([.A680];2)" office:value-type="float" office:value="3.18193034979505E+206" calcext:value-type="float">
            <text:p>3,18193034979505E+206</text:p>
          </table:table-cell>
          <table:table-cell table:formula="of:=[.A680]^[.$C$3]" office:value-type="float" office:value="5.11790253773084E+205" calcext:value-type="float">
            <text:p>5,11790253773084E+205</text:p>
          </table:table-cell>
          <table:table-cell table:formula="of:=[.C680]&lt;[.B6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0]*2" office:value-type="float" office:value="9.4058559564621E+203" calcext:value-type="float">
            <text:p>9,4058559564621E+203</text:p>
          </table:table-cell>
          <table:table-cell table:formula="of:=[.A681]*LOG([.A681];2)" office:value-type="float" office:value="6.37326655554655E+206" calcext:value-type="float">
            <text:p>6,37326655554655E+206</text:p>
          </table:table-cell>
          <table:table-cell table:formula="of:=[.A681]^[.$C$3]" office:value-type="float" office:value="1.03070007300349E+206" calcext:value-type="float">
            <text:p>1,03070007300349E+206</text:p>
          </table:table-cell>
          <table:table-cell table:formula="of:=[.C681]&lt;[.B6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1]*2" office:value-type="float" office:value="1.88117119129242E+204" calcext:value-type="float">
            <text:p>1,88117119129242E+204</text:p>
          </table:table-cell>
          <table:table-cell table:formula="of:=[.A682]*LOG([.A682];2)" office:value-type="float" office:value="1.2765344823006E+207" calcext:value-type="float">
            <text:p>1,2765344823006E+207</text:p>
          </table:table-cell>
          <table:table-cell table:formula="of:=[.A682]^[.$C$3]" office:value-type="float" office:value="2.07573831790945E+206" calcext:value-type="float">
            <text:p>2,07573831790945E+206</text:p>
          </table:table-cell>
          <table:table-cell table:formula="of:=[.C682]&lt;[.B6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2]*2" office:value-type="float" office:value="3.76234238258484E+204" calcext:value-type="float">
            <text:p>3,76234238258484E+204</text:p>
          </table:table-cell>
          <table:table-cell table:formula="of:=[.A683]*LOG([.A683];2)" office:value-type="float" office:value="2.55683130698379E+207" calcext:value-type="float">
            <text:p>2,55683130698379E+207</text:p>
          </table:table-cell>
          <table:table-cell table:formula="of:=[.A683]^[.$C$3]" office:value-type="float" office:value="4.18035243936864E+206" calcext:value-type="float">
            <text:p>4,18035243936864E+206</text:p>
          </table:table-cell>
          <table:table-cell table:formula="of:=[.C683]&lt;[.B6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3]*2" office:value-type="float" office:value="7.52468476516968E+204" calcext:value-type="float">
            <text:p>7,52468476516968E+204</text:p>
          </table:table-cell>
          <table:table-cell table:formula="of:=[.A684]*LOG([.A684];2)" office:value-type="float" office:value="5.12118729873275E+207" calcext:value-type="float">
            <text:p>5,12118729873275E+207</text:p>
          </table:table-cell>
          <table:table-cell table:formula="of:=[.A684]^[.$C$3]" office:value-type="float" office:value="8.4188581800308E+206" calcext:value-type="float">
            <text:p>8,4188581800308E+206</text:p>
          </table:table-cell>
          <table:table-cell table:formula="of:=[.C684]&lt;[.B6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4]*2" office:value-type="float" office:value="1.50493695303394E+205" calcext:value-type="float">
            <text:p>1,50493695303394E+205</text:p>
          </table:table-cell>
          <table:table-cell table:formula="of:=[.A685]*LOG([.A685];2)" office:value-type="float" office:value="1.02574239669958E+208" calcext:value-type="float">
            <text:p>1,02574239669958E+208</text:p>
          </table:table-cell>
          <table:table-cell table:formula="of:=[.A685]^[.$C$3]" office:value-type="float" office:value="1.69548319390448E+207" calcext:value-type="float">
            <text:p>1,69548319390448E+207</text:p>
          </table:table-cell>
          <table:table-cell table:formula="of:=[.C685]&lt;[.B6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5]*2" office:value-type="float" office:value="3.00987390606787E+205" calcext:value-type="float">
            <text:p>3,00987390606787E+205</text:p>
          </table:table-cell>
          <table:table-cell table:formula="of:=[.A686]*LOG([.A686];2)" office:value-type="float" office:value="2.05449466730524E+208" calcext:value-type="float">
            <text:p>2,05449466730524E+208</text:p>
          </table:table-cell>
          <table:table-cell table:formula="of:=[.A686]^[.$C$3]" office:value-type="float" office:value="3.41455242426002E+207" calcext:value-type="float">
            <text:p>3,41455242426002E+207</text:p>
          </table:table-cell>
          <table:table-cell table:formula="of:=[.C686]&lt;[.B6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6]*2" office:value-type="float" office:value="6.01974781213574E+205" calcext:value-type="float">
            <text:p>6,01974781213574E+205</text:p>
          </table:table-cell>
          <table:table-cell table:formula="of:=[.A687]*LOG([.A687];2)" office:value-type="float" office:value="4.11500908242261E+208" calcext:value-type="float">
            <text:p>4,11500908242261E+208</text:p>
          </table:table-cell>
          <table:table-cell table:formula="of:=[.A687]^[.$C$3]" office:value-type="float" office:value="6.87660502913651E+207" calcext:value-type="float">
            <text:p>6,87660502913651E+207</text:p>
          </table:table-cell>
          <table:table-cell table:formula="of:=[.C687]&lt;[.B6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7]*2" office:value-type="float" office:value="1.20394956242715E+206" calcext:value-type="float">
            <text:p>1,20394956242715E+206</text:p>
          </table:table-cell>
          <table:table-cell table:formula="of:=[.A688]*LOG([.A688];2)" office:value-type="float" office:value="8.24205766046949E+208" calcext:value-type="float">
            <text:p>8,24205766046949E+208</text:p>
          </table:table-cell>
          <table:table-cell table:formula="of:=[.A688]^[.$C$3]" office:value-type="float" office:value="1.38488711992739E+208" calcext:value-type="float">
            <text:p>1,38488711992739E+208</text:p>
          </table:table-cell>
          <table:table-cell table:formula="of:=[.C688]&lt;[.B6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8]*2" office:value-type="float" office:value="2.4078991248543E+206" calcext:value-type="float">
            <text:p>2,4078991248543E+206</text:p>
          </table:table-cell>
          <table:table-cell table:formula="of:=[.A689]*LOG([.A689];2)" office:value-type="float" office:value="1.65081943121875E+209" calcext:value-type="float">
            <text:p>1,65081943121875E+209</text:p>
          </table:table-cell>
          <table:table-cell table:formula="of:=[.A689]^[.$C$3]" office:value-type="float" office:value="2.7890395432259E+208" calcext:value-type="float">
            <text:p>2,7890395432259E+208</text:p>
          </table:table-cell>
          <table:table-cell table:formula="of:=[.C689]&lt;[.B6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89]*2" office:value-type="float" office:value="4.81579824970859E+206" calcext:value-type="float">
            <text:p>4,81579824970859E+206</text:p>
          </table:table-cell>
          <table:table-cell table:formula="of:=[.A690]*LOG([.A690];2)" office:value-type="float" office:value="3.30645466068721E+209" calcext:value-type="float">
            <text:p>3,30645466068721E+209</text:p>
          </table:table-cell>
          <table:table-cell table:formula="of:=[.A690]^[.$C$3]" office:value-type="float" office:value="5.61687769475796E+208" calcext:value-type="float">
            <text:p>5,61687769475796E+208</text:p>
          </table:table-cell>
          <table:table-cell table:formula="of:=[.C690]&lt;[.B6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0]*2" office:value-type="float" office:value="9.63159649941719E+206" calcext:value-type="float">
            <text:p>9,63159649941719E+206</text:p>
          </table:table-cell>
          <table:table-cell table:formula="of:=[.A691]*LOG([.A691];2)" office:value-type="float" office:value="6.62254091787384E+209" calcext:value-type="float">
            <text:p>6,62254091787384E+209</text:p>
          </table:table-cell>
          <table:table-cell table:formula="of:=[.A691]^[.$C$3]" office:value-type="float" office:value="1.13118923374526E+209" calcext:value-type="float">
            <text:p>1,13118923374526E+209</text:p>
          </table:table-cell>
          <table:table-cell table:formula="of:=[.C691]&lt;[.B6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1]*2" office:value-type="float" office:value="1.92631929988344E+207" calcext:value-type="float">
            <text:p>1,92631929988344E+207</text:p>
          </table:table-cell>
          <table:table-cell table:formula="of:=[.A692]*LOG([.A692];2)" office:value-type="float" office:value="1.32643450287465E+210" calcext:value-type="float">
            <text:p>1,32643450287465E+210</text:p>
          </table:table-cell>
          <table:table-cell table:formula="of:=[.A692]^[.$C$3]" office:value-type="float" office:value="2.2781145541684E+209" calcext:value-type="float">
            <text:p>2,2781145541684E+209</text:p>
          </table:table-cell>
          <table:table-cell table:formula="of:=[.C692]&lt;[.B6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2]*2" office:value-type="float" office:value="3.85263859976688E+207" calcext:value-type="float">
            <text:p>3,85263859976688E+207</text:p>
          </table:table-cell>
          <table:table-cell table:formula="of:=[.A693]*LOG([.A693];2)" office:value-type="float" office:value="2.65672164434907E+210" calcext:value-type="float">
            <text:p>2,65672164434907E+210</text:p>
          </table:table-cell>
          <table:table-cell table:formula="of:=[.A693]^[.$C$3]" office:value-type="float" office:value="4.58792018796971E+209" calcext:value-type="float">
            <text:p>4,58792018796971E+209</text:p>
          </table:table-cell>
          <table:table-cell table:formula="of:=[.C693]&lt;[.B6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3]*2" office:value-type="float" office:value="7.70527719953375E+207" calcext:value-type="float">
            <text:p>7,70527719953375E+207</text:p>
          </table:table-cell>
          <table:table-cell table:formula="of:=[.A694]*LOG([.A694];2)" office:value-type="float" office:value="5.32114856589768E+210" calcext:value-type="float">
            <text:p>5,32114856589768E+210</text:p>
          </table:table-cell>
          <table:table-cell table:formula="of:=[.A694]^[.$C$3]" office:value-type="float" office:value="9.23966339298673E+209" calcext:value-type="float">
            <text:p>9,23966339298673E+209</text:p>
          </table:table-cell>
          <table:table-cell table:formula="of:=[.C694]&lt;[.B6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4]*2" office:value-type="float" office:value="1.54105543990675E+208" calcext:value-type="float">
            <text:p>1,54105543990675E+208</text:p>
          </table:table-cell>
          <table:table-cell table:formula="of:=[.A695]*LOG([.A695];2)" office:value-type="float" office:value="1.06577076861944E+211" calcext:value-type="float">
            <text:p>1,06577076861944E+211</text:p>
          </table:table-cell>
          <table:table-cell table:formula="of:=[.A695]^[.$C$3]" office:value-type="float" office:value="1.86078606684478E+210" calcext:value-type="float">
            <text:p>1,86078606684478E+210</text:p>
          </table:table-cell>
          <table:table-cell table:formula="of:=[.C695]&lt;[.B6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5]*2" office:value-type="float" office:value="3.0821108798135E+208" calcext:value-type="float">
            <text:p>3,0821108798135E+208</text:p>
          </table:table-cell>
          <table:table-cell table:formula="of:=[.A696]*LOG([.A696];2)" office:value-type="float" office:value="2.1346236481187E+211" calcext:value-type="float">
            <text:p>2,1346236481187E+211</text:p>
          </table:table-cell>
          <table:table-cell table:formula="of:=[.A696]^[.$C$3]" office:value-type="float" office:value="3.74745771495512E+210" calcext:value-type="float">
            <text:p>3,74745771495512E+210</text:p>
          </table:table-cell>
          <table:table-cell table:formula="of:=[.C696]&lt;[.B6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6]*2" office:value-type="float" office:value="6.164221759627E+208" calcext:value-type="float">
            <text:p>6,164221759627E+208</text:p>
          </table:table-cell>
          <table:table-cell table:formula="of:=[.A697]*LOG([.A697];2)" office:value-type="float" office:value="4.27541151799702E+211" calcext:value-type="float">
            <text:p>4,27541151799702E+211</text:p>
          </table:table-cell>
          <table:table-cell table:formula="of:=[.A697]^[.$C$3]" office:value-type="float" office:value="7.54704668935386E+210" calcext:value-type="float">
            <text:p>7,54704668935386E+210</text:p>
          </table:table-cell>
          <table:table-cell table:formula="of:=[.C697]&lt;[.B6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7]*2" office:value-type="float" office:value="1.2328443519254E+209" calcext:value-type="float">
            <text:p>1,2328443519254E+209</text:p>
          </table:table-cell>
          <table:table-cell table:formula="of:=[.A698]*LOG([.A698];2)" office:value-type="float" office:value="8.5631514795133E+211" calcext:value-type="float">
            <text:p>8,5631514795133E+211</text:p>
          </table:table-cell>
          <table:table-cell table:formula="of:=[.A698]^[.$C$3]" office:value-type="float" office:value="1.51990811007641E+211" calcext:value-type="float">
            <text:p>1,51990811007641E+211</text:p>
          </table:table-cell>
          <table:table-cell table:formula="of:=[.C698]&lt;[.B6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8]*2" office:value-type="float" office:value="2.4656887038508E+209" calcext:value-type="float">
            <text:p>2,4656887038508E+209</text:p>
          </table:table-cell>
          <table:table-cell table:formula="of:=[.A699]*LOG([.A699];2)" office:value-type="float" office:value="1.71509598460651E+212" calcext:value-type="float">
            <text:p>1,71509598460651E+212</text:p>
          </table:table-cell>
          <table:table-cell table:formula="of:=[.A699]^[.$C$3]" office:value-type="float" office:value="3.06095981403532E+211" calcext:value-type="float">
            <text:p>3,06095981403532E+211</text:p>
          </table:table-cell>
          <table:table-cell table:formula="of:=[.C699]&lt;[.B6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699]*2" office:value-type="float" office:value="4.9313774077016E+209" calcext:value-type="float">
            <text:p>4,9313774077016E+209</text:p>
          </table:table-cell>
          <table:table-cell table:formula="of:=[.A700]*LOG([.A700];2)" office:value-type="float" office:value="3.43512334662072E+212" calcext:value-type="float">
            <text:p>3,43512334662072E+212</text:p>
          </table:table-cell>
          <table:table-cell table:formula="of:=[.A700]^[.$C$3]" office:value-type="float" office:value="6.16450094648689E+211" calcext:value-type="float">
            <text:p>6,16450094648689E+211</text:p>
          </table:table-cell>
          <table:table-cell table:formula="of:=[.C700]&lt;[.B7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0]*2" office:value-type="float" office:value="9.8627548154032E+209" calcext:value-type="float">
            <text:p>9,8627548154032E+209</text:p>
          </table:table-cell>
          <table:table-cell table:formula="of:=[.A701]*LOG([.A701];2)" office:value-type="float" office:value="6.88010944805685E+212" calcext:value-type="float">
            <text:p>6,88010944805685E+212</text:p>
          </table:table-cell>
          <table:table-cell table:formula="of:=[.A701]^[.$C$3]" office:value-type="float" office:value="1.24147568827897E+212" calcext:value-type="float">
            <text:p>1,24147568827897E+212</text:p>
          </table:table-cell>
          <table:table-cell table:formula="of:=[.C701]&lt;[.B7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1]*2" office:value-type="float" office:value="1.97255096308064E+210" calcext:value-type="float">
            <text:p>1,97255096308064E+210</text:p>
          </table:table-cell>
          <table:table-cell table:formula="of:=[.A702]*LOG([.A702];2)" office:value-type="float" office:value="1.37799444057445E+213" calcext:value-type="float">
            <text:p>1,37799444057445E+213</text:p>
          </table:table-cell>
          <table:table-cell table:formula="of:=[.A702]^[.$C$3]" office:value-type="float" office:value="2.500221669146E+212" calcext:value-type="float">
            <text:p>2,500221669146E+212</text:p>
          </table:table-cell>
          <table:table-cell table:formula="of:=[.C702]&lt;[.B7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2]*2" office:value-type="float" office:value="3.94510192616128E+210" calcext:value-type="float">
            <text:p>3,94510192616128E+210</text:p>
          </table:table-cell>
          <table:table-cell table:formula="of:=[.A703]*LOG([.A703];2)" office:value-type="float" office:value="2.75993398307506E+213" calcext:value-type="float">
            <text:p>2,75993398307506E+213</text:p>
          </table:table-cell>
          <table:table-cell table:formula="of:=[.A703]^[.$C$3]" office:value-type="float" office:value="5.03522417223727E+212" calcext:value-type="float">
            <text:p>5,03522417223727E+212</text:p>
          </table:table-cell>
          <table:table-cell table:formula="of:=[.C703]&lt;[.B7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3]*2" office:value-type="float" office:value="7.89020385232256E+210" calcext:value-type="float">
            <text:p>7,89020385232256E+210</text:p>
          </table:table-cell>
          <table:table-cell table:formula="of:=[.A704]*LOG([.A704];2)" office:value-type="float" office:value="5.52775817000245E+213" calcext:value-type="float">
            <text:p>5,52775817000245E+213</text:p>
          </table:table-cell>
          <table:table-cell table:formula="of:=[.A704]^[.$C$3]" office:value-type="float" office:value="1.01404938520281E+213" calcext:value-type="float">
            <text:p>1,01404938520281E+213</text:p>
          </table:table-cell>
          <table:table-cell table:formula="of:=[.C704]&lt;[.B7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4]*2" office:value-type="float" office:value="1.57804077046451E+211" calcext:value-type="float">
            <text:p>1,57804077046451E+211</text:p>
          </table:table-cell>
          <table:table-cell table:formula="of:=[.A705]*LOG([.A705];2)" office:value-type="float" office:value="1.10712967477095E+214" calcext:value-type="float">
            <text:p>1,10712967477095E+214</text:p>
          </table:table-cell>
          <table:table-cell table:formula="of:=[.A705]^[.$C$3]" office:value-type="float" office:value="2.04220531292315E+213" calcext:value-type="float">
            <text:p>2,04220531292315E+213</text:p>
          </table:table-cell>
          <table:table-cell table:formula="of:=[.C705]&lt;[.B7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5]*2" office:value-type="float" office:value="3.15608154092902E+211" calcext:value-type="float">
            <text:p>3,15608154092902E+211</text:p>
          </table:table-cell>
          <table:table-cell table:formula="of:=[.A706]*LOG([.A706];2)" office:value-type="float" office:value="2.21741543108284E+214" calcext:value-type="float">
            <text:p>2,21741543108284E+214</text:p>
          </table:table-cell>
          <table:table-cell table:formula="of:=[.A706]^[.$C$3]" office:value-type="float" office:value="4.11281994840657E+213" calcext:value-type="float">
            <text:p>4,11281994840657E+213</text:p>
          </table:table-cell>
          <table:table-cell table:formula="of:=[.C706]&lt;[.B7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6]*2" office:value-type="float" office:value="6.31216308185805E+211" calcext:value-type="float">
            <text:p>6,31216308185805E+211</text:p>
          </table:table-cell>
          <table:table-cell table:formula="of:=[.A707]*LOG([.A707];2)" office:value-type="float" office:value="4.44114302524753E+214" calcext:value-type="float">
            <text:p>4,44114302524753E+214</text:p>
          </table:table-cell>
          <table:table-cell table:formula="of:=[.A707]^[.$C$3]" office:value-type="float" office:value="8.28285374686398E+213" calcext:value-type="float">
            <text:p>8,28285374686398E+213</text:p>
          </table:table-cell>
          <table:table-cell table:formula="of:=[.C707]&lt;[.B7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7]*2" office:value-type="float" office:value="1.26243261637161E+212" calcext:value-type="float">
            <text:p>1,26243261637161E+212</text:p>
          </table:table-cell>
          <table:table-cell table:formula="of:=[.A708]*LOG([.A708];2)" office:value-type="float" office:value="8.89491037665878E+214" calcext:value-type="float">
            <text:p>8,89491037665878E+214</text:p>
          </table:table-cell>
          <table:table-cell table:formula="of:=[.A708]^[.$C$3]" office:value-type="float" office:value="1.66809311014255E+214" calcext:value-type="float">
            <text:p>1,66809311014255E+214</text:p>
          </table:table-cell>
          <table:table-cell table:formula="of:=[.C708]&lt;[.B7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8]*2" office:value-type="float" office:value="2.52486523274322E+212" calcext:value-type="float">
            <text:p>2,52486523274322E+212</text:p>
          </table:table-cell>
          <table:table-cell table:formula="of:=[.A709]*LOG([.A709];2)" office:value-type="float" office:value="1.7815069405645E+215" calcext:value-type="float">
            <text:p>1,7815069405645E+215</text:p>
          </table:table-cell>
          <table:table-cell table:formula="of:=[.A709]^[.$C$3]" office:value-type="float" office:value="3.35939123053884E+214" calcext:value-type="float">
            <text:p>3,35939123053884E+214</text:p>
          </table:table-cell>
          <table:table-cell table:formula="of:=[.C709]&lt;[.B7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09]*2" office:value-type="float" office:value="5.04973046548644E+212" calcext:value-type="float">
            <text:p>5,04973046548644E+212</text:p>
          </table:table-cell>
          <table:table-cell table:formula="of:=[.A710]*LOG([.A710];2)" office:value-type="float" office:value="3.56806361159448E+215" calcext:value-type="float">
            <text:p>3,56806361159448E+215</text:p>
          </table:table-cell>
          <table:table-cell table:formula="of:=[.A710]^[.$C$3]" office:value-type="float" office:value="6.7655152888059E+214" calcext:value-type="float">
            <text:p>6,7655152888059E+214</text:p>
          </table:table-cell>
          <table:table-cell table:formula="of:=[.C710]&lt;[.B7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0]*2" office:value-type="float" office:value="1.00994609309729E+213" calcext:value-type="float">
            <text:p>1,00994609309729E+213</text:p>
          </table:table-cell>
          <table:table-cell table:formula="of:=[.A711]*LOG([.A711];2)" office:value-type="float" office:value="7.14622668411994E+215" calcext:value-type="float">
            <text:p>7,14622668411994E+215</text:p>
          </table:table-cell>
          <table:table-cell table:formula="of:=[.A711]^[.$C$3]" office:value-type="float" office:value="1.36251463381134E+215" calcext:value-type="float">
            <text:p>1,36251463381134E+215</text:p>
          </table:table-cell>
          <table:table-cell table:formula="of:=[.C711]&lt;[.B7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1]*2" office:value-type="float" office:value="2.01989218619458E+213" calcext:value-type="float">
            <text:p>2,01989218619458E+213</text:p>
          </table:table-cell>
          <table:table-cell table:formula="of:=[.A712]*LOG([.A712];2)" office:value-type="float" office:value="1.43126522901018E+216" calcext:value-type="float">
            <text:p>1,43126522901018E+216</text:p>
          </table:table-cell>
          <table:table-cell table:formula="of:=[.A712]^[.$C$3]" office:value-type="float" office:value="2.74398334509965E+215" calcext:value-type="float">
            <text:p>2,74398334509965E+215</text:p>
          </table:table-cell>
          <table:table-cell table:formula="of:=[.C712]&lt;[.B7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2]*2" office:value-type="float" office:value="4.03978437238915E+213" calcext:value-type="float">
            <text:p>4,03978437238915E+213</text:p>
          </table:table-cell>
          <table:table-cell table:formula="of:=[.A713]*LOG([.A713];2)" office:value-type="float" office:value="2.86657024239275E+216" calcext:value-type="float">
            <text:p>2,86657024239275E+216</text:p>
          </table:table-cell>
          <table:table-cell table:formula="of:=[.A713]^[.$C$3]" office:value-type="float" office:value="5.52613851722259E+215" calcext:value-type="float">
            <text:p>5,52613851722259E+215</text:p>
          </table:table-cell>
          <table:table-cell table:formula="of:=[.C713]&lt;[.B7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3]*2" office:value-type="float" office:value="8.0795687447783E+213" calcext:value-type="float">
            <text:p>8,0795687447783E+213</text:p>
          </table:table-cell>
          <table:table-cell table:formula="of:=[.A714]*LOG([.A714];2)" office:value-type="float" office:value="5.74122005353029E+216" calcext:value-type="float">
            <text:p>5,74122005353029E+216</text:p>
          </table:table-cell>
          <table:table-cell table:formula="of:=[.A714]^[.$C$3]" office:value-type="float" office:value="1.1129151700599E+216" calcext:value-type="float">
            <text:p>1,1129151700599E+216</text:p>
          </table:table-cell>
          <table:table-cell table:formula="of:=[.C714]&lt;[.B7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4]*2" office:value-type="float" office:value="1.61591374895566E+214" calcext:value-type="float">
            <text:p>1,61591374895566E+214</text:p>
          </table:table-cell>
          <table:table-cell table:formula="of:=[.A715]*LOG([.A715];2)" office:value-type="float" office:value="1.14985992445501E+217" calcext:value-type="float">
            <text:p>1,14985992445501E+217</text:p>
          </table:table-cell>
          <table:table-cell table:formula="of:=[.A715]^[.$C$3]" office:value-type="float" office:value="2.24131221446826E+216" calcext:value-type="float">
            <text:p>2,24131221446826E+216</text:p>
          </table:table-cell>
          <table:table-cell table:formula="of:=[.C715]&lt;[.B7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5]*2" office:value-type="float" office:value="3.23182749791132E+214" calcext:value-type="float">
            <text:p>3,23182749791132E+214</text:p>
          </table:table-cell>
          <table:table-cell table:formula="of:=[.A716]*LOG([.A716];2)" office:value-type="float" office:value="2.30295167640794E+217" calcext:value-type="float">
            <text:p>2,30295167640794E+217</text:p>
          </table:table-cell>
          <table:table-cell table:formula="of:=[.A716]^[.$C$3]" office:value-type="float" office:value="4.51380354753746E+216" calcext:value-type="float">
            <text:p>4,51380354753746E+216</text:p>
          </table:table-cell>
          <table:table-cell table:formula="of:=[.C716]&lt;[.B7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6]*2" office:value-type="float" office:value="6.46365499582264E+214" calcext:value-type="float">
            <text:p>6,46365499582264E+214</text:p>
          </table:table-cell>
          <table:table-cell table:formula="of:=[.A717]*LOG([.A717];2)" office:value-type="float" office:value="4.6123670078117E+217" calcext:value-type="float">
            <text:p>4,6123670078117E+217</text:p>
          </table:table-cell>
          <table:table-cell table:formula="of:=[.A717]^[.$C$3]" office:value-type="float" office:value="9.09039906811711E+216" calcext:value-type="float">
            <text:p>9,09039906811711E+216</text:p>
          </table:table-cell>
          <table:table-cell table:formula="of:=[.C717]&lt;[.B7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7]*2" office:value-type="float" office:value="1.29273099916453E+215" calcext:value-type="float">
            <text:p>1,29273099916453E+215</text:p>
          </table:table-cell>
          <table:table-cell table:formula="of:=[.A718]*LOG([.A718];2)" office:value-type="float" office:value="9.23766132561504E+217" calcext:value-type="float">
            <text:p>9,23766132561504E+217</text:p>
          </table:table-cell>
          <table:table-cell table:formula="of:=[.A718]^[.$C$3]" office:value-type="float" office:value="1.83072555877419E+217" calcext:value-type="float">
            <text:p>1,83072555877419E+217</text:p>
          </table:table-cell>
          <table:table-cell table:formula="of:=[.C718]&lt;[.B7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8]*2" office:value-type="float" office:value="2.58546199832906E+215" calcext:value-type="float">
            <text:p>2,58546199832906E+215</text:p>
          </table:table-cell>
          <table:table-cell table:formula="of:=[.A719]*LOG([.A719];2)" office:value-type="float" office:value="1.85011772712134E+218" calcext:value-type="float">
            <text:p>1,85011772712134E+218</text:p>
          </table:table-cell>
          <table:table-cell table:formula="of:=[.A719]^[.$C$3]" office:value-type="float" office:value="3.68691852407672E+217" calcext:value-type="float">
            <text:p>3,68691852407672E+217</text:p>
          </table:table-cell>
          <table:table-cell table:formula="of:=[.C719]&lt;[.B7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19]*2" office:value-type="float" office:value="5.17092399665811E+215" calcext:value-type="float">
            <text:p>5,17092399665811E+215</text:p>
          </table:table-cell>
          <table:table-cell table:formula="of:=[.A720]*LOG([.A720];2)" office:value-type="float" office:value="3.70540637823933E+218" calcext:value-type="float">
            <text:p>3,70540637823933E+218</text:p>
          </table:table-cell>
          <table:table-cell table:formula="of:=[.A720]^[.$C$3]" office:value-type="float" office:value="7.42512614085195E+217" calcext:value-type="float">
            <text:p>7,42512614085195E+217</text:p>
          </table:table-cell>
          <table:table-cell table:formula="of:=[.C720]&lt;[.B7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0]*2" office:value-type="float" office:value="1.03418479933162E+216" calcext:value-type="float">
            <text:p>1,03418479933162E+216</text:p>
          </table:table-cell>
          <table:table-cell table:formula="of:=[.A721]*LOG([.A721];2)" office:value-type="float" office:value="7.42115460447198E+218" calcext:value-type="float">
            <text:p>7,42115460447198E+218</text:p>
          </table:table-cell>
          <table:table-cell table:formula="of:=[.A721]^[.$C$3]" office:value-type="float" office:value="1.49535439548042E+218" calcext:value-type="float">
            <text:p>1,49535439548042E+218</text:p>
          </table:table-cell>
          <table:table-cell table:formula="of:=[.C721]&lt;[.B7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1]*2" office:value-type="float" office:value="2.06836959866325E+216" calcext:value-type="float">
            <text:p>2,06836959866325E+216</text:p>
          </table:table-cell>
          <table:table-cell table:formula="of:=[.A722]*LOG([.A722];2)" office:value-type="float" office:value="1.48629929049306E+219" calcext:value-type="float">
            <text:p>1,48629929049306E+219</text:p>
          </table:table-cell>
          <table:table-cell table:formula="of:=[.A722]^[.$C$3]" office:value-type="float" office:value="3.01151081566144E+218" calcext:value-type="float">
            <text:p>3,01151081566144E+218</text:p>
          </table:table-cell>
          <table:table-cell table:formula="of:=[.C722]&lt;[.B7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2]*2" office:value-type="float" office:value="4.13673919732649E+216" calcext:value-type="float">
            <text:p>4,13673919732649E+216</text:p>
          </table:table-cell>
          <table:table-cell table:formula="of:=[.A723]*LOG([.A723];2)" office:value-type="float" office:value="2.97673532018345E+219" calcext:value-type="float">
            <text:p>2,97673532018345E+219</text:p>
          </table:table-cell>
          <table:table-cell table:formula="of:=[.A723]^[.$C$3]" office:value-type="float" office:value="6.06491505977224E+218" calcext:value-type="float">
            <text:p>6,06491505977224E+218</text:p>
          </table:table-cell>
          <table:table-cell table:formula="of:=[.C723]&lt;[.B7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3]*2" office:value-type="float" office:value="8.27347839465298E+216" calcext:value-type="float">
            <text:p>8,27347839465298E+216</text:p>
          </table:table-cell>
          <table:table-cell table:formula="of:=[.A724]*LOG([.A724];2)" office:value-type="float" office:value="5.96174411876155E+219" calcext:value-type="float">
            <text:p>5,96174411876155E+219</text:p>
          </table:table-cell>
          <table:table-cell table:formula="of:=[.A724]^[.$C$3]" office:value-type="float" office:value="1.22141997601205E+219" calcext:value-type="float">
            <text:p>1,22141997601205E+219</text:p>
          </table:table-cell>
          <table:table-cell table:formula="of:=[.C724]&lt;[.B7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4]*2" office:value-type="float" office:value="1.6546956789306E+217" calcext:value-type="float">
            <text:p>1,6546956789306E+217</text:p>
          </table:table-cell>
          <table:table-cell table:formula="of:=[.A725]*LOG([.A725];2)" office:value-type="float" office:value="1.19400351943124E+220" calcext:value-type="float">
            <text:p>1,19400351943124E+220</text:p>
          </table:table-cell>
          <table:table-cell table:formula="of:=[.A725]^[.$C$3]" office:value-type="float" office:value="2.45983124759095E+219" calcext:value-type="float">
            <text:p>2,45983124759095E+219</text:p>
          </table:table-cell>
          <table:table-cell table:formula="of:=[.C725]&lt;[.B7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5]*2" office:value-type="float" office:value="3.30939135786119E+217" calcext:value-type="float">
            <text:p>3,30939135786119E+217</text:p>
          </table:table-cell>
          <table:table-cell table:formula="of:=[.A726]*LOG([.A726];2)" office:value-type="float" office:value="2.39131643022034E+220" calcext:value-type="float">
            <text:p>2,39131643022034E+220</text:p>
          </table:table-cell>
          <table:table-cell table:formula="of:=[.A726]^[.$C$3]" office:value-type="float" office:value="4.9538814539293E+219" calcext:value-type="float">
            <text:p>4,9538814539293E+219</text:p>
          </table:table-cell>
          <table:table-cell table:formula="of:=[.C726]&lt;[.B7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6]*2" office:value-type="float" office:value="6.61878271572239E+217" calcext:value-type="float">
            <text:p>6,61878271572239E+217</text:p>
          </table:table-cell>
          <table:table-cell table:formula="of:=[.A727]*LOG([.A727];2)" office:value-type="float" office:value="4.7892516431564E+220" calcext:value-type="float">
            <text:p>4,7892516431564E+220</text:p>
          </table:table-cell>
          <table:table-cell table:formula="of:=[.A727]^[.$C$3]" office:value-type="float" office:value="9.97667684871431E+219" calcext:value-type="float">
            <text:p>9,97667684871431E+219</text:p>
          </table:table-cell>
          <table:table-cell table:formula="of:=[.C727]&lt;[.B7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7]*2" office:value-type="float" office:value="1.32375654314448E+218" calcext:value-type="float">
            <text:p>1,32375654314448E+218</text:p>
          </table:table-cell>
          <table:table-cell table:formula="of:=[.A728]*LOG([.A728];2)" office:value-type="float" office:value="9.59174085174425E+220" calcext:value-type="float">
            <text:p>9,59174085174425E+220</text:p>
          </table:table-cell>
          <table:table-cell table:formula="of:=[.A728]^[.$C$3]" office:value-type="float" office:value="2.00921402478705E+220" calcext:value-type="float">
            <text:p>2,00921402478705E+220</text:p>
          </table:table-cell>
          <table:table-cell table:formula="of:=[.C728]&lt;[.B7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8]*2" office:value-type="float" office:value="2.64751308628895E+218" calcext:value-type="float">
            <text:p>2,64751308628895E+218</text:p>
          </table:table-cell>
          <table:table-cell table:formula="of:=[.A729]*LOG([.A729];2)" office:value-type="float" office:value="1.92099568343514E+221" calcext:value-type="float">
            <text:p>1,92099568343514E+221</text:p>
          </table:table-cell>
          <table:table-cell table:formula="of:=[.A729]^[.$C$3]" office:value-type="float" office:value="4.04637842702224E+220" calcext:value-type="float">
            <text:p>4,04637842702224E+220</text:p>
          </table:table-cell>
          <table:table-cell table:formula="of:=[.C729]&lt;[.B7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29]*2" office:value-type="float" office:value="5.29502617257791E+218" calcext:value-type="float">
            <text:p>5,29502617257791E+218</text:p>
          </table:table-cell>
          <table:table-cell table:formula="of:=[.A730]*LOG([.A730];2)" office:value-type="float" office:value="3.84728639304286E+221" calcext:value-type="float">
            <text:p>3,84728639304286E+221</text:p>
          </table:table-cell>
          <table:table-cell table:formula="of:=[.A730]^[.$C$3]" office:value-type="float" office:value="8.14904642943963E+220" calcext:value-type="float">
            <text:p>8,14904642943963E+220</text:p>
          </table:table-cell>
          <table:table-cell table:formula="of:=[.C730]&lt;[.B7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0]*2" office:value-type="float" office:value="1.05900523451558E+219" calcext:value-type="float">
            <text:p>1,05900523451558E+219</text:p>
          </table:table-cell>
          <table:table-cell table:formula="of:=[.A731]*LOG([.A731];2)" office:value-type="float" office:value="7.70516283843087E+221" calcext:value-type="float">
            <text:p>7,70516283843087E+221</text:p>
          </table:table-cell>
          <table:table-cell table:formula="of:=[.A731]^[.$C$3]" office:value-type="float" office:value="1.64114550595882E+221" calcext:value-type="float">
            <text:p>1,64114550595882E+221</text:p>
          </table:table-cell>
          <table:table-cell table:formula="of:=[.C731]&lt;[.B7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1]*2" office:value-type="float" office:value="2.11801046903116E+219" calcext:value-type="float">
            <text:p>2,11801046903116E+219</text:p>
          </table:table-cell>
          <table:table-cell table:formula="of:=[.A732]*LOG([.A732];2)" office:value-type="float" office:value="1.5431505781552E+222" calcext:value-type="float">
            <text:p>1,5431505781552E+222</text:p>
          </table:table-cell>
          <table:table-cell table:formula="of:=[.A732]^[.$C$3]" office:value-type="float" office:value="3.30512115135176E+221" calcext:value-type="float">
            <text:p>3,30512115135176E+221</text:p>
          </table:table-cell>
          <table:table-cell table:formula="of:=[.C732]&lt;[.B7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2]*2" office:value-type="float" office:value="4.23602093806233E+219" calcext:value-type="float">
            <text:p>4,23602093806233E+219</text:p>
          </table:table-cell>
          <table:table-cell table:formula="of:=[.A733]*LOG([.A733];2)" office:value-type="float" office:value="3.09053717724847E+222" calcext:value-type="float">
            <text:p>3,09053717724847E+222</text:p>
          </table:table-cell>
          <table:table-cell table:formula="of:=[.A733]^[.$C$3]" office:value-type="float" office:value="6.65622017392702E+221" calcext:value-type="float">
            <text:p>6,65622017392702E+221</text:p>
          </table:table-cell>
          <table:table-cell table:formula="of:=[.C733]&lt;[.B7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3]*2" office:value-type="float" office:value="8.47204187612465E+219" calcext:value-type="float">
            <text:p>8,47204187612465E+219</text:p>
          </table:table-cell>
          <table:table-cell table:formula="of:=[.A734]*LOG([.A734];2)" office:value-type="float" office:value="6.18954639637307E+222" calcext:value-type="float">
            <text:p>6,18954639637307E+222</text:p>
          </table:table-cell>
          <table:table-cell table:formula="of:=[.A734]^[.$C$3]" office:value-type="float" office:value="1.34050356930706E+222" calcext:value-type="float">
            <text:p>1,34050356930706E+222</text:p>
          </table:table-cell>
          <table:table-cell table:formula="of:=[.C734]&lt;[.B7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4]*2" office:value-type="float" office:value="1.69440837522493E+220" calcext:value-type="float">
            <text:p>1,69440837522493E+220</text:p>
          </table:table-cell>
          <table:table-cell table:formula="of:=[.A735]*LOG([.A735];2)" office:value-type="float" office:value="1.23960368764984E+223" calcext:value-type="float">
            <text:p>1,23960368764984E+223</text:p>
          </table:table-cell>
          <table:table-cell table:formula="of:=[.A735]^[.$C$3]" office:value-type="float" office:value="2.69965501796917E+222" calcext:value-type="float">
            <text:p>2,69965501796917E+222</text:p>
          </table:table-cell>
          <table:table-cell table:formula="of:=[.C735]&lt;[.B7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5]*2" office:value-type="float" office:value="3.38881675044986E+220" calcext:value-type="float">
            <text:p>3,38881675044986E+220</text:p>
          </table:table-cell>
          <table:table-cell table:formula="of:=[.A736]*LOG([.A736];2)" office:value-type="float" office:value="2.48259619205013E+223" calcext:value-type="float">
            <text:p>2,48259619205013E+223</text:p>
          </table:table-cell>
          <table:table-cell table:formula="of:=[.A736]^[.$C$3]" office:value-type="float" office:value="5.43686520716506E+222" calcext:value-type="float">
            <text:p>5,43686520716506E+222</text:p>
          </table:table-cell>
          <table:table-cell table:formula="of:=[.C736]&lt;[.B7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6]*2" office:value-type="float" office:value="6.77763350089972E+220" calcext:value-type="float">
            <text:p>6,77763350089972E+220</text:p>
          </table:table-cell>
          <table:table-cell table:formula="of:=[.A737]*LOG([.A737];2)" office:value-type="float" office:value="4.97197001760115E+223" calcext:value-type="float">
            <text:p>4,97197001760115E+223</text:p>
          </table:table-cell>
          <table:table-cell table:formula="of:=[.A737]^[.$C$3]" office:value-type="float" office:value="1.09493631905303E+223" calcext:value-type="float">
            <text:p>1,09493631905303E+223</text:p>
          </table:table-cell>
          <table:table-cell table:formula="of:=[.C737]&lt;[.B7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7]*2" office:value-type="float" office:value="1.35552670017994E+221" calcext:value-type="float">
            <text:p>1,35552670017994E+221</text:p>
          </table:table-cell>
          <table:table-cell table:formula="of:=[.A738]*LOG([.A738];2)" office:value-type="float" office:value="9.95749530220411E+223" calcext:value-type="float">
            <text:p>9,95749530220411E+223</text:p>
          </table:table-cell>
          <table:table-cell table:formula="of:=[.A738]^[.$C$3]" office:value-type="float" office:value="2.20510440685824E+223" calcext:value-type="float">
            <text:p>2,20510440685824E+223</text:p>
          </table:table-cell>
          <table:table-cell table:formula="of:=[.C738]&lt;[.B7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8]*2" office:value-type="float" office:value="2.71105340035989E+221" calcext:value-type="float">
            <text:p>2,71105340035989E+221</text:p>
          </table:table-cell>
          <table:table-cell table:formula="of:=[.A739]*LOG([.A739];2)" office:value-type="float" office:value="1.99421011384118E+224" calcext:value-type="float">
            <text:p>1,99421011384118E+224</text:p>
          </table:table-cell>
          <table:table-cell table:formula="of:=[.A739]^[.$C$3]" office:value-type="float" office:value="4.44088424188086E+223" calcext:value-type="float">
            <text:p>4,44088424188086E+223</text:p>
          </table:table-cell>
          <table:table-cell table:formula="of:=[.C739]&lt;[.B7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39]*2" office:value-type="float" office:value="5.42210680071978E+221" calcext:value-type="float">
            <text:p>5,42210680071978E+221</text:p>
          </table:table-cell>
          <table:table-cell table:formula="of:=[.A740]*LOG([.A740];2)" office:value-type="float" office:value="3.99384233448308E+224" calcext:value-type="float">
            <text:p>3,99384233448308E+224</text:p>
          </table:table-cell>
          <table:table-cell table:formula="of:=[.A740]^[.$C$3]" office:value-type="float" office:value="8.94354606904272E+223" calcext:value-type="float">
            <text:p>8,94354606904272E+223</text:p>
          </table:table-cell>
          <table:table-cell table:formula="of:=[.C740]&lt;[.B7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0]*2" office:value-type="float" office:value="1.08442136014396E+222" calcext:value-type="float">
            <text:p>1,08442136014396E+222</text:p>
          </table:table-cell>
          <table:table-cell table:formula="of:=[.A741]*LOG([.A741];2)" office:value-type="float" office:value="7.99852888256761E+224" calcext:value-type="float">
            <text:p>7,99852888256761E+224</text:p>
          </table:table-cell>
          <table:table-cell table:formula="of:=[.A741]^[.$C$3]" office:value-type="float" office:value="1.8011506702821E+224" calcext:value-type="float">
            <text:p>1,8011506702821E+224</text:p>
          </table:table-cell>
          <table:table-cell table:formula="of:=[.C741]&lt;[.B7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1]*2" office:value-type="float" office:value="2.16884272028791E+222" calcext:value-type="float">
            <text:p>2,16884272028791E+222</text:p>
          </table:table-cell>
          <table:table-cell table:formula="of:=[.A742]*LOG([.A742];2)" office:value-type="float" office:value="1.60187461923381E+225" calcext:value-type="float">
            <text:p>1,60187461923381E+225</text:p>
          </table:table-cell>
          <table:table-cell table:formula="of:=[.A742]^[.$C$3]" office:value-type="float" office:value="3.62735732785789E+224" calcext:value-type="float">
            <text:p>3,62735732785789E+224</text:p>
          </table:table-cell>
          <table:table-cell table:formula="of:=[.C742]&lt;[.B7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2]*2" office:value-type="float" office:value="4.33768544057582E+222" calcext:value-type="float">
            <text:p>4,33768544057582E+222</text:p>
          </table:table-cell>
          <table:table-cell table:formula="of:=[.A743]*LOG([.A743];2)" office:value-type="float" office:value="3.20808692390819E+225" calcext:value-type="float">
            <text:p>3,20808692390819E+225</text:p>
          </table:table-cell>
          <table:table-cell table:formula="of:=[.A743]^[.$C$3]" office:value-type="float" office:value="7.30517518665082E+224" calcext:value-type="float">
            <text:p>7,30517518665082E+224</text:p>
          </table:table-cell>
          <table:table-cell table:formula="of:=[.C743]&lt;[.B7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3]*2" office:value-type="float" office:value="8.67537088115164E+222" calcext:value-type="float">
            <text:p>8,67537088115164E+222</text:p>
          </table:table-cell>
          <table:table-cell table:formula="of:=[.A744]*LOG([.A744];2)" office:value-type="float" office:value="6.42484921869754E+225" calcext:value-type="float">
            <text:p>6,42484921869754E+225</text:p>
          </table:table-cell>
          <table:table-cell table:formula="of:=[.A744]^[.$C$3]" office:value-type="float" office:value="1.47119733966693E+225" calcext:value-type="float">
            <text:p>1,47119733966693E+225</text:p>
          </table:table-cell>
          <table:table-cell table:formula="of:=[.C744]&lt;[.B7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4]*2" office:value-type="float" office:value="1.73507417623033E+223" calcext:value-type="float">
            <text:p>1,73507417623033E+223</text:p>
          </table:table-cell>
          <table:table-cell table:formula="of:=[.A745]*LOG([.A745];2)" office:value-type="float" office:value="1.28670491791574E+226" calcext:value-type="float">
            <text:p>1,28670491791574E+226</text:p>
          </table:table-cell>
          <table:table-cell table:formula="of:=[.A745]^[.$C$3]" office:value-type="float" office:value="2.9628606528126E+225" calcext:value-type="float">
            <text:p>2,9628606528126E+225</text:p>
          </table:table-cell>
          <table:table-cell table:formula="of:=[.C745]&lt;[.B7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5]*2" office:value-type="float" office:value="3.47014835246066E+223" calcext:value-type="float">
            <text:p>3,47014835246066E+223</text:p>
          </table:table-cell>
          <table:table-cell table:formula="of:=[.A746]*LOG([.A746];2)" office:value-type="float" office:value="2.57687998418394E+226" calcext:value-type="float">
            <text:p>2,57687998418394E+226</text:p>
          </table:table-cell>
          <table:table-cell table:formula="of:=[.A746]^[.$C$3]" office:value-type="float" office:value="5.96693795678863E+225" calcext:value-type="float">
            <text:p>5,96693795678863E+225</text:p>
          </table:table-cell>
          <table:table-cell table:formula="of:=[.C746]&lt;[.B7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6]*2" office:value-type="float" office:value="6.94029670492132E+223" calcext:value-type="float">
            <text:p>6,94029670492132E+223</text:p>
          </table:table-cell>
          <table:table-cell table:formula="of:=[.A747]*LOG([.A747];2)" office:value-type="float" office:value="5.16070026507279E+226" calcext:value-type="float">
            <text:p>5,16070026507279E+226</text:p>
          </table:table-cell>
          <table:table-cell table:formula="of:=[.A747]^[.$C$3]" office:value-type="float" office:value="1.20168825848648E+226" calcext:value-type="float">
            <text:p>1,20168825848648E+226</text:p>
          </table:table-cell>
          <table:table-cell table:formula="of:=[.C747]&lt;[.B7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7]*2" office:value-type="float" office:value="1.38805934098426E+224" calcext:value-type="float">
            <text:p>1,38805934098426E+224</text:p>
          </table:table-cell>
          <table:table-cell table:formula="of:=[.A748]*LOG([.A748];2)" office:value-type="float" office:value="1.03352811235554E+227" calcext:value-type="float">
            <text:p>1,03352811235554E+227</text:p>
          </table:table-cell>
          <table:table-cell table:formula="of:=[.A748]^[.$C$3]" office:value-type="float" office:value="2.42009332264191E+226" calcext:value-type="float">
            <text:p>2,42009332264191E+226</text:p>
          </table:table-cell>
          <table:table-cell table:formula="of:=[.C748]&lt;[.B7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8]*2" office:value-type="float" office:value="2.77611868196853E+224" calcext:value-type="float">
            <text:p>2,77611868196853E+224</text:p>
          </table:table-cell>
          <table:table-cell table:formula="of:=[.A749]*LOG([.A749];2)" office:value-type="float" office:value="2.06983234339305E+227" calcext:value-type="float">
            <text:p>2,06983234339305E+227</text:p>
          </table:table-cell>
          <table:table-cell table:formula="of:=[.A749]^[.$C$3]" office:value-type="float" office:value="4.87385280577896E+226" calcext:value-type="float">
            <text:p>4,87385280577896E+226</text:p>
          </table:table-cell>
          <table:table-cell table:formula="of:=[.C749]&lt;[.B7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49]*2" office:value-type="float" office:value="5.55223736393705E+224" calcext:value-type="float">
            <text:p>5,55223736393705E+224</text:p>
          </table:table-cell>
          <table:table-cell table:formula="of:=[.A750]*LOG([.A750];2)" office:value-type="float" office:value="4.14521692415005E+227" calcext:value-type="float">
            <text:p>4,14521692415005E+227</text:p>
          </table:table-cell>
          <table:table-cell table:formula="of:=[.A750]^[.$C$3]" office:value-type="float" office:value="9.81550626587727E+226" calcext:value-type="float">
            <text:p>9,81550626587727E+226</text:p>
          </table:table-cell>
          <table:table-cell table:formula="of:=[.C750]&lt;[.B7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0]*2" office:value-type="float" office:value="1.11044747278741E+225" calcext:value-type="float">
            <text:p>1,11044747278741E+225</text:p>
          </table:table-cell>
          <table:table-cell table:formula="of:=[.A751]*LOG([.A751];2)" office:value-type="float" office:value="8.30153832302797E+227" calcext:value-type="float">
            <text:p>8,30153832302797E+227</text:p>
          </table:table-cell>
          <table:table-cell table:formula="of:=[.A751]^[.$C$3]" office:value-type="float" office:value="1.97675570220832E+227" calcext:value-type="float">
            <text:p>1,97675570220832E+227</text:p>
          </table:table-cell>
          <table:table-cell table:formula="of:=[.C751]&lt;[.B7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1]*2" office:value-type="float" office:value="2.22089494557482E+225" calcext:value-type="float">
            <text:p>2,22089494557482E+225</text:p>
          </table:table-cell>
          <table:table-cell table:formula="of:=[.A752]*LOG([.A752];2)" office:value-type="float" office:value="1.66252855955117E+228" calcext:value-type="float">
            <text:p>1,66252855955117E+228</text:p>
          </table:table-cell>
          <table:table-cell table:formula="of:=[.A752]^[.$C$3]" office:value-type="float" office:value="3.98101025088987E+227" calcext:value-type="float">
            <text:p>3,98101025088987E+227</text:p>
          </table:table-cell>
          <table:table-cell table:formula="of:=[.C752]&lt;[.B7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2]*2" office:value-type="float" office:value="4.44178989114964E+225" calcext:value-type="float">
            <text:p>4,44178989114964E+225</text:p>
          </table:table-cell>
          <table:table-cell table:formula="of:=[.A753]*LOG([.A753];2)" office:value-type="float" office:value="3.32949890899349E+228" calcext:value-type="float">
            <text:p>3,32949890899349E+228</text:p>
          </table:table-cell>
          <table:table-cell table:formula="of:=[.A753]^[.$C$3]" office:value-type="float" office:value="8.0174007339325E+227" calcext:value-type="float">
            <text:p>8,0174007339325E+227</text:p>
          </table:table-cell>
          <table:table-cell table:formula="of:=[.C753]&lt;[.B7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3]*2" office:value-type="float" office:value="8.88357978229928E+225" calcext:value-type="float">
            <text:p>8,88357978229928E+225</text:p>
          </table:table-cell>
          <table:table-cell table:formula="of:=[.A754]*LOG([.A754];2)" office:value-type="float" office:value="6.66788139776927E+228" calcext:value-type="float">
            <text:p>6,66788139776927E+228</text:p>
          </table:table-cell>
          <table:table-cell table:formula="of:=[.A754]^[.$C$3]" office:value-type="float" office:value="1.61463323321243E+228" calcext:value-type="float">
            <text:p>1,61463323321243E+228</text:p>
          </table:table-cell>
          <table:table-cell table:formula="of:=[.C754]&lt;[.B7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4]*2" office:value-type="float" office:value="1.77671595645986E+226" calcext:value-type="float">
            <text:p>1,77671595645986E+226</text:p>
          </table:table-cell>
          <table:table-cell table:formula="of:=[.A755]*LOG([.A755];2)" office:value-type="float" office:value="1.33535299551031E+229" calcext:value-type="float">
            <text:p>1,33535299551031E+229</text:p>
          </table:table-cell>
          <table:table-cell table:formula="of:=[.A755]^[.$C$3]" office:value-type="float" office:value="3.25172779097856E+228" calcext:value-type="float">
            <text:p>3,25172779097856E+228</text:p>
          </table:table-cell>
          <table:table-cell table:formula="of:=[.C755]&lt;[.B7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5]*2" office:value-type="float" office:value="3.55343191291971E+226" calcext:value-type="float">
            <text:p>3,55343191291971E+226</text:p>
          </table:table-cell>
          <table:table-cell table:formula="of:=[.A756]*LOG([.A756];2)" office:value-type="float" office:value="2.67425942293355E+229" calcext:value-type="float">
            <text:p>2,67425942293355E+229</text:p>
          </table:table-cell>
          <table:table-cell table:formula="of:=[.A756]^[.$C$3]" office:value-type="float" office:value="6.54869069279907E+228" calcext:value-type="float">
            <text:p>6,54869069279907E+228</text:p>
          </table:table-cell>
          <table:table-cell table:formula="of:=[.C756]&lt;[.B7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6]*2" office:value-type="float" office:value="7.10686382583943E+226" calcext:value-type="float">
            <text:p>7,10686382583943E+226</text:p>
          </table:table-cell>
          <table:table-cell table:formula="of:=[.A757]*LOG([.A757];2)" office:value-type="float" office:value="5.35562570969294E+229" calcext:value-type="float">
            <text:p>5,35562570969294E+229</text:p>
          </table:table-cell>
          <table:table-cell table:formula="of:=[.A757]^[.$C$3]" office:value-type="float" office:value="1.31884808774376E+229" calcext:value-type="float">
            <text:p>1,31884808774376E+229</text:p>
          </table:table-cell>
          <table:table-cell table:formula="of:=[.C757]&lt;[.B7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7]*2" office:value-type="float" office:value="1.42137276516789E+227" calcext:value-type="float">
            <text:p>1,42137276516789E+227</text:p>
          </table:table-cell>
          <table:table-cell table:formula="of:=[.A758]*LOG([.A758];2)" office:value-type="float" office:value="1.07254651470376E+230" calcext:value-type="float">
            <text:p>1,07254651470376E+230</text:p>
          </table:table-cell>
          <table:table-cell table:formula="of:=[.A758]^[.$C$3]" office:value-type="float" office:value="2.65604280327054E+229" calcext:value-type="float">
            <text:p>2,65604280327054E+229</text:p>
          </table:table-cell>
          <table:table-cell table:formula="of:=[.C758]&lt;[.B7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8]*2" office:value-type="float" office:value="2.84274553033577E+227" calcext:value-type="float">
            <text:p>2,84274553033577E+227</text:p>
          </table:table-cell>
          <table:table-cell table:formula="of:=[.A759]*LOG([.A759];2)" office:value-type="float" office:value="2.14793577493785E+230" calcext:value-type="float">
            <text:p>2,14793577493785E+230</text:p>
          </table:table-cell>
          <table:table-cell table:formula="of:=[.A759]^[.$C$3]" office:value-type="float" office:value="5.34903408388295E+229" calcext:value-type="float">
            <text:p>5,34903408388295E+229</text:p>
          </table:table-cell>
          <table:table-cell table:formula="of:=[.C759]&lt;[.B7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59]*2" office:value-type="float" office:value="5.68549106067154E+227" calcext:value-type="float">
            <text:p>5,68549106067154E+227</text:p>
          </table:table-cell>
          <table:table-cell table:formula="of:=[.A760]*LOG([.A760];2)" office:value-type="float" office:value="4.30155704093636E+230" calcext:value-type="float">
            <text:p>4,30155704093636E+230</text:p>
          </table:table-cell>
          <table:table-cell table:formula="of:=[.A760]^[.$C$3]" office:value-type="float" office:value="1.0772479116417E+230" calcext:value-type="float">
            <text:p>1,0772479116417E+230</text:p>
          </table:table-cell>
          <table:table-cell table:formula="of:=[.C760]&lt;[.B7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0]*2" office:value-type="float" office:value="1.13709821213431E+228" calcext:value-type="float">
            <text:p>1,13709821213431E+228</text:p>
          </table:table-cell>
          <table:table-cell table:formula="of:=[.A761]*LOG([.A761];2)" office:value-type="float" office:value="8.61448506399407E+230" calcext:value-type="float">
            <text:p>8,61448506399407E+230</text:p>
          </table:table-cell>
          <table:table-cell table:formula="of:=[.A761]^[.$C$3]" office:value-type="float" office:value="2.16948152682924E+230" calcext:value-type="float">
            <text:p>2,16948152682924E+230</text:p>
          </table:table-cell>
          <table:table-cell table:formula="of:=[.C761]&lt;[.B7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1]*2" office:value-type="float" office:value="2.27419642426862E+228" calcext:value-type="float">
            <text:p>2,27419642426862E+228</text:p>
          </table:table-cell>
          <table:table-cell table:formula="of:=[.A762]*LOG([.A762];2)" office:value-type="float" office:value="1.72517120922308E+231" calcext:value-type="float">
            <text:p>1,72517120922308E+231</text:p>
          </table:table-cell>
          <table:table-cell table:formula="of:=[.A762]^[.$C$3]" office:value-type="float" office:value="4.36914292837245E+230" calcext:value-type="float">
            <text:p>4,36914292837245E+230</text:p>
          </table:table-cell>
          <table:table-cell table:formula="of:=[.C762]&lt;[.B7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2]*2" office:value-type="float" office:value="4.54839284853723E+228" calcext:value-type="float">
            <text:p>4,54839284853723E+228</text:p>
          </table:table-cell>
          <table:table-cell table:formula="of:=[.A763]*LOG([.A763];2)" office:value-type="float" office:value="3.4548908112947E+231" calcext:value-type="float">
            <text:p>3,4548908112947E+231</text:p>
          </table:table-cell>
          <table:table-cell table:formula="of:=[.A763]^[.$C$3]" office:value-type="float" office:value="8.7990654414314E+230" calcext:value-type="float">
            <text:p>8,7990654414314E+230</text:p>
          </table:table-cell>
          <table:table-cell table:formula="of:=[.C763]&lt;[.B7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3]*2" office:value-type="float" office:value="9.09678569707447E+228" calcext:value-type="float">
            <text:p>9,09678569707447E+228</text:p>
          </table:table-cell>
          <table:table-cell table:formula="of:=[.A764]*LOG([.A764];2)" office:value-type="float" office:value="6.91887840828648E+231" calcext:value-type="float">
            <text:p>6,91887840828648E+231</text:p>
          </table:table-cell>
          <table:table-cell table:formula="of:=[.A764]^[.$C$3]" office:value-type="float" office:value="1.77205355631232E+231" calcext:value-type="float">
            <text:p>1,77205355631232E+231</text:p>
          </table:table-cell>
          <table:table-cell table:formula="of:=[.C764]&lt;[.B7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4]*2" office:value-type="float" office:value="1.81935713941489E+229" calcext:value-type="float">
            <text:p>1,81935713941489E+229</text:p>
          </table:table-cell>
          <table:table-cell table:formula="of:=[.A765]*LOG([.A765];2)" office:value-type="float" office:value="1.38559503879671E+232" calcext:value-type="float">
            <text:p>1,38559503879671E+232</text:p>
          </table:table-cell>
          <table:table-cell table:formula="of:=[.A765]^[.$C$3]" office:value-type="float" office:value="3.56875832705288E+231" calcext:value-type="float">
            <text:p>3,56875832705288E+231</text:p>
          </table:table-cell>
          <table:table-cell table:formula="of:=[.C765]&lt;[.B7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5]*2" office:value-type="float" office:value="3.63871427882979E+229" calcext:value-type="float">
            <text:p>3,63871427882979E+229</text:p>
          </table:table-cell>
          <table:table-cell table:formula="of:=[.A766]*LOG([.A766];2)" office:value-type="float" office:value="2.77482879187225E+232" calcext:value-type="float">
            <text:p>2,77482879187225E+232</text:p>
          </table:table-cell>
          <table:table-cell table:formula="of:=[.A766]^[.$C$3]" office:value-type="float" office:value="7.18716200847406E+231" calcext:value-type="float">
            <text:p>7,18716200847406E+231</text:p>
          </table:table-cell>
          <table:table-cell table:formula="of:=[.C766]&lt;[.B7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6]*2" office:value-type="float" office:value="7.27742855765957E+229" calcext:value-type="float">
            <text:p>7,27742855765957E+229</text:p>
          </table:table-cell>
          <table:table-cell table:formula="of:=[.A767]*LOG([.A767];2)" office:value-type="float" office:value="5.55693501230216E+232" calcext:value-type="float">
            <text:p>5,55693501230216E+232</text:p>
          </table:table-cell>
          <table:table-cell table:formula="of:=[.A767]^[.$C$3]" office:value-type="float" office:value="1.44743053471795E+232" calcext:value-type="float">
            <text:p>1,44743053471795E+232</text:p>
          </table:table-cell>
          <table:table-cell table:formula="of:=[.C767]&lt;[.B7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7]*2" office:value-type="float" office:value="1.45548571153191E+230" calcext:value-type="float">
            <text:p>1,45548571153191E+230</text:p>
          </table:table-cell>
          <table:table-cell table:formula="of:=[.A768]*LOG([.A768];2)" office:value-type="float" office:value="1.11284248817196E+233" calcext:value-type="float">
            <text:p>1,11284248817196E+233</text:p>
          </table:table-cell>
          <table:table-cell table:formula="of:=[.A768]^[.$C$3]" office:value-type="float" office:value="2.91499642051161E+232" calcext:value-type="float">
            <text:p>2,91499642051161E+232</text:p>
          </table:table-cell>
          <table:table-cell table:formula="of:=[.C768]&lt;[.B7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8]*2" office:value-type="float" office:value="2.91097142306383E+230" calcext:value-type="float">
            <text:p>2,91097142306383E+230</text:p>
          </table:table-cell>
          <table:table-cell table:formula="of:=[.A769]*LOG([.A769];2)" office:value-type="float" office:value="2.22859594776699E+233" calcext:value-type="float">
            <text:p>2,22859594776699E+233</text:p>
          </table:table-cell>
          <table:table-cell table:formula="of:=[.A769]^[.$C$3]" office:value-type="float" office:value="5.87054364805927E+232" calcext:value-type="float">
            <text:p>5,87054364805927E+232</text:p>
          </table:table-cell>
          <table:table-cell table:formula="of:=[.C769]&lt;[.B7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69]*2" office:value-type="float" office:value="5.82194284612766E+230" calcext:value-type="float">
            <text:p>5,82194284612766E+230</text:p>
          </table:table-cell>
          <table:table-cell table:formula="of:=[.A770]*LOG([.A770];2)" office:value-type="float" office:value="4.46301383838011E+233" calcext:value-type="float">
            <text:p>4,46301383838011E+233</text:p>
          </table:table-cell>
          <table:table-cell table:formula="of:=[.A770]^[.$C$3]" office:value-type="float" office:value="1.1822753016527E+233" calcext:value-type="float">
            <text:p>1,1822753016527E+233</text:p>
          </table:table-cell>
          <table:table-cell table:formula="of:=[.C770]&lt;[.B7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0]*2" office:value-type="float" office:value="1.16438856922553E+231" calcext:value-type="float">
            <text:p>1,16438856922553E+231</text:p>
          </table:table-cell>
          <table:table-cell table:formula="of:=[.A771]*LOG([.A771];2)" office:value-type="float" office:value="8.93767156245248E+233" calcext:value-type="float">
            <text:p>8,93767156245248E+233</text:p>
          </table:table-cell>
          <table:table-cell table:formula="of:=[.A771]^[.$C$3]" office:value-type="float" office:value="2.38099735338833E+233" calcext:value-type="float">
            <text:p>2,38099735338833E+233</text:p>
          </table:table-cell>
          <table:table-cell table:formula="of:=[.C771]&lt;[.B7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1]*2" office:value-type="float" office:value="2.32877713845106E+231" calcext:value-type="float">
            <text:p>2,32877713845106E+231</text:p>
          </table:table-cell>
          <table:table-cell table:formula="of:=[.A772]*LOG([.A772];2)" office:value-type="float" office:value="1.78986308962895E+234" calcext:value-type="float">
            <text:p>1,78986308962895E+234</text:p>
          </table:table-cell>
          <table:table-cell table:formula="of:=[.A772]^[.$C$3]" office:value-type="float" office:value="4.79511699932948E+233" calcext:value-type="float">
            <text:p>4,79511699932948E+233</text:p>
          </table:table-cell>
          <table:table-cell table:formula="of:=[.C772]&lt;[.B7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2]*2" office:value-type="float" office:value="4.65755427690213E+231" calcext:value-type="float">
            <text:p>4,65755427690213E+231</text:p>
          </table:table-cell>
          <table:table-cell table:formula="of:=[.A773]*LOG([.A773];2)" office:value-type="float" office:value="3.5843837335348E+234" calcext:value-type="float">
            <text:p>3,5843837335348E+234</text:p>
          </table:table-cell>
          <table:table-cell table:formula="of:=[.A773]^[.$C$3]" office:value-type="float" office:value="9.65693935129229E+233" calcext:value-type="float">
            <text:p>9,65693935129229E+233</text:p>
          </table:table-cell>
          <table:table-cell table:formula="of:=[.C773]&lt;[.B7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3]*2" office:value-type="float" office:value="9.31510855380425E+231" calcext:value-type="float">
            <text:p>9,31510855380425E+231</text:p>
          </table:table-cell>
          <table:table-cell table:formula="of:=[.A774]*LOG([.A774];2)" office:value-type="float" office:value="7.1780825756234E+234" calcext:value-type="float">
            <text:p>7,1780825756234E+234</text:p>
          </table:table-cell>
          <table:table-cell table:formula="of:=[.A774]^[.$C$3]" office:value-type="float" office:value="1.94482173526898E+234" calcext:value-type="float">
            <text:p>1,94482173526898E+234</text:p>
          </table:table-cell>
          <table:table-cell table:formula="of:=[.C774]&lt;[.B7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4]*2" office:value-type="float" office:value="1.86302171076085E+232" calcext:value-type="float">
            <text:p>1,86302171076085E+232</text:p>
          </table:table-cell>
          <table:table-cell table:formula="of:=[.A775]*LOG([.A775];2)" office:value-type="float" office:value="1.43747953683544E+235" calcext:value-type="float">
            <text:p>1,43747953683544E+235</text:p>
          </table:table-cell>
          <table:table-cell table:formula="of:=[.A775]^[.$C$3]" office:value-type="float" office:value="3.91669808040007E+234" calcext:value-type="float">
            <text:p>3,91669808040007E+234</text:p>
          </table:table-cell>
          <table:table-cell table:formula="of:=[.C775]&lt;[.B7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5]*2" office:value-type="float" office:value="3.7260434215217E+232" calcext:value-type="float">
            <text:p>3,7260434215217E+232</text:p>
          </table:table-cell>
          <table:table-cell table:formula="of:=[.A776]*LOG([.A776];2)" office:value-type="float" office:value="2.8786851170924E+235" calcext:value-type="float">
            <text:p>2,8786851170924E+235</text:p>
          </table:table-cell>
          <table:table-cell table:formula="of:=[.A776]^[.$C$3]" office:value-type="float" office:value="7.8878817399107E+234" calcext:value-type="float">
            <text:p>7,8878817399107E+234</text:p>
          </table:table-cell>
          <table:table-cell table:formula="of:=[.C776]&lt;[.B7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6]*2" office:value-type="float" office:value="7.4520868430434E+232" calcext:value-type="float">
            <text:p>7,4520868430434E+232</text:p>
          </table:table-cell>
          <table:table-cell table:formula="of:=[.A777]*LOG([.A777];2)" office:value-type="float" office:value="5.76482232102785E+235" calcext:value-type="float">
            <text:p>5,76482232102785E+235</text:p>
          </table:table-cell>
          <table:table-cell table:formula="of:=[.A777]^[.$C$3]" office:value-type="float" office:value="1.58854925923883E+235" calcext:value-type="float">
            <text:p>1,58854925923883E+235</text:p>
          </table:table-cell>
          <table:table-cell table:formula="of:=[.C777]&lt;[.B7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7]*2" office:value-type="float" office:value="1.49041736860868E+233" calcext:value-type="float">
            <text:p>1,49041736860868E+233</text:p>
          </table:table-cell>
          <table:table-cell table:formula="of:=[.A778]*LOG([.A778];2)" office:value-type="float" office:value="1.15445488157418E+236" calcext:value-type="float">
            <text:p>1,15445488157418E+236</text:p>
          </table:table-cell>
          <table:table-cell table:formula="of:=[.A778]^[.$C$3]" office:value-type="float" office:value="3.19919698625805E+235" calcext:value-type="float">
            <text:p>3,19919698625805E+235</text:p>
          </table:table-cell>
          <table:table-cell table:formula="of:=[.C778]&lt;[.B7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8]*2" office:value-type="float" office:value="2.98083473721736E+233" calcext:value-type="float">
            <text:p>2,98083473721736E+233</text:p>
          </table:table-cell>
          <table:table-cell table:formula="of:=[.A779]*LOG([.A779];2)" office:value-type="float" office:value="2.31189059788557E+236" calcext:value-type="float">
            <text:p>2,31189059788557E+236</text:p>
          </table:table-cell>
          <table:table-cell table:formula="of:=[.A779]^[.$C$3]" office:value-type="float" office:value="6.44289832207454E+235" calcext:value-type="float">
            <text:p>6,44289832207454E+235</text:p>
          </table:table-cell>
          <table:table-cell table:formula="of:=[.C779]&lt;[.B7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79]*2" office:value-type="float" office:value="5.96166947443472E+233" calcext:value-type="float">
            <text:p>5,96166947443472E+233</text:p>
          </table:table-cell>
          <table:table-cell table:formula="of:=[.A780]*LOG([.A780];2)" office:value-type="float" office:value="4.62974286524558E+236" calcext:value-type="float">
            <text:p>4,62974286524558E+236</text:p>
          </table:table-cell>
          <table:table-cell table:formula="of:=[.A780]^[.$C$3]" office:value-type="float" office:value="1.29754244477282E+236" calcext:value-type="float">
            <text:p>1,29754244477282E+236</text:p>
          </table:table-cell>
          <table:table-cell table:formula="of:=[.C780]&lt;[.B7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0]*2" office:value-type="float" office:value="1.19233389488694E+234" calcext:value-type="float">
            <text:p>1,19233389488694E+234</text:p>
          </table:table-cell>
          <table:table-cell table:formula="of:=[.A781]*LOG([.A781];2)" office:value-type="float" office:value="9.27140906944003E+236" calcext:value-type="float">
            <text:p>9,27140906944003E+236</text:p>
          </table:table-cell>
          <table:table-cell table:formula="of:=[.A781]^[.$C$3]" office:value-type="float" office:value="2.6131351323963E+236" calcext:value-type="float">
            <text:p>2,6131351323963E+236</text:p>
          </table:table-cell>
          <table:table-cell table:formula="of:=[.C781]&lt;[.B7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1]*2" office:value-type="float" office:value="2.38466778977389E+234" calcext:value-type="float">
            <text:p>2,38466778977389E+234</text:p>
          </table:table-cell>
          <table:table-cell table:formula="of:=[.A782]*LOG([.A782];2)" office:value-type="float" office:value="1.85666648167778E+237" calcext:value-type="float">
            <text:p>1,85666648167778E+237</text:p>
          </table:table-cell>
          <table:table-cell table:formula="of:=[.A782]^[.$C$3]" office:value-type="float" office:value="5.26262184922931E+236" calcext:value-type="float">
            <text:p>5,26262184922931E+236</text:p>
          </table:table-cell>
          <table:table-cell table:formula="of:=[.C782]&lt;[.B7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2]*2" office:value-type="float" office:value="4.76933557954778E+234" calcext:value-type="float">
            <text:p>4,76933557954778E+234</text:p>
          </table:table-cell>
          <table:table-cell table:formula="of:=[.A783]*LOG([.A783];2)" office:value-type="float" office:value="3.71810229893511E+237" calcext:value-type="float">
            <text:p>3,71810229893511E+237</text:p>
          </table:table-cell>
          <table:table-cell table:formula="of:=[.A783]^[.$C$3]" office:value-type="float" office:value="1.05984525578624E+237" calcext:value-type="float">
            <text:p>1,05984525578624E+237</text:p>
          </table:table-cell>
          <table:table-cell table:formula="of:=[.C783]&lt;[.B7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3]*2" office:value-type="float" office:value="9.53867115909556E+234" calcext:value-type="float">
            <text:p>9,53867115909556E+234</text:p>
          </table:table-cell>
          <table:table-cell table:formula="of:=[.A784]*LOG([.A784];2)" office:value-type="float" office:value="7.44574326902932E+237" calcext:value-type="float">
            <text:p>7,44574326902932E+237</text:p>
          </table:table-cell>
          <table:table-cell table:formula="of:=[.A784]^[.$C$3]" office:value-type="float" office:value="2.13443412503048E+237" calcext:value-type="float">
            <text:p>2,13443412503048E+237</text:p>
          </table:table-cell>
          <table:table-cell table:formula="of:=[.C784]&lt;[.B7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4]*2" office:value-type="float" office:value="1.90773423181911E+235" calcext:value-type="float">
            <text:p>1,90773423181911E+235</text:p>
          </table:table-cell>
          <table:table-cell table:formula="of:=[.A785]*LOG([.A785];2)" office:value-type="float" office:value="1.49105638803768E+238" calcext:value-type="float">
            <text:p>1,49105638803768E+238</text:p>
          </table:table-cell>
          <table:table-cell table:formula="of:=[.A785]^[.$C$3]" office:value-type="float" office:value="4.29856057685979E+237" calcext:value-type="float">
            <text:p>4,29856057685979E+237</text:p>
          </table:table-cell>
          <table:table-cell table:formula="of:=[.C785]&lt;[.B7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5]*2" office:value-type="float" office:value="3.81546846363822E+235" calcext:value-type="float">
            <text:p>3,81546846363822E+235</text:p>
          </table:table-cell>
          <table:table-cell table:formula="of:=[.A786]*LOG([.A786];2)" office:value-type="float" office:value="2.985928244539E+238" calcext:value-type="float">
            <text:p>2,985928244539E+238</text:p>
          </table:table-cell>
          <table:table-cell table:formula="of:=[.A786]^[.$C$3]" office:value-type="float" office:value="8.65691886024796E+237" calcext:value-type="float">
            <text:p>8,65691886024796E+237</text:p>
          </table:table-cell>
          <table:table-cell table:formula="of:=[.C786]&lt;[.B7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6]*2" office:value-type="float" office:value="7.63093692727644E+235" calcext:value-type="float">
            <text:p>7,63093692727644E+235</text:p>
          </table:table-cell>
          <table:table-cell table:formula="of:=[.A787]*LOG([.A787];2)" office:value-type="float" office:value="5.97948742600528E+238" calcext:value-type="float">
            <text:p>5,97948742600528E+238</text:p>
          </table:table-cell>
          <table:table-cell table:formula="of:=[.A787]^[.$C$3]" office:value-type="float" office:value="1.74342649854347E+238" calcext:value-type="float">
            <text:p>1,74342649854347E+238</text:p>
          </table:table-cell>
          <table:table-cell table:formula="of:=[.C787]&lt;[.B7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7]*2" office:value-type="float" office:value="1.52618738545529E+236" calcext:value-type="float">
            <text:p>1,52618738545529E+236</text:p>
          </table:table-cell>
          <table:table-cell table:formula="of:=[.A788]*LOG([.A788];2)" office:value-type="float" office:value="1.19742367258651E+239" calcext:value-type="float">
            <text:p>1,19742367258651E+239</text:p>
          </table:table-cell>
          <table:table-cell table:formula="of:=[.A788]^[.$C$3]" office:value-type="float" office:value="3.5111059776486E+238" calcext:value-type="float">
            <text:p>3,5111059776486E+238</text:p>
          </table:table-cell>
          <table:table-cell table:formula="of:=[.C788]&lt;[.B7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8]*2" office:value-type="float" office:value="3.05237477091058E+236" calcext:value-type="float">
            <text:p>3,05237477091058E+236</text:p>
          </table:table-cell>
          <table:table-cell table:formula="of:=[.A789]*LOG([.A789];2)" office:value-type="float" office:value="2.39789971994393E+239" calcext:value-type="float">
            <text:p>2,39789971994393E+239</text:p>
          </table:table-cell>
          <table:table-cell table:formula="of:=[.A789]^[.$C$3]" office:value-type="float" office:value="7.07105530206117E+238" calcext:value-type="float">
            <text:p>7,07105530206117E+238</text:p>
          </table:table-cell>
          <table:table-cell table:formula="of:=[.C789]&lt;[.B7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89]*2" office:value-type="float" office:value="6.10474954182116E+236" calcext:value-type="float">
            <text:p>6,10474954182116E+236</text:p>
          </table:table-cell>
          <table:table-cell table:formula="of:=[.A790]*LOG([.A790];2)" office:value-type="float" office:value="4.80190418942969E+239" calcext:value-type="float">
            <text:p>4,80190418942969E+239</text:p>
          </table:table-cell>
          <table:table-cell table:formula="of:=[.A790]^[.$C$3]" office:value-type="float" office:value="1.4240476762337E+239" calcext:value-type="float">
            <text:p>1,4240476762337E+239</text:p>
          </table:table-cell>
          <table:table-cell table:formula="of:=[.C790]&lt;[.B7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0]*2" office:value-type="float" office:value="1.22094990836423E+237" calcext:value-type="float">
            <text:p>1,22094990836423E+237</text:p>
          </table:table-cell>
          <table:table-cell table:formula="of:=[.A791]*LOG([.A791];2)" office:value-type="float" office:value="9.61601787794302E+239" calcext:value-type="float">
            <text:p>9,61601787794302E+239</text:p>
          </table:table-cell>
          <table:table-cell table:formula="of:=[.A791]^[.$C$3]" office:value-type="float" office:value="2.86790542225779E+239" calcext:value-type="float">
            <text:p>2,86790542225779E+239</text:p>
          </table:table-cell>
          <table:table-cell table:formula="of:=[.C791]&lt;[.B7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1]*2" office:value-type="float" office:value="2.44189981672846E+237" calcext:value-type="float">
            <text:p>2,44189981672846E+237</text:p>
          </table:table-cell>
          <table:table-cell table:formula="of:=[.A792]*LOG([.A792];2)" office:value-type="float" office:value="1.92564547540533E+240" calcext:value-type="float">
            <text:p>1,92564547540533E+240</text:p>
          </table:table-cell>
          <table:table-cell table:formula="of:=[.A792]^[.$C$3]" office:value-type="float" office:value="5.77570656396047E+239" calcext:value-type="float">
            <text:p>5,77570656396047E+239</text:p>
          </table:table-cell>
          <table:table-cell table:formula="of:=[.C792]&lt;[.B7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2]*2" office:value-type="float" office:value="4.88379963345693E+237" calcext:value-type="float">
            <text:p>4,88379963345693E+237</text:p>
          </table:table-cell>
          <table:table-cell table:formula="of:=[.A793]*LOG([.A793];2)" office:value-type="float" office:value="3.85617475044412E+240" calcext:value-type="float">
            <text:p>3,85617475044412E+240</text:p>
          </table:table-cell>
          <table:table-cell table:formula="of:=[.A793]^[.$C$3]" office:value-type="float" office:value="1.1631759560158E+240" calcext:value-type="float">
            <text:p>1,1631759560158E+240</text:p>
          </table:table-cell>
          <table:table-cell table:formula="of:=[.C793]&lt;[.B7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3]*2" office:value-type="float" office:value="9.76759926691385E+237" calcext:value-type="float">
            <text:p>9,76759926691385E+237</text:p>
          </table:table-cell>
          <table:table-cell table:formula="of:=[.A794]*LOG([.A794];2)" office:value-type="float" office:value="7.72211710015516E+240" calcext:value-type="float">
            <text:p>7,72211710015516E+240</text:p>
          </table:table-cell>
          <table:table-cell table:formula="of:=[.A794]^[.$C$3]" office:value-type="float" office:value="2.34253296920529E+240" calcext:value-type="float">
            <text:p>2,34253296920529E+240</text:p>
          </table:table-cell>
          <table:table-cell table:formula="of:=[.C794]&lt;[.B7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4]*2" office:value-type="float" office:value="1.95351985338277E+238" calcext:value-type="float">
            <text:p>1,95351985338277E+238</text:p>
          </table:table-cell>
          <table:table-cell table:formula="of:=[.A795]*LOG([.A795];2)" office:value-type="float" office:value="1.54637693988441E+241" calcext:value-type="float">
            <text:p>1,54637693988441E+241</text:p>
          </table:table-cell>
          <table:table-cell table:formula="of:=[.A795]^[.$C$3]" office:value-type="float" office:value="4.71765314906422E+240" calcext:value-type="float">
            <text:p>4,71765314906422E+240</text:p>
          </table:table-cell>
          <table:table-cell table:formula="of:=[.C795]&lt;[.B7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5]*2" office:value-type="float" office:value="3.90703970676554E+238" calcext:value-type="float">
            <text:p>3,90703970676554E+238</text:p>
          </table:table-cell>
          <table:table-cell table:formula="of:=[.A796]*LOG([.A796];2)" office:value-type="float" office:value="3.09666091947559E+241" calcext:value-type="float">
            <text:p>3,09666091947559E+241</text:p>
          </table:table-cell>
          <table:table-cell table:formula="of:=[.A796]^[.$C$3]" office:value-type="float" office:value="9.50093404338554E+240" calcext:value-type="float">
            <text:p>9,50093404338554E+240</text:p>
          </table:table-cell>
          <table:table-cell table:formula="of:=[.C796]&lt;[.B7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6]*2" office:value-type="float" office:value="7.81407941353108E+238" calcext:value-type="float">
            <text:p>7,81407941353108E+238</text:p>
          </table:table-cell>
          <table:table-cell table:formula="of:=[.A797]*LOG([.A797];2)" office:value-type="float" office:value="6.20113591836472E+241" calcext:value-type="float">
            <text:p>6,20113591836472E+241</text:p>
          </table:table-cell>
          <table:table-cell table:formula="of:=[.A797]^[.$C$3]" office:value-type="float" office:value="1.91340365314198E+241" calcext:value-type="float">
            <text:p>1,91340365314198E+241</text:p>
          </table:table-cell>
          <table:table-cell table:formula="of:=[.C797]&lt;[.B7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7]*2" office:value-type="float" office:value="1.56281588270622E+239" calcext:value-type="float">
            <text:p>1,56281588270622E+239</text:p>
          </table:table-cell>
          <table:table-cell table:formula="of:=[.A798]*LOG([.A798];2)" office:value-type="float" office:value="1.24178999955565E+242" calcext:value-type="float">
            <text:p>1,24178999955565E+242</text:p>
          </table:table-cell>
          <table:table-cell table:formula="of:=[.A798]^[.$C$3]" office:value-type="float" office:value="3.85342485606023E+241" calcext:value-type="float">
            <text:p>3,85342485606023E+241</text:p>
          </table:table-cell>
          <table:table-cell table:formula="of:=[.C798]&lt;[.B7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8]*2" office:value-type="float" office:value="3.12563176541243E+239" calcext:value-type="float">
            <text:p>3,12563176541243E+239</text:p>
          </table:table-cell>
          <table:table-cell table:formula="of:=[.A799]*LOG([.A799];2)" office:value-type="float" office:value="2.48670563087671E+242" calcext:value-type="float">
            <text:p>2,48670563087671E+242</text:p>
          </table:table-cell>
          <table:table-cell table:formula="of:=[.A799]^[.$C$3]" office:value-type="float" office:value="7.76045509107273E+241" calcext:value-type="float">
            <text:p>7,76045509107273E+241</text:p>
          </table:table-cell>
          <table:table-cell table:formula="of:=[.C799]&lt;[.B7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799]*2" office:value-type="float" office:value="6.25126353082486E+239" calcext:value-type="float">
            <text:p>6,25126353082486E+239</text:p>
          </table:table-cell>
          <table:table-cell table:formula="of:=[.A800]*LOG([.A800];2)" office:value-type="float" office:value="4.97966252528425E+242" calcext:value-type="float">
            <text:p>4,97966252528425E+242</text:p>
          </table:table-cell>
          <table:table-cell table:formula="of:=[.A800]^[.$C$3]" office:value-type="float" office:value="1.56288666498432E+242" calcext:value-type="float">
            <text:p>1,56288666498432E+242</text:p>
          </table:table-cell>
          <table:table-cell table:formula="of:=[.C800]&lt;[.B8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0]*2" office:value-type="float" office:value="1.25025270616497E+240" calcext:value-type="float">
            <text:p>1,25025270616497E+240</text:p>
          </table:table-cell>
          <table:table-cell table:formula="of:=[.A801]*LOG([.A801];2)" office:value-type="float" office:value="9.97182757763015E+242" calcext:value-type="float">
            <text:p>9,97182757763015E+242</text:p>
          </table:table-cell>
          <table:table-cell table:formula="of:=[.A801]^[.$C$3]" office:value-type="float" office:value="3.14751480283119E+242" calcext:value-type="float">
            <text:p>3,14751480283119E+242</text:p>
          </table:table-cell>
          <table:table-cell table:formula="of:=[.C801]&lt;[.B8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1]*2" office:value-type="float" office:value="2.50050541232995E+240" calcext:value-type="float">
            <text:p>2,50050541232995E+240</text:p>
          </table:table-cell>
          <table:table-cell table:formula="of:=[.A802]*LOG([.A802];2)" office:value-type="float" office:value="1.99686602093836E+243" calcext:value-type="float">
            <text:p>1,99686602093836E+243</text:p>
          </table:table-cell>
          <table:table-cell table:formula="of:=[.A802]^[.$C$3]" office:value-type="float" office:value="6.3388149991931E+242" calcext:value-type="float">
            <text:p>6,3388149991931E+242</text:p>
          </table:table-cell>
          <table:table-cell table:formula="of:=[.C802]&lt;[.B8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2]*2" office:value-type="float" office:value="5.00101082465989E+240" calcext:value-type="float">
            <text:p>5,00101082465989E+240</text:p>
          </table:table-cell>
          <table:table-cell table:formula="of:=[.A803]*LOG([.A803];2)" office:value-type="float" office:value="3.99873305270138E+243" calcext:value-type="float">
            <text:p>3,99873305270138E+243</text:p>
          </table:table-cell>
          <table:table-cell table:formula="of:=[.A803]^[.$C$3]" office:value-type="float" office:value="1.27658098884405E+243" calcext:value-type="float">
            <text:p>1,27658098884405E+243</text:p>
          </table:table-cell>
          <table:table-cell table:formula="of:=[.C803]&lt;[.B8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3]*2" office:value-type="float" office:value="1.00020216493198E+241" calcext:value-type="float">
            <text:p>1,00020216493198E+241</text:p>
          </table:table-cell>
          <table:table-cell table:formula="of:=[.A804]*LOG([.A804];2)" office:value-type="float" office:value="8.00746812705208E+243" calcext:value-type="float">
            <text:p>8,00746812705208E+243</text:p>
          </table:table-cell>
          <table:table-cell table:formula="of:=[.A804]^[.$C$3]" office:value-type="float" office:value="2.57092062362683E+243" calcext:value-type="float">
            <text:p>2,57092062362683E+243</text:p>
          </table:table-cell>
          <table:table-cell table:formula="of:=[.C804]&lt;[.B8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4]*2" office:value-type="float" office:value="2.00040432986396E+241" calcext:value-type="float">
            <text:p>2,00040432986396E+241</text:p>
          </table:table-cell>
          <table:table-cell table:formula="of:=[.A805]*LOG([.A805];2)" office:value-type="float" office:value="1.60349402974028E+244" calcext:value-type="float">
            <text:p>1,60349402974028E+244</text:p>
          </table:table-cell>
          <table:table-cell table:formula="of:=[.A805]^[.$C$3]" office:value-type="float" office:value="5.17760558143263E+243" calcext:value-type="float">
            <text:p>5,17760558143263E+243</text:p>
          </table:table-cell>
          <table:table-cell table:formula="of:=[.C805]&lt;[.B8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5]*2" office:value-type="float" office:value="4.00080865972791E+241" calcext:value-type="float">
            <text:p>4,00080865972791E+241</text:p>
          </table:table-cell>
          <table:table-cell table:formula="of:=[.A806]*LOG([.A806];2)" office:value-type="float" office:value="3.21098886814029E+244" calcext:value-type="float">
            <text:p>3,21098886814029E+244</text:p>
          </table:table-cell>
          <table:table-cell table:formula="of:=[.A806]^[.$C$3]" office:value-type="float" office:value="1.04272373524565E+244" calcext:value-type="float">
            <text:p>1,04272373524565E+244</text:p>
          </table:table-cell>
          <table:table-cell table:formula="of:=[.C806]&lt;[.B8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6]*2" office:value-type="float" office:value="8.00161731945583E+241" calcext:value-type="float">
            <text:p>8,00161731945583E+241</text:p>
          </table:table-cell>
          <table:table-cell table:formula="of:=[.A807]*LOG([.A807];2)" office:value-type="float" office:value="6.42997935360003E+244" calcext:value-type="float">
            <text:p>6,42997935360003E+244</text:p>
          </table:table-cell>
          <table:table-cell table:formula="of:=[.A807]^[.$C$3]" office:value-type="float" office:value="2.09995290476295E+244" calcext:value-type="float">
            <text:p>2,09995290476295E+244</text:p>
          </table:table-cell>
          <table:table-cell table:formula="of:=[.C807]&lt;[.B8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7]*2" office:value-type="float" office:value="1.60032346389117E+242" calcext:value-type="float">
            <text:p>1,60032346389117E+242</text:p>
          </table:table-cell>
          <table:table-cell table:formula="of:=[.A808]*LOG([.A808];2)" office:value-type="float" office:value="1.2875961941839E+245" calcext:value-type="float">
            <text:p>1,2875961941839E+245</text:p>
          </table:table-cell>
          <table:table-cell table:formula="of:=[.A808]^[.$C$3]" office:value-type="float" office:value="4.22911846461757E+244" calcext:value-type="float">
            <text:p>4,22911846461757E+244</text:p>
          </table:table-cell>
          <table:table-cell table:formula="of:=[.C808]&lt;[.B8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8]*2" office:value-type="float" office:value="3.20064692778233E+242" calcext:value-type="float">
            <text:p>3,20064692778233E+242</text:p>
          </table:table-cell>
          <table:table-cell table:formula="of:=[.A809]*LOG([.A809];2)" office:value-type="float" office:value="2.57839303529558E+245" calcext:value-type="float">
            <text:p>2,57839303529558E+245</text:p>
          </table:table-cell>
          <table:table-cell table:formula="of:=[.A809]^[.$C$3]" office:value-type="float" office:value="8.51706861958802E+244" calcext:value-type="float">
            <text:p>8,51706861958802E+244</text:p>
          </table:table-cell>
          <table:table-cell table:formula="of:=[.C809]&lt;[.B8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09]*2" office:value-type="float" office:value="6.40129385556466E+242" calcext:value-type="float">
            <text:p>6,40129385556466E+242</text:p>
          </table:table-cell>
          <table:table-cell table:formula="of:=[.A810]*LOG([.A810];2)" office:value-type="float" office:value="5.16318736444672E+245" calcext:value-type="float">
            <text:p>5,16318736444672E+245</text:p>
          </table:table-cell>
          <table:table-cell table:formula="of:=[.A810]^[.$C$3]" office:value-type="float" office:value="1.71526190334161E+245" calcext:value-type="float">
            <text:p>1,71526190334161E+245</text:p>
          </table:table-cell>
          <table:table-cell table:formula="of:=[.C810]&lt;[.B8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0]*2" office:value-type="float" office:value="1.28025877111293E+243" calcext:value-type="float">
            <text:p>1,28025877111293E+243</text:p>
          </table:table-cell>
          <table:table-cell table:formula="of:=[.A811]*LOG([.A811];2)" office:value-type="float" office:value="1.03391773166046E+246" calcext:value-type="float">
            <text:p>1,03391773166046E+246</text:p>
          </table:table-cell>
          <table:table-cell table:formula="of:=[.A811]^[.$C$3]" office:value-type="float" office:value="3.45438498674138E+245" calcext:value-type="float">
            <text:p>3,45438498674138E+245</text:p>
          </table:table-cell>
          <table:table-cell table:formula="of:=[.C811]&lt;[.B8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1]*2" office:value-type="float" office:value="2.56051754222586E+243" calcext:value-type="float">
            <text:p>2,56051754222586E+243</text:p>
          </table:table-cell>
          <table:table-cell table:formula="of:=[.A812]*LOG([.A812];2)" office:value-type="float" office:value="2.07039598086314E+246" calcext:value-type="float">
            <text:p>2,07039598086314E+246</text:p>
          </table:table-cell>
          <table:table-cell table:formula="of:=[.A812]^[.$C$3]" office:value-type="float" office:value="6.95682426886367E+245" calcext:value-type="float">
            <text:p>6,95682426886367E+245</text:p>
          </table:table-cell>
          <table:table-cell table:formula="of:=[.C812]&lt;[.B8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2]*2" office:value-type="float" office:value="5.12103508445173E+243" calcext:value-type="float">
            <text:p>5,12103508445173E+243</text:p>
          </table:table-cell>
          <table:table-cell table:formula="of:=[.A813]*LOG([.A813];2)" office:value-type="float" office:value="4.14591299681073E+246" calcext:value-type="float">
            <text:p>4,14591299681073E+246</text:p>
          </table:table-cell>
          <table:table-cell table:formula="of:=[.A813]^[.$C$3]" office:value-type="float" office:value="1.40104256166031E+246" calcext:value-type="float">
            <text:p>1,40104256166031E+246</text:p>
          </table:table-cell>
          <table:table-cell table:formula="of:=[.C813]&lt;[.B8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3]*2" office:value-type="float" office:value="1.02420701689035E+244" calcext:value-type="float">
            <text:p>1,02420701689035E+244</text:p>
          </table:table-cell>
          <table:table-cell table:formula="of:=[.A814]*LOG([.A814];2)" office:value-type="float" office:value="8.30206806379036E+246" calcext:value-type="float">
            <text:p>8,30206806379036E+246</text:p>
          </table:table-cell>
          <table:table-cell table:formula="of:=[.A814]^[.$C$3]" office:value-type="float" office:value="2.82157516665906E+246" calcext:value-type="float">
            <text:p>2,82157516665906E+246</text:p>
          </table:table-cell>
          <table:table-cell table:formula="of:=[.C814]&lt;[.B8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4]*2" office:value-type="float" office:value="2.04841403378069E+244" calcext:value-type="float">
            <text:p>2,04841403378069E+244</text:p>
          </table:table-cell>
          <table:table-cell table:formula="of:=[.A815]*LOG([.A815];2)" office:value-type="float" office:value="1.66246202679185E+247" calcext:value-type="float">
            <text:p>1,66246202679185E+247</text:p>
          </table:table-cell>
          <table:table-cell table:formula="of:=[.A815]^[.$C$3]" office:value-type="float" office:value="5.68240154793911E+246" calcext:value-type="float">
            <text:p>5,68240154793911E+246</text:p>
          </table:table-cell>
          <table:table-cell table:formula="of:=[.C815]&lt;[.B8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5]*2" office:value-type="float" office:value="4.09682806756138E+244" calcext:value-type="float">
            <text:p>4,09682806756138E+244</text:p>
          </table:table-cell>
          <table:table-cell table:formula="of:=[.A816]*LOG([.A816];2)" office:value-type="float" office:value="3.32902088165127E+247" calcext:value-type="float">
            <text:p>3,32902088165127E+247</text:p>
          </table:table-cell>
          <table:table-cell table:formula="of:=[.A816]^[.$C$3]" office:value-type="float" office:value="1.14438515526964E+247" calcext:value-type="float">
            <text:p>1,14438515526964E+247</text:p>
          </table:table-cell>
          <table:table-cell table:formula="of:=[.C816]&lt;[.B8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6]*2" office:value-type="float" office:value="8.19365613512276E+244" calcext:value-type="float">
            <text:p>8,19365613512276E+244</text:p>
          </table:table-cell>
          <table:table-cell table:formula="of:=[.A817]*LOG([.A817];2)" office:value-type="float" office:value="6.66623541943766E+247" calcext:value-type="float">
            <text:p>6,66623541943766E+247</text:p>
          </table:table-cell>
          <table:table-cell table:formula="of:=[.A817]^[.$C$3]" office:value-type="float" office:value="2.30468996700256E+247" calcext:value-type="float">
            <text:p>2,30468996700256E+247</text:p>
          </table:table-cell>
          <table:table-cell table:formula="of:=[.C817]&lt;[.B8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7]*2" office:value-type="float" office:value="1.63873122702455E+245" calcext:value-type="float">
            <text:p>1,63873122702455E+245</text:p>
          </table:table-cell>
          <table:table-cell table:formula="of:=[.A818]*LOG([.A818];2)" office:value-type="float" office:value="1.33488581511456E+248" calcext:value-type="float">
            <text:p>1,33488581511456E+248</text:p>
          </table:table-cell>
          <table:table-cell table:formula="of:=[.A818]^[.$C$3]" office:value-type="float" office:value="4.64144070686653E+247" calcext:value-type="float">
            <text:p>4,64144070686653E+247</text:p>
          </table:table-cell>
          <table:table-cell table:formula="of:=[.C818]&lt;[.B8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8]*2" office:value-type="float" office:value="3.27746245404911E+245" calcext:value-type="float">
            <text:p>3,27746245404911E+245</text:p>
          </table:table-cell>
          <table:table-cell table:formula="of:=[.A819]*LOG([.A819];2)" office:value-type="float" office:value="2.67304909268316E+248" calcext:value-type="float">
            <text:p>2,67304909268316E+248</text:p>
          </table:table-cell>
          <table:table-cell table:formula="of:=[.A819]^[.$C$3]" office:value-type="float" office:value="9.34744896007686E+247" calcext:value-type="float">
            <text:p>9,34744896007686E+247</text:p>
          </table:table-cell>
          <table:table-cell table:formula="of:=[.C819]&lt;[.B8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19]*2" office:value-type="float" office:value="6.55492490809821E+245" calcext:value-type="float">
            <text:p>6,55492490809821E+245</text:p>
          </table:table-cell>
          <table:table-cell table:formula="of:=[.A820]*LOG([.A820];2)" office:value-type="float" office:value="5.35265311027442E+248" calcext:value-type="float">
            <text:p>5,35265311027442E+248</text:p>
          </table:table-cell>
          <table:table-cell table:formula="of:=[.A820]^[.$C$3]" office:value-type="float" office:value="1.88249312184426E+248" calcext:value-type="float">
            <text:p>1,88249312184426E+248</text:p>
          </table:table-cell>
          <table:table-cell table:formula="of:=[.C820]&lt;[.B8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0]*2" office:value-type="float" office:value="1.31098498161964E+246" calcext:value-type="float">
            <text:p>1,31098498161964E+246</text:p>
          </table:table-cell>
          <table:table-cell table:formula="of:=[.A821]*LOG([.A821];2)" office:value-type="float" office:value="1.0718416070365E+249" calcext:value-type="float">
            <text:p>1,0718416070365E+249</text:p>
          </table:table-cell>
          <table:table-cell table:formula="of:=[.A821]^[.$C$3]" office:value-type="float" office:value="3.79117379396935E+248" calcext:value-type="float">
            <text:p>3,79117379396935E+248</text:p>
          </table:table-cell>
          <table:table-cell table:formula="of:=[.C821]&lt;[.B8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1]*2" office:value-type="float" office:value="2.62196996323928E+246" calcext:value-type="float">
            <text:p>2,62196996323928E+246</text:p>
          </table:table-cell>
          <table:table-cell table:formula="of:=[.A822]*LOG([.A822];2)" office:value-type="float" office:value="2.14630518403625E+249" calcext:value-type="float">
            <text:p>2,14630518403625E+249</text:p>
          </table:table-cell>
          <table:table-cell table:formula="of:=[.A822]^[.$C$3]" office:value-type="float" office:value="7.63508698613405E+248" calcext:value-type="float">
            <text:p>7,63508698613405E+248</text:p>
          </table:table-cell>
          <table:table-cell table:formula="of:=[.C822]&lt;[.B8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2]*2" office:value-type="float" office:value="5.24393992647857E+246" calcext:value-type="float">
            <text:p>5,24393992647857E+246</text:p>
          </table:table-cell>
          <table:table-cell table:formula="of:=[.A823]*LOG([.A823];2)" office:value-type="float" office:value="4.29785430799897E+249" calcext:value-type="float">
            <text:p>4,29785430799897E+249</text:p>
          </table:table-cell>
          <table:table-cell table:formula="of:=[.A823]^[.$C$3]" office:value-type="float" office:value="1.5376386431707E+249" calcext:value-type="float">
            <text:p>1,5376386431707E+249</text:p>
          </table:table-cell>
          <table:table-cell table:formula="of:=[.C823]&lt;[.B8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3]*2" office:value-type="float" office:value="1.04878798529571E+247" calcext:value-type="float">
            <text:p>1,04878798529571E+247</text:p>
          </table:table-cell>
          <table:table-cell table:formula="of:=[.A824]*LOG([.A824];2)" office:value-type="float" office:value="8.60619649585091E+249" calcext:value-type="float">
            <text:p>8,60619649585091E+249</text:p>
          </table:table-cell>
          <table:table-cell table:formula="of:=[.A824]^[.$C$3]" office:value-type="float" office:value="3.09666753144484E+249" calcext:value-type="float">
            <text:p>3,09666753144484E+249</text:p>
          </table:table-cell>
          <table:table-cell table:formula="of:=[.C824]&lt;[.B8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4]*2" office:value-type="float" office:value="2.09757597059143E+247" calcext:value-type="float">
            <text:p>2,09757597059143E+247</text:p>
          </table:table-cell>
          <table:table-cell table:formula="of:=[.A825]*LOG([.A825];2)" office:value-type="float" office:value="1.72333687514077E+250" calcext:value-type="float">
            <text:p>1,72333687514077E+250</text:p>
          </table:table-cell>
          <table:table-cell table:formula="of:=[.A825]^[.$C$3]" office:value-type="float" office:value="6.23641311493765E+249" calcext:value-type="float">
            <text:p>6,23641311493765E+249</text:p>
          </table:table-cell>
          <table:table-cell table:formula="of:=[.C825]&lt;[.B8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5]*2" office:value-type="float" office:value="4.19515194118286E+247" calcext:value-type="float">
            <text:p>4,19515194118286E+247</text:p>
          </table:table-cell>
          <table:table-cell table:formula="of:=[.A826]*LOG([.A826];2)" office:value-type="float" office:value="3.45086890222273E+250" calcext:value-type="float">
            <text:p>3,45086890222273E+250</text:p>
          </table:table-cell>
          <table:table-cell table:formula="of:=[.A826]^[.$C$3]" office:value-type="float" office:value="1.25595815970659E+250" calcext:value-type="float">
            <text:p>1,25595815970659E+250</text:p>
          </table:table-cell>
          <table:table-cell table:formula="of:=[.C826]&lt;[.B8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6]*2" office:value-type="float" office:value="8.39030388236571E+247" calcext:value-type="float">
            <text:p>8,39030388236571E+247</text:p>
          </table:table-cell>
          <table:table-cell table:formula="of:=[.A827]*LOG([.A827];2)" office:value-type="float" office:value="6.91012810832782E+250" calcext:value-type="float">
            <text:p>6,91012810832782E+250</text:p>
          </table:table-cell>
          <table:table-cell table:formula="of:=[.A827]^[.$C$3]" office:value-type="float" office:value="2.52938807911116E+250" calcext:value-type="float">
            <text:p>2,52938807911116E+250</text:p>
          </table:table-cell>
          <table:table-cell table:formula="of:=[.C827]&lt;[.B8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7]*2" office:value-type="float" office:value="1.67806077647314E+248" calcext:value-type="float">
            <text:p>1,67806077647314E+248</text:p>
          </table:table-cell>
          <table:table-cell table:formula="of:=[.A828]*LOG([.A828];2)" office:value-type="float" office:value="1.38370368244204E+251" calcext:value-type="float">
            <text:p>1,38370368244204E+251</text:p>
          </table:table-cell>
          <table:table-cell table:formula="of:=[.A828]^[.$C$3]" office:value-type="float" office:value="5.09396272901656E+250" calcext:value-type="float">
            <text:p>5,09396272901656E+250</text:p>
          </table:table-cell>
          <table:table-cell table:formula="of:=[.C828]&lt;[.B8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8]*2" office:value-type="float" office:value="3.35612155294628E+248" calcext:value-type="float">
            <text:p>3,35612155294628E+248</text:p>
          </table:table-cell>
          <table:table-cell table:formula="of:=[.A829]*LOG([.A829];2)" office:value-type="float" office:value="2.77076348643702E+251" calcext:value-type="float">
            <text:p>2,77076348643702E+251</text:p>
          </table:table-cell>
          <table:table-cell table:formula="of:=[.A829]^[.$C$3]" office:value-type="float" office:value="1.02587880835306E+251" calcext:value-type="float">
            <text:p>1,02587880835306E+251</text:p>
          </table:table-cell>
          <table:table-cell table:formula="of:=[.C829]&lt;[.B8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29]*2" office:value-type="float" office:value="6.71224310589257E+248" calcext:value-type="float">
            <text:p>6,71224310589257E+248</text:p>
          </table:table-cell>
          <table:table-cell table:formula="of:=[.A830]*LOG([.A830];2)" office:value-type="float" office:value="5.54823921597993E+251" calcext:value-type="float">
            <text:p>5,54823921597993E+251</text:p>
          </table:table-cell>
          <table:table-cell table:formula="of:=[.A830]^[.$C$3]" office:value-type="float" office:value="2.06602871951337E+251" calcext:value-type="float">
            <text:p>2,06602871951337E+251</text:p>
          </table:table-cell>
          <table:table-cell table:formula="of:=[.C830]&lt;[.B8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0]*2" office:value-type="float" office:value="1.34244862117851E+249" calcext:value-type="float">
            <text:p>1,34244862117851E+249</text:p>
          </table:table-cell>
          <table:table-cell table:formula="of:=[.A831]*LOG([.A831];2)" office:value-type="float" office:value="1.11099029181717E+252" calcext:value-type="float">
            <text:p>1,11099029181717E+252</text:p>
          </table:table-cell>
          <table:table-cell table:formula="of:=[.A831]^[.$C$3]" office:value-type="float" office:value="4.16079817138113E+251" calcext:value-type="float">
            <text:p>4,16079817138113E+251</text:p>
          </table:table-cell>
          <table:table-cell table:formula="of:=[.C831]&lt;[.B8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1]*2" office:value-type="float" office:value="2.68489724235703E+249" calcext:value-type="float">
            <text:p>2,68489724235703E+249</text:p>
          </table:table-cell>
          <table:table-cell table:formula="of:=[.A832]*LOG([.A832];2)" office:value-type="float" office:value="2.22466548087669E+252" calcext:value-type="float">
            <text:p>2,22466548087669E+252</text:p>
          </table:table-cell>
          <table:table-cell table:formula="of:=[.A832]^[.$C$3]" office:value-type="float" office:value="8.37947762267616E+251" calcext:value-type="float">
            <text:p>8,37947762267616E+251</text:p>
          </table:table-cell>
          <table:table-cell table:formula="of:=[.C832]&lt;[.B8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2]*2" office:value-type="float" office:value="5.36979448471406E+249" calcext:value-type="float">
            <text:p>5,36979448471406E+249</text:p>
          </table:table-cell>
          <table:table-cell table:formula="of:=[.A833]*LOG([.A833];2)" office:value-type="float" office:value="4.45470075623809E+252" calcext:value-type="float">
            <text:p>4,45470075623809E+252</text:p>
          </table:table-cell>
          <table:table-cell table:formula="of:=[.A833]^[.$C$3]" office:value-type="float" office:value="1.68755229974597E+252" calcext:value-type="float">
            <text:p>1,68755229974597E+252</text:p>
          </table:table-cell>
          <table:table-cell table:formula="of:=[.C833]&lt;[.B8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3]*2" office:value-type="float" office:value="1.07395889694281E+250" calcext:value-type="float">
            <text:p>1,07395889694281E+250</text:p>
          </table:table-cell>
          <table:table-cell table:formula="of:=[.A834]*LOG([.A834];2)" office:value-type="float" office:value="8.9201411014456E+252" calcext:value-type="float">
            <text:p>8,9201411014456E+252</text:p>
          </table:table-cell>
          <table:table-cell table:formula="of:=[.A834]^[.$C$3]" office:value-type="float" office:value="3.39858030848036E+252" calcext:value-type="float">
            <text:p>3,39858030848036E+252</text:p>
          </table:table-cell>
          <table:table-cell table:formula="of:=[.C834]&lt;[.B8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4]*2" office:value-type="float" office:value="2.14791779388562E+250" calcext:value-type="float">
            <text:p>2,14791779388562E+250</text:p>
          </table:table-cell>
          <table:table-cell table:formula="of:=[.A835]*LOG([.A835];2)" office:value-type="float" office:value="1.78617613808301E+253" calcext:value-type="float">
            <text:p>1,78617613808301E+253</text:p>
          </table:table-cell>
          <table:table-cell table:formula="of:=[.A835]^[.$C$3]" office:value-type="float" office:value="6.84443860787555E+252" calcext:value-type="float">
            <text:p>6,84443860787555E+252</text:p>
          </table:table-cell>
          <table:table-cell table:formula="of:=[.C835]&lt;[.B8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5]*2" office:value-type="float" office:value="4.29583558777124E+250" calcext:value-type="float">
            <text:p>4,29583558777124E+250</text:p>
          </table:table-cell>
          <table:table-cell table:formula="of:=[.A836]*LOG([.A836];2)" office:value-type="float" office:value="3.57664811175378E+253" calcext:value-type="float">
            <text:p>3,57664811175378E+253</text:p>
          </table:table-cell>
          <table:table-cell table:formula="of:=[.A836]^[.$C$3]" office:value-type="float" office:value="1.37840908864455E+253" calcext:value-type="float">
            <text:p>1,37840908864455E+253</text:p>
          </table:table-cell>
          <table:table-cell table:formula="of:=[.C836]&lt;[.B8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6]*2" office:value-type="float" office:value="8.59167117554249E+250" calcext:value-type="float">
            <text:p>8,59167117554249E+250</text:p>
          </table:table-cell>
          <table:table-cell table:formula="of:=[.A837]*LOG([.A837];2)" office:value-type="float" office:value="7.16188789468311E+253" calcext:value-type="float">
            <text:p>7,16188789468311E+253</text:p>
          </table:table-cell>
          <table:table-cell table:formula="of:=[.A837]^[.$C$3]" office:value-type="float" office:value="2.77599336411852E+253" calcext:value-type="float">
            <text:p>2,77599336411852E+253</text:p>
          </table:table-cell>
          <table:table-cell table:formula="of:=[.C837]&lt;[.B8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7]*2" office:value-type="float" office:value="1.7183342351085E+251" calcext:value-type="float">
            <text:p>1,7183342351085E+251</text:p>
          </table:table-cell>
          <table:table-cell table:formula="of:=[.A838]*LOG([.A838];2)" office:value-type="float" office:value="1.43409591317173E+254" calcext:value-type="float">
            <text:p>1,43409591317173E+254</text:p>
          </table:table-cell>
          <table:table-cell table:formula="of:=[.A838]^[.$C$3]" office:value-type="float" office:value="5.59060384983952E+253" calcext:value-type="float">
            <text:p>5,59060384983952E+253</text:p>
          </table:table-cell>
          <table:table-cell table:formula="of:=[.C838]&lt;[.B8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8]*2" office:value-type="float" office:value="3.436668470217E+251" calcext:value-type="float">
            <text:p>3,436668470217E+251</text:p>
          </table:table-cell>
          <table:table-cell table:formula="of:=[.A839]*LOG([.A839];2)" office:value-type="float" office:value="2.87162849481368E+254" calcext:value-type="float">
            <text:p>2,87162849481368E+254</text:p>
          </table:table-cell>
          <table:table-cell table:formula="of:=[.A839]^[.$C$3]" office:value-type="float" office:value="1.12589791495287E+254" calcext:value-type="float">
            <text:p>1,12589791495287E+254</text:p>
          </table:table-cell>
          <table:table-cell table:formula="of:=[.C839]&lt;[.B8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39]*2" office:value-type="float" office:value="6.87333694043399E+251" calcext:value-type="float">
            <text:p>6,87333694043399E+251</text:p>
          </table:table-cell>
          <table:table-cell table:formula="of:=[.A840]*LOG([.A840];2)" office:value-type="float" office:value="5.75013032656779E+254" calcext:value-type="float">
            <text:p>5,75013032656779E+254</text:p>
          </table:table-cell>
          <table:table-cell table:formula="of:=[.A840]^[.$C$3]" office:value-type="float" office:value="2.26745830851817E+254" calcext:value-type="float">
            <text:p>2,26745830851817E+254</text:p>
          </table:table-cell>
          <table:table-cell table:formula="of:=[.C840]&lt;[.B8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0]*2" office:value-type="float" office:value="1.3746673880868E+252" calcext:value-type="float">
            <text:p>1,3746673880868E+252</text:p>
          </table:table-cell>
          <table:table-cell table:formula="of:=[.A841]*LOG([.A841];2)" office:value-type="float" office:value="1.15140073270165E+255" calcext:value-type="float">
            <text:p>1,15140073270165E+255</text:p>
          </table:table-cell>
          <table:table-cell table:formula="of:=[.A841]^[.$C$3]" office:value-type="float" office:value="4.56645945656918E+254" calcext:value-type="float">
            <text:p>4,56645945656918E+254</text:p>
          </table:table-cell>
          <table:table-cell table:formula="of:=[.C841]&lt;[.B8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1]*2" office:value-type="float" office:value="2.7493347761736E+252" calcext:value-type="float">
            <text:p>2,7493347761736E+252</text:p>
          </table:table-cell>
          <table:table-cell table:formula="of:=[.A842]*LOG([.A842];2)" office:value-type="float" office:value="2.30555080017946E+255" calcext:value-type="float">
            <text:p>2,30555080017946E+255</text:p>
          </table:table-cell>
          <table:table-cell table:formula="of:=[.A842]^[.$C$3]" office:value-type="float" office:value="9.19644338780264E+254" calcext:value-type="float">
            <text:p>9,19644338780264E+254</text:p>
          </table:table-cell>
          <table:table-cell table:formula="of:=[.C842]&lt;[.B8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2]*2" office:value-type="float" office:value="5.49866955234719E+252" calcext:value-type="float">
            <text:p>5,49866955234719E+252</text:p>
          </table:table-cell>
          <table:table-cell table:formula="of:=[.A843]*LOG([.A843];2)" office:value-type="float" office:value="4.61660026991128E+255" calcext:value-type="float">
            <text:p>4,61660026991128E+255</text:p>
          </table:table-cell>
          <table:table-cell table:formula="of:=[.A843]^[.$C$3]" office:value-type="float" office:value="1.85208194202606E+255" calcext:value-type="float">
            <text:p>1,85208194202606E+255</text:p>
          </table:table-cell>
          <table:table-cell table:formula="of:=[.C843]&lt;[.B8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3]*2" office:value-type="float" office:value="1.09973391046944E+253" calcext:value-type="float">
            <text:p>1,09973391046944E+253</text:p>
          </table:table-cell>
          <table:table-cell table:formula="of:=[.A844]*LOG([.A844];2)" office:value-type="float" office:value="9.24419787892724E+255" calcext:value-type="float">
            <text:p>9,24419787892724E+255</text:p>
          </table:table-cell>
          <table:table-cell table:formula="of:=[.A844]^[.$C$3]" office:value-type="float" office:value="3.72992838136593E+255" calcext:value-type="float">
            <text:p>3,72992838136593E+255</text:p>
          </table:table-cell>
          <table:table-cell table:formula="of:=[.C844]&lt;[.B8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4]*2" office:value-type="float" office:value="2.19946782093888E+253" calcext:value-type="float">
            <text:p>2,19946782093888E+253</text:p>
          </table:table-cell>
          <table:table-cell table:formula="of:=[.A845]*LOG([.A845];2)" office:value-type="float" office:value="1.85103904360639E+256" calcext:value-type="float">
            <text:p>1,85103904360639E+256</text:p>
          </table:table-cell>
          <table:table-cell table:formula="of:=[.A845]^[.$C$3]" office:value-type="float" office:value="7.51174416986099E+255" calcext:value-type="float">
            <text:p>7,51174416986099E+255</text:p>
          </table:table-cell>
          <table:table-cell table:formula="of:=[.C845]&lt;[.B8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5]*2" office:value-type="float" office:value="4.39893564187775E+253" calcext:value-type="float">
            <text:p>4,39893564187775E+253</text:p>
          </table:table-cell>
          <table:table-cell table:formula="of:=[.A846]*LOG([.A846];2)" office:value-type="float" office:value="3.70647702285465E+256" calcext:value-type="float">
            <text:p>3,70647702285465E+256</text:p>
          </table:table-cell>
          <table:table-cell table:formula="of:=[.A846]^[.$C$3]" office:value-type="float" office:value="1.51279849648954E+256" calcext:value-type="float">
            <text:p>1,51279849648954E+256</text:p>
          </table:table-cell>
          <table:table-cell table:formula="of:=[.C846]&lt;[.B8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6]*2" office:value-type="float" office:value="8.79787128375551E+253" calcext:value-type="float">
            <text:p>8,79787128375551E+253</text:p>
          </table:table-cell>
          <table:table-cell table:formula="of:=[.A847]*LOG([.A847];2)" office:value-type="float" office:value="7.42175191699306E+256" calcext:value-type="float">
            <text:p>7,42175191699306E+256</text:p>
          </table:table-cell>
          <table:table-cell table:formula="of:=[.A847]^[.$C$3]" office:value-type="float" office:value="3.04664168431521E+256" calcext:value-type="float">
            <text:p>3,04664168431521E+256</text:p>
          </table:table-cell>
          <table:table-cell table:formula="of:=[.C847]&lt;[.B8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7]*2" office:value-type="float" office:value="1.7595742567511E+254" calcext:value-type="float">
            <text:p>1,7595742567511E+254</text:p>
          </table:table-cell>
          <table:table-cell table:formula="of:=[.A848]*LOG([.A848];2)" office:value-type="float" office:value="1.48610995765536E+257" calcext:value-type="float">
            <text:p>1,48610995765536E+257</text:p>
          </table:table-cell>
          <table:table-cell table:formula="of:=[.A848]^[.$C$3]" office:value-type="float" office:value="6.13566550611071E+256" calcext:value-type="float">
            <text:p>6,13566550611071E+256</text:p>
          </table:table-cell>
          <table:table-cell table:formula="of:=[.C848]&lt;[.B8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8]*2" office:value-type="float" office:value="3.5191485135022E+254" calcext:value-type="float">
            <text:p>3,5191485135022E+254</text:p>
          </table:table-cell>
          <table:table-cell table:formula="of:=[.A849]*LOG([.A849];2)" office:value-type="float" office:value="2.97573906382423E+257" calcext:value-type="float">
            <text:p>2,97573906382423E+257</text:p>
          </table:table-cell>
          <table:table-cell table:formula="of:=[.A849]^[.$C$3]" office:value-type="float" office:value="1.23566848693395E+257" calcext:value-type="float">
            <text:p>1,23566848693395E+257</text:p>
          </table:table-cell>
          <table:table-cell table:formula="of:=[.C849]&lt;[.B8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49]*2" office:value-type="float" office:value="7.03829702700441E+254" calcext:value-type="float">
            <text:p>7,03829702700441E+254</text:p>
          </table:table-cell>
          <table:table-cell table:formula="of:=[.A850]*LOG([.A850];2)" office:value-type="float" office:value="5.95851642467546E+257" calcext:value-type="float">
            <text:p>5,95851642467546E+257</text:p>
          </table:table-cell>
          <table:table-cell table:formula="of:=[.A850]^[.$C$3]" office:value-type="float" office:value="2.48852648189665E+257" calcext:value-type="float">
            <text:p>2,48852648189665E+257</text:p>
          </table:table-cell>
          <table:table-cell table:formula="of:=[.C850]&lt;[.B8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0]*2" office:value-type="float" office:value="1.40765940540088E+255" calcext:value-type="float">
            <text:p>1,40765940540088E+255</text:p>
          </table:table-cell>
          <table:table-cell table:formula="of:=[.A851]*LOG([.A851];2)" office:value-type="float" office:value="1.19311094434049E+258" calcext:value-type="float">
            <text:p>1,19311094434049E+258</text:p>
          </table:table-cell>
          <table:table-cell table:formula="of:=[.A851]^[.$C$3]" office:value-type="float" office:value="5.01167110481791E+257" calcext:value-type="float">
            <text:p>5,01167110481791E+257</text:p>
          </table:table-cell>
          <table:table-cell table:formula="of:=[.C851]&lt;[.B8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1]*2" office:value-type="float" office:value="2.81531881080176E+255" calcext:value-type="float">
            <text:p>2,81531881080176E+255</text:p>
          </table:table-cell>
          <table:table-cell table:formula="of:=[.A852]*LOG([.A852];2)" office:value-type="float" office:value="2.38903720749179E+258" calcext:value-type="float">
            <text:p>2,38903720749179E+258</text:p>
          </table:table-cell>
          <table:table-cell table:formula="of:=[.A852]^[.$C$3]" office:value-type="float" office:value="1.00930600681106E+258" calcext:value-type="float">
            <text:p>1,00930600681106E+258</text:p>
          </table:table-cell>
          <table:table-cell table:formula="of:=[.C852]&lt;[.B8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2]*2" office:value-type="float" office:value="5.63063762160353E+255" calcext:value-type="float">
            <text:p>5,63063762160353E+255</text:p>
          </table:table-cell>
          <table:table-cell table:formula="of:=[.A853]*LOG([.A853];2)" office:value-type="float" office:value="4.78370505260518E+258" calcext:value-type="float">
            <text:p>4,78370505260518E+258</text:p>
          </table:table-cell>
          <table:table-cell table:formula="of:=[.A853]^[.$C$3]" office:value-type="float" office:value="2.03265257052796E+258" calcext:value-type="float">
            <text:p>2,03265257052796E+258</text:p>
          </table:table-cell>
          <table:table-cell table:formula="of:=[.C853]&lt;[.B8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3]*2" office:value-type="float" office:value="1.12612752432071E+256" calcext:value-type="float">
            <text:p>1,12612752432071E+256</text:p>
          </table:table-cell>
          <table:table-cell table:formula="of:=[.A854]*LOG([.A854];2)" office:value-type="float" office:value="9.57867138045357E+258" calcext:value-type="float">
            <text:p>9,57867138045357E+258</text:p>
          </table:table-cell>
          <table:table-cell table:formula="of:=[.A854]^[.$C$3]" office:value-type="float" office:value="4.09358157446037E+258" calcext:value-type="float">
            <text:p>4,09358157446037E+258</text:p>
          </table:table-cell>
          <table:table-cell table:formula="of:=[.C854]&lt;[.B8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4]*2" office:value-type="float" office:value="2.25225504864141E+256" calcext:value-type="float">
            <text:p>2,25225504864141E+256</text:p>
          </table:table-cell>
          <table:table-cell table:formula="of:=[.A855]*LOG([.A855];2)" office:value-type="float" office:value="1.91798653113936E+259" calcext:value-type="float">
            <text:p>1,91798653113936E+259</text:p>
          </table:table-cell>
          <table:table-cell table:formula="of:=[.A855]^[.$C$3]" office:value-type="float" office:value="8.24410937202557E+258" calcext:value-type="float">
            <text:p>8,24410937202557E+258</text:p>
          </table:table-cell>
          <table:table-cell table:formula="of:=[.C855]&lt;[.B8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5]*2" office:value-type="float" office:value="4.50451009728282E+256" calcext:value-type="float">
            <text:p>4,50451009728282E+256</text:p>
          </table:table-cell>
          <table:table-cell table:formula="of:=[.A856]*LOG([.A856];2)" office:value-type="float" office:value="3.84047757237599E+259" calcext:value-type="float">
            <text:p>3,84047757237599E+259</text:p>
          </table:table-cell>
          <table:table-cell table:formula="of:=[.A856]^[.$C$3]" office:value-type="float" office:value="1.66029033748715E+259" calcext:value-type="float">
            <text:p>1,66029033748715E+259</text:p>
          </table:table-cell>
          <table:table-cell table:formula="of:=[.C856]&lt;[.B8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6]*2" office:value-type="float" office:value="9.00902019456564E+256" calcext:value-type="float">
            <text:p>9,00902019456564E+256</text:p>
          </table:table-cell>
          <table:table-cell table:formula="of:=[.A857]*LOG([.A857];2)" office:value-type="float" office:value="7.68996416494655E+259" calcext:value-type="float">
            <text:p>7,68996416494655E+259</text:p>
          </table:table-cell>
          <table:table-cell table:formula="of:=[.A857]^[.$C$3]" office:value-type="float" office:value="3.34367714007646E+259" calcext:value-type="float">
            <text:p>3,34367714007646E+259</text:p>
          </table:table-cell>
          <table:table-cell table:formula="of:=[.C857]&lt;[.B8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7]*2" office:value-type="float" office:value="1.80180403891313E+257" calcext:value-type="float">
            <text:p>1,80180403891313E+257</text:p>
          </table:table-cell>
          <table:table-cell table:formula="of:=[.A858]*LOG([.A858];2)" office:value-type="float" office:value="1.53979463702822E+260" calcext:value-type="float">
            <text:p>1,53979463702822E+260</text:p>
          </table:table-cell>
          <table:table-cell table:formula="of:=[.A858]^[.$C$3]" office:value-type="float" office:value="6.73386850759554E+259" calcext:value-type="float">
            <text:p>6,73386850759554E+259</text:p>
          </table:table-cell>
          <table:table-cell table:formula="of:=[.C858]&lt;[.B8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8]*2" office:value-type="float" office:value="3.60360807782626E+257" calcext:value-type="float">
            <text:p>3,60360807782626E+257</text:p>
          </table:table-cell>
          <table:table-cell table:formula="of:=[.A859]*LOG([.A859];2)" office:value-type="float" office:value="3.08319288213427E+260" calcext:value-type="float">
            <text:p>3,08319288213427E+260</text:p>
          </table:table-cell>
          <table:table-cell table:formula="of:=[.A859]^[.$C$3]" office:value-type="float" office:value="1.3561412534151E+260" calcext:value-type="float">
            <text:p>1,3561412534151E+260</text:p>
          </table:table-cell>
          <table:table-cell table:formula="of:=[.C859]&lt;[.B8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59]*2" office:value-type="float" office:value="7.20721615565251E+257" calcext:value-type="float">
            <text:p>7,20721615565251E+257</text:p>
          </table:table-cell>
          <table:table-cell table:formula="of:=[.A860]*LOG([.A860];2)" office:value-type="float" office:value="6.1735929804242E+260" calcext:value-type="float">
            <text:p>6,1735929804242E+260</text:p>
          </table:table-cell>
          <table:table-cell table:formula="of:=[.A860]^[.$C$3]" office:value-type="float" office:value="2.73114792357441E+260" calcext:value-type="float">
            <text:p>2,73114792357441E+260</text:p>
          </table:table-cell>
          <table:table-cell table:formula="of:=[.C860]&lt;[.B8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0]*2" office:value-type="float" office:value="1.4414432311305E+258" calcext:value-type="float">
            <text:p>1,4414432311305E+258</text:p>
          </table:table-cell>
          <table:table-cell table:formula="of:=[.A861]*LOG([.A861];2)" office:value-type="float" office:value="1.23616003931597E+261" calcext:value-type="float">
            <text:p>1,23616003931597E+261</text:p>
          </table:table-cell>
          <table:table-cell table:formula="of:=[.A861]^[.$C$3]" office:value-type="float" office:value="5.50028911933828E+260" calcext:value-type="float">
            <text:p>5,50028911933828E+260</text:p>
          </table:table-cell>
          <table:table-cell table:formula="of:=[.C861]&lt;[.B8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1]*2" office:value-type="float" office:value="2.882886462261E+258" calcext:value-type="float">
            <text:p>2,882886462261E+258</text:p>
          </table:table-cell>
          <table:table-cell table:formula="of:=[.A862]*LOG([.A862];2)" office:value-type="float" office:value="2.4752029650942E+261" calcext:value-type="float">
            <text:p>2,4752029650942E+261</text:p>
          </table:table-cell>
          <table:table-cell table:formula="of:=[.A862]^[.$C$3]" office:value-type="float" office:value="1.10770933112685E+261" calcext:value-type="float">
            <text:p>1,10770933112685E+261</text:p>
          </table:table-cell>
          <table:table-cell table:formula="of:=[.C862]&lt;[.B8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2]*2" office:value-type="float" office:value="5.76577292452201E+258" calcext:value-type="float">
            <text:p>5,76577292452201E+258</text:p>
          </table:table-cell>
          <table:table-cell table:formula="of:=[.A863]*LOG([.A863];2)" office:value-type="float" office:value="4.95617170311292E+261" calcext:value-type="float">
            <text:p>4,95617170311292E+261</text:p>
          </table:table-cell>
          <table:table-cell table:formula="of:=[.A863]^[.$C$3]" office:value-type="float" office:value="2.2308281176556E+261" calcext:value-type="float">
            <text:p>2,2308281176556E+261</text:p>
          </table:table-cell>
          <table:table-cell table:formula="of:=[.C863]&lt;[.B8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3]*2" office:value-type="float" office:value="1.1531545849044E+259" calcext:value-type="float">
            <text:p>1,1531545849044E+259</text:p>
          </table:table-cell>
          <table:table-cell table:formula="of:=[.A864]*LOG([.A864];2)" office:value-type="float" office:value="9.9238749520749E+261" calcext:value-type="float">
            <text:p>9,9238749520749E+261</text:p>
          </table:table-cell>
          <table:table-cell table:formula="of:=[.A864]^[.$C$3]" office:value-type="float" office:value="4.49268950859178E+261" calcext:value-type="float">
            <text:p>4,49268950859178E+261</text:p>
          </table:table-cell>
          <table:table-cell table:formula="of:=[.C864]&lt;[.B8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4]*2" office:value-type="float" office:value="2.3063091698088E+259" calcext:value-type="float">
            <text:p>2,3063091698088E+259</text:p>
          </table:table-cell>
          <table:table-cell table:formula="of:=[.A865]*LOG([.A865];2)" office:value-type="float" office:value="1.98708129958479E+262" calcext:value-type="float">
            <text:p>1,98708129958479E+262</text:p>
          </table:table-cell>
          <table:table-cell table:formula="of:=[.A865]^[.$C$3]" office:value-type="float" office:value="9.04787727071616E+261" calcext:value-type="float">
            <text:p>9,04787727071616E+261</text:p>
          </table:table-cell>
          <table:table-cell table:formula="of:=[.C865]&lt;[.B8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5]*2" office:value-type="float" office:value="4.61261833961761E+259" calcext:value-type="float">
            <text:p>4,61261833961761E+259</text:p>
          </table:table-cell>
          <table:table-cell table:formula="of:=[.A866]*LOG([.A866];2)" office:value-type="float" office:value="3.97877521750919E+262" calcext:value-type="float">
            <text:p>3,97877521750919E+262</text:p>
          </table:table-cell>
          <table:table-cell table:formula="of:=[.A866]^[.$C$3]" office:value-type="float" office:value="1.82216204679594E+262" calcext:value-type="float">
            <text:p>1,82216204679594E+262</text:p>
          </table:table-cell>
          <table:table-cell table:formula="of:=[.C866]&lt;[.B8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6]*2" office:value-type="float" office:value="9.22523667923522E+259" calcext:value-type="float">
            <text:p>9,22523667923522E+259</text:p>
          </table:table-cell>
          <table:table-cell table:formula="of:=[.A867]*LOG([.A867];2)" office:value-type="float" office:value="7.96677567169762E+262" calcext:value-type="float">
            <text:p>7,96677567169762E+262</text:p>
          </table:table-cell>
          <table:table-cell table:formula="of:=[.A867]^[.$C$3]" office:value-type="float" office:value="3.66967237224776E+262" calcext:value-type="float">
            <text:p>3,66967237224776E+262</text:p>
          </table:table-cell>
          <table:table-cell table:formula="of:=[.C867]&lt;[.B8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7]*2" office:value-type="float" office:value="1.84504733584704E+260" calcext:value-type="float">
            <text:p>1,84504733584704E+260</text:p>
          </table:table-cell>
          <table:table-cell table:formula="of:=[.A868]*LOG([.A868];2)" office:value-type="float" office:value="1.59520018167537E+263" calcext:value-type="float">
            <text:p>1,59520018167537E+263</text:p>
          </table:table-cell>
          <table:table-cell table:formula="of:=[.A868]^[.$C$3]" office:value-type="float" office:value="7.39039392424937E+262" calcext:value-type="float">
            <text:p>7,39039392424937E+262</text:p>
          </table:table-cell>
          <table:table-cell table:formula="of:=[.C868]&lt;[.B8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8]*2" office:value-type="float" office:value="3.69009467169409E+260" calcext:value-type="float">
            <text:p>3,69009467169409E+260</text:p>
          </table:table-cell>
          <table:table-cell table:formula="of:=[.A869]*LOG([.A869];2)" office:value-type="float" office:value="3.19409045802244E+263" calcext:value-type="float">
            <text:p>3,19409045802244E+263</text:p>
          </table:table-cell>
          <table:table-cell table:formula="of:=[.A869]^[.$C$3]" office:value-type="float" office:value="1.48835963582567E+263" calcext:value-type="float">
            <text:p>1,48835963582567E+263</text:p>
          </table:table-cell>
          <table:table-cell table:formula="of:=[.C869]&lt;[.B8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69]*2" office:value-type="float" office:value="7.38018934338817E+260" calcext:value-type="float">
            <text:p>7,38018934338817E+260</text:p>
          </table:table-cell>
          <table:table-cell table:formula="of:=[.A870]*LOG([.A870];2)" office:value-type="float" office:value="6.39556110538826E+263" calcext:value-type="float">
            <text:p>6,39556110538826E+263</text:p>
          </table:table-cell>
          <table:table-cell table:formula="of:=[.A870]^[.$C$3]" office:value-type="float" office:value="2.99742399155011E+263" calcext:value-type="float">
            <text:p>2,99742399155011E+263</text:p>
          </table:table-cell>
          <table:table-cell table:formula="of:=[.C870]&lt;[.B8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0]*2" office:value-type="float" office:value="1.47603786867763E+261" calcext:value-type="float">
            <text:p>1,47603786867763E+261</text:p>
          </table:table-cell>
          <table:table-cell table:formula="of:=[.A871]*LOG([.A871];2)" office:value-type="float" office:value="1.28058825894633E+264" calcext:value-type="float">
            <text:p>1,28058825894633E+264</text:p>
          </table:table-cell>
          <table:table-cell table:formula="of:=[.A871]^[.$C$3]" office:value-type="float" office:value="6.0365454483291E+263" calcext:value-type="float">
            <text:p>6,0365454483291E+263</text:p>
          </table:table-cell>
          <table:table-cell table:formula="of:=[.C871]&lt;[.B8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1]*2" office:value-type="float" office:value="2.95207573735527E+261" calcext:value-type="float">
            <text:p>2,95207573735527E+261</text:p>
          </table:table-cell>
          <table:table-cell table:formula="of:=[.A872]*LOG([.A872];2)" office:value-type="float" office:value="2.56412859363001E+264" calcext:value-type="float">
            <text:p>2,56412859363001E+264</text:p>
          </table:table-cell>
          <table:table-cell table:formula="of:=[.A872]^[.$C$3]" office:value-type="float" office:value="1.21570658847292E+264" calcext:value-type="float">
            <text:p>1,21570658847292E+264</text:p>
          </table:table-cell>
          <table:table-cell table:formula="of:=[.C872]&lt;[.B8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2]*2" office:value-type="float" office:value="5.90415147471054E+261" calcext:value-type="float">
            <text:p>5,90415147471054E+261</text:p>
          </table:table-cell>
          <table:table-cell table:formula="of:=[.A873]*LOG([.A873];2)" office:value-type="float" office:value="5.13416133873474E+264" calcext:value-type="float">
            <text:p>5,13416133873474E+264</text:p>
          </table:table-cell>
          <table:table-cell table:formula="of:=[.A873]^[.$C$3]" office:value-type="float" office:value="2.44832499300666E+264" calcext:value-type="float">
            <text:p>2,44832499300666E+264</text:p>
          </table:table-cell>
          <table:table-cell table:formula="of:=[.C873]&lt;[.B8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3]*2" office:value-type="float" office:value="1.18083029494211E+262" calcext:value-type="float">
            <text:p>1,18083029494211E+262</text:p>
          </table:table-cell>
          <table:table-cell table:formula="of:=[.A874]*LOG([.A874];2)" office:value-type="float" office:value="1.02801309804189E+265" calcext:value-type="float">
            <text:p>1,02801309804189E+265</text:p>
          </table:table-cell>
          <table:table-cell table:formula="of:=[.A874]^[.$C$3]" office:value-type="float" office:value="4.93070888010126E+264" calcext:value-type="float">
            <text:p>4,93070888010126E+264</text:p>
          </table:table-cell>
          <table:table-cell table:formula="of:=[.C874]&lt;[.B8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4]*2" office:value-type="float" office:value="2.36166058988422E+262" calcext:value-type="float">
            <text:p>2,36166058988422E+262</text:p>
          </table:table-cell>
          <table:table-cell table:formula="of:=[.A875]*LOG([.A875];2)" office:value-type="float" office:value="2.05838785667366E+265" calcext:value-type="float">
            <text:p>2,05838785667366E+265</text:p>
          </table:table-cell>
          <table:table-cell table:formula="of:=[.A875]^[.$C$3]" office:value-type="float" office:value="9.93000934506382E+264" calcext:value-type="float">
            <text:p>9,93000934506382E+264</text:p>
          </table:table-cell>
          <table:table-cell table:formula="of:=[.C875]&lt;[.B8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5]*2" office:value-type="float" office:value="4.72332117976843E+262" calcext:value-type="float">
            <text:p>4,72332117976843E+262</text:p>
          </table:table-cell>
          <table:table-cell table:formula="of:=[.A876]*LOG([.A876];2)" office:value-type="float" office:value="4.1214990345271E+265" calcext:value-type="float">
            <text:p>4,1214990345271E+265</text:p>
          </table:table-cell>
          <table:table-cell table:formula="of:=[.A876]^[.$C$3]" office:value-type="float" office:value="1.99981560442542E+265" calcext:value-type="float">
            <text:p>1,99981560442542E+265</text:p>
          </table:table-cell>
          <table:table-cell table:formula="of:=[.C876]&lt;[.B8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6]*2" office:value-type="float" office:value="9.44664235953686E+262" calcext:value-type="float">
            <text:p>9,44664235953686E+262</text:p>
          </table:table-cell>
          <table:table-cell table:formula="of:=[.A877]*LOG([.A877];2)" office:value-type="float" office:value="8.25244471141373E+265" calcext:value-type="float">
            <text:p>8,25244471141373E+265</text:p>
          </table:table-cell>
          <table:table-cell table:formula="of:=[.A877]^[.$C$3]" office:value-type="float" office:value="4.02745084393242E+265" calcext:value-type="float">
            <text:p>4,02745084393242E+265</text:p>
          </table:table-cell>
          <table:table-cell table:formula="of:=[.C877]&lt;[.B8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7]*2" office:value-type="float" office:value="1.88932847190737E+263" calcext:value-type="float">
            <text:p>1,88932847190737E+263</text:p>
          </table:table-cell>
          <table:table-cell table:formula="of:=[.A878]*LOG([.A878];2)" office:value-type="float" office:value="1.65237827075465E+266" calcext:value-type="float">
            <text:p>1,65237827075465E+266</text:p>
          </table:table-cell>
          <table:table-cell table:formula="of:=[.A878]^[.$C$3]" office:value-type="float" office:value="8.11092795975673E+265" calcext:value-type="float">
            <text:p>8,11092795975673E+265</text:p>
          </table:table-cell>
          <table:table-cell table:formula="of:=[.C878]&lt;[.B8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8]*2" office:value-type="float" office:value="3.77865694381474E+263" calcext:value-type="float">
            <text:p>3,77865694381474E+263</text:p>
          </table:table-cell>
          <table:table-cell table:formula="of:=[.A879]*LOG([.A879];2)" office:value-type="float" office:value="3.30853519845312E+266" calcext:value-type="float">
            <text:p>3,30853519845312E+266</text:p>
          </table:table-cell>
          <table:table-cell table:formula="of:=[.A879]^[.$C$3]" office:value-type="float" office:value="1.63346878503745E+266" calcext:value-type="float">
            <text:p>1,63346878503745E+266</text:p>
          </table:table-cell>
          <table:table-cell table:formula="of:=[.C879]&lt;[.B8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79]*2" office:value-type="float" office:value="7.55731388762949E+263" calcext:value-type="float">
            <text:p>7,55731388762949E+263</text:p>
          </table:table-cell>
          <table:table-cell table:formula="of:=[.A880]*LOG([.A880];2)" office:value-type="float" office:value="6.62462771079388E+266" calcext:value-type="float">
            <text:p>6,62462771079388E+266</text:p>
          </table:table-cell>
          <table:table-cell table:formula="of:=[.A880]^[.$C$3]" office:value-type="float" office:value="3.28966091787573E+266" calcext:value-type="float">
            <text:p>3,28966091787573E+266</text:p>
          </table:table-cell>
          <table:table-cell table:formula="of:=[.C880]&lt;[.B8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0]*2" office:value-type="float" office:value="1.5114627775259E+264" calcext:value-type="float">
            <text:p>1,5114627775259E+264</text:p>
          </table:table-cell>
          <table:table-cell table:formula="of:=[.A881]*LOG([.A881];2)" office:value-type="float" office:value="1.3264370049363E+267" calcext:value-type="float">
            <text:p>1,3264370049363E+267</text:p>
          </table:table-cell>
          <table:table-cell table:formula="of:=[.A881]^[.$C$3]" office:value-type="float" office:value="6.6250846381193E+266" calcext:value-type="float">
            <text:p>6,6250846381193E+266</text:p>
          </table:table-cell>
          <table:table-cell table:formula="of:=[.C881]&lt;[.B8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1]*2" office:value-type="float" office:value="3.0229255550518E+264" calcext:value-type="float">
            <text:p>3,0229255550518E+264</text:p>
          </table:table-cell>
          <table:table-cell table:formula="of:=[.A882]*LOG([.A882];2)" office:value-type="float" office:value="2.65589693542765E+267" calcext:value-type="float">
            <text:p>2,65589693542765E+267</text:p>
          </table:table-cell>
          <table:table-cell table:formula="of:=[.A882]^[.$C$3]" office:value-type="float" office:value="1.33423314918995E+267" calcext:value-type="float">
            <text:p>1,33423314918995E+267</text:p>
          </table:table-cell>
          <table:table-cell table:formula="of:=[.C882]&lt;[.B8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2]*2" office:value-type="float" office:value="6.04585111010359E+264" calcext:value-type="float">
            <text:p>6,04585111010359E+264</text:p>
          </table:table-cell>
          <table:table-cell table:formula="of:=[.A883]*LOG([.A883];2)" office:value-type="float" office:value="5.31783972196541E+267" calcext:value-type="float">
            <text:p>5,31783972196541E+267</text:p>
          </table:table-cell>
          <table:table-cell table:formula="of:=[.A883]^[.$C$3]" office:value-type="float" office:value="2.68702694929294E+267" calcext:value-type="float">
            <text:p>2,68702694929294E+267</text:p>
          </table:table-cell>
          <table:table-cell table:formula="of:=[.C883]&lt;[.B8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3]*2" office:value-type="float" office:value="1.20917022202072E+265" calcext:value-type="float">
            <text:p>1,20917022202072E+265</text:p>
          </table:table-cell>
          <table:table-cell table:formula="of:=[.A884]*LOG([.A884];2)" office:value-type="float" office:value="1.0647771146151E+268" calcext:value-type="float">
            <text:p>1,0647771146151E+268</text:p>
          </table:table-cell>
          <table:table-cell table:formula="of:=[.A884]^[.$C$3]" office:value-type="float" office:value="5.41143339948501E+267" calcext:value-type="float">
            <text:p>5,41143339948501E+267</text:p>
          </table:table-cell>
          <table:table-cell table:formula="of:=[.C884]&lt;[.B8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4]*2" office:value-type="float" office:value="2.41834044404144E+265" calcext:value-type="float">
            <text:p>2,41834044404144E+265</text:p>
          </table:table-cell>
          <table:table-cell table:formula="of:=[.A885]*LOG([.A885];2)" office:value-type="float" office:value="2.13197256967425E+268" calcext:value-type="float">
            <text:p>2,13197256967425E+268</text:p>
          </table:table-cell>
          <table:table-cell table:formula="of:=[.A885]^[.$C$3]" office:value-type="float" office:value="1.08981457907474E+268" calcext:value-type="float">
            <text:p>1,08981457907474E+268</text:p>
          </table:table-cell>
          <table:table-cell table:formula="of:=[.C885]&lt;[.B8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5]*2" office:value-type="float" office:value="4.83668088808287E+265" calcext:value-type="float">
            <text:p>4,83668088808287E+265</text:p>
          </table:table-cell>
          <table:table-cell table:formula="of:=[.A886]*LOG([.A886];2)" office:value-type="float" office:value="4.26878182023658E+268" calcext:value-type="float">
            <text:p>4,26878182023658E+268</text:p>
          </table:table-cell>
          <table:table-cell table:formula="of:=[.A886]^[.$C$3]" office:value-type="float" office:value="2.19478967786408E+268" calcext:value-type="float">
            <text:p>2,19478967786408E+268</text:p>
          </table:table-cell>
          <table:table-cell table:formula="of:=[.C886]&lt;[.B8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6]*2" office:value-type="float" office:value="9.67336177616575E+265" calcext:value-type="float">
            <text:p>9,67336177616575E+265</text:p>
          </table:table-cell>
          <table:table-cell table:formula="of:=[.A887]*LOG([.A887];2)" office:value-type="float" office:value="8.54723700224932E+268" calcext:value-type="float">
            <text:p>8,54723700224932E+268</text:p>
          </table:table-cell>
          <table:table-cell table:formula="of:=[.A887]^[.$C$3]" office:value-type="float" office:value="4.42011129466487E+268" calcext:value-type="float">
            <text:p>4,42011129466487E+268</text:p>
          </table:table-cell>
          <table:table-cell table:formula="of:=[.C887]&lt;[.B8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7]*2" office:value-type="float" office:value="1.93467235523315E+266" calcext:value-type="float">
            <text:p>1,93467235523315E+266</text:p>
          </table:table-cell>
          <table:table-cell table:formula="of:=[.A888]*LOG([.A888];2)" office:value-type="float" office:value="1.7113820728051E+269" calcext:value-type="float">
            <text:p>1,7113820728051E+269</text:p>
          </table:table-cell>
          <table:table-cell table:formula="of:=[.A888]^[.$C$3]" office:value-type="float" office:value="8.90171120006236E+268" calcext:value-type="float">
            <text:p>8,90171120006236E+268</text:p>
          </table:table-cell>
          <table:table-cell table:formula="of:=[.C888]&lt;[.B8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8]*2" office:value-type="float" office:value="3.8693447104663E+266" calcext:value-type="float">
            <text:p>3,8693447104663E+266</text:p>
          </table:table-cell>
          <table:table-cell table:formula="of:=[.A889]*LOG([.A889];2)" office:value-type="float" office:value="3.42663349032066E+269" calcext:value-type="float">
            <text:p>3,42663349032066E+269</text:p>
          </table:table-cell>
          <table:table-cell table:formula="of:=[.A889]^[.$C$3]" office:value-type="float" office:value="1.79272549958097E+269" calcext:value-type="float">
            <text:p>1,79272549958097E+269</text:p>
          </table:table-cell>
          <table:table-cell table:formula="of:=[.C889]&lt;[.B8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89]*2" office:value-type="float" office:value="7.7386894209326E+266" calcext:value-type="float">
            <text:p>7,7386894209326E+266</text:p>
          </table:table-cell>
          <table:table-cell table:formula="of:=[.A890]*LOG([.A890];2)" office:value-type="float" office:value="6.86100567006225E+269" calcext:value-type="float">
            <text:p>6,86100567006225E+269</text:p>
          </table:table-cell>
          <table:table-cell table:formula="of:=[.A890]^[.$C$3]" office:value-type="float" office:value="3.61038978306252E+269" calcext:value-type="float">
            <text:p>3,61038978306252E+269</text:p>
          </table:table-cell>
          <table:table-cell table:formula="of:=[.C890]&lt;[.B8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0]*2" office:value-type="float" office:value="1.54773788418652E+267" calcext:value-type="float">
            <text:p>1,54773788418652E+267</text:p>
          </table:table-cell>
          <table:table-cell table:formula="of:=[.A891]*LOG([.A891];2)" office:value-type="float" office:value="1.37374887189664E+270" calcext:value-type="float">
            <text:p>1,37374887189664E+270</text:p>
          </table:table-cell>
          <table:table-cell table:formula="of:=[.A891]^[.$C$3]" office:value-type="float" office:value="7.27100405984576E+269" calcext:value-type="float">
            <text:p>7,27100405984576E+269</text:p>
          </table:table-cell>
          <table:table-cell table:formula="of:=[.C891]&lt;[.B8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1]*2" office:value-type="float" office:value="3.09547576837304E+267" calcext:value-type="float">
            <text:p>3,09547576837304E+267</text:p>
          </table:table-cell>
          <table:table-cell table:formula="of:=[.A892]*LOG([.A892];2)" office:value-type="float" office:value="2.75059321956165E+270" calcext:value-type="float">
            <text:p>2,75059321956165E+270</text:p>
          </table:table-cell>
          <table:table-cell table:formula="of:=[.A892]^[.$C$3]" office:value-type="float" office:value="1.46431557850932E+270" calcext:value-type="float">
            <text:p>1,46431557850932E+270</text:p>
          </table:table-cell>
          <table:table-cell table:formula="of:=[.C892]&lt;[.B8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2]*2" office:value-type="float" office:value="6.19095153674608E+267" calcext:value-type="float">
            <text:p>6,19095153674608E+267</text:p>
          </table:table-cell>
          <table:table-cell table:formula="of:=[.A893]*LOG([.A893];2)" office:value-type="float" office:value="5.50737739066004E+270" calcext:value-type="float">
            <text:p>5,50737739066004E+270</text:p>
          </table:table-cell>
          <table:table-cell table:formula="of:=[.A893]^[.$C$3]" office:value-type="float" office:value="2.94900139762896E+270" calcext:value-type="float">
            <text:p>2,94900139762896E+270</text:p>
          </table:table-cell>
          <table:table-cell table:formula="of:=[.C893]&lt;[.B8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3]*2" office:value-type="float" office:value="1.23819030734922E+268" calcext:value-type="float">
            <text:p>1,23819030734922E+268</text:p>
          </table:table-cell>
          <table:table-cell table:formula="of:=[.A894]*LOG([.A894];2)" office:value-type="float" office:value="1.10271366843936E+271" calcext:value-type="float">
            <text:p>1,10271366843936E+271</text:p>
          </table:table-cell>
          <table:table-cell table:formula="of:=[.A894]^[.$C$3]" office:value-type="float" office:value="5.939026648935E+270" calcext:value-type="float">
            <text:p>5,939026648935E+270</text:p>
          </table:table-cell>
          <table:table-cell table:formula="of:=[.C894]&lt;[.B8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4]*2" office:value-type="float" office:value="2.47638061469843E+268" calcext:value-type="float">
            <text:p>2,47638061469843E+268</text:p>
          </table:table-cell>
          <table:table-cell table:formula="of:=[.A895]*LOG([.A895];2)" office:value-type="float" office:value="2.20790371749341E+271" calcext:value-type="float">
            <text:p>2,20790371749341E+271</text:p>
          </table:table-cell>
          <table:table-cell table:formula="of:=[.A895]^[.$C$3]" office:value-type="float" office:value="1.19606716921597E+271" calcext:value-type="float">
            <text:p>1,19606716921597E+271</text:p>
          </table:table-cell>
          <table:table-cell table:formula="of:=[.C895]&lt;[.B8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5]*2" office:value-type="float" office:value="4.95276122939686E+268" calcext:value-type="float">
            <text:p>4,95276122939686E+268</text:p>
          </table:table-cell>
          <table:table-cell table:formula="of:=[.A896]*LOG([.A896];2)" office:value-type="float" office:value="4.42076019621622E+271" calcext:value-type="float">
            <text:p>4,42076019621622E+271</text:p>
          </table:table-cell>
          <table:table-cell table:formula="of:=[.A896]^[.$C$3]" office:value-type="float" office:value="2.4087729485653E+271" calcext:value-type="float">
            <text:p>2,4087729485653E+271</text:p>
          </table:table-cell>
          <table:table-cell table:formula="of:=[.C896]&lt;[.B8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6]*2" office:value-type="float" office:value="9.90552245879372E+268" calcext:value-type="float">
            <text:p>9,90552245879372E+268</text:p>
          </table:table-cell>
          <table:table-cell table:formula="of:=[.A897]*LOG([.A897];2)" office:value-type="float" office:value="8.85142591489124E+271" calcext:value-type="float">
            <text:p>8,85142591489124E+271</text:p>
          </table:table-cell>
          <table:table-cell table:formula="of:=[.A897]^[.$C$3]" office:value-type="float" office:value="4.85105457876864E+271" calcext:value-type="float">
            <text:p>4,85105457876864E+271</text:p>
          </table:table-cell>
          <table:table-cell table:formula="of:=[.C897]&lt;[.B8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7]*2" office:value-type="float" office:value="1.98110449175874E+269" calcext:value-type="float">
            <text:p>1,98110449175874E+269</text:p>
          </table:table-cell>
          <table:table-cell table:formula="of:=[.A898]*LOG([.A898];2)" office:value-type="float" office:value="1.77226628747001E+272" calcext:value-type="float">
            <text:p>1,77226628747001E+272</text:p>
          </table:table-cell>
          <table:table-cell table:formula="of:=[.A898]^[.$C$3]" office:value-type="float" office:value="9.76959266343827E+271" calcext:value-type="float">
            <text:p>9,76959266343827E+271</text:p>
          </table:table-cell>
          <table:table-cell table:formula="of:=[.C898]&lt;[.B8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8]*2" office:value-type="float" office:value="3.96220898351749E+269" calcext:value-type="float">
            <text:p>3,96220898351749E+269</text:p>
          </table:table-cell>
          <table:table-cell table:formula="of:=[.A899]*LOG([.A899];2)" office:value-type="float" office:value="3.54849478392353E+272" calcext:value-type="float">
            <text:p>3,54849478392353E+272</text:p>
          </table:table-cell>
          <table:table-cell table:formula="of:=[.A899]^[.$C$3]" office:value-type="float" office:value="1.96750911084851E+272" calcext:value-type="float">
            <text:p>1,96750911084851E+272</text:p>
          </table:table-cell>
          <table:table-cell table:formula="of:=[.C899]&lt;[.B8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899]*2" office:value-type="float" office:value="7.92441796703498E+269" calcext:value-type="float">
            <text:p>7,92441796703498E+269</text:p>
          </table:table-cell>
          <table:table-cell table:formula="of:=[.A900]*LOG([.A900];2)" office:value-type="float" office:value="7.1049139858141E+272" calcext:value-type="float">
            <text:p>7,1049139858141E+272</text:p>
          </table:table-cell>
          <table:table-cell table:formula="of:=[.A900]^[.$C$3]" office:value-type="float" office:value="3.96238843791214E+272" calcext:value-type="float">
            <text:p>3,96238843791214E+272</text:p>
          </table:table-cell>
          <table:table-cell table:formula="of:=[.C900]&lt;[.B90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0]*2" office:value-type="float" office:value="1.584883593407E+270" calcext:value-type="float">
            <text:p>1,584883593407E+270</text:p>
          </table:table-cell>
          <table:table-cell table:formula="of:=[.A901]*LOG([.A901];2)" office:value-type="float" office:value="1.42256768075623E+273" calcext:value-type="float">
            <text:p>1,42256768075623E+273</text:p>
          </table:table-cell>
          <table:table-cell table:formula="of:=[.A901]^[.$C$3]" office:value-type="float" office:value="7.97989805807241E+272" calcext:value-type="float">
            <text:p>7,97989805807241E+272</text:p>
          </table:table-cell>
          <table:table-cell table:formula="of:=[.C901]&lt;[.B90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1]*2" office:value-type="float" office:value="3.16976718681399E+270" calcext:value-type="float">
            <text:p>3,16976718681399E+270</text:p>
          </table:table-cell>
          <table:table-cell table:formula="of:=[.A902]*LOG([.A902];2)" office:value-type="float" office:value="2.84830512869927E+273" calcext:value-type="float">
            <text:p>2,84830512869927E+273</text:p>
          </table:table-cell>
          <table:table-cell table:formula="of:=[.A902]^[.$C$3]" office:value-type="float" office:value="1.60708052769257E+273" calcext:value-type="float">
            <text:p>1,60708052769257E+273</text:p>
          </table:table-cell>
          <table:table-cell table:formula="of:=[.C902]&lt;[.B90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2]*2" office:value-type="float" office:value="6.33953437362798E+270" calcext:value-type="float">
            <text:p>6,33953437362798E+270</text:p>
          </table:table-cell>
          <table:table-cell table:formula="of:=[.A903]*LOG([.A903];2)" office:value-type="float" office:value="5.70294979177216E+273" calcext:value-type="float">
            <text:p>5,70294979177216E+273</text:p>
          </table:table-cell>
          <table:table-cell table:formula="of:=[.A903]^[.$C$3]" office:value-type="float" office:value="3.23651731349622E+273" calcext:value-type="float">
            <text:p>3,23651731349622E+273</text:p>
          </table:table-cell>
          <table:table-cell table:formula="of:=[.C903]&lt;[.B90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3]*2" office:value-type="float" office:value="1.2679068747256E+271" calcext:value-type="float">
            <text:p>1,2679068747256E+271</text:p>
          </table:table-cell>
          <table:table-cell table:formula="of:=[.A904]*LOG([.A904];2)" office:value-type="float" office:value="1.14185786522916E+274" calcext:value-type="float">
            <text:p>1,14185786522916E+274</text:p>
          </table:table-cell>
          <table:table-cell table:formula="of:=[.A904]^[.$C$3]" office:value-type="float" office:value="6.51805814335937E+273" calcext:value-type="float">
            <text:p>6,51805814335937E+273</text:p>
          </table:table-cell>
          <table:table-cell table:formula="of:=[.C904]&lt;[.B90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4]*2" office:value-type="float" office:value="2.53581374945119E+271" calcext:value-type="float">
            <text:p>2,53581374945119E+271</text:p>
          </table:table-cell>
          <table:table-cell table:formula="of:=[.A905]*LOG([.A905];2)" office:value-type="float" office:value="2.28625154420777E+274" calcext:value-type="float">
            <text:p>2,28625154420777E+274</text:p>
          </table:table-cell>
          <table:table-cell table:formula="of:=[.A905]^[.$C$3]" office:value-type="float" office:value="1.31267896460962E+274" calcext:value-type="float">
            <text:p>1,31267896460962E+274</text:p>
          </table:table-cell>
          <table:table-cell table:formula="of:=[.C905]&lt;[.B90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5]*2" office:value-type="float" office:value="5.07162749890239E+271" calcext:value-type="float">
            <text:p>5,07162749890239E+271</text:p>
          </table:table-cell>
          <table:table-cell table:formula="of:=[.A906]*LOG([.A906];2)" office:value-type="float" office:value="4.57757471591444E+274" calcext:value-type="float">
            <text:p>4,57757471591444E+274</text:p>
          </table:table-cell>
          <table:table-cell table:formula="of:=[.A906]^[.$C$3]" office:value-type="float" office:value="2.64361873771273E+274" calcext:value-type="float">
            <text:p>2,64361873771273E+274</text:p>
          </table:table-cell>
          <table:table-cell table:formula="of:=[.C906]&lt;[.B90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6]*2" office:value-type="float" office:value="1.01432549978048E+272" calcext:value-type="float">
            <text:p>1,01432549978048E+272</text:p>
          </table:table-cell>
          <table:table-cell table:formula="of:=[.A907]*LOG([.A907];2)" office:value-type="float" office:value="9.16529268682668E+274" calcext:value-type="float">
            <text:p>9,16529268682668E+274</text:p>
          </table:table-cell>
          <table:table-cell table:formula="of:=[.A907]^[.$C$3]" office:value-type="float" office:value="5.32401312034755E+274" calcext:value-type="float">
            <text:p>5,32401312034755E+274</text:p>
          </table:table-cell>
          <table:table-cell table:formula="of:=[.C907]&lt;[.B90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7]*2" office:value-type="float" office:value="2.02865099956095E+272" calcext:value-type="float">
            <text:p>2,02865099956095E+272</text:p>
          </table:table-cell>
          <table:table-cell table:formula="of:=[.A908]*LOG([.A908];2)" office:value-type="float" office:value="1.8350871883649E+275" calcext:value-type="float">
            <text:p>1,8350871883649E+275</text:p>
          </table:table-cell>
          <table:table-cell table:formula="of:=[.A908]^[.$C$3]" office:value-type="float" office:value="1.07220891202175E+275" calcext:value-type="float">
            <text:p>1,07220891202175E+275</text:p>
          </table:table-cell>
          <table:table-cell table:formula="of:=[.C908]&lt;[.B90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8]*2" office:value-type="float" office:value="4.05730199912191E+272" calcext:value-type="float">
            <text:p>4,05730199912191E+272</text:p>
          </table:table-cell>
          <table:table-cell table:formula="of:=[.A909]*LOG([.A909];2)" office:value-type="float" office:value="3.67423167872891E+275" calcext:value-type="float">
            <text:p>3,67423167872891E+275</text:p>
          </table:table-cell>
          <table:table-cell table:formula="of:=[.A909]^[.$C$3]" office:value-type="float" office:value="2.15933342956116E+275" calcext:value-type="float">
            <text:p>2,15933342956116E+275</text:p>
          </table:table-cell>
          <table:table-cell table:formula="of:=[.C909]&lt;[.B90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09]*2" office:value-type="float" office:value="8.11460399824382E+272" calcext:value-type="float">
            <text:p>8,11460399824382E+272</text:p>
          </table:table-cell>
          <table:table-cell table:formula="of:=[.A910]*LOG([.A910];2)" office:value-type="float" office:value="7.35657796145607E+275" calcext:value-type="float">
            <text:p>7,35657796145607E+275</text:p>
          </table:table-cell>
          <table:table-cell table:formula="of:=[.A910]^[.$C$3]" office:value-type="float" office:value="4.34870556263923E+275" calcext:value-type="float">
            <text:p>4,34870556263923E+275</text:p>
          </table:table-cell>
          <table:table-cell table:formula="of:=[.C910]&lt;[.B91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0]*2" office:value-type="float" office:value="1.62292079964876E+273" calcext:value-type="float">
            <text:p>1,62292079964876E+273</text:p>
          </table:table-cell>
          <table:table-cell table:formula="of:=[.A911]*LOG([.A911];2)" office:value-type="float" office:value="1.47293851309086E+276" calcext:value-type="float">
            <text:p>1,47293851309086E+276</text:p>
          </table:table-cell>
          <table:table-cell table:formula="of:=[.A911]^[.$C$3]" office:value-type="float" office:value="8.75790640372419E+275" calcext:value-type="float">
            <text:p>8,75790640372419E+275</text:p>
          </table:table-cell>
          <table:table-cell table:formula="of:=[.C911]&lt;[.B91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1]*2" office:value-type="float" office:value="3.24584159929753E+273" calcext:value-type="float">
            <text:p>3,24584159929753E+273</text:p>
          </table:table-cell>
          <table:table-cell table:formula="of:=[.A912]*LOG([.A912];2)" office:value-type="float" office:value="2.94912286778102E+276" calcext:value-type="float">
            <text:p>2,94912286778102E+276</text:p>
          </table:table-cell>
          <table:table-cell table:formula="of:=[.A912]^[.$C$3]" office:value-type="float" office:value="1.76376449202147E+276" calcext:value-type="float">
            <text:p>1,76376449202147E+276</text:p>
          </table:table-cell>
          <table:table-cell table:formula="of:=[.C912]&lt;[.B91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2]*2" office:value-type="float" office:value="6.49168319859506E+273" calcext:value-type="float">
            <text:p>6,49168319859506E+273</text:p>
          </table:table-cell>
          <table:table-cell table:formula="of:=[.A913]*LOG([.A913];2)" office:value-type="float" office:value="5.90473741876065E+276" calcext:value-type="float">
            <text:p>5,90473741876065E+276</text:p>
          </table:table-cell>
          <table:table-cell table:formula="of:=[.A913]^[.$C$3]" office:value-type="float" office:value="3.55206488846798E+276" calcext:value-type="float">
            <text:p>3,55206488846798E+276</text:p>
          </table:table-cell>
          <table:table-cell table:formula="of:=[.C913]&lt;[.B91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3]*2" office:value-type="float" office:value="1.29833663971901E+274" calcext:value-type="float">
            <text:p>1,29833663971901E+274</text:p>
          </table:table-cell>
          <table:table-cell table:formula="of:=[.A914]*LOG([.A914];2)" office:value-type="float" office:value="1.18224582039185E+277" calcext:value-type="float">
            <text:p>1,18224582039185E+277</text:p>
          </table:table-cell>
          <table:table-cell table:formula="of:=[.A914]^[.$C$3]" office:value-type="float" office:value="7.15354290720886E+276" calcext:value-type="float">
            <text:p>7,15354290720886E+276</text:p>
          </table:table-cell>
          <table:table-cell table:formula="of:=[.C914]&lt;[.B91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4]*2" office:value-type="float" office:value="2.59667327943802E+274" calcext:value-type="float">
            <text:p>2,59667327943802E+274</text:p>
          </table:table-cell>
          <table:table-cell table:formula="of:=[.A915]*LOG([.A915];2)" office:value-type="float" office:value="2.36708831406313E+277" calcext:value-type="float">
            <text:p>2,36708831406313E+277</text:p>
          </table:table-cell>
          <table:table-cell table:formula="of:=[.A915]^[.$C$3]" office:value-type="float" office:value="1.44065994659657E+277" calcext:value-type="float">
            <text:p>1,44065994659657E+277</text:p>
          </table:table-cell>
          <table:table-cell table:formula="of:=[.C915]&lt;[.B91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5]*2" office:value-type="float" office:value="5.19334655887604E+274" calcext:value-type="float">
            <text:p>5,19334655887604E+274</text:p>
          </table:table-cell>
          <table:table-cell table:formula="of:=[.A916]*LOG([.A916];2)" office:value-type="float" office:value="4.73936997468514E+277" calcext:value-type="float">
            <text:p>4,73936997468514E+277</text:p>
          </table:table-cell>
          <table:table-cell table:formula="of:=[.A916]^[.$C$3]" office:value-type="float" office:value="2.90136105793966E+277" calcext:value-type="float">
            <text:p>2,90136105793966E+277</text:p>
          </table:table-cell>
          <table:table-cell table:formula="of:=[.C916]&lt;[.B91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6]*2" office:value-type="float" office:value="1.03866931177521E+275" calcext:value-type="float">
            <text:p>1,03866931177521E+275</text:p>
          </table:table-cell>
          <table:table-cell table:formula="of:=[.A917]*LOG([.A917];2)" office:value-type="float" office:value="9.48912664248804E+277" calcext:value-type="float">
            <text:p>9,48912664248804E+277</text:p>
          </table:table-cell>
          <table:table-cell table:formula="of:=[.A917]^[.$C$3]" office:value-type="float" office:value="5.84308324002155E+277" calcext:value-type="float">
            <text:p>5,84308324002155E+277</text:p>
          </table:table-cell>
          <table:table-cell table:formula="of:=[.C917]&lt;[.B91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7]*2" office:value-type="float" office:value="2.07733862355042E+275" calcext:value-type="float">
            <text:p>2,07733862355042E+275</text:p>
          </table:table-cell>
          <table:table-cell table:formula="of:=[.A918]*LOG([.A918];2)" office:value-type="float" office:value="1.89990266712116E+278" calcext:value-type="float">
            <text:p>1,89990266712116E+278</text:p>
          </table:table-cell>
          <table:table-cell table:formula="of:=[.A918]^[.$C$3]" office:value-type="float" office:value="1.17674501959662E+278" calcext:value-type="float">
            <text:p>1,17674501959662E+278</text:p>
          </table:table-cell>
          <table:table-cell table:formula="of:=[.C918]&lt;[.B91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8]*2" office:value-type="float" office:value="4.15467724710084E+275" calcext:value-type="float">
            <text:p>4,15467724710084E+275</text:p>
          </table:table-cell>
          <table:table-cell table:formula="of:=[.A919]*LOG([.A919];2)" office:value-type="float" office:value="3.80396001148942E+278" calcext:value-type="float">
            <text:p>3,80396001148942E+278</text:p>
          </table:table-cell>
          <table:table-cell table:formula="of:=[.A919]^[.$C$3]" office:value-type="float" office:value="2.36985985696884E+278" calcext:value-type="float">
            <text:p>2,36985985696884E+278</text:p>
          </table:table-cell>
          <table:table-cell table:formula="of:=[.C919]&lt;[.B91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19]*2" office:value-type="float" office:value="8.30935449420167E+275" calcext:value-type="float">
            <text:p>8,30935449420167E+275</text:p>
          </table:table-cell>
          <table:table-cell table:formula="of:=[.A920]*LOG([.A920];2)" office:value-type="float" office:value="7.61622937747304E+278" calcext:value-type="float">
            <text:p>7,61622937747304E+278</text:p>
          </table:table-cell>
          <table:table-cell table:formula="of:=[.A920]^[.$C$3]" office:value-type="float" office:value="4.77268707166278E+278" calcext:value-type="float">
            <text:p>4,77268707166278E+278</text:p>
          </table:table-cell>
          <table:table-cell table:formula="of:=[.C920]&lt;[.B92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0]*2" office:value-type="float" office:value="1.66187089884033E+276" calcext:value-type="float">
            <text:p>1,66187089884033E+276</text:p>
          </table:table-cell>
          <table:table-cell table:formula="of:=[.A921]*LOG([.A921];2)" office:value-type="float" office:value="1.52490774639345E+279" calcext:value-type="float">
            <text:p>1,52490774639345E+279</text:p>
          </table:table-cell>
          <table:table-cell table:formula="of:=[.A921]^[.$C$3]" office:value-type="float" office:value="9.61176747098957E+278" calcext:value-type="float">
            <text:p>9,61176747098957E+278</text:p>
          </table:table-cell>
          <table:table-cell table:formula="of:=[.C921]&lt;[.B92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1]*2" office:value-type="float" office:value="3.32374179768067E+276" calcext:value-type="float">
            <text:p>3,32374179768067E+276</text:p>
          </table:table-cell>
          <table:table-cell table:formula="of:=[.A922]*LOG([.A922];2)" office:value-type="float" office:value="3.05313923458458E+279" calcext:value-type="float">
            <text:p>3,05313923458458E+279</text:p>
          </table:table-cell>
          <table:table-cell table:formula="of:=[.A922]^[.$C$3]" office:value-type="float" office:value="1.93572452015352E+279" calcext:value-type="float">
            <text:p>1,93572452015352E+279</text:p>
          </table:table-cell>
          <table:table-cell table:formula="of:=[.C922]&lt;[.B92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2]*2" office:value-type="float" office:value="6.64748359536134E+276" calcext:value-type="float">
            <text:p>6,64748359536134E+276</text:p>
          </table:table-cell>
          <table:table-cell table:formula="of:=[.A923]*LOG([.A923];2)" office:value-type="float" office:value="6.11292595276451E+279" calcext:value-type="float">
            <text:p>6,11292595276451E+279</text:p>
          </table:table-cell>
          <table:table-cell table:formula="of:=[.A923]^[.$C$3]" office:value-type="float" office:value="3.89837709789892E+279" calcext:value-type="float">
            <text:p>3,89837709789892E+279</text:p>
          </table:table-cell>
          <table:table-cell table:formula="of:=[.C923]&lt;[.B92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3]*2" office:value-type="float" office:value="1.32949671907227E+277" calcext:value-type="float">
            <text:p>1,32949671907227E+277</text:p>
          </table:table-cell>
          <table:table-cell table:formula="of:=[.A924]*LOG([.A924];2)" office:value-type="float" office:value="1.22391468727197E+280" calcext:value-type="float">
            <text:p>1,22391468727197E+280</text:p>
          </table:table-cell>
          <table:table-cell table:formula="of:=[.A924]^[.$C$3]" office:value-type="float" office:value="7.85098490988665E+279" calcext:value-type="float">
            <text:p>7,85098490988665E+279</text:p>
          </table:table-cell>
          <table:table-cell table:formula="of:=[.C924]&lt;[.B92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4]*2" office:value-type="float" office:value="2.65899343814453E+277" calcext:value-type="float">
            <text:p>2,65899343814453E+277</text:p>
          </table:table-cell>
          <table:table-cell table:formula="of:=[.A925]*LOG([.A925];2)" office:value-type="float" office:value="2.45048836798209E+280" calcext:value-type="float">
            <text:p>2,45048836798209E+280</text:p>
          </table:table-cell>
          <table:table-cell table:formula="of:=[.A925]^[.$C$3]" office:value-type="float" office:value="1.58111856568438E+280" calcext:value-type="float">
            <text:p>1,58111856568438E+280</text:p>
          </table:table-cell>
          <table:table-cell table:formula="of:=[.C925]&lt;[.B92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5]*2" office:value-type="float" office:value="5.31798687628907E+277" calcext:value-type="float">
            <text:p>5,31798687628907E+277</text:p>
          </table:table-cell>
          <table:table-cell table:formula="of:=[.A926]*LOG([.A926];2)" office:value-type="float" office:value="4.90629472284048E+280" calcext:value-type="float">
            <text:p>4,90629472284048E+280</text:p>
          </table:table-cell>
          <table:table-cell table:formula="of:=[.A926]^[.$C$3]" office:value-type="float" office:value="3.18423223002722E+280" calcext:value-type="float">
            <text:p>3,18423223002722E+280</text:p>
          </table:table-cell>
          <table:table-cell table:formula="of:=[.C926]&lt;[.B92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6]*2" office:value-type="float" office:value="1.06359737525781E+278" calcext:value-type="float">
            <text:p>1,06359737525781E+278</text:p>
          </table:table-cell>
          <table:table-cell table:formula="of:=[.A927]*LOG([.A927];2)" office:value-type="float" office:value="9.82322541943353E+280" calcext:value-type="float">
            <text:p>9,82322541943353E+280</text:p>
          </table:table-cell>
          <table:table-cell table:formula="of:=[.A927]^[.$C$3]" office:value-type="float" office:value="6.41276063339078E+280" calcext:value-type="float">
            <text:p>6,41276063339078E+280</text:p>
          </table:table-cell>
          <table:table-cell table:formula="of:=[.C927]&lt;[.B92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7]*2" office:value-type="float" office:value="2.12719475051563E+278" calcext:value-type="float">
            <text:p>2,12719475051563E+278</text:p>
          </table:table-cell>
          <table:table-cell table:formula="of:=[.A928]*LOG([.A928];2)" office:value-type="float" office:value="1.96677227863722E+281" calcext:value-type="float">
            <text:p>1,96677227863722E+281</text:p>
          </table:table-cell>
          <table:table-cell table:formula="of:=[.A928]^[.$C$3]" office:value-type="float" office:value="1.29147298219562E+281" calcext:value-type="float">
            <text:p>1,29147298219562E+281</text:p>
          </table:table-cell>
          <table:table-cell table:formula="of:=[.C928]&lt;[.B92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8]*2" office:value-type="float" office:value="4.25438950103126E+278" calcext:value-type="float">
            <text:p>4,25438950103126E+278</text:p>
          </table:table-cell>
          <table:table-cell table:formula="of:=[.A929]*LOG([.A929];2)" office:value-type="float" office:value="3.93779894677548E+281" calcext:value-type="float">
            <text:p>3,93779894677548E+281</text:p>
          </table:table-cell>
          <table:table-cell table:formula="of:=[.A929]^[.$C$3]" office:value-type="float" office:value="2.60091177434036E+281" calcext:value-type="float">
            <text:p>2,60091177434036E+281</text:p>
          </table:table-cell>
          <table:table-cell table:formula="of:=[.C929]&lt;[.B92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29]*2" office:value-type="float" office:value="8.50877900206251E+278" calcext:value-type="float">
            <text:p>8,50877900206251E+278</text:p>
          </table:table-cell>
          <table:table-cell table:formula="of:=[.A930]*LOG([.A930];2)" office:value-type="float" office:value="7.88410667255301E+281" calcext:value-type="float">
            <text:p>7,88410667255301E+281</text:p>
          </table:table-cell>
          <table:table-cell table:formula="of:=[.A930]^[.$C$3]" office:value-type="float" office:value="5.23800509275978E+281" calcext:value-type="float">
            <text:p>5,23800509275978E+281</text:p>
          </table:table-cell>
          <table:table-cell table:formula="of:=[.C930]&lt;[.B93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0]*2" office:value-type="float" office:value="1.7017558004125E+279" calcext:value-type="float">
            <text:p>1,7017558004125E+279</text:p>
          </table:table-cell>
          <table:table-cell table:formula="of:=[.A931]*LOG([.A931];2)" office:value-type="float" office:value="1.57852309031102E+282" calcext:value-type="float">
            <text:p>1,57852309031102E+282</text:p>
          </table:table-cell>
          <table:table-cell table:formula="of:=[.A931]^[.$C$3]" office:value-type="float" office:value="1.05488765987596E+282" calcext:value-type="float">
            <text:p>1,05488765987596E+282</text:p>
          </table:table-cell>
          <table:table-cell table:formula="of:=[.C931]&lt;[.B93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1]*2" office:value-type="float" office:value="3.403511600825E+279" calcext:value-type="float">
            <text:p>3,403511600825E+279</text:p>
          </table:table-cell>
          <table:table-cell table:formula="of:=[.A932]*LOG([.A932];2)" office:value-type="float" office:value="3.16044969222286E+282" calcext:value-type="float">
            <text:p>3,16044969222286E+282</text:p>
          </table:table-cell>
          <table:table-cell table:formula="of:=[.A932]^[.$C$3]" office:value-type="float" office:value="2.12444996759689E+282" calcext:value-type="float">
            <text:p>2,12444996759689E+282</text:p>
          </table:table-cell>
          <table:table-cell table:formula="of:=[.C932]&lt;[.B93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2]*2" office:value-type="float" office:value="6.80702320165001E+279" calcext:value-type="float">
            <text:p>6,80702320165001E+279</text:p>
          </table:table-cell>
          <table:table-cell table:formula="of:=[.A933]*LOG([.A933];2)" office:value-type="float" office:value="6.32770640764736E+282" calcext:value-type="float">
            <text:p>6,32770640764736E+282</text:p>
          </table:table-cell>
          <table:table-cell table:formula="of:=[.A933]^[.$C$3]" office:value-type="float" office:value="4.27845337137901E+282" calcext:value-type="float">
            <text:p>4,27845337137901E+282</text:p>
          </table:table-cell>
          <table:table-cell table:formula="of:=[.C933]&lt;[.B93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3]*2" office:value-type="float" office:value="1.36140464033E+280" calcext:value-type="float">
            <text:p>1,36140464033E+280</text:p>
          </table:table-cell>
          <table:table-cell table:formula="of:=[.A934]*LOG([.A934];2)" office:value-type="float" office:value="1.2669026861698E+283" calcext:value-type="float">
            <text:p>1,2669026861698E+283</text:p>
          </table:table-cell>
          <table:table-cell table:formula="of:=[.A934]^[.$C$3]" office:value-type="float" office:value="8.61642473593795E+282" calcext:value-type="float">
            <text:p>8,61642473593795E+282</text:p>
          </table:table-cell>
          <table:table-cell table:formula="of:=[.C934]&lt;[.B93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4]*2" office:value-type="float" office:value="2.72280928066E+280" calcext:value-type="float">
            <text:p>2,72280928066E+280</text:p>
          </table:table-cell>
          <table:table-cell table:formula="of:=[.A935]*LOG([.A935];2)" office:value-type="float" office:value="2.53652818162026E+283" calcext:value-type="float">
            <text:p>2,53652818162026E+283</text:p>
          </table:table-cell>
          <table:table-cell table:formula="of:=[.A935]^[.$C$3]" office:value-type="float" office:value="1.73527134189974E+283" calcext:value-type="float">
            <text:p>1,73527134189974E+283</text:p>
          </table:table-cell>
          <table:table-cell table:formula="of:=[.C935]&lt;[.B93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5]*2" office:value-type="float" office:value="5.44561856132001E+280" calcext:value-type="float">
            <text:p>5,44561856132001E+280</text:p>
          </table:table-cell>
          <table:table-cell table:formula="of:=[.A936]*LOG([.A936];2)" office:value-type="float" office:value="5.07850198180185E+283" calcext:value-type="float">
            <text:p>5,07850198180185E+283</text:p>
          </table:table-cell>
          <table:table-cell table:formula="of:=[.A936]^[.$C$3]" office:value-type="float" office:value="3.49468221716063E+283" calcext:value-type="float">
            <text:p>3,49468221716063E+283</text:p>
          </table:table-cell>
          <table:table-cell table:formula="of:=[.C936]&lt;[.B93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6]*2" office:value-type="float" office:value="1.089123712264E+281" calcext:value-type="float">
            <text:p>1,089123712264E+281</text:p>
          </table:table-cell>
          <table:table-cell table:formula="of:=[.A937]*LOG([.A937];2)" office:value-type="float" office:value="1.01678952007263E+284" calcext:value-type="float">
            <text:p>1,01678952007263E+284</text:p>
          </table:table-cell>
          <table:table-cell table:formula="of:=[.A937]^[.$C$3]" office:value-type="float" office:value="7.03797930850884E+283" calcext:value-type="float">
            <text:p>7,03797930850884E+283</text:p>
          </table:table-cell>
          <table:table-cell table:formula="of:=[.C937]&lt;[.B93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7]*2" office:value-type="float" office:value="2.178247424528E+281" calcext:value-type="float">
            <text:p>2,178247424528E+281</text:p>
          </table:table-cell>
          <table:table-cell table:formula="of:=[.A938]*LOG([.A938];2)" office:value-type="float" office:value="2.0357572875698E+284" calcext:value-type="float">
            <text:p>2,0357572875698E+284</text:p>
          </table:table-cell>
          <table:table-cell table:formula="of:=[.A938]^[.$C$3]" office:value-type="float" office:value="1.41738646517746E+284" calcext:value-type="float">
            <text:p>1,41738646517746E+284</text:p>
          </table:table-cell>
          <table:table-cell table:formula="of:=[.C938]&lt;[.B93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8]*2" office:value-type="float" office:value="4.35649484905601E+281" calcext:value-type="float">
            <text:p>4,35649484905601E+281</text:p>
          </table:table-cell>
          <table:table-cell table:formula="of:=[.A939]*LOG([.A939];2)" office:value-type="float" office:value="4.07587106998865E+284" calcext:value-type="float">
            <text:p>4,07587106998865E+284</text:p>
          </table:table-cell>
          <table:table-cell table:formula="of:=[.A939]^[.$C$3]" office:value-type="float" office:value="2.85449033537144E+284" calcext:value-type="float">
            <text:p>2,85449033537144E+284</text:p>
          </table:table-cell>
          <table:table-cell table:formula="of:=[.C939]&lt;[.B93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39]*2" office:value-type="float" office:value="8.71298969811201E+281" calcext:value-type="float">
            <text:p>8,71298969811201E+281</text:p>
          </table:table-cell>
          <table:table-cell table:formula="of:=[.A940]*LOG([.A940];2)" office:value-type="float" office:value="8.16045512967541E+284" calcext:value-type="float">
            <text:p>8,16045512967541E+284</text:p>
          </table:table-cell>
          <table:table-cell table:formula="of:=[.A940]^[.$C$3]" office:value-type="float" office:value="5.74868977157108E+284" calcext:value-type="float">
            <text:p>5,74868977157108E+284</text:p>
          </table:table-cell>
          <table:table-cell table:formula="of:=[.C940]&lt;[.B94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0]*2" office:value-type="float" office:value="1.7425979396224E+282" calcext:value-type="float">
            <text:p>1,7425979396224E+282</text:p>
          </table:table-cell>
          <table:table-cell table:formula="of:=[.A941]*LOG([.A941];2)" office:value-type="float" office:value="1.6338336238747E+285" calcext:value-type="float">
            <text:p>1,6338336238747E+285</text:p>
          </table:table-cell>
          <table:table-cell table:formula="of:=[.A941]^[.$C$3]" office:value-type="float" office:value="1.15773501420756E+285" calcext:value-type="float">
            <text:p>1,15773501420756E+285</text:p>
          </table:table-cell>
          <table:table-cell table:formula="of:=[.C941]&lt;[.B94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1]*2" office:value-type="float" office:value="3.4851958792448E+282" calcext:value-type="float">
            <text:p>3,4851958792448E+282</text:p>
          </table:table-cell>
          <table:table-cell table:formula="of:=[.A942]*LOG([.A942];2)" office:value-type="float" office:value="3.27115244362865E+285" calcext:value-type="float">
            <text:p>3,27115244362865E+285</text:p>
          </table:table-cell>
          <table:table-cell table:formula="of:=[.A942]^[.$C$3]" office:value-type="float" office:value="2.33157539610259E+285" calcext:value-type="float">
            <text:p>2,33157539610259E+285</text:p>
          </table:table-cell>
          <table:table-cell table:formula="of:=[.C942]&lt;[.B94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2]*2" office:value-type="float" office:value="6.97039175848961E+282" calcext:value-type="float">
            <text:p>6,97039175848961E+282</text:p>
          </table:table-cell>
          <table:table-cell table:formula="of:=[.A943]*LOG([.A943];2)" office:value-type="float" office:value="6.54927527901579E+285" calcext:value-type="float">
            <text:p>6,54927527901579E+285</text:p>
          </table:table-cell>
          <table:table-cell table:formula="of:=[.A943]^[.$C$3]" office:value-type="float" office:value="4.69558557096239E+285" calcext:value-type="float">
            <text:p>4,69558557096239E+285</text:p>
          </table:table-cell>
          <table:table-cell table:formula="of:=[.C943]&lt;[.B94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3]*2" office:value-type="float" office:value="1.39407835169792E+283" calcext:value-type="float">
            <text:p>1,39407835169792E+283</text:p>
          </table:table-cell>
          <table:table-cell table:formula="of:=[.A944]*LOG([.A944];2)" office:value-type="float" office:value="1.31124913415486E+286" calcext:value-type="float">
            <text:p>1,31124913415486E+286</text:p>
          </table:table-cell>
          <table:table-cell table:formula="of:=[.A944]^[.$C$3]" office:value-type="float" office:value="9.45649190289366E+285" calcext:value-type="float">
            <text:p>9,45649190289366E+285</text:p>
          </table:table-cell>
          <table:table-cell table:formula="of:=[.C944]&lt;[.B94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4]*2" office:value-type="float" office:value="2.78815670339584E+283" calcext:value-type="float">
            <text:p>2,78815670339584E+283</text:p>
          </table:table-cell>
          <table:table-cell table:formula="of:=[.A945]*LOG([.A945];2)" office:value-type="float" office:value="2.62528642501311E+286" calcext:value-type="float">
            <text:p>2,62528642501311E+286</text:p>
          </table:table-cell>
          <table:table-cell table:formula="of:=[.A945]^[.$C$3]" office:value-type="float" office:value="1.90445340113704E+286" calcext:value-type="float">
            <text:p>1,90445340113704E+286</text:p>
          </table:table-cell>
          <table:table-cell table:formula="of:=[.C945]&lt;[.B94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5]*2" office:value-type="float" office:value="5.57631340679169E+283" calcext:value-type="float">
            <text:p>5,57631340679169E+283</text:p>
          </table:table-cell>
          <table:table-cell table:formula="of:=[.A946]*LOG([.A946];2)" office:value-type="float" office:value="5.25614916343301E+286" calcext:value-type="float">
            <text:p>5,25614916343301E+286</text:p>
          </table:table-cell>
          <table:table-cell table:formula="of:=[.A946]^[.$C$3]" office:value-type="float" office:value="3.83539984419867E+286" calcext:value-type="float">
            <text:p>3,83539984419867E+286</text:p>
          </table:table-cell>
          <table:table-cell table:formula="of:=[.C946]&lt;[.B94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6]*2" office:value-type="float" office:value="1.11526268135834E+284" calcext:value-type="float">
            <text:p>1,11526268135834E+284</text:p>
          </table:table-cell>
          <table:table-cell table:formula="of:=[.A947]*LOG([.A947];2)" office:value-type="float" office:value="1.05234509536796E+287" calcext:value-type="float">
            <text:p>1,05234509536796E+287</text:p>
          </table:table-cell>
          <table:table-cell table:formula="of:=[.A947]^[.$C$3]" office:value-type="float" office:value="7.72415431960505E+286" calcext:value-type="float">
            <text:p>7,72415431960505E+286</text:p>
          </table:table-cell>
          <table:table-cell table:formula="of:=[.C947]&lt;[.B94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7]*2" office:value-type="float" office:value="2.23052536271667E+284" calcext:value-type="float">
            <text:p>2,23052536271667E+284</text:p>
          </table:table-cell>
          <table:table-cell table:formula="of:=[.A948]*LOG([.A948];2)" office:value-type="float" office:value="2.10692071609864E+287" calcext:value-type="float">
            <text:p>2,10692071609864E+287</text:p>
          </table:table-cell>
          <table:table-cell table:formula="of:=[.A948]^[.$C$3]" office:value-type="float" office:value="1.55557601232418E+287" calcext:value-type="float">
            <text:p>1,55557601232418E+287</text:p>
          </table:table-cell>
          <table:table-cell table:formula="of:=[.C948]&lt;[.B94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8]*2" office:value-type="float" office:value="4.46105072543335E+284" calcext:value-type="float">
            <text:p>4,46105072543335E+284</text:p>
          </table:table-cell>
          <table:table-cell table:formula="of:=[.A949]*LOG([.A949];2)" office:value-type="float" office:value="4.21830248292271E+287" calcext:value-type="float">
            <text:p>4,21830248292271E+287</text:p>
          </table:table-cell>
          <table:table-cell table:formula="of:=[.A949]^[.$C$3]" office:value-type="float" office:value="3.13279179828986E+287" calcext:value-type="float">
            <text:p>3,13279179828986E+287</text:p>
          </table:table-cell>
          <table:table-cell table:formula="of:=[.C949]&lt;[.B94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49]*2" office:value-type="float" office:value="8.9221014508667E+284" calcext:value-type="float">
            <text:p>8,9221014508667E+284</text:p>
          </table:table-cell>
          <table:table-cell table:formula="of:=[.A950]*LOG([.A950];2)" office:value-type="float" office:value="8.44552706729628E+287" calcext:value-type="float">
            <text:p>8,44552706729628E+287</text:p>
          </table:table-cell>
          <table:table-cell table:formula="of:=[.A950]^[.$C$3]" office:value-type="float" office:value="6.30916417692028E+287" calcext:value-type="float">
            <text:p>6,30916417692028E+287</text:p>
          </table:table-cell>
          <table:table-cell table:formula="of:=[.C950]&lt;[.B95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0]*2" office:value-type="float" office:value="1.78442029017334E+285" calcext:value-type="float">
            <text:p>1,78442029017334E+285</text:p>
          </table:table-cell>
          <table:table-cell table:formula="of:=[.A951]*LOG([.A951];2)" office:value-type="float" office:value="1.69088983374943E+288" calcext:value-type="float">
            <text:p>1,69088983374943E+288</text:p>
          </table:table-cell>
          <table:table-cell table:formula="of:=[.A951]^[.$C$3]" office:value-type="float" office:value="1.27060957683378E+288" calcext:value-type="float">
            <text:p>1,27060957683378E+288</text:p>
          </table:table-cell>
          <table:table-cell table:formula="of:=[.C951]&lt;[.B95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1]*2" office:value-type="float" office:value="3.56884058034668E+285" calcext:value-type="float">
            <text:p>3,56884058034668E+285</text:p>
          </table:table-cell>
          <table:table-cell table:formula="of:=[.A952]*LOG([.A952];2)" office:value-type="float" office:value="3.38534850807921E+288" calcext:value-type="float">
            <text:p>3,38534850807921E+288</text:p>
          </table:table-cell>
          <table:table-cell table:formula="of:=[.A952]^[.$C$3]" office:value-type="float" office:value="2.55889473069599E+288" calcext:value-type="float">
            <text:p>2,55889473069599E+288</text:p>
          </table:table-cell>
          <table:table-cell table:formula="of:=[.C952]&lt;[.B95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2]*2" office:value-type="float" office:value="7.13768116069336E+285" calcext:value-type="float">
            <text:p>7,13768116069336E+285</text:p>
          </table:table-cell>
          <table:table-cell table:formula="of:=[.A953]*LOG([.A953];2)" office:value-type="float" office:value="6.77783469731911E+288" calcext:value-type="float">
            <text:p>6,77783469731911E+288</text:p>
          </table:table-cell>
          <table:table-cell table:formula="of:=[.A953]^[.$C$3]" office:value-type="float" office:value="5.15338650217044E+288" calcext:value-type="float">
            <text:p>5,15338650217044E+288</text:p>
          </table:table-cell>
          <table:table-cell table:formula="of:=[.C953]&lt;[.B95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3]*2" office:value-type="float" office:value="1.42753623213867E+286" calcext:value-type="float">
            <text:p>1,42753623213867E+286</text:p>
          </table:table-cell>
          <table:table-cell table:formula="of:=[.A954]*LOG([.A954];2)" office:value-type="float" office:value="1.35699447569596E+289" calcext:value-type="float">
            <text:p>1,35699447569596E+289</text:p>
          </table:table-cell>
          <table:table-cell table:formula="of:=[.A954]^[.$C$3]" office:value-type="float" office:value="1.03784622798958E+289" calcext:value-type="float">
            <text:p>1,03784622798958E+289</text:p>
          </table:table-cell>
          <table:table-cell table:formula="of:=[.C954]&lt;[.B95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4]*2" office:value-type="float" office:value="2.85507246427734E+286" calcext:value-type="float">
            <text:p>2,85507246427734E+286</text:p>
          </table:table-cell>
          <table:table-cell table:formula="of:=[.A955]*LOG([.A955];2)" office:value-type="float" office:value="2.7168440238562E+289" calcext:value-type="float">
            <text:p>2,7168440238562E+289</text:p>
          </table:table-cell>
          <table:table-cell table:formula="of:=[.A955]^[.$C$3]" office:value-type="float" office:value="2.09013003875908E+289" calcext:value-type="float">
            <text:p>2,09013003875908E+289</text:p>
          </table:table-cell>
          <table:table-cell table:formula="of:=[.C955]&lt;[.B95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5]*2" office:value-type="float" office:value="5.71014492855469E+286" calcext:value-type="float">
            <text:p>5,71014492855469E+286</text:p>
          </table:table-cell>
          <table:table-cell table:formula="of:=[.A956]*LOG([.A956];2)" office:value-type="float" office:value="5.43939819264095E+289" calcext:value-type="float">
            <text:p>5,43939819264095E+289</text:p>
          </table:table-cell>
          <table:table-cell table:formula="of:=[.A956]^[.$C$3]" office:value-type="float" office:value="4.20933608573744E+289" calcext:value-type="float">
            <text:p>4,20933608573744E+289</text:p>
          </table:table-cell>
          <table:table-cell table:formula="of:=[.C956]&lt;[.B95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6]*2" office:value-type="float" office:value="1.14202898571094E+287" calcext:value-type="float">
            <text:p>1,14202898571094E+287</text:p>
          </table:table-cell>
          <table:table-cell table:formula="of:=[.A957]*LOG([.A957];2)" office:value-type="float" office:value="1.0890216675139E+290" calcext:value-type="float">
            <text:p>1,0890216675139E+290</text:p>
          </table:table-cell>
          <table:table-cell table:formula="of:=[.A957]^[.$C$3]" office:value-type="float" office:value="8.47722866717468E+289" calcext:value-type="float">
            <text:p>8,47722866717468E+289</text:p>
          </table:table-cell>
          <table:table-cell table:formula="of:=[.C957]&lt;[.B95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7]*2" office:value-type="float" office:value="2.28405797142187E+287" calcext:value-type="float">
            <text:p>2,28405797142187E+287</text:p>
          </table:table-cell>
          <table:table-cell table:formula="of:=[.A958]*LOG([.A958];2)" office:value-type="float" office:value="2.18032739299922E+290" calcext:value-type="float">
            <text:p>2,18032739299922E+290</text:p>
          </table:table-cell>
          <table:table-cell table:formula="of:=[.A958]^[.$C$3]" office:value-type="float" office:value="1.70723849110229E+290" calcext:value-type="float">
            <text:p>1,70723849110229E+290</text:p>
          </table:table-cell>
          <table:table-cell table:formula="of:=[.C958]&lt;[.B95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8]*2" office:value-type="float" office:value="4.56811594284375E+287" calcext:value-type="float">
            <text:p>4,56811594284375E+287</text:p>
          </table:table-cell>
          <table:table-cell table:formula="of:=[.A959]*LOG([.A959];2)" office:value-type="float" office:value="4.36522290194129E+290" calcext:value-type="float">
            <text:p>4,36522290194129E+290</text:p>
          </table:table-cell>
          <table:table-cell table:formula="of:=[.A959]^[.$C$3]" office:value-type="float" office:value="3.43822654777182E+290" calcext:value-type="float">
            <text:p>3,43822654777182E+290</text:p>
          </table:table-cell>
          <table:table-cell table:formula="of:=[.C959]&lt;[.B95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59]*2" office:value-type="float" office:value="9.1362318856875E+287" calcext:value-type="float">
            <text:p>9,1362318856875E+287</text:p>
          </table:table-cell>
          <table:table-cell table:formula="of:=[.A960]*LOG([.A960];2)" office:value-type="float" office:value="8.73958203576827E+290" calcext:value-type="float">
            <text:p>8,73958203576827E+290</text:p>
          </table:table-cell>
          <table:table-cell table:formula="of:=[.A960]^[.$C$3]" office:value-type="float" office:value="6.92428260926238E+290" calcext:value-type="float">
            <text:p>6,92428260926238E+290</text:p>
          </table:table-cell>
          <table:table-cell table:formula="of:=[.C960]&lt;[.B96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0]*2" office:value-type="float" office:value="1.8272463771375E+288" calcext:value-type="float">
            <text:p>1,8272463771375E+288</text:p>
          </table:table-cell>
          <table:table-cell table:formula="of:=[.A961]*LOG([.A961];2)" office:value-type="float" office:value="1.74974365353079E+291" calcext:value-type="float">
            <text:p>1,74974365353079E+291</text:p>
          </table:table-cell>
          <table:table-cell table:formula="of:=[.A961]^[.$C$3]" office:value-type="float" office:value="1.39448896071159E+291" calcext:value-type="float">
            <text:p>1,39448896071159E+291</text:p>
          </table:table-cell>
          <table:table-cell table:formula="of:=[.C961]&lt;[.B96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1]*2" office:value-type="float" office:value="3.654492754275E+288" calcext:value-type="float">
            <text:p>3,654492754275E+288</text:p>
          </table:table-cell>
          <table:table-cell table:formula="of:=[.A962]*LOG([.A962];2)" office:value-type="float" office:value="3.50314179981586E+291" calcext:value-type="float">
            <text:p>3,50314179981586E+291</text:p>
          </table:table-cell>
          <table:table-cell table:formula="of:=[.A962]^[.$C$3]" office:value-type="float" office:value="2.80837679696273E+291" calcext:value-type="float">
            <text:p>2,80837679696273E+291</text:p>
          </table:table-cell>
          <table:table-cell table:formula="of:=[.C962]&lt;[.B96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2]*2" office:value-type="float" office:value="7.30898550855E+288" calcext:value-type="float">
            <text:p>7,30898550855E+288</text:p>
          </table:table-cell>
          <table:table-cell table:formula="of:=[.A963]*LOG([.A963];2)" office:value-type="float" office:value="7.01359258514027E+291" calcext:value-type="float">
            <text:p>7,01359258514027E+291</text:p>
          </table:table-cell>
          <table:table-cell table:formula="of:=[.A963]^[.$C$3]" office:value-type="float" office:value="5.65582120470427E+291" calcext:value-type="float">
            <text:p>5,65582120470427E+291</text:p>
          </table:table-cell>
          <table:table-cell table:formula="of:=[.C963]&lt;[.B96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3]*2" office:value-type="float" office:value="1.46179710171E+289" calcext:value-type="float">
            <text:p>1,46179710171E+289</text:p>
          </table:table-cell>
          <table:table-cell table:formula="of:=[.A964]*LOG([.A964];2)" office:value-type="float" office:value="1.40418031412976E+292" calcext:value-type="float">
            <text:p>1,40418031412976E+292</text:p>
          </table:table-cell>
          <table:table-cell table:formula="of:=[.A964]^[.$C$3]" office:value-type="float" office:value="1.13903211044109E+292" calcext:value-type="float">
            <text:p>1,13903211044109E+292</text:p>
          </table:table-cell>
          <table:table-cell table:formula="of:=[.C964]&lt;[.B96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4]*2" office:value-type="float" office:value="2.92359420342E+289" calcext:value-type="float">
            <text:p>2,92359420342E+289</text:p>
          </table:table-cell>
          <table:table-cell table:formula="of:=[.A965]*LOG([.A965];2)" office:value-type="float" office:value="2.81128422246295E+292" calcext:value-type="float">
            <text:p>2,81128422246295E+292</text:p>
          </table:table-cell>
          <table:table-cell table:formula="of:=[.A965]^[.$C$3]" office:value-type="float" office:value="2.29390941060294E+292" calcext:value-type="float">
            <text:p>2,29390941060294E+292</text:p>
          </table:table-cell>
          <table:table-cell table:formula="of:=[.C965]&lt;[.B96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5]*2" office:value-type="float" office:value="5.84718840684E+289" calcext:value-type="float">
            <text:p>5,84718840684E+289</text:p>
          </table:table-cell>
          <table:table-cell table:formula="of:=[.A966]*LOG([.A966];2)" office:value-type="float" office:value="5.62841563333273E+292" calcext:value-type="float">
            <text:p>5,62841563333273E+292</text:p>
          </table:table-cell>
          <table:table-cell table:formula="of:=[.A966]^[.$C$3]" office:value-type="float" office:value="4.61972962466794E+292" calcext:value-type="float">
            <text:p>4,61972962466794E+292</text:p>
          </table:table-cell>
          <table:table-cell table:formula="of:=[.C966]&lt;[.B96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6]*2" office:value-type="float" office:value="1.169437681368E+290" calcext:value-type="float">
            <text:p>1,169437681368E+290</text:p>
          </table:table-cell>
          <table:table-cell table:formula="of:=[.A967]*LOG([.A967];2)" office:value-type="float" office:value="1.12685256434791E+293" calcext:value-type="float">
            <text:p>1,12685256434791E+293</text:p>
          </table:table-cell>
          <table:table-cell table:formula="of:=[.A967]^[.$C$3]" office:value-type="float" office:value="9.30372477064164E+292" calcext:value-type="float">
            <text:p>9,30372477064164E+292</text:p>
          </table:table-cell>
          <table:table-cell table:formula="of:=[.C967]&lt;[.B96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7]*2" office:value-type="float" office:value="2.338875362736E+290" calcext:value-type="float">
            <text:p>2,338875362736E+290</text:p>
          </table:table-cell>
          <table:table-cell table:formula="of:=[.A968]*LOG([.A968];2)" office:value-type="float" office:value="2.25604400405857E+293" calcext:value-type="float">
            <text:p>2,25604400405857E+293</text:p>
          </table:table-cell>
          <table:table-cell table:formula="of:=[.A968]^[.$C$3]" office:value-type="float" office:value="1.87368745879956E+293" calcext:value-type="float">
            <text:p>1,87368745879956E+293</text:p>
          </table:table-cell>
          <table:table-cell table:formula="of:=[.C968]&lt;[.B96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8]*2" office:value-type="float" office:value="4.677750725472E+290" calcext:value-type="float">
            <text:p>4,677750725472E+290</text:p>
          </table:table-cell>
          <table:table-cell table:formula="of:=[.A969]*LOG([.A969];2)" office:value-type="float" office:value="4.5167657588426E+293" calcext:value-type="float">
            <text:p>4,5167657588426E+293</text:p>
          </table:table-cell>
          <table:table-cell table:formula="of:=[.A969]^[.$C$3]" office:value-type="float" office:value="3.77343997141976E+293" calcext:value-type="float">
            <text:p>3,77343997141976E+293</text:p>
          </table:table-cell>
          <table:table-cell table:formula="of:=[.C969]&lt;[.B96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69]*2" office:value-type="float" office:value="9.355501450944E+290" calcext:value-type="float">
            <text:p>9,355501450944E+290</text:p>
          </table:table-cell>
          <table:table-cell table:formula="of:=[.A970]*LOG([.A970];2)" office:value-type="float" office:value="9.04288701913615E+293" calcext:value-type="float">
            <text:p>9,04288701913615E+293</text:p>
          </table:table-cell>
          <table:table-cell table:formula="of:=[.A970]^[.$C$3]" office:value-type="float" office:value="7.599372644054E+293" calcext:value-type="float">
            <text:p>7,599372644054E+293</text:p>
          </table:table-cell>
          <table:table-cell table:formula="of:=[.C970]&lt;[.B97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0]*2" office:value-type="float" office:value="1.8711002901888E+291" calcext:value-type="float">
            <text:p>1,8711002901888E+291</text:p>
          </table:table-cell>
          <table:table-cell table:formula="of:=[.A971]*LOG([.A971];2)" office:value-type="float" office:value="1.81044850411742E+294" calcext:value-type="float">
            <text:p>1,81044850411742E+294</text:p>
          </table:table-cell>
          <table:table-cell table:formula="of:=[.A971]^[.$C$3]" office:value-type="float" office:value="1.53044609217587E+294" calcext:value-type="float">
            <text:p>1,53044609217587E+294</text:p>
          </table:table-cell>
          <table:table-cell table:formula="of:=[.C971]&lt;[.B97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1]*2" office:value-type="float" office:value="3.7422005803776E+291" calcext:value-type="float">
            <text:p>3,7422005803776E+291</text:p>
          </table:table-cell>
          <table:table-cell table:formula="of:=[.A972]*LOG([.A972];2)" office:value-type="float" office:value="3.62463920881521E+294" calcext:value-type="float">
            <text:p>3,62463920881521E+294</text:p>
          </table:table-cell>
          <table:table-cell table:formula="of:=[.A972]^[.$C$3]" office:value-type="float" office:value="3.08218237315823E+294" calcext:value-type="float">
            <text:p>3,08218237315823E+294</text:p>
          </table:table-cell>
          <table:table-cell table:formula="of:=[.C972]&lt;[.B97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2]*2" office:value-type="float" office:value="7.4844011607552E+291" calcext:value-type="float">
            <text:p>7,4844011607552E+291</text:p>
          </table:table-cell>
          <table:table-cell table:formula="of:=[.A973]*LOG([.A973];2)" office:value-type="float" office:value="7.25676281879118E+294" calcext:value-type="float">
            <text:p>7,25676281879118E+294</text:p>
          </table:table-cell>
          <table:table-cell table:formula="of:=[.A973]^[.$C$3]" office:value-type="float" office:value="6.20724129387733E+294" calcext:value-type="float">
            <text:p>6,20724129387733E+294</text:p>
          </table:table-cell>
          <table:table-cell table:formula="of:=[.C973]&lt;[.B97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3]*2" office:value-type="float" office:value="1.49688023215104E+292" calcext:value-type="float">
            <text:p>1,49688023215104E+292</text:p>
          </table:table-cell>
          <table:table-cell table:formula="of:=[.A974]*LOG([.A974];2)" office:value-type="float" office:value="1.45284944399039E+295" calcext:value-type="float">
            <text:p>1,45284944399039E+295</text:p>
          </table:table-cell>
          <table:table-cell table:formula="of:=[.A974]^[.$C$3]" office:value-type="float" office:value="1.25008321428221E+295" calcext:value-type="float">
            <text:p>1,25008321428221E+295</text:p>
          </table:table-cell>
          <table:table-cell table:formula="of:=[.C974]&lt;[.B97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4]*2" office:value-type="float" office:value="2.99376046430208E+292" calcext:value-type="float">
            <text:p>2,99376046430208E+292</text:p>
          </table:table-cell>
          <table:table-cell table:formula="of:=[.A975]*LOG([.A975];2)" office:value-type="float" office:value="2.90869264844508E+295" calcext:value-type="float">
            <text:p>2,90869264844508E+295</text:p>
          </table:table-cell>
          <table:table-cell table:formula="of:=[.A975]^[.$C$3]" office:value-type="float" office:value="2.51755646130842E+295" calcext:value-type="float">
            <text:p>2,51755646130842E+295</text:p>
          </table:table-cell>
          <table:table-cell table:formula="of:=[.C975]&lt;[.B97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5]*2" office:value-type="float" office:value="5.98752092860416E+292" calcext:value-type="float">
            <text:p>5,98752092860416E+292</text:p>
          </table:table-cell>
          <table:table-cell table:formula="of:=[.A976]*LOG([.A976];2)" office:value-type="float" office:value="5.82337281781876E+295" calcext:value-type="float">
            <text:p>5,82337281781876E+295</text:p>
          </table:table-cell>
          <table:table-cell table:formula="of:=[.A976]^[.$C$3]" office:value-type="float" office:value="5.07013490259133E+295" calcext:value-type="float">
            <text:p>5,07013490259133E+295</text:p>
          </table:table-cell>
          <table:table-cell table:formula="of:=[.C976]&lt;[.B97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6]*2" office:value-type="float" office:value="1.19750418572083E+293" calcext:value-type="float">
            <text:p>1,19750418572083E+293</text:p>
          </table:table-cell>
          <table:table-cell table:formula="of:=[.A977]*LOG([.A977];2)" office:value-type="float" office:value="1.16587206774947E+296" calcext:value-type="float">
            <text:p>1,16587206774947E+296</text:p>
          </table:table-cell>
          <table:table-cell table:formula="of:=[.A977]^[.$C$3]" office:value-type="float" office:value="1.02108009594012E+296" calcext:value-type="float">
            <text:p>1,02108009594012E+296</text:p>
          </table:table-cell>
          <table:table-cell table:formula="of:=[.C977]&lt;[.B97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7]*2" office:value-type="float" office:value="2.39500837144166E+293" calcext:value-type="float">
            <text:p>2,39500837144166E+293</text:p>
          </table:table-cell>
          <table:table-cell table:formula="of:=[.A978]*LOG([.A978];2)" office:value-type="float" office:value="2.33413914387039E+296" calcext:value-type="float">
            <text:p>2,33413914387039E+296</text:p>
          </table:table-cell>
          <table:table-cell table:formula="of:=[.A978]^[.$C$3]" office:value-type="float" office:value="2.05636453931871E+296" calcext:value-type="float">
            <text:p>2,05636453931871E+296</text:p>
          </table:table-cell>
          <table:table-cell table:formula="of:=[.C978]&lt;[.B97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8]*2" office:value-type="float" office:value="4.79001674288333E+293" calcext:value-type="float">
            <text:p>4,79001674288333E+293</text:p>
          </table:table-cell>
          <table:table-cell table:formula="of:=[.A979]*LOG([.A979];2)" office:value-type="float" office:value="4.67306830448366E+296" calcext:value-type="float">
            <text:p>4,67306830448366E+296</text:p>
          </table:table-cell>
          <table:table-cell table:formula="of:=[.A979]^[.$C$3]" office:value-type="float" office:value="4.1413353716136E+296" calcext:value-type="float">
            <text:p>4,1413353716136E+296</text:p>
          </table:table-cell>
          <table:table-cell table:formula="of:=[.C979]&lt;[.B97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79]*2" office:value-type="float" office:value="9.58003348576666E+293" calcext:value-type="float">
            <text:p>9,58003348576666E+293</text:p>
          </table:table-cell>
          <table:table-cell table:formula="of:=[.A980]*LOG([.A980];2)" office:value-type="float" office:value="9.35571664245308E+296" calcext:value-type="float">
            <text:p>9,35571664245308E+296</text:p>
          </table:table-cell>
          <table:table-cell table:formula="of:=[.A980]^[.$C$3]" office:value-type="float" office:value="8.34028127418505E+296" calcext:value-type="float">
            <text:p>8,34028127418505E+296</text:p>
          </table:table-cell>
          <table:table-cell table:formula="of:=[.C980]&lt;[.B98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0]*2" office:value-type="float" office:value="1.91600669715333E+294" calcext:value-type="float">
            <text:p>1,91600669715333E+294</text:p>
          </table:table-cell>
          <table:table-cell table:formula="of:=[.A981]*LOG([.A981];2)" office:value-type="float" office:value="1.87305933518777E+297" calcext:value-type="float">
            <text:p>1,87305933518777E+297</text:p>
          </table:table-cell>
          <table:table-cell table:formula="of:=[.A981]^[.$C$3]" office:value-type="float" office:value="1.67965850361495E+297" calcext:value-type="float">
            <text:p>1,67965850361495E+297</text:p>
          </table:table-cell>
          <table:table-cell table:formula="of:=[.C981]&lt;[.B98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1]*2" office:value-type="float" office:value="3.83201339430666E+294" calcext:value-type="float">
            <text:p>3,83201339430666E+294</text:p>
          </table:table-cell>
          <table:table-cell table:formula="of:=[.A982]*LOG([.A982];2)" office:value-type="float" office:value="3.74995068376985E+297" calcext:value-type="float">
            <text:p>3,74995068376985E+297</text:p>
          </table:table-cell>
          <table:table-cell table:formula="of:=[.A982]^[.$C$3]" office:value-type="float" office:value="3.38268290483008E+297" calcext:value-type="float">
            <text:p>3,38268290483008E+297</text:p>
          </table:table-cell>
          <table:table-cell table:formula="of:=[.C982]&lt;[.B98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2]*2" office:value-type="float" office:value="7.66402678861332E+294" calcext:value-type="float">
            <text:p>7,66402678861332E+294</text:p>
          </table:table-cell>
          <table:table-cell table:formula="of:=[.A983]*LOG([.A983];2)" office:value-type="float" office:value="7.5075653943283E+297" calcext:value-type="float">
            <text:p>7,5075653943283E+297</text:p>
          </table:table-cell>
          <table:table-cell table:formula="of:=[.A983]^[.$C$3]" office:value-type="float" office:value="6.81242265020126E+297" calcext:value-type="float">
            <text:p>6,81242265020126E+297</text:p>
          </table:table-cell>
          <table:table-cell table:formula="of:=[.C983]&lt;[.B98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3]*2" office:value-type="float" office:value="1.53280535772266E+295" calcext:value-type="float">
            <text:p>1,53280535772266E+295</text:p>
          </table:table-cell>
          <table:table-cell table:formula="of:=[.A984]*LOG([.A984];2)" office:value-type="float" office:value="1.50304588422338E+298" calcext:value-type="float">
            <text:p>1,50304588422338E+298</text:p>
          </table:table-cell>
          <table:table-cell table:formula="of:=[.A984]^[.$C$3]" office:value-type="float" office:value="1.37196135939045E+298" calcext:value-type="float">
            <text:p>1,37196135939045E+298</text:p>
          </table:table-cell>
          <table:table-cell table:formula="of:=[.C984]&lt;[.B98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4]*2" office:value-type="float" office:value="3.06561071544533E+295" calcext:value-type="float">
            <text:p>3,06561071544533E+295</text:p>
          </table:table-cell>
          <table:table-cell table:formula="of:=[.A985]*LOG([.A985];2)" office:value-type="float" office:value="3.00915737916221E+298" calcext:value-type="float">
            <text:p>3,00915737916221E+298</text:p>
          </table:table-cell>
          <table:table-cell table:formula="of:=[.A985]^[.$C$3]" office:value-type="float" office:value="2.76300821060315E+298" calcext:value-type="float">
            <text:p>2,76300821060315E+298</text:p>
          </table:table-cell>
          <table:table-cell table:formula="of:=[.C985]&lt;[.B98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5]*2" office:value-type="float" office:value="6.13122143089066E+295" calcext:value-type="float">
            <text:p>6,13122143089066E+295</text:p>
          </table:table-cell>
          <table:table-cell table:formula="of:=[.A986]*LOG([.A986];2)" office:value-type="float" office:value="6.02444597975532E+298" calcext:value-type="float">
            <text:p>6,02444597975532E+298</text:p>
          </table:table-cell>
          <table:table-cell table:formula="of:=[.A986]^[.$C$3]" office:value-type="float" office:value="5.56445290503826E+298" calcext:value-type="float">
            <text:p>5,56445290503826E+298</text:p>
          </table:table-cell>
          <table:table-cell table:formula="of:=[.C986]&lt;[.B98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6]*2" office:value-type="float" office:value="1.22624428617813E+296" calcext:value-type="float">
            <text:p>1,22624428617813E+296</text:p>
          </table:table-cell>
          <table:table-cell table:formula="of:=[.A987]*LOG([.A987];2)" office:value-type="float" office:value="1.20611544023724E+299" calcext:value-type="float">
            <text:p>1,20611544023724E+299</text:p>
          </table:table-cell>
          <table:table-cell table:formula="of:=[.A987]^[.$C$3]" office:value-type="float" office:value="1.1206313471515E+299" calcext:value-type="float">
            <text:p>1,1206313471515E+299</text:p>
          </table:table-cell>
          <table:table-cell table:formula="of:=[.C987]&lt;[.B98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7]*2" office:value-type="float" office:value="2.45248857235626E+296" calcext:value-type="float">
            <text:p>2,45248857235626E+296</text:p>
          </table:table-cell>
          <table:table-cell table:formula="of:=[.A988]*LOG([.A988];2)" office:value-type="float" office:value="2.41468336904684E+299" calcext:value-type="float">
            <text:p>2,41468336904684E+299</text:p>
          </table:table-cell>
          <table:table-cell table:formula="of:=[.A988]^[.$C$3]" office:value-type="float" office:value="2.25685190916348E+299" calcext:value-type="float">
            <text:p>2,25685190916348E+299</text:p>
          </table:table-cell>
          <table:table-cell table:formula="of:=[.C988]&lt;[.B98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8]*2" office:value-type="float" office:value="4.90497714471253E+296" calcext:value-type="float">
            <text:p>4,90497714471253E+296</text:p>
          </table:table-cell>
          <table:table-cell table:formula="of:=[.A989]*LOG([.A989];2)" office:value-type="float" office:value="4.83427171523839E+299" calcext:value-type="float">
            <text:p>4,83427171523839E+299</text:p>
          </table:table-cell>
          <table:table-cell table:formula="of:=[.A989]^[.$C$3]" office:value-type="float" office:value="4.54509911117654E+299" calcext:value-type="float">
            <text:p>4,54509911117654E+299</text:p>
          </table:table-cell>
          <table:table-cell table:formula="of:=[.C989]&lt;[.B98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89]*2" office:value-type="float" office:value="9.80995428942506E+296" calcext:value-type="float">
            <text:p>9,80995428942506E+296</text:p>
          </table:table-cell>
          <table:table-cell table:formula="of:=[.A990]*LOG([.A990];2)" office:value-type="float" office:value="9.67835338476621E+299" calcext:value-type="float">
            <text:p>9,67835338476621E+299</text:p>
          </table:table-cell>
          <table:table-cell table:formula="of:=[.A990]^[.$C$3]" office:value-type="float" office:value="9.15342555111415E+299" calcext:value-type="float">
            <text:p>9,15342555111415E+299</text:p>
          </table:table-cell>
          <table:table-cell table:formula="of:=[.C990]&lt;[.B990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0]*2" office:value-type="float" office:value="1.96199085788501E+297" calcext:value-type="float">
            <text:p>1,96199085788501E+297</text:p>
          </table:table-cell>
          <table:table-cell table:formula="of:=[.A991]*LOG([.A991];2)" office:value-type="float" office:value="1.93763266781113E+300" calcext:value-type="float">
            <text:p>1,93763266781113E+300</text:p>
          </table:table-cell>
          <table:table-cell table:formula="of:=[.A991]^[.$C$3]" office:value-type="float" office:value="1.84341853214508E+300" calcext:value-type="float">
            <text:p>1,84341853214508E+300</text:p>
          </table:table-cell>
          <table:table-cell table:formula="of:=[.C991]&lt;[.B991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1]*2" office:value-type="float" office:value="3.92398171577002E+297" calcext:value-type="float">
            <text:p>3,92398171577002E+297</text:p>
          </table:table-cell>
          <table:table-cell table:formula="of:=[.A992]*LOG([.A992];2)" office:value-type="float" office:value="3.87918931733802E+300" calcext:value-type="float">
            <text:p>3,87918931733802E+300</text:p>
          </table:table-cell>
          <table:table-cell table:formula="of:=[.A992]^[.$C$3]" office:value-type="float" office:value="3.71248104404179E+300" calcext:value-type="float">
            <text:p>3,71248104404179E+300</text:p>
          </table:table-cell>
          <table:table-cell table:formula="of:=[.C992]&lt;[.B992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2]*2" office:value-type="float" office:value="7.84796343154004E+297" calcext:value-type="float">
            <text:p>7,84796343154004E+297</text:p>
          </table:table-cell>
          <table:table-cell table:formula="of:=[.A993]*LOG([.A993];2)" office:value-type="float" office:value="7.76622659810758E+300" calcext:value-type="float">
            <text:p>7,76622659810758E+300</text:p>
          </table:table-cell>
          <table:table-cell table:formula="of:=[.A993]^[.$C$3]" office:value-type="float" office:value="7.47660678355648E+300" calcext:value-type="float">
            <text:p>7,47660678355648E+300</text:p>
          </table:table-cell>
          <table:table-cell table:formula="of:=[.C993]&lt;[.B993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3]*2" office:value-type="float" office:value="1.56959268630801E+298" calcext:value-type="float">
            <text:p>1,56959268630801E+298</text:p>
          </table:table-cell>
          <table:table-cell table:formula="of:=[.A994]*LOG([.A994];2)" office:value-type="float" office:value="1.55481491230783E+301" calcext:value-type="float">
            <text:p>1,55481491230783E+301</text:p>
          </table:table-cell>
          <table:table-cell table:formula="of:=[.A994]^[.$C$3]" office:value-type="float" office:value="1.50572213925878E+301" calcext:value-type="float">
            <text:p>1,50572213925878E+301</text:p>
          </table:table-cell>
          <table:table-cell table:formula="of:=[.C994]&lt;[.B994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4]*2" office:value-type="float" office:value="3.13918537261602E+298" calcext:value-type="float">
            <text:p>3,13918537261602E+298</text:p>
          </table:table-cell>
          <table:table-cell table:formula="of:=[.A995]*LOG([.A995];2)" office:value-type="float" office:value="3.11276900998827E+301" calcext:value-type="float">
            <text:p>3,11276900998827E+301</text:p>
          </table:table-cell>
          <table:table-cell table:formula="of:=[.A995]^[.$C$3]" office:value-type="float" office:value="3.03239052993981E+301" calcext:value-type="float">
            <text:p>3,03239052993981E+301</text:p>
          </table:table-cell>
          <table:table-cell table:formula="of:=[.C995]&lt;[.B995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5]*2" office:value-type="float" office:value="6.27837074523204E+298" calcext:value-type="float">
            <text:p>6,27837074523204E+298</text:p>
          </table:table-cell>
          <table:table-cell table:formula="of:=[.A996]*LOG([.A996];2)" office:value-type="float" office:value="6.23181639072176E+301" calcext:value-type="float">
            <text:p>6,23181639072176E+301</text:p>
          </table:table-cell>
          <table:table-cell table:formula="of:=[.A996]^[.$C$3]" office:value-type="float" office:value="6.10696494812466E+301" calcext:value-type="float">
            <text:p>6,10696494812466E+301</text:p>
          </table:table-cell>
          <table:table-cell table:formula="of:=[.C996]&lt;[.B996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6]*2" office:value-type="float" office:value="1.25567414904641E+299" calcext:value-type="float">
            <text:p>1,25567414904641E+299</text:p>
          </table:table-cell>
          <table:table-cell table:formula="of:=[.A997]*LOG([.A997];2)" office:value-type="float" office:value="1.2476189522934E+302" calcext:value-type="float">
            <text:p>1,2476189522934E+302</text:p>
          </table:table-cell>
          <table:table-cell table:formula="of:=[.A997]^[.$C$3]" office:value-type="float" office:value="1.22988844970319E+302" calcext:value-type="float">
            <text:p>1,22988844970319E+302</text:p>
          </table:table-cell>
          <table:table-cell table:formula="of:=[.C997]&lt;[.B997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7]*2" office:value-type="float" office:value="2.51134829809281E+299" calcext:value-type="float">
            <text:p>2,51134829809281E+299</text:p>
          </table:table-cell>
          <table:table-cell table:formula="of:=[.A998]*LOG([.A998];2)" office:value-type="float" office:value="2.49774925288489E+302" calcext:value-type="float">
            <text:p>2,49774925288489E+302</text:p>
          </table:table-cell>
          <table:table-cell table:formula="of:=[.A998]^[.$C$3]" office:value-type="float" office:value="2.47688600075857E+302" calcext:value-type="float">
            <text:p>2,47688600075857E+302</text:p>
          </table:table-cell>
          <table:table-cell table:formula="of:=[.C998]&lt;[.B998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formula="of:=[.A998]*2" office:value-type="float" office:value="5.02269659618563E+299" calcext:value-type="float">
            <text:p>5,02269659618563E+299</text:p>
          </table:table-cell>
          <table:table-cell table:formula="of:=[.A999]*LOG([.A999];2)" office:value-type="float" office:value="5.00052120236597E+302" calcext:value-type="float">
            <text:p>5,00052120236597E+302</text:p>
          </table:table-cell>
          <table:table-cell table:formula="of:=[.A999]^[.$C$3]" office:value-type="float" office:value="4.98822821064326E+302" calcext:value-type="float">
            <text:p>4,98822821064326E+302</text:p>
          </table:table-cell>
          <table:table-cell table:formula="of:=[.C999]&lt;[.B999]" office:value-type="boolean" office:boolean-value="true" calcext:value-type="boolean">
            <text:p>VERDADEIRO</text:p>
          </table:table-cell>
          <table:table-cell table:number-columns-repeated="1020"/>
        </table:table-row>
        <table:table-row table:style-name="ro1">
          <table:table-cell table:style-name="ce1" table:formula="of:=[.A999]*2" office:value-type="float" office:value="1.00453931923713E+300" calcext:value-type="float">
            <text:p>1,00453931923713E+300</text:p>
          </table:table-cell>
          <table:table-cell table:style-name="ce1" table:formula="of:=[.A1000]*LOG([.A1000];2)" office:value-type="float" office:value="1.00110877979243E+303" calcext:value-type="float">
            <text:p>1,00110877979243E+303</text:p>
          </table:table-cell>
          <table:table-cell table:style-name="ce1" table:formula="of:=[.A1000]^[.$C$3]" office:value-type="float" office:value="1.00458481633135E+303" calcext:value-type="float">
            <text:p>1,00458481633135E+303</text:p>
          </table:table-cell>
          <table:table-cell table:style-name="ce3" table:formula="of:=[.C1000]&lt;[.B1000]" office:value-type="boolean" office:boolean-value="false" calcext:value-type="boolean">
            <text:p>FALSO</text:p>
          </table:table-cell>
          <table:table-cell table:style-name="ce1"/>
          <table:table-cell table:style-name="ce1" office:value-type="string" calcext:value-type="string">
            <text:p>Olha aqui quando n é gigante o que acontece!!</text:p>
          </table:table-cell>
          <table:table-cell table:style-name="ce1" table:number-columns-repeated="1018"/>
        </table:table-row>
        <table:table-row table:style-name="ro1">
          <table:table-cell table:formula="of:=[.A1000]*2" office:value-type="float" office:value="2.00907863847425E+300" calcext:value-type="float">
            <text:p>2,00907863847425E+300</text:p>
          </table:table-cell>
          <table:table-cell table:formula="of:=[.A1001]*LOG([.A1001];2)" office:value-type="float" office:value="2.00422663822334E+303" calcext:value-type="float">
            <text:p>2,00422663822334E+303</text:p>
          </table:table-cell>
          <table:table-cell table:formula="of:=[.A1001]^[.$C$3]" office:value-type="float" office:value="2.02314451261512E+303" calcext:value-type="float">
            <text:p>2,02314451261512E+303</text:p>
          </table:table-cell>
          <table:table-cell table:formula="of:=[.C1001]&lt;[.B1001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1]*2" office:value-type="float" office:value="4.0181572769485E+300" calcext:value-type="float">
            <text:p>4,0181572769485E+300</text:p>
          </table:table-cell>
          <table:table-cell table:formula="of:=[.A1002]*LOG([.A1002];2)" office:value-type="float" office:value="4.01247143372362E+303" calcext:value-type="float">
            <text:p>4,01247143372362E+303</text:p>
          </table:table-cell>
          <table:table-cell table:formula="of:=[.A1002]^[.$C$3]" office:value-type="float" office:value="4.07443319108917E+303" calcext:value-type="float">
            <text:p>4,07443319108917E+303</text:p>
          </table:table-cell>
          <table:table-cell table:formula="of:=[.C1002]&lt;[.B1002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2]*2" office:value-type="float" office:value="8.036314553897E+300" calcext:value-type="float">
            <text:p>8,036314553897E+300</text:p>
          </table:table-cell>
          <table:table-cell table:formula="of:=[.A1003]*LOG([.A1003];2)" office:value-type="float" office:value="8.03297918200114E+303" calcext:value-type="float">
            <text:p>8,03297918200114E+303</text:p>
          </table:table-cell>
          <table:table-cell table:formula="of:=[.A1003]^[.$C$3]" office:value-type="float" office:value="8.2055462302051E+303" calcext:value-type="float">
            <text:p>8,2055462302051E+303</text:p>
          </table:table-cell>
          <table:table-cell table:formula="of:=[.C1003]&lt;[.B1003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3]*2" office:value-type="float" office:value="1.6072629107794E+301" calcext:value-type="float">
            <text:p>1,6072629107794E+301</text:p>
          </table:table-cell>
          <table:table-cell table:formula="of:=[.A1004]*LOG([.A1004];2)" office:value-type="float" office:value="1.60820309931101E+304" calcext:value-type="float">
            <text:p>1,60820309931101E+304</text:p>
          </table:table-cell>
          <table:table-cell table:formula="of:=[.A1004]^[.$C$3]" office:value-type="float" office:value="1.6525240635504E+304" calcext:value-type="float">
            <text:p>1,6525240635504E+304</text:p>
          </table:table-cell>
          <table:table-cell table:formula="of:=[.C1004]&lt;[.B1004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4]*2" office:value-type="float" office:value="3.2145258215588E+301" calcext:value-type="float">
            <text:p>3,2145258215588E+301</text:p>
          </table:table-cell>
          <table:table-cell table:formula="of:=[.A1005]*LOG([.A1005];2)" office:value-type="float" office:value="3.21962072444357E+304" calcext:value-type="float">
            <text:p>3,21962072444357E+304</text:p>
          </table:table-cell>
          <table:table-cell table:formula="of:=[.A1005]^[.$C$3]" office:value-type="float" office:value="3.32803655478872E+304" calcext:value-type="float">
            <text:p>3,32803655478872E+304</text:p>
          </table:table-cell>
          <table:table-cell table:formula="of:=[.C1005]&lt;[.B1005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5]*2" office:value-type="float" office:value="6.4290516431176E+301" calcext:value-type="float">
            <text:p>6,4290516431176E+301</text:p>
          </table:table-cell>
          <table:table-cell table:formula="of:=[.A1006]*LOG([.A1006];2)" office:value-type="float" office:value="6.44567050053026E+304" calcext:value-type="float">
            <text:p>6,44567050053026E+304</text:p>
          </table:table-cell>
          <table:table-cell table:formula="of:=[.A1006]^[.$C$3]" office:value-type="float" office:value="6.70236975927228E+304" calcext:value-type="float">
            <text:p>6,70236975927228E+304</text:p>
          </table:table-cell>
          <table:table-cell table:formula="of:=[.C1006]&lt;[.B1006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6]*2" office:value-type="float" office:value="1.28581032862352E+302" calcext:value-type="float">
            <text:p>1,28581032862352E+302</text:p>
          </table:table-cell>
          <table:table-cell table:formula="of:=[.A1007]*LOG([.A1007];2)" office:value-type="float" office:value="1.29041991043468E+305" calcext:value-type="float">
            <text:p>1,29041991043468E+305</text:p>
          </table:table-cell>
          <table:table-cell table:formula="of:=[.A1007]^[.$C$3]" office:value-type="float" office:value="1.34979768552631E+305" calcext:value-type="float">
            <text:p>1,34979768552631E+305</text:p>
          </table:table-cell>
          <table:table-cell table:formula="of:=[.C1007]&lt;[.B1007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7]*2" office:value-type="float" office:value="2.57162065724704E+302" calcext:value-type="float">
            <text:p>2,57162065724704E+302</text:p>
          </table:table-cell>
          <table:table-cell table:formula="of:=[.A1008]*LOG([.A1008];2)" office:value-type="float" office:value="2.5834114415266E+305" calcext:value-type="float">
            <text:p>2,5834114415266E+305</text:p>
          </table:table-cell>
          <table:table-cell table:formula="of:=[.A1008]^[.$C$3]" office:value-type="float" office:value="2.71837254178886E+305" calcext:value-type="float">
            <text:p>2,71837254178886E+305</text:p>
          </table:table-cell>
          <table:table-cell table:formula="of:=[.C1008]&lt;[.B1008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8]*2" office:value-type="float" office:value="5.14324131449408E+302" calcext:value-type="float">
            <text:p>5,14324131449408E+302</text:p>
          </table:table-cell>
          <table:table-cell table:formula="of:=[.A1009]*LOG([.A1009];2)" office:value-type="float" office:value="5.17196612436769E+305" calcext:value-type="float">
            <text:p>5,17196612436769E+305</text:p>
          </table:table-cell>
          <table:table-cell table:formula="of:=[.A1009]^[.$C$3]" office:value-type="float" office:value="5.47456063615216E+305" calcext:value-type="float">
            <text:p>5,47456063615216E+305</text:p>
          </table:table-cell>
          <table:table-cell table:formula="of:=[.C1009]&lt;[.B1009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09]*2" office:value-type="float" office:value="1.02864826289882E+303" calcext:value-type="float">
            <text:p>1,02864826289882E+303</text:p>
          </table:table-cell>
          <table:table-cell table:formula="of:=[.A1010]*LOG([.A1010];2)" office:value-type="float" office:value="1.03542187313644E+306" calcext:value-type="float">
            <text:p>1,03542187313644E+306</text:p>
          </table:table-cell>
          <table:table-cell table:formula="of:=[.A1010]^[.$C$3]" office:value-type="float" office:value="1.10252784333909E+306" calcext:value-type="float">
            <text:p>1,10252784333909E+306</text:p>
          </table:table-cell>
          <table:table-cell table:formula="of:=[.C1010]&lt;[.B1010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0]*2" office:value-type="float" office:value="2.05729652579763E+303" calcext:value-type="float">
            <text:p>2,05729652579763E+303</text:p>
          </table:table-cell>
          <table:table-cell table:formula="of:=[.A1011]*LOG([.A1011];2)" office:value-type="float" office:value="2.07290104279867E+306" calcext:value-type="float">
            <text:p>2,07290104279867E+306</text:p>
          </table:table-cell>
          <table:table-cell table:formula="of:=[.A1011]^[.$C$3]" office:value-type="float" office:value="2.22039306188473E+306" calcext:value-type="float">
            <text:p>2,22039306188473E+306</text:p>
          </table:table-cell>
          <table:table-cell table:formula="of:=[.C1011]&lt;[.B1011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1]*2" office:value-type="float" office:value="4.11459305159527E+303" calcext:value-type="float">
            <text:p>4,11459305159527E+303</text:p>
          </table:table-cell>
          <table:table-cell table:formula="of:=[.A1012]*LOG([.A1012];2)" office:value-type="float" office:value="4.14991667864894E+306" calcext:value-type="float">
            <text:p>4,14991667864894E+306</text:p>
          </table:table-cell>
          <table:table-cell table:formula="of:=[.A1012]^[.$C$3]" office:value-type="float" office:value="4.47167423394451E+306" calcext:value-type="float">
            <text:p>4,47167423394451E+306</text:p>
          </table:table-cell>
          <table:table-cell table:formula="of:=[.C1012]&lt;[.B1012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2]*2" office:value-type="float" office:value="8.22918610319053E+303" calcext:value-type="float">
            <text:p>8,22918610319053E+303</text:p>
          </table:table-cell>
          <table:table-cell table:formula="of:=[.A1013]*LOG([.A1013];2)" office:value-type="float" office:value="8.30806254340107E+306" calcext:value-type="float">
            <text:p>8,30806254340107E+306</text:p>
          </table:table-cell>
          <table:table-cell table:formula="of:=[.A1013]^[.$C$3]" office:value-type="float" office:value="9.00555437583211E+306" calcext:value-type="float">
            <text:p>9,00555437583211E+306</text:p>
          </table:table-cell>
          <table:table-cell table:formula="of:=[.C1013]&lt;[.B1013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3]*2" office:value-type="float" office:value="1.64583722063811E+304" calcext:value-type="float">
            <text:p>1,64583722063811E+304</text:p>
          </table:table-cell>
          <table:table-cell table:formula="of:=[.A1014]*LOG([.A1014];2)" office:value-type="float" office:value="1.66325834590085E+307" calcext:value-type="float">
            <text:p>1,66325834590085E+307</text:p>
          </table:table-cell>
          <table:table-cell table:formula="of:=[.A1014]^[.$C$3]" office:value-type="float" office:value="1.81363859201634E+307" calcext:value-type="float">
            <text:p>1,81363859201634E+307</text:p>
          </table:table-cell>
          <table:table-cell table:formula="of:=[.C1014]&lt;[.B1014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4]*2" office:value-type="float" office:value="3.29167444127621E+304" calcext:value-type="float">
            <text:p>3,29167444127621E+304</text:p>
          </table:table-cell>
          <table:table-cell table:formula="of:=[.A1015]*LOG([.A1015];2)" office:value-type="float" office:value="3.32980836624298E+307" calcext:value-type="float">
            <text:p>3,32980836624298E+307</text:p>
          </table:table-cell>
          <table:table-cell table:formula="of:=[.A1015]^[.$C$3]" office:value-type="float" office:value="3.65250689205582E+307" calcext:value-type="float">
            <text:p>3,65250689205582E+307</text:p>
          </table:table-cell>
          <table:table-cell table:formula="of:=[.C1015]&lt;[.B1015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5]*2" office:value-type="float" office:value="6.58334888255243E+304" calcext:value-type="float">
            <text:p>6,58334888255243E+304</text:p>
          </table:table-cell>
          <table:table-cell table:formula="of:=[.A1016]*LOG([.A1016];2)" office:value-type="float" office:value="6.66620008136851E+307" calcext:value-type="float">
            <text:p>6,66620008136851E+307</text:p>
          </table:table-cell>
          <table:table-cell table:formula="of:=[.A1016]^[.$C$3]" office:value-type="float" office:value="7.35582417315205E+307" calcext:value-type="float">
            <text:p>7,35582417315205E+307</text:p>
          </table:table-cell>
          <table:table-cell table:formula="of:=[.C1016]&lt;[.B1016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>
          <table:table-cell table:formula="of:=[.A1016]*2" office:value-type="float" office:value="1.31666977651049E+305" calcext:value-type="float">
            <text:p>1,31666977651049E+305</text:p>
          </table:table-cell>
          <table:table-cell table:formula="of:=[.A1017]*LOG([.A1017];2)" office:value-type="float" office:value="1.33455668605021E+308" calcext:value-type="float">
            <text:p>1,33455668605021E+308</text:p>
          </table:table-cell>
          <table:table-cell table:formula="of:=[.A1017]^[.$C$3]" office:value-type="float" office:value="1.48139759527937E+308" calcext:value-type="float">
            <text:p>1,48139759527937E+308</text:p>
          </table:table-cell>
          <table:table-cell table:formula="of:=[.C1017]&lt;[.B1017]" office:value-type="boolean" office:boolean-value="false" calcext:value-type="boolean">
            <text:p>FALSO</text:p>
          </table:table-cell>
          <table:table-cell table:number-columns-repeated="1020"/>
        </table:table-row>
        <table:table-row table:style-name="ro1" table:number-rows-repeated="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21:05:13.030056811</meta:creation-date>
    <dc:date>2016-08-09T21:14:23.695778139</dc:date>
    <meta:editing-duration>PT9M11S</meta:editing-duration>
    <meta:editing-cycles>1</meta:editing-cycles>
    <meta:document-statistic meta:table-count="1" meta:cell-count="4063" meta:object-count="0"/>
    <meta:generator>LibreOffice/5.1.4.2$Linux_X86_64 LibreOffice_project/10m0$Build-2</meta:generator>
  </office:meta>
</office:document-meta>
</file>